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32" manifest:media-type=""/>
  <manifest:file-entry manifest:full-path="ObjectReplacements/Object 2" manifest:media-type=""/>
  <manifest:file-entry manifest:full-path="ObjectReplacements/Object 33" manifest:media-type=""/>
  <manifest:file-entry manifest:full-path="ObjectReplacements/Object 3" manifest:media-type=""/>
  <manifest:file-entry manifest:full-path="ObjectReplacements/Object 34" manifest:media-type=""/>
  <manifest:file-entry manifest:full-path="ObjectReplacements/Object 4" manifest:media-type=""/>
  <manifest:file-entry manifest:full-path="ObjectReplacements/Object 35" manifest:media-type=""/>
  <manifest:file-entry manifest:full-path="ObjectReplacements/Object 5" manifest:media-type=""/>
  <manifest:file-entry manifest:full-path="ObjectReplacements/Object 36" manifest:media-type=""/>
  <manifest:file-entry manifest:full-path="ObjectReplacements/Object 6" manifest:media-type=""/>
  <manifest:file-entry manifest:full-path="ObjectReplacements/Object 37" manifest:media-type=""/>
  <manifest:file-entry manifest:full-path="ObjectReplacements/Object 7" manifest:media-type=""/>
  <manifest:file-entry manifest:full-path="ObjectReplacements/Object 38" manifest:media-type=""/>
  <manifest:file-entry manifest:full-path="ObjectReplacements/Object 8" manifest:media-type=""/>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30" manifest:media-type=""/>
  <manifest:file-entry manifest:full-path="ObjectReplacements/Object 31" manifest:media-type=""/>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 manifest:media-type="application/vnd.sun.star.oleobject"/>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3" svg:font-family="Arial" style:font-family-generic="swiss"/>
    <style:font-face style:name="Arial1" svg:font-family="Arial" style:font-family-generic="roman" style:font-pitch="variable"/>
    <style:font-face style:name="Liberation Serif" svg:font-family="'Liberation Serif'" style:font-family-generic="roman" style:font-pitch="variable"/>
    <style:font-face style:name="NSimSun1" svg:font-family="N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16.88cm" fo:margin-left="-0.191cm" table:align="left" style:writing-mode="lr-tb"/>
    </style:style>
    <style:style style:name="Таблица1.A" style:family="table-column">
      <style:table-column-properties style:column-width="7.493cm"/>
    </style:style>
    <style:style style:name="Таблица1.B" style:family="table-column">
      <style:table-column-properties style:column-width="9.387cm"/>
    </style:style>
    <style:style style:name="Таблица1.1" style:family="table-row">
      <style:table-row-properties style:min-row-height="0.572cm" fo:keep-together="auto"/>
    </style:style>
    <style:style style:name="Таблица1.A1" style:family="table-cell">
      <style:table-cell-properties style:vertical-align="top" fo:padding-left="0.191cm" fo:padding-right="0.191cm" fo:padding-top="0cm" fo:padding-bottom="0cm" fo:border="none" style:writing-mode="lr-tb"/>
    </style:style>
    <style:style style:name="Таблица1.3" style:family="table-row">
      <style:table-row-properties style:min-row-height="1.305cm" fo:keep-together="auto"/>
    </style:style>
    <style:style style:name="Таблица2" style:family="table">
      <style:table-properties style:width="16.88cm" fo:margin-left="-0.191cm" table:align="left" style:writing-mode="lr-tb"/>
    </style:style>
    <style:style style:name="Таблица2.A" style:family="table-column">
      <style:table-column-properties style:column-width="7.493cm"/>
    </style:style>
    <style:style style:name="Таблица2.B" style:family="table-column">
      <style:table-column-properties style:column-width="9.387cm"/>
    </style:style>
    <style:style style:name="Таблица2.1" style:family="table-row">
      <style:table-row-properties style:min-row-height="0.572cm" fo:keep-together="auto"/>
    </style:style>
    <style:style style:name="Таблица2.A1" style:family="table-cell">
      <style:table-cell-properties style:vertical-align="top" fo:padding-left="0.191cm" fo:padding-right="0.191cm" fo:padding-top="0cm" fo:padding-bottom="0cm" fo:border="none" style:writing-mode="lr-tb"/>
    </style:style>
    <style:style style:name="Таблица2.3" style:family="table-row">
      <style:table-row-properties style:min-row-height="1.305cm" fo:keep-together="auto"/>
    </style:style>
    <style:style style:name="Таблица3" style:family="table">
      <style:table-properties style:width="15.498cm" table:align="center" style:writing-mode="lr-tb"/>
    </style:style>
    <style:style style:name="Таблица3.A" style:family="table-column">
      <style:table-column-properties style:column-width="3.284cm"/>
    </style:style>
    <style:style style:name="Таблица3.B" style:family="table-column">
      <style:table-column-properties style:column-width="4.65cm"/>
    </style:style>
    <style:style style:name="Таблица3.D" style:family="table-column">
      <style:table-column-properties style:column-width="4.279cm"/>
    </style:style>
    <style:style style:name="Таблица3.1" style:family="table-row">
      <style:table-row-properties fo:keep-together="auto"/>
    </style:style>
    <style:style style:name="Таблица3.A1" style:family="table-cell">
      <style:table-cell-properties style:vertical-align="top" fo:padding-left="0.191cm" fo:padding-right="0.191cm" fo:padding-top="0cm" fo:padding-bottom="0cm" fo:border="0.5pt solid #000000" style:writing-mode="lr-tb"/>
    </style:style>
    <style:style style:name="Таблица4" style:family="table">
      <style:table-properties style:width="15.448cm" fo:margin-left="-0.199cm" table:align="left" style:writing-mode="lr-tb"/>
    </style:style>
    <style:style style:name="Таблица4.A" style:family="table-column">
      <style:table-column-properties style:column-width="4.318cm"/>
    </style:style>
    <style:style style:name="Таблица4.B" style:family="table-column">
      <style:table-column-properties style:column-width="1.171cm"/>
    </style:style>
    <style:style style:name="Таблица4.C" style:family="table-column">
      <style:table-column-properties style:column-width="0.734cm"/>
    </style:style>
    <style:style style:name="Таблица4.D" style:family="table-column">
      <style:table-column-properties style:column-width="0.953cm"/>
    </style:style>
    <style:style style:name="Таблица4.G" style:family="table-column">
      <style:table-column-properties style:column-width="1.27cm"/>
    </style:style>
    <style:style style:name="Таблица4.K" style:family="table-column">
      <style:table-column-properties style:column-width="1.288cm"/>
    </style:style>
    <style:style style:name="Таблица4.1" style:family="table-row">
      <style:table-row-properties fo:keep-together="auto"/>
    </style:style>
    <style:style style:name="Таблица4.A1" style:family="table-cell">
      <style:table-cell-properties style:vertical-align="middle" fo:padding-left="0.191cm" fo:padding-right="0.191cm" fo:padding-top="0cm" fo:padding-bottom="0cm" fo:border="0.5pt solid #000000" style:writing-mode="lr-tb"/>
    </style:style>
    <style:style style:name="Таблица4.A2" style:family="table-cell">
      <style:table-cell-properties style:vertical-align="top" fo:padding-left="0.191cm" fo:padding-right="0.191cm" fo:padding-top="0cm" fo:padding-bottom="0cm" fo:border="0.5pt solid #000000" style:writing-mode="lr-tb"/>
    </style:style>
    <style:style style:name="Таблица5" style:family="table">
      <style:table-properties style:width="16.891cm" fo:margin-left="-0.199cm" table:align="left" style:writing-mode="lr-tb"/>
    </style:style>
    <style:style style:name="Таблица5.A" style:family="table-column">
      <style:table-column-properties style:column-width="4.509cm"/>
    </style:style>
    <style:style style:name="Таблица5.B" style:family="table-column">
      <style:table-column-properties style:column-width="0.949cm"/>
    </style:style>
    <style:style style:name="Таблица5.C" style:family="table-column">
      <style:table-column-properties style:column-width="1.233cm"/>
    </style:style>
    <style:style style:name="Таблица5.D" style:family="table-column">
      <style:table-column-properties style:column-width="1.231cm"/>
    </style:style>
    <style:style style:name="Таблица5.E" style:family="table-column">
      <style:table-column-properties style:column-width="1.281cm"/>
    </style:style>
    <style:style style:name="Таблица5.G" style:family="table-column">
      <style:table-column-properties style:column-width="1.279cm"/>
    </style:style>
    <style:style style:name="Таблица5.K" style:family="table-column">
      <style:table-column-properties style:column-width="1.289cm"/>
    </style:style>
    <style:style style:name="Таблица5.1" style:family="table-row">
      <style:table-row-properties fo:keep-together="auto"/>
    </style:style>
    <style:style style:name="Таблица5.A1" style:family="table-cell">
      <style:table-cell-properties style:vertical-align="middle" fo:padding-left="0.191cm" fo:padding-right="0.191cm" fo:padding-top="0cm" fo:padding-bottom="0cm" fo:border="0.5pt solid #000000" style:writing-mode="lr-tb"/>
    </style:style>
    <style:style style:name="Таблица6" style:family="table">
      <style:table-properties style:width="17.036cm" fo:margin-left="-0.199cm" table:align="left" style:writing-mode="lr-tb"/>
    </style:style>
    <style:style style:name="Таблица6.A" style:family="table-column">
      <style:table-column-properties style:column-width="3.048cm"/>
    </style:style>
    <style:style style:name="Таблица6.B" style:family="table-column">
      <style:table-column-properties style:column-width="0.953cm"/>
    </style:style>
    <style:style style:name="Таблица6.C" style:family="table-column">
      <style:table-column-properties style:column-width="0.635cm"/>
    </style:style>
    <style:style style:name="Таблица6.P" style:family="table-column">
      <style:table-column-properties style:column-width="0.97cm"/>
    </style:style>
    <style:style style:name="Таблица6.1" style:family="table-row">
      <style:table-row-properties fo:keep-together="auto"/>
    </style:style>
    <style:style style:name="Таблица6.A1" style:family="table-cell">
      <style:table-cell-properties style:vertical-align="middle" fo:padding-left="0.191cm" fo:padding-right="0.191cm" fo:padding-top="0cm" fo:padding-bottom="0cm" fo:border="0.5pt solid #000000" style:writing-mode="lr-tb"/>
    </style:style>
    <style:style style:name="Таблица6.A2" style:family="table-cell">
      <style:table-cell-properties style:vertical-align="top" fo:padding-left="0.191cm" fo:padding-right="0.191cm" fo:padding-top="0cm" fo:padding-bottom="0cm" fo:border="0.5pt solid #000000" style:writing-mode="lr-tb"/>
    </style:style>
    <style:style style:name="Таблица7" style:family="table">
      <style:table-properties style:width="16.9cm" fo:margin-left="-0.199cm" table:align="left" style:writing-mode="lr-tb"/>
    </style:style>
    <style:style style:name="Таблица7.A" style:family="table-column">
      <style:table-column-properties style:column-width="4.265cm"/>
    </style:style>
    <style:style style:name="Таблица7.B" style:family="table-column">
      <style:table-column-properties style:column-width="1.228cm"/>
    </style:style>
    <style:style style:name="Таблица7.D" style:family="table-column">
      <style:table-column-properties style:column-width="1.226cm"/>
    </style:style>
    <style:style style:name="Таблица7.E" style:family="table-column">
      <style:table-column-properties style:column-width="1.277cm"/>
    </style:style>
    <style:style style:name="Таблица7.G" style:family="table-column">
      <style:table-column-properties style:column-width="1.275cm"/>
    </style:style>
    <style:style style:name="Таблица7.K" style:family="table-column">
      <style:table-column-properties style:column-width="1.295cm"/>
    </style:style>
    <style:style style:name="Таблица7.1" style:family="table-row">
      <style:table-row-properties fo:keep-together="auto"/>
    </style:style>
    <style:style style:name="Таблица7.A1" style:family="table-cell">
      <style:table-cell-properties style:vertical-align="middle" fo:padding-left="0.191cm" fo:padding-right="0.191cm" fo:padding-top="0cm" fo:padding-bottom="0cm" fo:border="0.5pt solid #000000" style:writing-mode="lr-tb"/>
    </style:style>
    <style:style style:name="Таблица7.A2" style:family="table-cell">
      <style:table-cell-properties style:vertical-align="top" fo:padding-left="0.191cm" fo:padding-right="0.191cm" fo:padding-top="0cm" fo:padding-bottom="0cm" fo:border="0.5pt solid #000000" style:writing-mode="lr-tb"/>
    </style:style>
    <style:style style:name="Таблица8" style:family="table">
      <style:table-properties style:width="16.965cm" fo:margin-left="-0.199cm" table:align="left" style:writing-mode="lr-tb"/>
    </style:style>
    <style:style style:name="Таблица8.A" style:family="table-column">
      <style:table-column-properties style:column-width="4.953cm"/>
    </style:style>
    <style:style style:name="Таблица8.B" style:family="table-column">
      <style:table-column-properties style:column-width="1.199cm"/>
    </style:style>
    <style:style style:name="Таблица8.K" style:family="table-column">
      <style:table-column-properties style:column-width="1.217cm"/>
    </style:style>
    <style:style style:name="Таблица8.1" style:family="table-row">
      <style:table-row-properties fo:keep-together="auto"/>
    </style:style>
    <style:style style:name="Таблица8.A1" style:family="table-cell">
      <style:table-cell-properties style:vertical-align="middle" fo:padding-left="0.191cm" fo:padding-right="0.191cm" fo:padding-top="0cm" fo:padding-bottom="0cm" fo:border="0.5pt solid #000000" style:writing-mode="lr-tb"/>
    </style:style>
    <style:style style:name="Таблица8.A2"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margin-left="0cm" fo:margin-right="0.635cm" fo:text-indent="0.635cm" style:auto-text-indent="false"/>
    </style:style>
    <style:style style:name="P2" style:family="paragraph" style:parent-style-name="Contents_20_1">
      <style:paragraph-properties fo:line-height="150%">
        <style:tab-stops>
          <style:tab-stop style:position="16.484cm" style:type="right" style:leader-style="dotted" style:leader-text="."/>
        </style:tab-stops>
      </style:paragraph-properties>
    </style:style>
    <style:style style:name="P3" style:family="paragraph" style:parent-style-name="Contents_20_1">
      <style:paragraph-properties fo:line-height="150%">
        <style:tab-stops>
          <style:tab-stop style:position="0.706cm"/>
          <style:tab-stop style:position="16.484cm" style:type="right" style:leader-style="dotted" style:leader-text="."/>
        </style:tab-stops>
      </style:paragraph-properties>
    </style:style>
    <style:style style:name="P4" style:family="paragraph" style:parent-style-name="Contents_20_2">
      <style:paragraph-properties fo:line-height="150%">
        <style:tab-stops>
          <style:tab-stop style:position="16.484cm" style:type="right" style:leader-style="dotted" style:leader-text="."/>
        </style:tab-stops>
      </style:paragraph-properties>
    </style:style>
    <style:style style:name="P5" style:family="paragraph" style:parent-style-name="Contents_20_3">
      <style:paragraph-properties fo:line-height="150%">
        <style:tab-stops>
          <style:tab-stop style:position="16.484cm" style:type="right" style:leader-style="dotted" style:leader-text="."/>
        </style:tab-stops>
      </style:paragraph-properties>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snap-to-layout-grid="false"/>
    </style:style>
    <style:style style:name="P8" style:family="paragraph" style:parent-style-name="Standard">
      <style:text-properties fo:language="uk" fo:country="UA"/>
    </style:style>
    <style:style style:name="P9" style:family="paragraph" style:parent-style-name="Standard">
      <style:paragraph-properties fo:text-align="center" style:justify-single-word="false"/>
      <style:text-properties fo:language="uk" fo:country="UA"/>
    </style:style>
    <style:style style:name="P10" style:family="paragraph" style:parent-style-name="Standard">
      <style:paragraph-properties fo:line-height="150%"/>
      <style:text-properties fo:language="uk" fo:country="UA"/>
    </style:style>
    <style:style style:name="P11" style:family="paragraph" style:parent-style-name="Standard">
      <style:paragraph-properties fo:text-align="center" style:justify-single-word="false"/>
      <style:text-properties fo:font-size="22pt" fo:language="uk" fo:country="UA" fo:font-weight="bold" style:font-size-asian="22pt" style:font-weight-asian="bold" style:font-size-complex="22pt"/>
    </style:style>
    <style:style style:name="P12" style:family="paragraph" style:parent-style-name="Standard">
      <style:paragraph-properties fo:line-height="150%"/>
    </style:style>
    <style:style style:name="P13" style:family="paragraph" style:parent-style-name="Standard">
      <style:paragraph-properties fo:line-height="150%" fo:text-align="justify" style:justify-single-word="false"/>
    </style:style>
    <style:style style:name="P14" style:family="paragraph" style:parent-style-name="Standard">
      <style:paragraph-properties fo:line-height="150%"/>
      <style:text-properties fo:language="en" fo:country="US"/>
    </style:style>
    <style:style style:name="P15" style:family="paragraph" style:parent-style-name="Standard">
      <style:paragraph-properties fo:line-height="150%" style:snap-to-layout-grid="false"/>
      <style:text-properties fo:language="en" fo:country="US"/>
    </style:style>
    <style:style style:name="P16" style:family="paragraph" style:parent-style-name="Standard">
      <style:paragraph-properties fo:text-align="center" style:justify-single-word="false" style:snap-to-layout-grid="false"/>
      <style:text-properties fo:language="en" fo:country="US"/>
    </style:style>
    <style:style style:name="P17" style:family="paragraph" style:parent-style-name="Standard">
      <style:text-properties fo:font-size="14pt" style:font-size-asian="14pt" style:font-size-complex="14pt"/>
    </style:style>
    <style:style style:name="P18" style:family="paragraph" style:parent-style-name="Standard">
      <style:paragraph-properties style:text-autospace="none"/>
      <style:text-properties fo:font-size="14pt" style:font-size-asian="14pt" style:font-size-complex="14pt"/>
    </style:style>
    <style:style style:name="P19" style:family="paragraph" style:parent-style-name="Standard">
      <style:paragraph-properties fo:line-height="150%"/>
      <style:text-properties fo:font-size="14pt" style:font-size-asian="14pt" style:font-size-complex="14pt"/>
    </style:style>
    <style:style style:name="P20" style:family="paragraph" style:parent-style-name="Standard">
      <style:paragraph-properties fo:text-align="justify" style:justify-single-word="false"/>
      <style:text-properties fo:font-size="14pt" style:font-size-asian="14pt" style:font-size-complex="14pt"/>
    </style:style>
    <style:style style:name="P21" style:family="paragraph" style:parent-style-name="Standard">
      <style:text-properties fo:font-size="14pt" fo:language="uk" fo:country="UA" style:font-size-asian="14pt"/>
    </style:style>
    <style:style style:name="P22" style:family="paragraph" style:parent-style-name="Standard">
      <style:text-properties fo:font-size="14pt" fo:language="uk" fo:country="UA" style:font-size-asian="14pt" style:language-asian="none" style:country-asian="none"/>
    </style:style>
    <style:style style:name="P23" style:family="paragraph" style:parent-style-name="Standard">
      <style:text-properties fo:font-size="14pt" fo:language="uk" fo:country="UA" style:font-size-asian="14pt" style:font-size-complex="14pt"/>
    </style:style>
    <style:style style:name="P24" style:family="paragraph" style:parent-style-name="Standard">
      <style:paragraph-properties fo:text-align="justify" style:justify-single-word="false"/>
      <style:text-properties fo:font-size="14pt" fo:language="uk" fo:country="UA" style:font-size-asian="14pt" style:font-size-complex="14pt"/>
    </style:style>
    <style:style style:name="P25" style:family="paragraph" style:parent-style-name="Standard">
      <style:paragraph-properties fo:line-height="150%"/>
      <style:text-properties fo:font-size="14pt" fo:language="uk" fo:country="UA" style:font-size-asian="14pt" style:font-size-complex="14pt"/>
    </style:style>
    <style:style style:name="P26" style:family="paragraph" style:parent-style-name="Standard">
      <style:paragraph-properties fo:line-height="150%" style:text-autospace="none"/>
      <style:text-properties fo:font-size="14pt" fo:language="uk" fo:country="UA" style:font-size-asian="14pt" style:font-size-complex="14pt"/>
    </style:style>
    <style:style style:name="P27" style:family="paragraph" style:parent-style-name="Standard">
      <style:paragraph-properties fo:line-height="150%" fo:text-align="justify" style:justify-single-word="false"/>
      <style:text-properties fo:font-size="14pt" fo:language="uk" fo:country="UA" style:font-size-asian="14pt" style:font-size-complex="14pt"/>
    </style:style>
    <style:style style:name="P28" style:family="paragraph" style:parent-style-name="Standard">
      <style:paragraph-properties style:text-autospace="none"/>
      <style:text-properties fo:font-size="14pt" fo:language="uk" fo:country="UA" style:font-size-asian="14pt" style:font-size-complex="14pt"/>
    </style:style>
    <style:style style:name="P29" style:family="paragraph" style:parent-style-name="Standard">
      <style:paragraph-properties fo:line-height="150%" fo:text-align="justify" style:justify-single-word="false"/>
      <style:text-properties fo:font-size="14pt" fo:language="uk" fo:country="UA" style:font-size-asian="14pt"/>
    </style:style>
    <style:style style:name="P30" style:family="paragraph" style:parent-style-name="Standard">
      <style:paragraph-properties fo:text-align="justify" style:justify-single-word="false"/>
      <style:text-properties fo:font-size="14pt" fo:language="uk" fo:country="UA" style:font-size-asian="14pt"/>
    </style:style>
    <style:style style:name="P31" style:family="paragraph" style:parent-style-name="Standard">
      <style:text-properties fo:font-size="14pt" fo:language="en" fo:country="GB" style:font-size-asian="14pt" style:font-size-complex="14pt"/>
    </style:style>
    <style:style style:name="P32" style:family="paragraph" style:parent-style-name="Standard">
      <style:paragraph-properties style:text-autospace="none"/>
      <style:text-properties fo:font-size="14pt" fo:language="en" fo:country="GB" style:font-size-asian="14pt" style:font-size-complex="14pt"/>
    </style:style>
    <style:style style:name="P33" style:family="paragraph" style:parent-style-name="Standard">
      <style:paragraph-properties fo:text-align="justify" style:justify-single-word="false"/>
      <style:text-properties fo:font-size="14pt" fo:language="en" fo:country="GB" style:font-size-asian="14pt" style:font-size-complex="14pt"/>
    </style:style>
    <style:style style:name="P34" style:family="paragraph" style:parent-style-name="Standard">
      <style:text-properties fo:font-size="14pt" fo:language="en" fo:country="US" style:font-size-asian="14pt" style:font-size-complex="14pt"/>
    </style:style>
    <style:style style:name="P35" style:family="paragraph" style:parent-style-name="Standard">
      <style:paragraph-properties fo:text-align="justify" style:justify-single-word="false"/>
      <style:text-properties fo:font-size="14pt" fo:language="en" fo:country="US" style:font-size-asian="14pt" style:font-size-complex="14pt"/>
    </style:style>
    <style:style style:name="P36" style:family="paragraph" style:parent-style-name="Standard">
      <style:paragraph-properties fo:text-align="justify" style:justify-single-word="false"/>
    </style:style>
    <style:style style:name="P37" style:family="paragraph" style:parent-style-name="Standard">
      <style:paragraph-properties style:text-autospace="none"/>
    </style:style>
    <style:style style:name="P38" style:family="paragraph" style:parent-style-name="Standard">
      <style:paragraph-properties fo:text-align="center" style:justify-single-word="false" fo:break-before="page"/>
      <style:text-properties fo:language="uk" fo:country="UA"/>
    </style:style>
    <style:style style:name="P39" style:family="paragraph" style:parent-style-name="Standard">
      <style:paragraph-properties fo:text-align="justify" style:justify-single-word="false" fo:break-before="page"/>
    </style:style>
    <style:style style:name="P40" style:family="paragraph" style:parent-style-name="Standard">
      <style:paragraph-properties fo:line-height="150%" fo:break-before="page"/>
      <style:text-properties fo:font-size="12pt" style:font-size-asian="12pt" style:font-size-complex="12pt"/>
    </style:style>
    <style:style style:name="P41" style:family="paragraph" style:parent-style-name="Standard">
      <style:paragraph-properties fo:line-height="150%" fo:break-before="page"/>
    </style:style>
    <style:style style:name="P42" style:family="paragraph" style:parent-style-name="Standard">
      <style:paragraph-properties fo:line-height="150%" fo:break-before="page"/>
      <style:text-properties fo:font-size="14pt" style:font-size-asian="14pt" style:font-size-complex="14pt"/>
    </style:style>
    <style:style style:name="P43" style:family="paragraph" style:parent-style-name="Standard">
      <style:paragraph-properties fo:margin-left="0cm" fo:margin-right="0cm" fo:line-height="150%" fo:text-indent="1.27cm" style:auto-text-indent="false"/>
    </style:style>
    <style:style style:name="P44" style:family="paragraph" style:parent-style-name="Standard">
      <style:paragraph-properties fo:margin-left="0cm" fo:margin-right="0cm" fo:line-height="150%" fo:text-align="justify" style:justify-single-word="false" fo:text-indent="1.27cm" style:auto-text-indent="false"/>
    </style:style>
    <style:style style:name="P45" style:family="paragraph" style:parent-style-name="Standard">
      <style:paragraph-properties fo:margin-left="0cm" fo:margin-right="0cm" fo:line-height="150%" fo:text-align="justify" style:justify-single-word="false" fo:text-indent="1.27cm" style:auto-text-indent="false" style:text-autospace="none"/>
    </style:style>
    <style:style style:name="P46" style:family="paragraph" style:parent-style-name="Standard">
      <style:paragraph-properties fo:margin-left="0cm" fo:margin-right="0cm" fo:line-height="150%" fo:text-align="justify" style:justify-single-word="false" fo:text-indent="1.27cm" style:auto-text-indent="false"/>
      <style:text-properties fo:font-size="14pt" style:font-size-asian="14pt"/>
    </style:style>
    <style:style style:name="P47" style:family="paragraph" style:parent-style-name="Standard">
      <style:paragraph-properties fo:margin-left="0cm" fo:margin-right="0cm" fo:text-align="justify" style:justify-single-word="false" fo:text-indent="1.27cm" style:auto-text-indent="false"/>
      <style:text-properties fo:font-size="14pt" style:font-size-asian="14pt" style:font-size-complex="14pt"/>
    </style:style>
    <style:style style:name="P48" style:family="paragraph" style:parent-style-name="Standard">
      <style:paragraph-properties fo:margin-left="0cm" fo:margin-right="0cm" fo:text-indent="1.27cm" style:auto-text-indent="false"/>
      <style:text-properties fo:font-size="14pt" fo:language="uk" fo:country="UA" style:font-size-asian="14pt" style:font-size-complex="14pt"/>
    </style:style>
    <style:style style:name="P49" style:family="paragraph" style:parent-style-name="Standard">
      <style:paragraph-properties fo:margin-left="0cm" fo:margin-right="0cm" fo:line-height="150%" fo:text-indent="1.27cm" style:auto-text-indent="false"/>
      <style:text-properties fo:font-size="14pt" fo:language="uk" fo:country="UA" style:font-size-asian="14pt" style:font-size-complex="14pt"/>
    </style:style>
    <style:style style:name="P50" style:family="paragraph" style:parent-style-name="Standard">
      <style:paragraph-properties fo:margin-left="0cm" fo:margin-right="0cm" fo:line-height="150%" fo:text-align="justify" style:justify-single-word="false" fo:text-indent="1.27cm" style:auto-text-indent="false"/>
      <style:text-properties fo:font-size="14pt" fo:language="uk" fo:country="UA" style:font-size-asian="14pt" style:font-size-complex="14pt"/>
    </style:style>
    <style:style style:name="P51" style:family="paragraph" style:parent-style-name="Standard">
      <style:paragraph-properties fo:margin-left="0cm" fo:margin-right="0cm" fo:line-height="150%" fo:text-align="justify" style:justify-single-word="false" fo:text-indent="1.27cm" style:auto-text-indent="false" style:text-autospace="none"/>
      <style:text-properties fo:font-size="14pt" fo:language="uk" fo:country="UA" style:font-size-asian="14pt" style:font-size-complex="14pt"/>
    </style:style>
    <style:style style:name="P52" style:family="paragraph" style:parent-style-name="Standard">
      <style:paragraph-properties fo:margin-left="0cm" fo:margin-right="0cm" fo:text-align="justify" style:justify-single-word="false" fo:text-indent="1.27cm" style:auto-text-indent="false"/>
      <style:text-properties fo:font-size="14pt" fo:language="uk" fo:country="UA" style:font-size-asian="14pt" style:font-size-complex="14pt"/>
    </style:style>
    <style:style style:name="P53" style:family="paragraph" style:parent-style-name="Standard">
      <style:paragraph-properties fo:margin-left="0cm" fo:margin-right="0cm" fo:text-align="justify" style:justify-single-word="false" fo:text-indent="1.27cm" style:auto-text-indent="false" style:text-autospace="none"/>
      <style:text-properties fo:font-size="14pt" fo:language="uk" fo:country="UA" style:font-size-asian="14pt" style:font-size-complex="14pt"/>
    </style:style>
    <style:style style:name="P54" style:family="paragraph" style:parent-style-name="Standard">
      <style:paragraph-properties fo:margin-left="0cm" fo:margin-right="0cm" fo:line-height="150%" fo:text-align="justify" style:justify-single-word="false" fo:text-indent="1.27cm" style:auto-text-indent="false"/>
      <style:text-properties fo:font-size="14pt" fo:language="uk" fo:country="UA" style:font-size-asian="14pt"/>
    </style:style>
    <style:style style:name="P55" style:family="paragraph" style:parent-style-name="Standard">
      <style:paragraph-properties fo:margin-left="0cm" fo:margin-right="0cm" fo:line-height="150%" fo:text-indent="1.27cm" style:auto-text-indent="false"/>
      <style:text-properties fo:font-size="14pt" fo:language="uk" fo:country="UA" fo:font-weight="bold" style:font-size-asian="14pt" style:font-weight-asian="bold" style:font-size-complex="14pt"/>
    </style:style>
    <style:style style:name="P56" style:family="paragraph" style:parent-style-name="Standard">
      <style:paragraph-properties fo:margin-left="0cm" fo:margin-right="0cm" fo:text-align="justify" style:justify-single-word="false" fo:text-indent="1.27cm" style:auto-text-indent="false"/>
      <style:text-properties fo:font-size="14pt" fo:language="en" fo:country="GB" style:font-size-asian="14pt" style:font-size-complex="14pt"/>
    </style:style>
    <style:style style:name="P57" style:family="paragraph" style:parent-style-name="Standard">
      <style:paragraph-properties fo:margin-left="0cm" fo:margin-right="0cm" fo:line-height="150%" fo:text-indent="1.27cm" style:auto-text-indent="false"/>
      <style:text-properties fo:font-size="14pt" fo:language="en" fo:country="US" fo:font-weight="bold" style:font-size-asian="14pt" style:font-weight-asian="bold" style:font-size-complex="14pt"/>
    </style:style>
    <style:style style:name="P58" style:family="paragraph" style:parent-style-name="Standard">
      <style:paragraph-properties fo:margin-left="0cm" fo:margin-right="0cm" fo:text-align="justify" style:justify-single-word="false" fo:text-indent="1.27cm" style:auto-text-indent="false"/>
    </style:style>
    <style:style style:name="P59" style:family="paragraph" style:parent-style-name="Standard">
      <style:paragraph-properties fo:margin-left="0cm" fo:margin-right="0cm" fo:text-indent="1.27cm" style:auto-text-indent="false"/>
      <style:text-properties fo:language="uk" fo:country="UA"/>
    </style:style>
    <style:style style:name="P60" style:family="paragraph" style:parent-style-name="Standard">
      <style:paragraph-properties fo:margin-left="0cm" fo:margin-right="0cm" fo:text-align="justify" style:justify-single-word="false" fo:text-indent="1.27cm" style:auto-text-indent="false" fo:keep-with-next="always"/>
    </style:style>
    <style:style style:name="P61" style:family="paragraph" style:parent-style-name="Standard">
      <style:paragraph-properties fo:margin-left="0cm" fo:margin-right="0cm" fo:text-align="justify" style:justify-single-word="false" fo:text-indent="1.27cm" style:auto-text-indent="false" fo:keep-with-next="always"/>
      <style:text-properties fo:font-size="14pt" fo:language="en" fo:country="GB" style:font-size-asian="14pt"/>
    </style:style>
    <style:style style:name="P62" style:family="paragraph" style:parent-style-name="Standard">
      <style:paragraph-properties fo:margin-left="0cm" fo:margin-right="0cm" fo:text-align="justify" style:justify-single-word="false" fo:text-indent="1.27cm" style:auto-text-indent="false" fo:keep-with-next="always"/>
      <style:text-properties fo:font-size="14pt" fo:language="uk" fo:country="UA" style:font-size-asian="14pt"/>
    </style:style>
    <style:style style:name="P63" style:family="paragraph" style:parent-style-name="Standard">
      <style:paragraph-properties fo:margin-left="0cm" fo:margin-right="0cm" fo:text-align="justify" style:justify-single-word="false" fo:text-indent="1.27cm" style:auto-text-indent="false" fo:keep-with-next="always"/>
      <style:text-properties fo:font-size="14pt" fo:language="uk" fo:country="UA" style:font-size-asian="14pt" style:font-size-complex="14pt"/>
    </style:style>
    <style:style style:name="P64" style:family="paragraph" style:parent-style-name="Standard">
      <style:paragraph-properties fo:margin-left="0cm" fo:margin-right="0cm" fo:line-height="150%" fo:text-align="justify" style:justify-single-word="false" fo:text-indent="1.27cm" style:auto-text-indent="false" fo:keep-with-next="always"/>
      <style:text-properties fo:font-size="14pt" fo:language="uk" fo:country="UA" style:font-size-asian="14pt" style:font-size-complex="14pt"/>
    </style:style>
    <style:style style:name="P65" style:family="paragraph" style:parent-style-name="Standard">
      <style:paragraph-properties fo:margin-left="0cm" fo:margin-right="0cm" fo:line-height="150%" fo:text-indent="1.27cm" style:auto-text-indent="false" fo:keep-with-next="always"/>
      <style:text-properties fo:font-size="14pt" fo:language="uk" fo:country="UA" fo:font-weight="bold" style:font-size-asian="14pt" style:font-weight-asian="bold" style:font-size-complex="14pt"/>
    </style:style>
    <style:style style:name="P66" style:family="paragraph" style:parent-style-name="Standard">
      <style:paragraph-properties fo:margin-left="0cm" fo:margin-right="0cm" fo:line-height="150%" fo:text-align="justify" style:justify-single-word="false" fo:text-indent="1.27cm" style:auto-text-indent="false" fo:keep-with-next="always"/>
      <style:text-properties fo:font-size="14pt" fo:language="uk" fo:country="UA" fo:font-weight="bold" style:font-size-asian="14pt" style:font-weight-asian="bold" style:font-size-complex="14pt"/>
    </style:style>
    <style:style style:name="P67" style:family="paragraph" style:parent-style-name="Standard">
      <style:paragraph-properties fo:margin-left="0cm" fo:margin-right="0cm" fo:line-height="150%" fo:text-indent="1.27cm" style:auto-text-indent="false" fo:keep-with-next="always"/>
      <style:text-properties fo:language="uk" fo:country="UA"/>
    </style:style>
    <style:style style:name="P68" style:family="paragraph" style:parent-style-name="Standard">
      <style:paragraph-properties fo:margin-left="0cm" fo:margin-right="0cm" fo:text-indent="1.27cm" style:auto-text-indent="false" fo:break-before="page"/>
      <style:text-properties fo:font-size="14pt" fo:language="uk" fo:country="UA" style:font-size-asian="14pt" style:font-size-complex="14pt"/>
    </style:style>
    <style:style style:name="P69" style:family="paragraph" style:parent-style-name="Standard">
      <style:paragraph-properties fo:margin-left="1.27cm" fo:margin-right="0cm" fo:text-indent="0cm" style:auto-text-indent="false"/>
    </style:style>
    <style:style style:name="P70" style:family="paragraph" style:parent-style-name="Standard">
      <style:paragraph-properties fo:margin-left="1.27cm" fo:margin-right="0cm" fo:text-indent="0cm" style:auto-text-indent="false"/>
      <style:text-properties fo:language="uk" fo:country="UA"/>
    </style:style>
    <style:style style:name="P71" style:family="paragraph" style:parent-style-name="Standard">
      <style:paragraph-properties fo:margin-left="1.27cm" fo:margin-right="0cm" fo:text-align="justify" style:justify-single-word="false" fo:text-indent="0cm" style:auto-text-indent="false"/>
      <style:text-properties fo:font-size="14pt" fo:language="uk" fo:country="UA" style:font-size-asian="14pt" style:font-size-complex="14pt"/>
    </style:style>
    <style:style style:name="P72" style:family="paragraph" style:parent-style-name="Standard">
      <style:paragraph-properties fo:margin-left="1.27cm" fo:margin-right="0cm" fo:line-height="150%" fo:text-indent="0cm" style:auto-text-indent="false"/>
      <style:text-properties fo:font-size="14pt" fo:language="uk" fo:country="UA" style:font-size-asian="14pt" style:font-size-complex="14pt"/>
    </style:style>
    <style:style style:name="P73" style:family="paragraph" style:parent-style-name="Standard">
      <style:paragraph-properties fo:margin-left="1.27cm" fo:margin-right="0cm" fo:line-height="150%" fo:text-align="justify" style:justify-single-word="false" fo:text-indent="0cm" style:auto-text-indent="false"/>
      <style:text-properties fo:font-size="14pt" fo:language="uk" fo:country="UA" style:font-size-asian="14pt" style:font-size-complex="14pt"/>
    </style:style>
    <style:style style:name="P74" style:family="paragraph" style:parent-style-name="Standard">
      <style:paragraph-properties fo:margin-left="1.27cm" fo:margin-right="0cm" fo:line-height="150%" fo:text-indent="0cm" style:auto-text-indent="false"/>
      <style:text-properties fo:font-size="14pt" fo:language="uk" fo:country="UA" fo:font-weight="bold" style:font-size-asian="14pt" style:font-weight-asian="bold" style:font-size-complex="14pt"/>
    </style:style>
    <style:style style:name="P75" style:family="paragraph" style:parent-style-name="Standard">
      <style:paragraph-properties fo:margin-left="1.27cm" fo:margin-right="0cm" fo:line-height="150%" fo:text-align="justify" style:justify-single-word="false" fo:text-indent="0cm" style:auto-text-indent="false"/>
      <style:text-properties fo:font-size="14pt" fo:language="en" fo:country="US" style:font-size-asian="14pt" style:font-size-complex="14pt"/>
    </style:style>
    <style:style style:name="P76" style:family="paragraph" style:parent-style-name="Standard">
      <style:paragraph-properties fo:margin-left="1.27cm" fo:margin-right="0cm" fo:line-height="150%" fo:text-indent="0cm" style:auto-text-indent="false"/>
    </style:style>
    <style:style style:name="P77" style:family="paragraph" style:parent-style-name="Standard">
      <style:paragraph-properties fo:margin-left="1.27cm" fo:margin-right="0cm" fo:line-height="150%" fo:text-align="justify" style:justify-single-word="false" fo:text-indent="0cm" style:auto-text-indent="false"/>
    </style:style>
    <style:style style:name="P78" style:family="paragraph" style:parent-style-name="Standard">
      <style:paragraph-properties fo:margin-left="1.27cm" fo:margin-right="0cm" fo:line-height="150%" fo:text-align="justify" style:justify-single-word="false" fo:text-indent="0cm" style:auto-text-indent="false" fo:keep-with-next="always"/>
      <style:text-properties fo:font-size="14pt" fo:language="uk" fo:country="UA" style:font-size-asian="14pt" style:language-asian="none" style:country-asian="none" style:font-size-complex="14pt"/>
    </style:style>
    <style:style style:name="P79" style:family="paragraph" style:parent-style-name="Standard">
      <style:paragraph-properties fo:margin-left="1.27cm" fo:margin-right="0cm" fo:line-height="150%" fo:text-align="justify" style:justify-single-word="false" fo:text-indent="0cm" style:auto-text-indent="false" fo:keep-with-next="always"/>
      <style:text-properties fo:font-size="14pt" fo:language="uk" fo:country="UA" style:font-size-asian="14pt" style:font-size-complex="14pt"/>
    </style:style>
    <style:style style:name="P80" style:family="paragraph" style:parent-style-name="Standard">
      <style:paragraph-properties fo:keep-with-next="always"/>
      <style:text-properties fo:font-size="14pt" fo:language="uk" fo:country="UA" style:font-size-asian="14pt" style:font-size-complex="14pt"/>
    </style:style>
    <style:style style:name="P81" style:family="paragraph" style:parent-style-name="Standard">
      <style:paragraph-properties fo:keep-with-next="always" style:text-autospace="none"/>
      <style:text-properties fo:font-size="14pt" fo:language="uk" fo:country="UA" style:font-size-asian="14pt" style:font-size-complex="14pt"/>
    </style:style>
    <style:style style:name="P82" style:family="paragraph" style:parent-style-name="Standard">
      <style:paragraph-properties fo:text-align="justify" style:justify-single-word="false" fo:keep-with-next="always"/>
      <style:text-properties fo:font-size="14pt" fo:language="uk" fo:country="UA" style:font-size-asian="14pt" style:font-size-complex="14pt"/>
    </style:style>
    <style:style style:name="P83" style:family="paragraph" style:parent-style-name="Standard">
      <style:paragraph-properties fo:line-height="150%" fo:keep-with-next="always"/>
      <style:text-properties fo:font-size="14pt" fo:language="uk" fo:country="UA" style:font-size-asian="14pt" style:font-size-complex="14pt"/>
    </style:style>
    <style:style style:name="P84" style:family="paragraph" style:parent-style-name="Standard">
      <style:paragraph-properties fo:line-height="150%" fo:text-align="justify" style:justify-single-word="false" fo:keep-with-next="always"/>
      <style:text-properties fo:font-size="14pt" fo:language="uk" fo:country="UA" style:font-size-asian="14pt" style:font-size-complex="14pt"/>
    </style:style>
    <style:style style:name="P85" style:family="paragraph" style:parent-style-name="Standard">
      <style:paragraph-properties fo:line-height="150%" fo:keep-with-next="always"/>
      <style:text-properties fo:font-size="14pt" style:font-size-asian="14pt" style:font-size-complex="14pt"/>
    </style:style>
    <style:style style:name="P86" style:family="paragraph" style:parent-style-name="Standard">
      <style:paragraph-properties fo:keep-with-next="always"/>
      <style:text-properties fo:font-size="14pt" fo:language="en" fo:country="US" style:font-size-asian="14pt" style:font-size-complex="14pt"/>
    </style:style>
    <style:style style:name="P87" style:family="paragraph" style:parent-style-name="Standard">
      <style:paragraph-properties fo:text-align="justify" style:justify-single-word="false" fo:keep-with-next="always"/>
      <style:text-properties fo:font-size="14pt" fo:language="en" fo:country="US" style:font-size-asian="14pt" style:font-size-complex="14pt"/>
    </style:style>
    <style:style style:name="P88" style:family="paragraph" style:parent-style-name="Standard">
      <style:paragraph-properties fo:keep-with-next="always" style:text-autospace="none"/>
    </style:style>
    <style:style style:name="P89" style:family="paragraph" style:parent-style-name="Standard">
      <style:paragraph-properties fo:text-align="justify" style:justify-single-word="false" fo:keep-with-next="always"/>
    </style:style>
    <style:style style:name="P90" style:family="paragraph" style:parent-style-name="Standard">
      <style:paragraph-properties fo:keep-with-next="always"/>
      <style:text-properties fo:language="uk" fo:country="UA"/>
    </style:style>
    <style:style style:name="P91" style:family="paragraph" style:parent-style-name="Standard">
      <style:paragraph-properties fo:margin-left="0cm" fo:margin-right="0cm" fo:line-height="150%" fo:text-align="justify" style:justify-single-word="false" fo:text-indent="0.762cm" style:auto-text-indent="false"/>
    </style:style>
    <style:style style:name="P92" style:family="paragraph" style:parent-style-name="Standard">
      <style:paragraph-properties fo:margin-left="0cm" fo:margin-right="0cm" fo:line-height="150%" fo:text-align="justify" style:justify-single-word="false" fo:text-indent="0.762cm" style:auto-text-indent="false"/>
      <style:text-properties fo:font-size="14pt" fo:language="uk" fo:country="UA" style:font-size-asian="14pt"/>
    </style:style>
    <style:style style:name="P93" style:family="paragraph" style:parent-style-name="Standard">
      <style:paragraph-properties fo:margin-left="0cm" fo:margin-right="0cm" fo:text-indent="0.751cm" style:auto-text-indent="false"/>
      <style:text-properties fo:font-size="14pt" fo:language="uk" fo:country="UA" style:font-size-asian="14pt"/>
    </style:style>
    <style:style style:name="P94" style:family="paragraph" style:parent-style-name="Standard">
      <style:paragraph-properties fo:margin-left="0cm" fo:margin-right="0cm" fo:text-align="justify" style:justify-single-word="false" fo:text-indent="0.751cm" style:auto-text-indent="false"/>
      <style:text-properties fo:font-size="14pt" fo:language="uk" fo:country="UA" style:font-size-asian="14pt"/>
    </style:style>
    <style:style style:name="P95" style:family="paragraph" style:parent-style-name="Standard">
      <style:paragraph-properties fo:margin-left="0cm" fo:margin-right="0cm" fo:line-height="150%" fo:text-align="justify" style:justify-single-word="false" fo:text-indent="0.751cm" style:auto-text-indent="false"/>
      <style:text-properties fo:font-size="14pt" fo:language="uk" fo:country="UA" style:font-size-asian="14pt"/>
    </style:style>
    <style:style style:name="P96" style:family="paragraph" style:parent-style-name="Standard">
      <style:paragraph-properties fo:margin-left="0cm" fo:margin-right="0cm" fo:line-height="150%" fo:text-align="justify" style:justify-single-word="false" fo:text-indent="0.751cm" style:auto-text-indent="false"/>
      <style:text-properties fo:font-size="14pt" fo:language="uk" fo:country="UA" style:font-size-asian="14pt" style:font-size-complex="14pt"/>
    </style:style>
    <style:style style:name="P97" style:family="paragraph" style:parent-style-name="Standard">
      <style:paragraph-properties fo:margin-left="0cm" fo:margin-right="0cm" fo:line-height="150%" fo:text-align="justify" style:justify-single-word="false" fo:text-indent="0.751cm" style:auto-text-indent="false"/>
    </style:style>
    <style:style style:name="P98" style:family="paragraph" style:parent-style-name="Стиль3">
      <style:paragraph-properties fo:text-align="center" style:justify-single-word="false"/>
      <style:text-properties fo:language="uk" fo:country="UA"/>
    </style:style>
    <style:style style:name="P99" style:family="paragraph" style:parent-style-name="Standard">
      <style:paragraph-properties fo:margin-left="0cm" fo:margin-right="0cm" fo:text-align="justify" style:justify-single-word="false" fo:text-indent="1.249cm" style:auto-text-indent="false" fo:keep-with-next="always"/>
      <style:text-properties fo:font-size="14pt" fo:language="uk" fo:country="UA" style:font-size-asian="14pt" style:font-size-complex="14pt"/>
    </style:style>
    <style:style style:name="P100" style:family="paragraph" style:parent-style-name="Heading_20_2">
      <style:text-properties fo:language="uk" fo:country="UA"/>
    </style:style>
    <style:style style:name="P101" style:family="paragraph" style:parent-style-name="Heading_20_2">
      <style:paragraph-properties fo:line-height="150%"/>
      <style:text-properties fo:language="uk" fo:country="UA"/>
    </style:style>
    <style:style style:name="P102" style:family="paragraph" style:parent-style-name="Heading_20_2">
      <style:paragraph-properties fo:line-height="150%" fo:text-align="justify" style:justify-single-word="false"/>
      <style:text-properties fo:language="uk" fo:country="UA"/>
    </style:style>
    <style:style style:name="P103" style:family="paragraph" style:parent-style-name="Heading_20_2">
      <style:paragraph-properties fo:line-height="150%"/>
    </style:style>
    <style:style style:name="P104" style:family="paragraph" style:parent-style-name="Heading_20_3">
      <style:paragraph-properties fo:text-align="justify" style:justify-single-word="false"/>
      <style:text-properties fo:font-size="14pt" fo:language="uk" fo:country="UA" style:font-size-asian="14pt" style:font-size-complex="14pt"/>
    </style:style>
    <style:style style:name="P105" style:family="paragraph" style:parent-style-name="Heading_20_3">
      <style:text-properties fo:language="uk" fo:country="UA"/>
    </style:style>
    <style:style style:name="P106" style:family="paragraph" style:parent-style-name="Standard" style:master-page-name="Standard">
      <style:paragraph-properties fo:text-align="center" style:justify-single-word="false" style:page-number="auto"/>
      <style:text-properties fo:language="uk" fo:country="UA"/>
    </style:style>
    <style:style style:name="P107" style:family="paragraph" style:parent-style-name="Standard" style:list-style-name="WW8Num16">
      <style:paragraph-properties fo:line-height="150%"/>
    </style:style>
    <style:style style:name="P108" style:family="paragraph" style:parent-style-name="Standard" style:list-style-name="WW8Num29">
      <style:paragraph-properties fo:line-height="150%"/>
    </style:style>
    <style:style style:name="P109" style:family="paragraph" style:parent-style-name="Standard" style:list-style-name="WW8Num30">
      <style:paragraph-properties fo:line-height="150%" fo:text-align="justify" style:justify-single-word="false"/>
    </style:style>
    <style:style style:name="P110" style:family="paragraph" style:parent-style-name="Standard" style:list-style-name="WW8Num1">
      <style:paragraph-properties fo:line-height="150%" fo:text-align="justify" style:justify-single-word="false"/>
    </style:style>
    <style:style style:name="P111" style:family="paragraph" style:parent-style-name="Standard" style:list-style-name="WW8Num24">
      <style:paragraph-properties fo:line-height="150%" fo:text-align="justify" style:justify-single-word="false"/>
    </style:style>
    <style:style style:name="P112" style:family="paragraph" style:parent-style-name="Standard" style:list-style-name="WW8Num9">
      <style:paragraph-properties fo:line-height="150%" fo:text-align="justify" style:justify-single-word="false"/>
    </style:style>
    <style:style style:name="P113" style:family="paragraph" style:parent-style-name="Standard" style:list-style-name="WW8Num32">
      <style:paragraph-properties fo:line-height="150%" fo:text-align="justify" style:justify-single-word="false"/>
    </style:style>
    <style:style style:name="P114" style:family="paragraph" style:parent-style-name="Standard" style:list-style-name="WW8Num38">
      <style:paragraph-properties fo:line-height="150%"/>
    </style:style>
    <style:style style:name="P115" style:family="paragraph" style:parent-style-name="Standard" style:list-style-name="WW8Num13">
      <style:paragraph-properties fo:line-height="150%"/>
    </style:style>
    <style:style style:name="P116" style:family="paragraph" style:parent-style-name="Standard" style:list-style-name="WW8Num31">
      <style:paragraph-properties fo:line-height="150%"/>
    </style:style>
    <style:style style:name="P117" style:family="paragraph" style:parent-style-name="Standard" style:list-style-name="WW8Num19">
      <style:paragraph-properties fo:line-height="150%"/>
    </style:style>
    <style:style style:name="P118" style:family="paragraph" style:parent-style-name="Standard" style:list-style-name="WW8Num31">
      <style:paragraph-properties fo:line-height="150%"/>
      <style:text-properties fo:font-size="14pt" fo:language="uk" fo:country="UA" style:font-size-asian="14pt" style:font-size-complex="14pt"/>
    </style:style>
    <style:style style:name="P119" style:family="paragraph" style:parent-style-name="Standard">
      <style:text-properties fo:font-size="14pt" fo:language="uk" fo:country="UA" officeooo:paragraph-rsid="000456a4" style:font-size-asian="14pt" style:font-size-complex="14pt"/>
    </style:style>
    <style:style style:name="P120" style:family="paragraph" style:parent-style-name="Standard" style:list-style-name="WW8Num40">
      <style:paragraph-properties fo:line-height="150%"/>
      <style:text-properties fo:font-size="14pt" style:font-size-asian="14pt" style:font-size-complex="14pt"/>
    </style:style>
    <style:style style:name="P121" style:family="paragraph" style:parent-style-name="Standard" style:list-style-name="WW8Num22">
      <style:paragraph-properties fo:line-height="150%"/>
      <style:text-properties fo:font-size="14pt" style:font-size-asian="14pt" style:font-size-complex="14pt"/>
    </style:style>
    <style:style style:name="P122" style:family="paragraph" style:parent-style-name="Standard" style:list-style-name="WW8Num8">
      <style:paragraph-properties fo:line-height="150%"/>
      <style:text-properties fo:font-size="14pt" style:font-size-asian="14pt" style:font-size-complex="14pt"/>
    </style:style>
    <style:style style:name="P123" style:family="paragraph" style:parent-style-name="Standard" style:list-style-name="WW8Num35">
      <style:paragraph-properties fo:line-height="150%"/>
      <style:text-properties fo:font-size="14pt" style:font-size-asian="14pt" style:font-size-complex="14pt"/>
    </style:style>
    <style:style style:name="P124" style:family="paragraph" style:parent-style-name="Standard" style:list-style-name="WW8Num42">
      <style:paragraph-properties fo:line-height="150%"/>
      <style:text-properties fo:font-size="14pt" style:font-size-asian="14pt" style:font-size-complex="14pt"/>
    </style:style>
    <style:style style:name="P125" style:family="paragraph" style:parent-style-name="Standard" style:list-style-name="WW8Num20">
      <style:paragraph-properties fo:line-height="150%"/>
      <style:text-properties fo:font-size="14pt" style:font-size-asian="14pt" style:font-size-complex="14pt"/>
    </style:style>
    <style:style style:name="P126" style:family="paragraph" style:parent-style-name="Standard" style:list-style-name="WW8Num14">
      <style:paragraph-properties fo:line-height="150%"/>
      <style:text-properties fo:font-size="14pt" style:font-size-asian="14pt" style:font-size-complex="14pt"/>
    </style:style>
    <style:style style:name="P127" style:family="paragraph" style:parent-style-name="Standard" style:list-style-name="WW8Num23">
      <style:paragraph-properties fo:line-height="150%"/>
      <style:text-properties fo:font-size="14pt" style:font-size-asian="14pt" style:font-size-complex="14pt"/>
    </style:style>
    <style:style style:name="P128" style:family="paragraph" style:parent-style-name="Standard" style:list-style-name="WW8Num17">
      <style:paragraph-properties fo:line-height="150%"/>
      <style:text-properties fo:font-size="14pt" style:font-size-asian="14pt" style:font-size-complex="14pt"/>
    </style:style>
    <style:style style:name="P129" style:family="paragraph" style:parent-style-name="Standard" style:list-style-name="WW8Num28">
      <style:paragraph-properties fo:line-height="150%"/>
      <style:text-properties fo:font-size="14pt" style:font-size-asian="14pt" style:font-size-complex="14pt"/>
    </style:style>
    <style:style style:name="P130" style:family="paragraph" style:parent-style-name="Standard" style:list-style-name="WW8Num41">
      <style:paragraph-properties fo:line-height="150%"/>
      <style:text-properties fo:font-size="14pt" style:font-size-asian="14pt" style:font-size-complex="14pt"/>
    </style:style>
    <style:style style:name="P131" style:family="paragraph" style:parent-style-name="Standard" style:list-style-name="WW8Num10">
      <style:paragraph-properties fo:line-height="150%"/>
      <style:text-properties fo:font-size="14pt" style:font-size-asian="14pt" style:font-size-complex="14pt"/>
    </style:style>
    <style:style style:name="P132" style:family="paragraph" style:parent-style-name="Standard" style:list-style-name="WW8Num12">
      <style:paragraph-properties fo:line-height="150%"/>
      <style:text-properties fo:font-size="14pt" style:font-size-asian="14pt" style:font-size-complex="14pt"/>
    </style:style>
    <style:style style:name="P133" style:family="paragraph" style:parent-style-name="Standard" style:list-style-name="WW8Num36">
      <style:paragraph-properties fo:line-height="150%"/>
      <style:text-properties fo:font-size="14pt" style:font-size-asian="14pt" style:font-size-complex="14pt"/>
    </style:style>
    <style:style style:name="P134" style:family="paragraph" style:parent-style-name="Standard" style:list-style-name="WW8Num4">
      <style:paragraph-properties fo:line-height="150%"/>
      <style:text-properties fo:font-size="14pt" style:font-size-asian="14pt" style:font-size-complex="14pt"/>
    </style:style>
    <style:style style:name="P135" style:family="paragraph" style:parent-style-name="Standard" style:list-style-name="WW8Num2">
      <style:paragraph-properties fo:line-height="150%"/>
      <style:text-properties fo:font-size="14pt" style:font-size-asian="14pt" style:font-size-complex="14pt"/>
    </style:style>
    <style:style style:name="P136" style:family="paragraph" style:parent-style-name="Standard" style:list-style-name="WW8Num39">
      <style:paragraph-properties fo:line-height="150%"/>
      <style:text-properties fo:font-size="14pt" style:font-size-asian="14pt" style:font-size-complex="14pt"/>
    </style:style>
    <style:style style:name="P137" style:family="paragraph" style:parent-style-name="Standard" style:list-style-name="WW8Num3">
      <style:paragraph-properties fo:line-height="150%"/>
      <style:text-properties fo:font-size="14pt" style:font-size-asian="14pt" style:font-size-complex="14pt"/>
    </style:style>
    <style:style style:name="P138" style:family="paragraph" style:parent-style-name="Standard" style:list-style-name="WW8Num27">
      <style:paragraph-properties fo:line-height="150%"/>
      <style:text-properties fo:font-size="14pt" style:font-size-asian="14pt" style:font-size-complex="14pt"/>
    </style:style>
    <style:style style:name="P139" style:family="paragraph" style:parent-style-name="Standard" style:list-style-name="WW8Num6">
      <style:paragraph-properties fo:line-height="150%"/>
      <style:text-properties fo:font-size="14pt" style:font-size-asian="14pt" style:font-size-complex="14pt"/>
    </style:style>
    <style:style style:name="P140" style:family="paragraph" style:parent-style-name="Standard" style:list-style-name="WW8Num37">
      <style:paragraph-properties fo:line-height="150%"/>
      <style:text-properties fo:font-size="14pt" style:font-size-asian="14pt" style:font-size-complex="14pt"/>
    </style:style>
    <style:style style:name="P141" style:family="paragraph" style:parent-style-name="Standard" style:list-style-name="WW8Num26">
      <style:paragraph-properties fo:line-height="150%"/>
      <style:text-properties fo:font-size="14pt" style:font-size-asian="14pt" style:font-size-complex="14pt"/>
    </style:style>
    <style:style style:name="P142" style:family="paragraph" style:parent-style-name="Standard" style:list-style-name="WW8Num7">
      <style:paragraph-properties fo:line-height="150%"/>
      <style:text-properties fo:font-size="14pt" style:font-size-asian="14pt" style:font-size-complex="14pt"/>
    </style:style>
    <style:style style:name="P143" style:family="paragraph" style:parent-style-name="Standard" style:list-style-name="WW8Num33">
      <style:paragraph-properties fo:line-height="150%"/>
      <style:text-properties fo:font-size="14pt" style:font-size-asian="14pt" style:font-size-complex="14pt"/>
    </style:style>
    <style:style style:name="P144" style:family="paragraph" style:parent-style-name="Standard" style:list-style-name="WW8Num18">
      <style:paragraph-properties fo:line-height="150%"/>
      <style:text-properties fo:font-size="14pt" style:font-size-asian="14pt" style:font-size-complex="14pt"/>
    </style:style>
    <style:style style:name="P145" style:family="paragraph" style:parent-style-name="Standard" style:list-style-name="WW8Num11">
      <style:paragraph-properties fo:line-height="150%"/>
      <style:text-properties fo:font-size="14pt" style:font-size-asian="14pt" style:font-size-complex="14pt"/>
    </style:style>
    <style:style style:name="P146" style:family="paragraph" style:parent-style-name="Standard" style:list-style-name="WW8Num21">
      <style:paragraph-properties fo:line-height="150%"/>
      <style:text-properties fo:font-size="14pt" style:font-size-asian="14pt" style:font-size-complex="14pt"/>
    </style:style>
    <style:style style:name="P147" style:family="paragraph" style:parent-style-name="Standard" style:list-style-name="WW8Num34">
      <style:paragraph-properties fo:line-height="150%"/>
      <style:text-properties fo:font-size="14pt" style:font-size-asian="14pt" style:font-size-complex="14pt"/>
    </style:style>
    <style:style style:name="P148" style:family="paragraph" style:parent-style-name="Standard" style:list-style-name="WW8Num5">
      <style:paragraph-properties fo:line-height="150%"/>
      <style:text-properties fo:font-size="14pt" style:font-size-asian="14pt" style:font-size-complex="14pt"/>
    </style:style>
    <style:style style:name="P149" style:family="paragraph" style:parent-style-name="Standard" style:list-style-name="WW8Num25">
      <style:paragraph-properties fo:line-height="150%"/>
      <style:text-properties fo:font-size="14pt" style:font-size-asian="14pt" style:font-size-complex="14pt"/>
    </style:style>
    <style:style style:name="P150" style:family="paragraph" style:parent-style-name="Standard" style:list-style-name="WW8Num38">
      <style:paragraph-properties fo:line-height="150%" fo:keep-with-next="always"/>
    </style:style>
    <style:style style:name="P151" style:family="paragraph" style:parent-style-name="Standard" style:list-style-name="WW8Num19">
      <style:paragraph-properties fo:line-height="150%" fo:keep-with-next="always"/>
    </style:style>
    <style:style style:name="P152" style:family="paragraph" style:parent-style-name="Standard" style:list-style-name="WW8Num40">
      <style:paragraph-properties fo:line-height="150%" fo:keep-with-next="always"/>
      <style:text-properties fo:font-size="14pt" style:font-size-asian="14pt" style:font-size-complex="14pt"/>
    </style:style>
    <style:style style:name="P153" style:family="paragraph" style:parent-style-name="Standard" style:list-style-name="WW8Num22">
      <style:paragraph-properties fo:line-height="150%" fo:keep-with-next="always"/>
      <style:text-properties fo:font-size="14pt" style:font-size-asian="14pt" style:font-size-complex="14pt"/>
    </style:style>
    <style:style style:name="P154" style:family="paragraph" style:parent-style-name="Standard" style:list-style-name="WW8Num8">
      <style:paragraph-properties fo:line-height="150%" fo:keep-with-next="always"/>
      <style:text-properties fo:font-size="14pt" style:font-size-asian="14pt" style:font-size-complex="14pt"/>
    </style:style>
    <style:style style:name="P155" style:family="paragraph" style:parent-style-name="Standard" style:list-style-name="WW8Num35">
      <style:paragraph-properties fo:line-height="150%" fo:keep-with-next="always"/>
      <style:text-properties fo:font-size="14pt" style:font-size-asian="14pt" style:font-size-complex="14pt"/>
    </style:style>
    <style:style style:name="P156" style:family="paragraph" style:parent-style-name="Standard" style:list-style-name="WW8Num42">
      <style:paragraph-properties fo:line-height="150%" fo:keep-with-next="always"/>
      <style:text-properties fo:font-size="14pt" style:font-size-asian="14pt" style:font-size-complex="14pt"/>
    </style:style>
    <style:style style:name="P157" style:family="paragraph" style:parent-style-name="Standard" style:list-style-name="WW8Num20">
      <style:paragraph-properties fo:line-height="150%" fo:keep-with-next="always"/>
      <style:text-properties fo:font-size="14pt" style:font-size-asian="14pt" style:font-size-complex="14pt"/>
    </style:style>
    <style:style style:name="P158" style:family="paragraph" style:parent-style-name="Standard" style:list-style-name="WW8Num14">
      <style:paragraph-properties fo:line-height="150%" fo:keep-with-next="always"/>
      <style:text-properties fo:font-size="14pt" style:font-size-asian="14pt" style:font-size-complex="14pt"/>
    </style:style>
    <style:style style:name="P159" style:family="paragraph" style:parent-style-name="Standard" style:list-style-name="WW8Num23">
      <style:paragraph-properties fo:line-height="150%" fo:keep-with-next="always"/>
      <style:text-properties fo:font-size="14pt" style:font-size-asian="14pt" style:font-size-complex="14pt"/>
    </style:style>
    <style:style style:name="P160" style:family="paragraph" style:parent-style-name="Standard" style:list-style-name="WW8Num17">
      <style:paragraph-properties fo:line-height="150%" fo:keep-with-next="always"/>
      <style:text-properties fo:font-size="14pt" style:font-size-asian="14pt" style:font-size-complex="14pt"/>
    </style:style>
    <style:style style:name="P161" style:family="paragraph" style:parent-style-name="Standard" style:list-style-name="WW8Num28">
      <style:paragraph-properties fo:line-height="150%" fo:keep-with-next="always"/>
      <style:text-properties fo:font-size="14pt" style:font-size-asian="14pt" style:font-size-complex="14pt"/>
    </style:style>
    <style:style style:name="P162" style:family="paragraph" style:parent-style-name="Standard" style:list-style-name="WW8Num41">
      <style:paragraph-properties fo:line-height="150%" fo:keep-with-next="always"/>
      <style:text-properties fo:font-size="14pt" style:font-size-asian="14pt" style:font-size-complex="14pt"/>
    </style:style>
    <style:style style:name="P163" style:family="paragraph" style:parent-style-name="Standard" style:list-style-name="WW8Num10">
      <style:paragraph-properties fo:line-height="150%" fo:keep-with-next="always"/>
      <style:text-properties fo:font-size="14pt" style:font-size-asian="14pt" style:font-size-complex="14pt"/>
    </style:style>
    <style:style style:name="P164" style:family="paragraph" style:parent-style-name="Standard" style:list-style-name="WW8Num12">
      <style:paragraph-properties fo:line-height="150%" fo:keep-with-next="always"/>
      <style:text-properties fo:font-size="14pt" style:font-size-asian="14pt" style:font-size-complex="14pt"/>
    </style:style>
    <style:style style:name="P165" style:family="paragraph" style:parent-style-name="Standard" style:list-style-name="WW8Num36">
      <style:paragraph-properties fo:line-height="150%" fo:keep-with-next="always"/>
      <style:text-properties fo:font-size="14pt" style:font-size-asian="14pt" style:font-size-complex="14pt"/>
    </style:style>
    <style:style style:name="P166" style:family="paragraph" style:parent-style-name="Standard" style:list-style-name="WW8Num4">
      <style:paragraph-properties fo:line-height="150%" fo:keep-with-next="always"/>
      <style:text-properties fo:font-size="14pt" style:font-size-asian="14pt" style:font-size-complex="14pt"/>
    </style:style>
    <style:style style:name="P167" style:family="paragraph" style:parent-style-name="Standard" style:list-style-name="WW8Num2">
      <style:paragraph-properties fo:line-height="150%" fo:keep-with-next="always"/>
      <style:text-properties fo:font-size="14pt" style:font-size-asian="14pt" style:font-size-complex="14pt"/>
    </style:style>
    <style:style style:name="P168" style:family="paragraph" style:parent-style-name="Standard" style:list-style-name="WW8Num39">
      <style:paragraph-properties fo:line-height="150%" fo:keep-with-next="always"/>
      <style:text-properties fo:font-size="14pt" style:font-size-asian="14pt" style:font-size-complex="14pt"/>
    </style:style>
    <style:style style:name="P169" style:family="paragraph" style:parent-style-name="Standard" style:list-style-name="WW8Num3">
      <style:paragraph-properties fo:line-height="150%" fo:keep-with-next="always"/>
      <style:text-properties fo:font-size="14pt" style:font-size-asian="14pt" style:font-size-complex="14pt"/>
    </style:style>
    <style:style style:name="P170" style:family="paragraph" style:parent-style-name="Standard" style:list-style-name="WW8Num27">
      <style:paragraph-properties fo:line-height="150%" fo:keep-with-next="always"/>
      <style:text-properties fo:font-size="14pt" style:font-size-asian="14pt" style:font-size-complex="14pt"/>
    </style:style>
    <style:style style:name="P171" style:family="paragraph" style:parent-style-name="Standard" style:list-style-name="WW8Num6">
      <style:paragraph-properties fo:line-height="150%" fo:keep-with-next="always"/>
      <style:text-properties fo:font-size="14pt" style:font-size-asian="14pt" style:font-size-complex="14pt"/>
    </style:style>
    <style:style style:name="P172" style:family="paragraph" style:parent-style-name="Standard" style:list-style-name="WW8Num37">
      <style:paragraph-properties fo:line-height="150%" fo:keep-with-next="always"/>
      <style:text-properties fo:font-size="14pt" style:font-size-asian="14pt" style:font-size-complex="14pt"/>
    </style:style>
    <style:style style:name="P173" style:family="paragraph" style:parent-style-name="Standard" style:list-style-name="WW8Num26">
      <style:paragraph-properties fo:line-height="150%" fo:keep-with-next="always"/>
      <style:text-properties fo:font-size="14pt" style:font-size-asian="14pt" style:font-size-complex="14pt"/>
    </style:style>
    <style:style style:name="P174" style:family="paragraph" style:parent-style-name="Standard" style:list-style-name="WW8Num7">
      <style:paragraph-properties fo:line-height="150%" fo:keep-with-next="always"/>
      <style:text-properties fo:font-size="14pt" style:font-size-asian="14pt" style:font-size-complex="14pt"/>
    </style:style>
    <style:style style:name="P175" style:family="paragraph" style:parent-style-name="Standard" style:list-style-name="WW8Num33">
      <style:paragraph-properties fo:line-height="150%" fo:keep-with-next="always"/>
      <style:text-properties fo:font-size="14pt" style:font-size-asian="14pt" style:font-size-complex="14pt"/>
    </style:style>
    <style:style style:name="P176" style:family="paragraph" style:parent-style-name="Standard" style:list-style-name="WW8Num18">
      <style:paragraph-properties fo:line-height="150%" fo:keep-with-next="always"/>
      <style:text-properties fo:font-size="14pt" style:font-size-asian="14pt" style:font-size-complex="14pt"/>
    </style:style>
    <style:style style:name="P177" style:family="paragraph" style:parent-style-name="Standard" style:list-style-name="WW8Num11">
      <style:paragraph-properties fo:line-height="150%" fo:keep-with-next="always"/>
      <style:text-properties fo:font-size="14pt" style:font-size-asian="14pt" style:font-size-complex="14pt"/>
    </style:style>
    <style:style style:name="P178" style:family="paragraph" style:parent-style-name="Standard" style:list-style-name="WW8Num21">
      <style:paragraph-properties fo:line-height="150%" fo:keep-with-next="always"/>
      <style:text-properties fo:font-size="14pt" style:font-size-asian="14pt" style:font-size-complex="14pt"/>
    </style:style>
    <style:style style:name="P179" style:family="paragraph" style:parent-style-name="Standard" style:list-style-name="WW8Num34">
      <style:paragraph-properties fo:line-height="150%" fo:keep-with-next="always"/>
      <style:text-properties fo:font-size="14pt" style:font-size-asian="14pt" style:font-size-complex="14pt"/>
    </style:style>
    <style:style style:name="P180" style:family="paragraph" style:parent-style-name="Standard" style:list-style-name="WW8Num5">
      <style:paragraph-properties fo:line-height="150%" fo:keep-with-next="always"/>
      <style:text-properties fo:font-size="14pt" style:font-size-asian="14pt" style:font-size-complex="14pt"/>
    </style:style>
    <style:style style:name="P181" style:family="paragraph" style:parent-style-name="Standard" style:list-style-name="WW8Num25">
      <style:paragraph-properties fo:line-height="150%" fo:keep-with-next="always"/>
      <style:text-properties fo:font-size="14pt" style:font-size-asian="14pt" style:font-size-complex="14pt"/>
    </style:style>
    <style:style style:name="P182" style:family="paragraph" style:parent-style-name="Standard" style:list-style-name="WW8Num32">
      <style:paragraph-properties fo:margin-left="1.399cm" fo:margin-right="0cm" fo:line-height="150%" fo:text-align="justify" style:justify-single-word="false" fo:text-indent="-0.635cm" style:auto-text-indent="false"/>
      <style:text-properties fo:font-size="14pt" fo:language="uk" fo:country="UA" style:font-size-asian="14pt" style:font-size-complex="14pt"/>
    </style:style>
    <style:style style:name="P183" style:family="paragraph">
      <loext:graphic-properties draw:fill="solid" draw:fill-color="#ffffff"/>
      <style:paragraph-properties style:writing-mode="lr-tb"/>
    </style:style>
    <style:style style:name="P184" style:family="paragraph">
      <style:paragraph-properties style:writing-mode="lr-tb"/>
    </style:style>
    <style:style style:name="P185" style:family="paragraph">
      <loext:graphic-properties draw:fill="none" draw:fill-color="#ffffff"/>
      <style:paragraph-properties fo:text-align="center" style:writing-mode="lr-tb"/>
    </style:style>
    <style:style style:name="P186" style:family="paragraph">
      <style:paragraph-properties fo:margin-left="0cm" fo:margin-right="0cm" fo:text-align="center" fo:text-indent="0.751cm" style:writing-mode="lr-tb"/>
    </style:style>
    <style:style style:name="P187" style:family="paragraph">
      <loext:graphic-properties draw:fill="solid" draw:fill-color="#ffffff"/>
      <style:paragraph-properties fo:margin-left="0cm" fo:margin-right="0cm" fo:text-align="center" fo:text-indent="0.751cm" style:writing-mode="lr-tb"/>
    </style:style>
    <style:style style:name="T1" style:family="text">
      <style:text-properties fo:language="uk" fo:country="UA"/>
    </style:style>
    <style:style style:name="T2" style:family="text">
      <style:text-properties fo:language="en" fo:country="US"/>
    </style:style>
    <style:style style:name="T3" style:family="text">
      <style:text-properties fo:font-size="14pt" style:font-size-asian="14pt"/>
    </style:style>
    <style:style style:name="T4" style:family="text">
      <style:text-properties fo:font-size="14pt" style:font-size-asian="14pt" style:font-size-complex="14pt"/>
    </style:style>
    <style:style style:name="T5" style:family="text">
      <style:text-properties fo:font-size="14pt" fo:language="none" fo:country="none" style:font-size-asian="14pt" style:language-asian="none" style:country-asian="none" style:font-size-complex="14pt"/>
    </style:style>
    <style:style style:name="T6" style:family="text">
      <style:text-properties fo:font-size="14pt" fo:language="uk" fo:country="UA" style:font-size-asian="14pt"/>
    </style:style>
    <style:style style:name="T7" style:family="text">
      <style:text-properties fo:font-size="14pt" fo:language="uk" fo:country="UA" style:font-size-asian="14pt" style:language-asian="none" style:country-asian="none" style:font-size-complex="14pt"/>
    </style:style>
    <style:style style:name="T8" style:family="text">
      <style:text-properties fo:font-size="14pt" fo:language="uk" fo:country="UA" style:font-size-asian="14pt" style:font-size-complex="14pt"/>
    </style:style>
    <style:style style:name="T9" style:family="text">
      <style:text-properties fo:font-size="14pt" fo:language="uk" fo:country="UA" style:font-size-asian="14pt" style:font-size-complex="12pt"/>
    </style:style>
    <style:style style:name="T10" style:family="text">
      <style:text-properties fo:font-size="14pt" fo:language="uk" fo:country="UA" fo:font-style="italic" fo:font-weight="bold" style:font-size-asian="14pt" style:font-style-asian="italic" style:font-weight-asian="bold"/>
    </style:style>
    <style:style style:name="T11" style:family="text">
      <style:text-properties fo:font-size="14pt" fo:language="uk" fo:country="UA" fo:font-style="italic" fo:font-weight="bold" style:font-size-asian="14pt" style:font-style-asian="italic" style:font-weight-asian="bold" style:font-size-complex="12pt"/>
    </style:style>
    <style:style style:name="T12" style:family="text">
      <style:text-properties fo:font-size="14pt" fo:language="uk" fo:country="UA" fo:font-style="italic" fo:font-weight="bold" style:font-size-asian="14pt" style:font-style-asian="italic" style:font-weight-asian="bold" style:font-size-complex="14pt"/>
    </style:style>
    <style:style style:name="T13" style:family="text">
      <style:text-properties fo:font-size="14pt" fo:language="uk" fo:country="UA" fo:font-style="italic" style:font-size-asian="14pt" style:font-style-asian="italic" style:font-size-complex="14pt"/>
    </style:style>
    <style:style style:name="T14" style:family="text">
      <style:text-properties fo:font-size="14pt" fo:language="uk" fo:country="UA" fo:font-weight="bold" style:font-size-asian="14pt" style:font-weight-asian="bold" style:font-size-complex="14pt"/>
    </style:style>
    <style:style style:name="T15" style:family="text">
      <style:text-properties fo:font-size="14pt" fo:language="en" fo:country="US" style:font-size-asian="14pt"/>
    </style:style>
    <style:style style:name="T16" style:family="text">
      <style:text-properties fo:font-size="14pt" fo:language="en" fo:country="US" style:font-size-asian="14pt" style:font-size-complex="14pt"/>
    </style:style>
    <style:style style:name="T17" style:family="text">
      <style:text-properties fo:font-size="14pt" fo:language="en" fo:country="US" fo:font-style="italic" fo:font-weight="bold" style:font-size-asian="14pt" style:font-style-asian="italic" style:font-weight-asian="bold"/>
    </style:style>
    <style:style style:name="T18" style:family="text">
      <style:text-properties fo:font-size="14pt" fo:font-style="italic" fo:font-weight="bold" style:font-size-asian="14pt" style:font-style-asian="italic" style:font-weight-asian="bold" style:font-size-complex="14pt"/>
    </style:style>
    <style:style style:name="T19" style:family="text">
      <style:text-properties fo:font-size="14pt" fo:language="en" fo:country="GB" fo:font-style="italic" fo:font-weight="bold" style:font-size-asian="14pt" style:font-style-asian="italic" style:font-weight-asian="bold" style:font-size-complex="14pt"/>
    </style:style>
    <style:style style:name="T20" style:family="text">
      <style:text-properties fo:font-size="14pt" fo:language="en" fo:country="GB" style:font-size-asian="14pt"/>
    </style:style>
    <style:style style:name="T21" style:family="text">
      <style:text-properties fo:font-size="14pt" fo:language="en" fo:country="GB" style:font-size-asian="14pt" style:font-size-complex="14pt"/>
    </style:style>
    <style:style style:name="T22" style:family="text">
      <style:text-properties style:text-position="sub 58%" fo:font-size="14pt" fo:language="uk" fo:country="UA" fo:font-style="italic" style:font-size-asian="14pt" style:font-style-asian="italic" style:font-size-complex="14pt"/>
    </style:style>
    <style:style style:name="T23" style:family="text">
      <style:text-properties officeooo:rsid="000456a4"/>
    </style:style>
    <style:style style:name="T24" style:family="text"/>
    <style:style style:name="T25" style:family="text">
      <style:text-properties style:use-window-font-color="true" loext:opacity="0%" style:font-name="Times New Roman" fo:font-size="14pt" fo:language="uk" fo:country="UA" style:font-name-asian="Times New Roman" style:font-size-asian="14pt" style:font-name-complex="Times New Roman" style:font-size-complex="10pt" style:language-complex="ar" style:country-complex="SA"/>
    </style:style>
    <style:style style:name="T26" style:family="text">
      <style:text-properties style:use-window-font-color="true" loext:opacity="0%" style:font-name="Times New Roman" fo:font-size="14pt" fo:language="ru" fo:country="RU" style:font-name-asian="Times New Roman" style:font-size-asian="14pt" style:font-name-complex="Times New Roman" style:font-size-complex="14pt" style:language-complex="ar" style:country-complex="SA"/>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center" style:horizontal-rel="page-content"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OLE">
      <style:graphic-properties fo:margin-left="0cm" fo:margin-right="0cm" fo:margin-top="0cm" fo:margin-bottom="0cm" style:vertical-pos="middle" style:vertical-rel="text" fo:padding="0.002cm" fo:border="none" draw:ole-draw-aspect="1"/>
    </style:style>
    <style:style style:name="fr3" style:family="graphic" style:parent-style-name="OLE">
      <style:graphic-properties fo:margin-left="0cm" fo:margin-right="0cm" fo:margin-top="0cm" fo:margin-bottom="0cm" style:vertical-pos="middle" style:vertical-rel="text" fo:padding="0.002cm" fo:border="none" draw:ole-draw-aspect="1" draw:visible-area-top="0cm" draw:visible-area-width="2.26cm" draw:visible-area-height="0.955cm"/>
    </style:style>
    <style:style style:name="Sect1" style:family="section">
      <style:section-properties style:editable="false">
        <style:columns fo:column-count="1" fo:column-gap="0cm"/>
      </style:section-properties>
    </style:style>
    <style:style style:name="gr1" style:family="graphic">
      <style:graphic-properties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solid" svg:stroke-width="0.026cm" svg:stroke-color="#000000" draw:stroke-linejoin="miter" draw:fill="solid" draw:fill-color="#ffffff" draw:textarea-horizontal-align="left" draw:textarea-vertical-align="top" draw:auto-grow-height="false" fo:min-height="2.081cm" fo:min-width="3.69cm" fo:padding-top="0.229cm" fo:padding-bottom="0.229cm" fo:padding-left="0.441cm" fo:padding-right="0.441cm" fo:wrap-option="wrap" draw:shadow-color="#808080" style:run-through="foreground"/>
    </style:style>
    <style:style style:name="gr4" style:family="graphic">
      <style:graphic-properties draw:stroke="none" draw:fill="solid"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paragraph-properties style:writing-mode="lr-tb"/>
    </style:style>
    <style:style style:name="gr5"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6"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МІНІСТЕРСТВО ОСВІТИ І НАУКИ УКРАЇНИ</text:p>
      <text:p text:style-name="P9">НАЦІОНАЛЬНИЙ ТЕХНІЧНИЙ УНІВЕРСИТЕТ УКРАЇНИ</text:p>
      <text:p text:style-name="P9">“КИЇВСЬКИЙ ПОЛІТЕХНІЧНИЙ ІНСТИТУТ”</text:p>
      <text:p text:style-name="P9"><text:s text:c="3"/></text:p>
      <text:p text:style-name="P9"/>
      <text:p text:style-name="P9"/>
      <text:p text:style-name="P98"/>
      <text:p text:style-name="P9"/>
      <text:p text:style-name="P9"/>
      <text:p text:style-name="P9"/>
      <text:p text:style-name="P9"/>
      <text:p text:style-name="P9"/>
      <text:p text:style-name="P9"/>
      <text:p text:style-name="P9"/>
      <text:p text:style-name="P9">„Моделювання засобами С++”</text:p>
      <text:p text:style-name="P9">Навчальний посібник.</text:p>
      <text:p text:style-name="P11"/>
      <text:p text:style-name="P9"/>
      <text:p text:style-name="P9"/>
      <text:p text:style-name="P9"/>
      <text:p text:style-name="P9"/>
      <text:p text:style-name="P9"/>
      <text:p text:style-name="P9"/>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7"/>
          </table:table-cell>
          <table:table-cell table:style-name="Таблица1.A1" office:value-type="string">
            <text:p text:style-name="P15"/>
            <text:p text:style-name="P14"/>
            <text:p text:style-name="P14"/>
            <text:p text:style-name="P10">.</text:p>
          </table:table-cell>
        </table:table-row>
        <table:table-row table:style-name="Таблица1.1">
          <table:table-cell table:style-name="Таблица1.A1" office:value-type="string">
            <text:p text:style-name="P16"/>
          </table:table-cell>
          <table:table-cell table:style-name="Таблица1.A1" office:value-type="string">
            <text:p text:style-name="P7"/>
          </table:table-cell>
        </table:table-row>
        <table:table-row table:style-name="Таблица1.3">
          <table:table-cell table:style-name="Таблица1.A1" office:value-type="string">
            <text:p text:style-name="P7"/>
          </table:table-cell>
          <table:table-cell table:style-name="Таблица1.A1" office:value-type="string">
            <text:p text:style-name="P8">Рекомендовано на засіданні </text:p>
            <text:p text:style-name="P8">методичної ради НТУУ «КПІ»</text:p>
            <text:p text:style-name="Standard"><text:span text:style-name="T1">протокол № </text:span><text:span text:style-name="T2">10</text:span><text:span text:style-name="T1"> від </text:span><text:span text:style-name="T2">16 </text:span><text:span text:style-name="T1">червня 2009р.</text:span></text:p>
          </table:table-cell>
        </table:table-row>
      </table:table>
      <text:p text:style-name="P9"/>
      <text:p text:style-name="P9"/>
      <text:p text:style-name="P9"/>
      <text:p text:style-name="P9"/>
      <text:p text:style-name="P9"/>
      <text:p text:style-name="P9"/>
      <text:p text:style-name="P9"/>
      <text:p text:style-name="P9"/>
      <text:p text:style-name="P6"/>
      <text:p text:style-name="P6"/>
      <text:p text:style-name="P9"/>
      <text:p text:style-name="P9"/>
      <text:p text:style-name="P9">Київ</text:p>
      <text:p text:style-name="P9">“АВЕРС”</text:p>
      <text:p text:style-name="P9">200_</text:p>
      <text:p text:style-name="P38">МІНІСТЕРСТВО ОСВІТИ І НАУКИ УКРАЇНИ</text:p>
      <text:p text:style-name="P9">НАЦІОНАЛЬНИЙ ТЕХНІЧНИЙ УНІВЕРСИТЕТ УКРАЇНИ</text:p>
      <text:p text:style-name="P9">“КИЇВСЬКИЙ ПОЛІТЕХНІЧНИЙ ІНСТИТУТ”</text:p>
      <text:p text:style-name="P9"/>
      <text:p text:style-name="P9"/>
      <text:p text:style-name="P9"/>
      <text:p text:style-name="P98"/>
      <text:p text:style-name="P9"/>
      <text:p text:style-name="P9"/>
      <text:p text:style-name="P9"/>
      <text:p text:style-name="P9"/>
      <text:p text:style-name="P9"/>
      <text:p text:style-name="P9"/>
      <text:p text:style-name="P9"/>
      <text:p text:style-name="P9"/>
      <text:p text:style-name="P9">„Моделювання засобами С++”</text:p>
      <text:p text:style-name="P9">Навчальний посібник.</text:p>
      <text:p text:style-name="P11"/>
      <text:p text:style-name="P9"/>
      <text:p text:style-name="P9"/>
      <text:p text:style-name="P9"/>
      <text:p text:style-name="P9"/>
      <text:p text:style-name="P9"/>
      <text:p text:style-name="P9"/>
      <text:p text:style-name="P9"/>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7"/>
          </table:table-cell>
          <table:table-cell table:style-name="Таблица2.A1" office:value-type="string">
            <text:p text:style-name="P15"/>
            <text:p text:style-name="P14"/>
            <text:p text:style-name="P14"/>
            <text:p text:style-name="P14"/>
          </table:table-cell>
        </table:table-row>
        <table:table-row table:style-name="Таблица2.1">
          <table:table-cell table:style-name="Таблица2.A1" office:value-type="string">
            <text:p text:style-name="P16"/>
          </table:table-cell>
          <table:table-cell table:style-name="Таблица2.A1" office:value-type="string">
            <text:p text:style-name="P7"/>
          </table:table-cell>
        </table:table-row>
        <table:table-row table:style-name="Таблица2.3">
          <table:table-cell table:style-name="Таблица2.A1" office:value-type="string">
            <text:p text:style-name="P7"/>
          </table:table-cell>
          <table:table-cell table:style-name="Таблица2.A1" office:value-type="string">
            <text:p text:style-name="P8">Рекомендовано на засіданні </text:p>
            <text:p text:style-name="P8">методичної ради НТУУ «КПІ»</text:p>
            <text:p text:style-name="Standard"><text:span text:style-name="T1">протокол № </text:span><text:span text:style-name="T2">10</text:span><text:span text:style-name="T1"> від </text:span><text:span text:style-name="T2">16 </text:span><text:span text:style-name="T1">червня 2009р.</text:span></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6"/>
      <text:p text:style-name="P6"/>
      <text:p text:style-name="P9"/>
      <text:p text:style-name="P9"/>
      <text:p text:style-name="P9"/>
      <text:p text:style-name="P9"/>
      <text:p text:style-name="P9"/>
      <text:p text:style-name="P9">Київ</text:p>
      <text:p text:style-name="P9">“АВЕРС”</text:p>
      <text:p text:style-name="P9">200_</text:p>
      <text:p text:style-name="P39"><text:span text:style-name="T1">„Моделювання засобами С++” Навчальний посібник: Уклад.: О.В. Мачулянський, Д.Д.</text:span> <text:span text:style-name="T1">Татарчук.-К.: „АВЕРС” , 2008.-__ с.</text:span></text:p>
      <text:p text:style-name="P59">Зміст посібника відповідає програмі базової вищої освіти з напрямку 6.050801 – “ мікроелектроніка та наноелектроніка” </text:p>
      <text:p text:style-name="P70"/>
      <text:p text:style-name="P70"/>
      <text:p text:style-name="P70">Укладачі: <text:tab/><text:tab/></text:p>
      <text:p text:style-name="P70">О.В. Мачулянський, к.т.н., доц.</text:p>
      <text:p text:style-name="P70">Д.Д. Татарчук, к.т.н., доц.</text:p>
      <text:p text:style-name="P70"><text:s/></text:p>
      <text:p text:style-name="P70"/>
      <text:p text:style-name="P70">Відповідальний<text:tab/></text:p>
      <text:p text:style-name="P70">редактор <text:s text:c="10"/>О.В. Борисов, к.т.н., проф.</text:p>
      <text:p text:style-name="P70"/>
      <text:p text:style-name="P70">Рецензенти: <text:s text:c="5"/>В.Г. Вербицький, д.т.н., с.н.с.</text:p>
      <text:p text:style-name="P70"/>
      <text:p text:style-name="P70"><text:s text:c="28"/>О.М. Юрченко, д.т.н., проф.</text:p>
      <text:p text:style-name="P70"/>
      <text:p text:style-name="P70"/>
      <text:p text:style-name="P70"/>
      <text:p text:style-name="P70"/>
      <text:p text:style-name="P69"/>
      <text:p text:style-name="P69"/>
      <text:p text:style-name="P69"/>
      <text:p text:style-name="P69"/>
      <text:p text:style-name="P69"/>
      <text:p text:style-name="P70"/>
      <text:p text:style-name="P70"/>
      <text:p text:style-name="P69"/>
      <text:p text:style-name="P69"/>
      <text:p text:style-name="P69"/>
      <text:p text:style-name="P70"/>
      <text:p text:style-name="P70"/>
      <text:p text:style-name="P70"/>
      <text:p text:style-name="P69"/>
      <text:p text:style-name="P69"/>
      <text:p text:style-name="P69"/>
      <text:p text:style-name="P69"/>
      <text:p text:style-name="P69"/>
      <text:p text:style-name="Standard"><text:span text:style-name="T1">Підп. до друку 00.00.0_. Формат </text:span><text:span text:style-name="T1"><draw:frame draw:style-name="fr3" draw:name="Объект1" text:anchor-type="as-char" svg:width="2.258cm" svg:height="0.953cm" draw:z-index="0"><draw:object-ole xlink:href="./Object 2" xlink:type="simple" xlink:show="embed" xlink:actuate="onLoad"/><draw:image xlink:href="./ObjectReplacements/Object 2" xlink:type="simple" xlink:show="embed" xlink:actuate="onLoad"/></draw:frame></text:span><text:span text:style-name="T1">. Папір друк. №3. Друк офс.</text:span></text:p>
      <text:p text:style-name="Standard"><text:span text:style-name="T1">Ум. друк. арк. </text:span><text:span text:style-name="T2">0</text:span><text:span text:style-name="T1">.</text:span><text:span text:style-name="T2">0</text:span><text:span text:style-name="T1">. Наклад 200пр.</text:span></text:p>
      <text:p text:style-name="P8">Видавництво ПЦ “АВЕРС”</text:p>
      <text:p text:style-name="P12">03056, Київ, вул. Політехнічна, 16, тел.:241 86 00</text:p>
      <text:p text:style-name="P40"/>
      <text:p text:style-name="P42">ЗМІСТ</text:p>
      <text:table-of-content text:style-name="Sect1"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_RefHeading___Toc232991599" text:style-name="Internet_20_link" text:visited-style-name="Visited_20_Internet_20_Link"><text:span text:style-name="T5">Вступ<text:tab/>7</text:span></text:a></text:p>
          <text:p text:style-name="P2"><text:a xlink:type="simple" xlink:href="#__RefHeading___Toc232991600" text:style-name="Internet_20_link" text:visited-style-name="Visited_20_Internet_20_Link"><text:span text:style-name="T5">Основні поняття об’єктно-орієнтованого програмування<text:tab/>10</text:span></text:a></text:p>
          <text:p text:style-name="P4"><text:a xlink:type="simple" xlink:href="#__RefHeading___Toc232991601" text:style-name="Internet_20_link" text:visited-style-name="Visited_20_Internet_20_Link"><text:span text:style-name="T7">Контрольні запитання</text:span></text:a><text:a xlink:type="simple" xlink:href="#__RefHeading___Toc232991601" text:style-name="Internet_20_link" text:visited-style-name="Visited_20_Internet_20_Link"><text:span text:style-name="T5"><text:tab/>13</text:span></text:a></text:p>
          <text:p text:style-name="P2"><text:a xlink:type="simple" xlink:href="#__RefHeading___Toc232991602" text:style-name="Internet_20_link" text:visited-style-name="Visited_20_Internet_20_Link"><text:span text:style-name="T5">Особливості об’єктної моделі в С++<text:tab/>14</text:span></text:a></text:p>
          <text:p text:style-name="P4"><text:a xlink:type="simple" xlink:href="#__RefHeading___Toc232991603" text:style-name="Internet_20_link" text:visited-style-name="Visited_20_Internet_20_Link"><text:span text:style-name="T7">Контрольні запитання</text:span></text:a><text:a xlink:type="simple" xlink:href="#__RefHeading___Toc232991603" text:style-name="Internet_20_link" text:visited-style-name="Visited_20_Internet_20_Link"><text:span text:style-name="T5"><text:tab/>17</text:span></text:a></text:p>
          <text:p text:style-name="P2"><text:a xlink:type="simple" xlink:href="#__RefHeading___Toc232991604" text:style-name="Internet_20_link" text:visited-style-name="Visited_20_Internet_20_Link"><text:span text:style-name="T5">Ініціалізація і знищення об’єктів. Конструктори та деструктори<text:tab/>18</text:span></text:a></text:p>
          <text:p text:style-name="P2"><text:a xlink:type="simple" xlink:href="#__RefHeading___Toc232991605" text:style-name="Internet_20_link" text:visited-style-name="Visited_20_Internet_20_Link"><text:span text:style-name="T5">Динамічний розподіл пам’яті<text:tab/>20</text:span></text:a></text:p>
          <text:p text:style-name="P4"><text:a xlink:type="simple" xlink:href="#__RefHeading___Toc232991606" text:style-name="Internet_20_link" text:visited-style-name="Visited_20_Internet_20_Link"><text:span text:style-name="T7">Контрольні запитання</text:span></text:a><text:a xlink:type="simple" xlink:href="#__RefHeading___Toc232991606" text:style-name="Internet_20_link" text:visited-style-name="Visited_20_Internet_20_Link"><text:span text:style-name="T5"><text:tab/>21</text:span></text:a></text:p>
          <text:p text:style-name="P2"><text:a xlink:type="simple" xlink:href="#__RefHeading___Toc232991607" text:style-name="Internet_20_link" text:visited-style-name="Visited_20_Internet_20_Link"><text:span text:style-name="T5">Доступ до полів та методів класу. Статичні члени класу<text:tab/>22</text:span></text:a></text:p>
          <text:p text:style-name="P2"><text:a xlink:type="simple" xlink:href="#__RefHeading___Toc232991608" text:style-name="Internet_20_link" text:visited-style-name="Visited_20_Internet_20_Link"><text:span text:style-name="T5">Реалізація механізмів успадкування та поліморфізму в С++. Доступ до членів базових класів<text:tab/>24</text:span></text:a></text:p>
          <text:p text:style-name="P4"><text:a xlink:type="simple" xlink:href="#__RefHeading___Toc232991609" text:style-name="Internet_20_link" text:visited-style-name="Visited_20_Internet_20_Link"><text:span text:style-name="T7">Контрольні запитання</text:span></text:a><text:a xlink:type="simple" xlink:href="#__RefHeading___Toc232991609" text:style-name="Internet_20_link" text:visited-style-name="Visited_20_Internet_20_Link"><text:span text:style-name="T5"><text:tab/>26</text:span></text:a></text:p>
          <text:p text:style-name="P2"><text:a xlink:type="simple" xlink:href="#__RefHeading___Toc232991610" text:style-name="Internet_20_link" text:visited-style-name="Visited_20_Internet_20_Link"><text:span text:style-name="T5">Друзі класу<text:tab/>27</text:span></text:a></text:p>
          <text:p text:style-name="P2"><text:a xlink:type="simple" xlink:href="#__RefHeading___Toc232991611" text:style-name="Internet_20_link" text:visited-style-name="Visited_20_Internet_20_Link"><text:span text:style-name="T5">Шаблони класів<text:tab/>29</text:span></text:a></text:p>
          <text:p text:style-name="P2"><text:a xlink:type="simple" xlink:href="#__RefHeading___Toc232991612" text:style-name="Internet_20_link" text:visited-style-name="Visited_20_Internet_20_Link"><text:span text:style-name="T5">Перевантаження операторів для класів<text:tab/>31</text:span></text:a></text:p>
          <text:p text:style-name="P4"><text:a xlink:type="simple" xlink:href="#__RefHeading___Toc232991613" text:style-name="Internet_20_link" text:visited-style-name="Visited_20_Internet_20_Link"><text:span text:style-name="T7">Контрольні запитання</text:span></text:a><text:a xlink:type="simple" xlink:href="#__RefHeading___Toc232991613" text:style-name="Internet_20_link" text:visited-style-name="Visited_20_Internet_20_Link"><text:span text:style-name="T5"><text:tab/>32</text:span></text:a></text:p>
          <text:p text:style-name="P2"><text:a xlink:type="simple" xlink:href="#__RefHeading___Toc232991614" text:style-name="Internet_20_link" text:visited-style-name="Visited_20_Internet_20_Link"><text:span text:style-name="T5">Статичні та динамічні масиви<text:tab/>33</text:span></text:a></text:p>
          <text:p text:style-name="P4"><text:a xlink:type="simple" xlink:href="#__RefHeading___Toc232991615" text:style-name="Internet_20_link" text:visited-style-name="Visited_20_Internet_20_Link"><text:span text:style-name="T7">Методи сортування масивів.</text:span></text:a><text:a xlink:type="simple" xlink:href="#__RefHeading___Toc232991615" text:style-name="Internet_20_link" text:visited-style-name="Visited_20_Internet_20_Link"><text:span text:style-name="T5"><text:tab/>33</text:span></text:a></text:p>
          <text:p text:style-name="P5"><text:a xlink:type="simple" xlink:href="#__RefHeading___Toc232991616" text:style-name="Internet_20_link" text:visited-style-name="Visited_20_Internet_20_Link"><text:span text:style-name="T7">Сортування за допомогою включення</text:span></text:a><text:a xlink:type="simple" xlink:href="#__RefHeading___Toc232991616" text:style-name="Internet_20_link" text:visited-style-name="Visited_20_Internet_20_Link"><text:span text:style-name="T5"><text:tab/>34</text:span></text:a></text:p>
          <text:p text:style-name="P5"><text:a xlink:type="simple" xlink:href="#__RefHeading___Toc232991617" text:style-name="Internet_20_link" text:visited-style-name="Visited_20_Internet_20_Link"><text:span text:style-name="T7">Сортування за допомогою прямого выбору</text:span></text:a><text:a xlink:type="simple" xlink:href="#__RefHeading___Toc232991617" text:style-name="Internet_20_link" text:visited-style-name="Visited_20_Internet_20_Link"><text:span text:style-name="T5"><text:tab/>36</text:span></text:a></text:p>
          <text:p text:style-name="P5"><text:a xlink:type="simple" xlink:href="#__RefHeading___Toc232991618" text:style-name="Internet_20_link" text:visited-style-name="Visited_20_Internet_20_Link"><text:span text:style-name="T7">Сортування за допомогою обміну</text:span></text:a><text:a xlink:type="simple" xlink:href="#__RefHeading___Toc232991618" text:style-name="Internet_20_link" text:visited-style-name="Visited_20_Internet_20_Link"><text:span text:style-name="T5"><text:tab/>38</text:span></text:a></text:p>
          <text:p text:style-name="P4"><text:a xlink:type="simple" xlink:href="#__RefHeading___Toc232991619" text:style-name="Internet_20_link" text:visited-style-name="Visited_20_Internet_20_Link"><text:span text:style-name="T7">Методи пошуку у масивах</text:span></text:a><text:a xlink:type="simple" xlink:href="#__RefHeading___Toc232991619" text:style-name="Internet_20_link" text:visited-style-name="Visited_20_Internet_20_Link"><text:span text:style-name="T5"><text:tab/>40</text:span></text:a></text:p>
          <text:p text:style-name="P5"><text:a xlink:type="simple" xlink:href="#__RefHeading___Toc232991620" text:style-name="Internet_20_link" text:visited-style-name="Visited_20_Internet_20_Link"><text:span text:style-name="T7">Прямий лінійний пошук</text:span></text:a><text:a xlink:type="simple" xlink:href="#__RefHeading___Toc232991620" text:style-name="Internet_20_link" text:visited-style-name="Visited_20_Internet_20_Link"><text:span text:style-name="T5"><text:tab/>41</text:span></text:a></text:p>
          <text:p text:style-name="P5"><text:a xlink:type="simple" xlink:href="#__RefHeading___Toc232991621" text:style-name="Internet_20_link" text:visited-style-name="Visited_20_Internet_20_Link"><text:span text:style-name="T7">Бінарний пошук</text:span></text:a><text:a xlink:type="simple" xlink:href="#__RefHeading___Toc232991621" text:style-name="Internet_20_link" text:visited-style-name="Visited_20_Internet_20_Link"><text:span text:style-name="T5"><text:tab/>43</text:span></text:a></text:p>
          <text:p text:style-name="P4"><text:a xlink:type="simple" xlink:href="#__RefHeading___Toc232991622" text:style-name="Internet_20_link" text:visited-style-name="Visited_20_Internet_20_Link"><text:span text:style-name="T7">Контрольні запитання</text:span></text:a><text:a xlink:type="simple" xlink:href="#__RefHeading___Toc232991622" text:style-name="Internet_20_link" text:visited-style-name="Visited_20_Internet_20_Link"><text:span text:style-name="T5"><text:tab/>47</text:span></text:a></text:p>
          <text:p text:style-name="P2"><text:a xlink:type="simple" xlink:href="#__RefHeading___Toc232991623" text:style-name="Internet_20_link" text:visited-style-name="Visited_20_Internet_20_Link"><text:span text:style-name="T5">Списки. Сортування списків, пошук у списках<text:tab/>48</text:span></text:a></text:p>
          <text:p text:style-name="P4"><text:a xlink:type="simple" xlink:href="#__RefHeading___Toc232991624" text:style-name="Internet_20_link" text:visited-style-name="Visited_20_Internet_20_Link"><text:span text:style-name="T7">Контрольні запитання</text:span></text:a><text:a xlink:type="simple" xlink:href="#__RefHeading___Toc232991624" text:style-name="Internet_20_link" text:visited-style-name="Visited_20_Internet_20_Link"><text:span text:style-name="T5"><text:tab/>53</text:span></text:a></text:p>
          <text:p text:style-name="P2"><text:a xlink:type="simple" xlink:href="#__RefHeading___Toc232991625" text:style-name="Internet_20_link" text:visited-style-name="Visited_20_Internet_20_Link"><text:span text:style-name="T5">Стеки<text:tab/>54</text:span></text:a></text:p>
          <text:p text:style-name="P4"><text:a xlink:type="simple" xlink:href="#__RefHeading___Toc232991626" text:style-name="Internet_20_link" text:visited-style-name="Visited_20_Internet_20_Link"><text:span text:style-name="T7">Контрольні запитання</text:span></text:a><text:a xlink:type="simple" xlink:href="#__RefHeading___Toc232991626" text:style-name="Internet_20_link" text:visited-style-name="Visited_20_Internet_20_Link"><text:span text:style-name="T5"><text:tab/>56</text:span></text:a></text:p>
          <text:p text:style-name="P2"><text:soft-page-break/><text:a xlink:type="simple" xlink:href="#__RefHeading___Toc232991627" text:style-name="Internet_20_link" text:visited-style-name="Visited_20_Internet_20_Link"><text:span text:style-name="T5">Черги прості та циклічні<text:tab/>57</text:span></text:a></text:p>
          <text:p text:style-name="P4"><text:a xlink:type="simple" xlink:href="#__RefHeading___Toc232991628" text:style-name="Internet_20_link" text:visited-style-name="Visited_20_Internet_20_Link"><text:span text:style-name="T7">Прості черги</text:span></text:a><text:a xlink:type="simple" xlink:href="#__RefHeading___Toc232991628" text:style-name="Internet_20_link" text:visited-style-name="Visited_20_Internet_20_Link"><text:span text:style-name="T5"><text:tab/>57</text:span></text:a></text:p>
          <text:p text:style-name="P4"><text:a xlink:type="simple" xlink:href="#__RefHeading___Toc232991629" text:style-name="Internet_20_link" text:visited-style-name="Visited_20_Internet_20_Link"><text:span text:style-name="T7">Циклічні черги</text:span></text:a><text:a xlink:type="simple" xlink:href="#__RefHeading___Toc232991629" text:style-name="Internet_20_link" text:visited-style-name="Visited_20_Internet_20_Link"><text:span text:style-name="T5"><text:tab/>60</text:span></text:a></text:p>
          <text:p text:style-name="P4"><text:a xlink:type="simple" xlink:href="#__RefHeading___Toc232991630" text:style-name="Internet_20_link" text:visited-style-name="Visited_20_Internet_20_Link"><text:span text:style-name="T7">Контрольні запитання</text:span></text:a><text:a xlink:type="simple" xlink:href="#__RefHeading___Toc232991630" text:style-name="Internet_20_link" text:visited-style-name="Visited_20_Internet_20_Link"><text:span text:style-name="T5"><text:tab/>64</text:span></text:a></text:p>
          <text:p text:style-name="P2"><text:a xlink:type="simple" xlink:href="#__RefHeading___Toc232991631" text:style-name="Internet_20_link" text:visited-style-name="Visited_20_Internet_20_Link"><text:span text:style-name="T5">Бінарні дерева<text:tab/>65</text:span></text:a></text:p>
          <text:p text:style-name="P4"><text:a xlink:type="simple" xlink:href="#__RefHeading___Toc232991632" text:style-name="Internet_20_link" text:visited-style-name="Visited_20_Internet_20_Link"><text:span text:style-name="T7">Доступ до елементів дерева. Сортування бінарних дерев. Пошук у бінарних деревах</text:span></text:a><text:a xlink:type="simple" xlink:href="#__RefHeading___Toc232991632" text:style-name="Internet_20_link" text:visited-style-name="Visited_20_Internet_20_Link"><text:span text:style-name="T5"><text:tab/>65</text:span></text:a></text:p>
          <text:p text:style-name="P4"><text:a xlink:type="simple" xlink:href="#__RefHeading___Toc232991633" text:style-name="Internet_20_link" text:visited-style-name="Visited_20_Internet_20_Link"><text:span text:style-name="T7">Контрольні запитання</text:span></text:a><text:a xlink:type="simple" xlink:href="#__RefHeading___Toc232991633" text:style-name="Internet_20_link" text:visited-style-name="Visited_20_Internet_20_Link"><text:span text:style-name="T5"><text:tab/>70</text:span></text:a></text:p>
          <text:p text:style-name="P2"><text:a xlink:type="simple" xlink:href="#__RefHeading___Toc232991634" text:style-name="Internet_20_link" text:visited-style-name="Visited_20_Internet_20_Link"><text:span text:style-name="T5">Контрольна робота<text:tab/>71</text:span></text:a></text:p>
          <text:p text:style-name="P3"><text:a xlink:type="simple" xlink:href="#__RefHeading___Toc232991635" text:style-name="Internet_20_link" text:visited-style-name="Visited_20_Internet_20_Link"><text:span text:style-name="T5">3.<text:tab/>ЛАБОРАТОРНІ РОБОТИ<text:tab/>76</text:span></text:a></text:p>
          <text:p text:style-name="P4"><text:a xlink:type="simple" xlink:href="#__RefHeading___Toc232991636" text:style-name="Internet_20_link" text:visited-style-name="Visited_20_Internet_20_Link"><text:span text:style-name="T7">Порядок виконання лабораторних робіт :</text:span></text:a><text:a xlink:type="simple" xlink:href="#__RefHeading___Toc232991636" text:style-name="Internet_20_link" text:visited-style-name="Visited_20_Internet_20_Link"><text:span text:style-name="T5"><text:tab/>76</text:span></text:a></text:p>
          <text:p text:style-name="P4"><text:a xlink:type="simple" xlink:href="#__RefHeading___Toc232991637" text:style-name="Internet_20_link" text:visited-style-name="Visited_20_Internet_20_Link"><text:span text:style-name="T5">Зміст звіту</text:span></text:a><text:a xlink:type="simple" xlink:href="#__RefHeading___Toc232991637" text:style-name="Internet_20_link" text:visited-style-name="Visited_20_Internet_20_Link"><text:span text:style-name="T7">:</text:span></text:a><text:a xlink:type="simple" xlink:href="#__RefHeading___Toc232991637" text:style-name="Internet_20_link" text:visited-style-name="Visited_20_Internet_20_Link"><text:span text:style-name="T5"><text:tab/>76</text:span></text:a></text:p>
          <text:p text:style-name="P4"><text:a xlink:type="simple" xlink:href="#__RefHeading___Toc232991638" text:style-name="Internet_20_link" text:visited-style-name="Visited_20_Internet_20_Link"><text:span text:style-name="T7">Порядок захисту робіт.</text:span></text:a><text:a xlink:type="simple" xlink:href="#__RefHeading___Toc232991638" text:style-name="Internet_20_link" text:visited-style-name="Visited_20_Internet_20_Link"><text:span text:style-name="T5"><text:tab/>76</text:span></text:a></text:p>
          <text:p text:style-name="P4"><text:a xlink:type="simple" xlink:href="#__RefHeading___Toc232991639" text:style-name="Internet_20_link" text:visited-style-name="Visited_20_Internet_20_Link"><text:span text:style-name="T7">Лабораторна робота №1.</text:span></text:a><text:a xlink:type="simple" xlink:href="#__RefHeading___Toc232991639" text:style-name="Internet_20_link" text:visited-style-name="Visited_20_Internet_20_Link"><text:span text:style-name="T5"><text:tab/>77</text:span></text:a></text:p>
          <text:p text:style-name="P4"><text:a xlink:type="simple" xlink:href="#__RefHeading___Toc232991640" text:style-name="Internet_20_link" text:visited-style-name="Visited_20_Internet_20_Link"><text:span text:style-name="T7">Лабораторна робота №2.</text:span></text:a><text:a xlink:type="simple" xlink:href="#__RefHeading___Toc232991640" text:style-name="Internet_20_link" text:visited-style-name="Visited_20_Internet_20_Link"><text:span text:style-name="T5"><text:tab/>78</text:span></text:a></text:p>
          <text:p text:style-name="P4"><text:a xlink:type="simple" xlink:href="#__RefHeading___Toc232991641" text:style-name="Internet_20_link" text:visited-style-name="Visited_20_Internet_20_Link"><text:span text:style-name="T7">Лабораторна робота №3.</text:span></text:a><text:a xlink:type="simple" xlink:href="#__RefHeading___Toc232991641" text:style-name="Internet_20_link" text:visited-style-name="Visited_20_Internet_20_Link"><text:span text:style-name="T5"><text:tab/>80</text:span></text:a></text:p>
          <text:p text:style-name="P4"><text:a xlink:type="simple" xlink:href="#__RefHeading___Toc232991642" text:style-name="Internet_20_link" text:visited-style-name="Visited_20_Internet_20_Link"><text:span text:style-name="T5">Лабораторна робота №4.<text:tab/>81</text:span></text:a></text:p>
          <text:p text:style-name="P4"><text:a xlink:type="simple" xlink:href="#__RefHeading___Toc232991643" text:style-name="Internet_20_link" text:visited-style-name="Visited_20_Internet_20_Link"><text:span text:style-name="T7">Лабораторна робота №5.</text:span></text:a><text:a xlink:type="simple" xlink:href="#__RefHeading___Toc232991643" text:style-name="Internet_20_link" text:visited-style-name="Visited_20_Internet_20_Link"><text:span text:style-name="T5"><text:tab/>82</text:span></text:a></text:p>
          <text:p text:style-name="P2"><text:a xlink:type="simple" xlink:href="#__RefHeading___Toc232991644" text:style-name="Internet_20_link" text:visited-style-name="Visited_20_Internet_20_Link"><text:span text:style-name="T5">Список використаної літератури<text:tab/>83</text:span></text:a></text:p>
        </text:index-body>
      </text:table-of-content>
      <text:p text:style-name="P78"/>
      <text:h text:style-name="Heading_20_1" text:outline-level="1"><text:bookmark-start text:name="__RefHeading___Toc232991599"/>Вступ<text:bookmark-end text:name="__RefHeading___Toc232991599"/></text:h>
      <text:p text:style-name="P92">В зв’язку з швидким розвитком обчислювальної техніки широкого розповсюдження при проведенні наукових досліджень та інженерного проектування набув обчислювальний експеримент. Обчислювальний експеримент базується на побудові та аналізі за допомогою ЕОМ математичних моделей досліджуваного об’єкту.</text:p>
      <text:p text:style-name="P91"><text:span text:style-name="T6">Розглянемо схему обчислювального експерименту (рис. 1.1) [</text:span><text:span text:style-name="T6"><text:bookmark-ref text:reference-format="number" text:ref-name="_Ref203279323">1.</text:bookmark-ref></text:span><text:span text:style-name="T6">].</text:span></text:p>
      <text:p text:style-name="P94"/>
      <text:p text:style-name="P22"><draw:g text:anchor-type="char" draw:z-index="119" draw:name="Фигура1" draw:style-name="gr1"><draw:g draw:style-name="gr2"><draw:g draw:style-name="gr2"><draw:g draw:style-name="gr2"><draw:g draw:style-name="gr2"><draw:custom-shape draw:style-name="gr3" draw:text-style-name="P183" svg:width="4.573cm" svg:height="2.541cm" svg:x="0.801cm" svg:y="0.051cm"><text:p/><draw:enhanced-geometry svg:viewBox="0 0 21600 21600" draw:type="rectangle" draw:enhanced-path="M 0 0 L 21600 0 21600 21600 0 21600 0 0 Z N"/></draw:custom-shape><draw:frame draw:style-name="gr4" draw:text-style-name="P183" svg:width="3.557cm" svg:height="1.779cm" svg:x="1.309cm" svg:y="0.559cm"><draw:text-box><text:p text:style-name="P184"><text:span text:style-name="T25">1 – об’єкт дослідження</text:span></text:p></draw:text-box></draw:frame></draw:g><draw:g draw:style-name="gr2"><draw:custom-shape draw:style-name="gr3" draw:text-style-name="P183" svg:width="4.573cm" svg:height="2.541cm" svg:x="6.389cm" svg:y="0.051cm"><text:p/><draw:enhanced-geometry svg:viewBox="0 0 21600 21600" draw:type="rectangle" draw:enhanced-path="M 0 0 L 21600 0 21600 21600 0 21600 0 0 Z N"/></draw:custom-shape><draw:frame draw:style-name="gr4" draw:text-style-name="P183" svg:width="3.557cm" svg:height="1.779cm" svg:x="6.897cm" svg:y="0.559cm"><draw:text-box><text:p text:style-name="P184"><text:span text:style-name="T25">2 – матема-тична модель</text:span></text:p></draw:text-box></draw:frame></draw:g><draw:line draw:style-name="gr5" draw:text-style-name="P185" svg:x1="5.373cm" svg:y1="1.321cm" svg:x2="6.389cm" svg:y2="1.321cm"><text:p/></draw:line></draw:g><draw:g draw:style-name="gr2"><draw:custom-shape draw:style-name="gr3" draw:text-style-name="P183" svg:width="4.573cm" svg:height="2.541cm" svg:x="11.977cm" svg:y="0.051cm"><text:p/><draw:enhanced-geometry svg:viewBox="0 0 21600 21600" draw:type="rectangle" draw:enhanced-path="M 0 0 L 21600 0 21600 21600 0 21600 0 0 Z N"/></draw:custom-shape><draw:frame draw:style-name="gr4" draw:text-style-name="P183" svg:width="3.557cm" svg:height="1.779cm" svg:x="12.485cm" svg:y="0.559cm"><draw:text-box><text:p text:style-name="P184"><text:span text:style-name="T25">3 –метод обчислення</text:span></text:p></draw:text-box></draw:frame></draw:g><draw:line draw:style-name="gr5" draw:text-style-name="P185" svg:x1="10.961cm" svg:y1="1.321cm" svg:x2="11.977cm" svg:y2="1.321cm"><text:p/></draw:line></draw:g><draw:g draw:style-name="gr2"><draw:custom-shape draw:style-name="gr3" draw:text-style-name="P183" svg:width="4.573cm" svg:height="2.541cm" svg:x="12.231cm" svg:y="3.861cm"><text:p/><draw:enhanced-geometry svg:viewBox="0 0 21600 21600" draw:type="rectangle" draw:enhanced-path="M 0 0 L 21600 0 21600 21600 0 21600 0 0 Z N"/></draw:custom-shape><draw:frame draw:style-name="gr4" draw:text-style-name="P183" svg:width="3.557cm" svg:height="1.779cm" svg:x="12.739cm" svg:y="4.369cm"><draw:text-box><text:p text:style-name="P184"><text:span text:style-name="T25">4 – програму-вання</text:span></text:p></draw:text-box></draw:frame></draw:g><draw:line draw:style-name="gr5" draw:text-style-name="P185" svg:x1="14.517cm" svg:y1="2.591cm" svg:x2="14.517cm" svg:y2="3.861cm"><text:p/></draw:line></draw:g><draw:g draw:style-name="gr2"><draw:custom-shape draw:style-name="gr3" draw:text-style-name="P183" svg:width="4.573cm" svg:height="2.541cm" svg:x="6.389cm" svg:y="3.861cm"><text:p/><draw:enhanced-geometry svg:viewBox="0 0 21600 21600" draw:type="rectangle" draw:enhanced-path="M 0 0 L 21600 0 21600 21600 0 21600 0 0 Z N"/></draw:custom-shape><draw:frame draw:style-name="gr4" draw:text-style-name="P183" svg:width="3.557cm" svg:height="1.779cm" svg:x="6.897cm" svg:y="4.369cm"><draw:text-box><text:p text:style-name="P184"><text:span text:style-name="T25">5 – обчислен-ня</text:span></text:p></draw:text-box></draw:frame></draw:g><draw:line draw:style-name="gr5" draw:text-style-name="P185" svg:x1="12.231cm" svg:y1="5.131cm" svg:x2="10.961cm" svg:y2="5.131cm"><text:p/></draw:line><draw:frame draw:style-name="gr4" draw:text-style-name="P187" svg:width="16.003cm" svg:height="1.271cm" svg:x="0.801cm" svg:y="6.849cm"><draw:text-box><text:p text:style-name="P186"><text:span text:style-name="T26">Рис. 1.1. Схема обчислювального експерименту</text:span></text:p></draw:text-box></draw:frame><draw:g draw:style-name="gr2"><draw:g draw:style-name="gr2"><draw:custom-shape draw:style-name="gr3" draw:text-style-name="P183" svg:width="4.573cm" svg:height="2.541cm" svg:x="0.801cm" svg:y="3.861cm"><text:p/><draw:enhanced-geometry svg:viewBox="0 0 21600 21600" draw:type="rectangle" draw:enhanced-path="M 0 0 L 21600 0 21600 21600 0 21600 0 0 Z N"/></draw:custom-shape><draw:frame draw:style-name="gr4" draw:text-style-name="P183" svg:width="3.557cm" svg:height="1.779cm" svg:x="1.309cm" svg:y="4.369cm"><draw:text-box><text:p text:style-name="P184"><text:span text:style-name="T25">6 – аналіз результатів</text:span></text:p></draw:text-box></draw:frame></draw:g><draw:line draw:style-name="gr5" draw:text-style-name="P185" svg:x1="6.389cm" svg:y1="5.131cm" svg:x2="5.373cm" svg:y2="5.131cm"><text:p/></draw:line><draw:line draw:style-name="gr6" draw:text-style-name="P185" svg:x1="3.087cm" svg:y1="3.861cm" svg:x2="3.087cm" svg:y2="3.293cm"><text:p/></draw:line><draw:line draw:style-name="gr6" draw:text-style-name="P185" svg:x1="3.087cm" svg:y1="3.293cm" svg:x2="5.881cm" svg:y2="3.293cm"><text:p/></draw:line><draw:line draw:style-name="gr5" draw:text-style-name="P185" svg:x1="5.881cm" svg:y1="3.293cm" svg:x2="5.881cm" svg:y2="1.261cm"><text:p/></draw:line></draw:g></draw:g></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93"/>
      <text:p text:style-name="P91"><text:span text:style-name="T6">Нехай необхідно дослідити якийсь об’єкт, явище або процес (1). Тоді спочатку формулюються основні закони та взаємозв’язки, що описують даний об’єкт. На їх основі розробляється математична модель (2), що являє собою, як правило, запис цих законів у вигляді системи рівнянь (алгебраїчних, диференціальних, інтегральних і т.д.). Після того, як задачу </text:span><text:span text:style-name="T15">c</text:span><text:span text:style-name="T6">формульовано, її необхідно розв’язати. Тільки в досить простих випадках вдається отримати розв’язок у явному вигляді. В більшості випадків виникає необхідність використання того чи іншого наближеного методу (обчислювального методу або дискретної моделі). На основі отриманої дискретної моделі будується обчислювальний алгоритм, результатом реалізації якого є число або таблиця чисел.</text:span></text:p>
      <text:p text:style-name="P92"><text:soft-page-break/>Для реалізації обчислювального методу необхідно розробити програму для ЕОМ (4). Після розробки та відладки програми наступає етап проведення обчислень (5). Отримані результати детально аналізують (6) з точки зору їх відповідності досліджуваному явищу і, при необхідності вносяться зміни в математичну модель або обирається інший обчислювальний метод. Цей цикл повторюється доти, доки не буде отримано результати з необхідною точністю.</text:p>
      <text:p text:style-name="P91"><text:span text:style-name="T6">З огляду на вказане вище, одним з найважливіших питань при розробці програми є питання правильної організації даних, тому </text:span><text:span text:style-name="T10">предметом посібника</text:span><text:span text:style-name="T6"> є методологія розробки програмного забезпечення, а саме аспекти вибору структури даних та алгоритмів їх обробки, які у значній мірі зумовлюють ефективність програми і всього обчислювального експерименту[</text:span><text:span text:style-name="T6"><text:bookmark-ref text:reference-format="number" text:ref-name="_Ref174074149">2.</text:bookmark-ref></text:span><text:span text:style-name="T6">].</text:span></text:p>
      <text:p text:style-name="P91"><text:span text:style-name="T11">Метою посібника</text:span><text:span text:style-name="T9"> є оволодіння теоретичними основами обробки структурованих даних, методами формування абстрактних типів даних на основі концепції об’єктно орієнтованого програмування. </text:span></text:p>
      <text:p text:style-name="P91"><text:span text:style-name="T12">Основними задачами </text:span><text:span text:style-name="T11">посібника</text:span><text:span text:style-name="T8"> є формування теоретичної бази використання сучасних методів обробки даних на ЕОМ, а також вироблення практичних навичок використання абстрактних типів даних для розв’язку інженерних задач.</text:span></text:p>
      <text:p text:style-name="P50">Посібник може бути використаний при вивченні дисциплін «Програмування та алгоритмічні мови» та «Алгоритми і структури даних», які є базовими для вивчення дисциплін «Обчислювальна математика», «Моделювання в електроніці.», «Моделювання технології та інтегральних мікросхем».</text:p>
      <text:p text:style-name="P97"><text:span text:style-name="T6">Структурно посібник складається з двох частин. В першій частині вивчаються основи об</text:span><text:span text:style-name="T3">’</text:span><text:span text:style-name="T6">єктно-орієнтованого програмування з використанням мови програмування С++. В другій частині розглядаються типові структури даних та методи роботи з ними.</text:span></text:p>
      <text:p text:style-name="P97"><text:soft-page-break/><text:span text:style-name="T6">Чому за основу при викладанні курсу вибрано саме мову програмування С++ </text:span><text:span text:style-name="T3">? </text:span><text:span text:style-name="T6">Відповідь на це запитання дуже проста. По-перше – мова програмування С++ на сьогодняшній день є однією з найпоширеніших і набільш універсальних мов програмування, яка може успішно використовуватись для реалізації різноманітних задач, а саме системних, обчислювальних і т.д. По-друге – мова програмування С++ реалізована для багатьох операційних систем, що дає змогу не прив’язуватись до конкретної операційної системи, а використовувати ті засоби, які є в наявності. По-третє – ця мова має розвинені засоби </text:span><text:span text:style-name="T8">об’єктно-орієнтованого програмування, що дає майже необмежені можливості</text:span><text:span text:style-name="T6"> для розробки та підтримки нестандартних (визначених користувачем) типів даних при розв’язку реальних інженерних задач. </text:span></text:p>
      <text:h text:style-name="Heading_20_1" text:outline-level="1"><text:bookmark-start text:name="__RefHeading___Toc232991600"/>Основні поняття об’єктно-орієнтованого програмування<text:bookmark-end text:name="__RefHeading___Toc232991600"/></text:h>
      <text:p text:style-name="P51">Моделювання процесів реального світу є досить складною задачею, оскільки модель повинна відповідати багатьом вимогам, а саме:</text:p>
      <text:p text:style-name="P51">- відображати процеси, що моделюються з високою точністю;</text:p>
      <text:p text:style-name="P51">- мати однозначну відповідність між параметрами системи і фізичними процесами;</text:p>
      <text:p text:style-name="P51">- бути достатньо простою для реалізації.</text:p>
      <text:p text:style-name="P45"><text:span text:style-name="T8">Ці вимоги є досить суперечливими. Так, наприклад, моделі, що відображають явища з високою точністю можуть бути занадто складними і потребувати занадто великих машинних ресурсів. Тому при моделюванні реальних явищ користуються спрощеними моделями, які враховують лише ті особливості системи, що є найбільш загальними і значущими для даної системи, або іншими словами використовують певний рівень абстрагування. При цьому, в процесі моделювання, розроблюються структури даних, що характеризують дане явище чи систему. Ці структури даних формуються з урахуванням рівня абстрагування і доступних можливостей засобів розробки, а саме мови програмування, апаратної бази, операційної системи і т.д. Такі структури даних називаються </text:span><text:span text:style-name="T12">абстрактними типами даних</text:span><text:span text:style-name="T8">.</text:span></text:p>
      <text:p text:style-name="P51">Для програмної реалізації абстрактних типів даних в мові програмування С++ використовується об'єктно-орієнтоване програмування (ООП).</text:p>
      <text:p text:style-name="P45"><text:span text:style-name="T8">Основна ідея об'єктно-орієнтованого програмування полягає в об'єднанні даних і алгоритмів для їх обробки в єдине ціле[</text:span><text:span text:style-name="T4"><text:bookmark-ref text:reference-format="number" text:ref-name="_Ref203365803">3.</text:bookmark-ref></text:span><text:span text:style-name="T8">], єдину інформаційну структуру, єдиний тип даних. Цей тип даних специфікує члени-дані, звані <text:s/>полями, і операції для роботи з цими даними, звані методами. Поля описують параметри та характеристики системи, а методи описують поведінку системи, а саме взаємозв</text:span><text:span text:style-name="T4">’</text:span><text:span text:style-name="T8">язок між параметрами системи та реакції системи на вплив зовнішніх по відношенню до неї чинників.</text:span></text:p>
      <text:p text:style-name="P51"><text:soft-page-break/>Наприклад нам необхідно написати програму, що моделює поведінку системи, яка складається з пружини, закріпленої одним кінцем до стелі, і тягарця закріпленого на вільному кінці пружини. Нехай нас цікавить положення тягарця в залежності від його маси , параметрів пружини та прикладеної зовнішньої сили. Для простоти будемо розглядати одновимірний випадок, коли зміщення тягарця може відбуватись лише вздовж осі пружини.</text:p>
      <text:p text:style-name="P45"><text:span text:style-name="T8">Тоді абстрактний тип даних, що описує дану систему повинен містити для збереження параметрів системи наступні поля</text:span><text:span text:style-name="T6"> – </text:span><text:span text:style-name="T8">змінну для збереження маси тягарця, змінні для збереження жорсткості пружини та довжини пружини у вільному стані, змінну для збереження величини зовнішньої сили. Також цей тип даних повинен містити функцію, яка вираховує положення тягарця в залежності від величини вищевказаних змінних, а також додаткові (службові) функції для встановлення потрібних значень вищевказаних змінних і відображення результатів розрахунку.</text:span></text:p>
      <text:p text:style-name="P95">Концепція ООП базується на наступних принципах:</text:p>
      <text:p text:style-name="P95">- абстрагування;</text:p>
      <text:p text:style-name="P97"><text:span text:style-name="T8">-</text:span><text:span text:style-name="T16"> </text:span><text:span text:style-name="T8">інкапсуляція;</text:span></text:p>
      <text:p text:style-name="P96">- успадкування;</text:p>
      <text:p text:style-name="P96">- поліморфізм;</text:p>
      <text:p text:style-name="P96">- повторне використання коду.</text:p>
      <text:p text:style-name="P95">Дамо означення цих принципів.</text:p>
      <text:p text:style-name="P91"><text:span text:style-name="T10">Абстрагування</text:span><text:span text:style-name="T6"> – це виділення найбільш загальних і значимих особливостей досліджуваної системи з метою спрощення результуючої моделі. Результатом абстрагування є розроблення абстрактного типу даних.</text:span></text:p>
      <text:p text:style-name="P91"><text:span text:style-name="T10">Інкапсуляція</text:span><text:span text:style-name="T6"> – це поєднання в одній абстрактній інформаційній структурі даних (полів) та алгоритмів їх обробки (методів).</text:span></text:p>
      <text:p text:style-name="P91"><text:span text:style-name="T10">Успадкування</text:span><text:span text:style-name="T6"> – це засіб побудови нових (</text:span><text:span text:style-name="T10">породжених</text:span><text:span text:style-name="T6">) абстрактних інформаційних структур на основі уже існуючих (</text:span><text:span text:style-name="T10">базових</text:span><text:span text:style-name="T6">). При цьому породжені структури утворюються шляхом додавання нових полів та методів або шляхом модифікації існуючих і можуть успадковувати деякі або всі </text:span><text:soft-page-break/><text:span text:style-name="T6">властивості базових структур. Це дозволяє повторно використовувати існуючий програмний код і, за рахунок цього, прискорити розробку програмного забезпечення. Породжені структури називають </text:span><text:span text:style-name="T10">потомками,</text:span><text:span text:style-name="T6"> а базові – </text:span><text:span text:style-name="T10">предками</text:span><text:span text:style-name="T6">. <text:s/></text:span></text:p>
      <text:p text:style-name="P95">Розглянемо приклад. Нехай існує інформаційна структура яка описує фігуру трикутник, а нам треба побудувати структуру, що описує чотирикутник. Тоді, використовуючи успадкування, нам достатньо до структури трикутника додати ще дві змінних, які описують положення четвертої вершини, а також замінити процедуру відображення фігури на екрані. При цьому змінні, які описують положення перших трьох вершин, будуть успадковані від структури трикутник, і нам не треба буде витрачати час на їх реалізацію.</text:p>
      <text:p text:style-name="P97"><text:span text:style-name="T10">Поліморфізм</text:span><text:span text:style-name="T6"> – властивість інформаційної структури, яка полягає у можливості зміни її поведінки у залежності від того з якими іншими структурами вона взаємодіє.</text:span></text:p>
      <text:p text:style-name="P95">Типовим прикладом є реалізація арифметичних операторів у мовах програмування, коли їх застосування до цілих чисел виконується за правилами цілочисельної математики, а їх застосування до чисел з плаваючою комою за іншими правилами. При цьому вибір правил відбувається автоматично. Звісно, що така можливість повинна бути закладена до інформаційної структури на етапі її розробки.</text:p>
      <text:p text:style-name="P97"><text:span text:style-name="T10">Повторне використання коду</text:span><text:span text:style-name="T6"> означає, що нові абстрактні типи можна не розроблювати з нуля. Нові типи даних можна розроблювати на основі вже існуючих. Для цього спочатку знаходять в бібліотеці тип (або типи даних), який (які) найбільше відповідає (відповідають) потребам, і модифікують, використовуючи механізми успадкування та поліморфізму.</text:span></text:p>
      <text:p text:style-name="P96">Принципи об'єктно-орієнтованого програмування реалізовані по-різному в різних мовах програмування. Особливості реалізації ООП в мові програмування С++ будуть розглянуті далі.</text:p>
      <text:p text:style-name="P96"/>
      <text:h text:style-name="P101" text:outline-level="2"><text:bookmark-start text:name="__RefHeading___Toc232991601"/><text:soft-page-break/>Контрольні запитання<text:bookmark-end text:name="__RefHeading___Toc232991601"/></text:h>
      <text:list xml:id="list417808156" text:style-name="WW8Num16">
        <text:list-item>
          <text:p text:style-name="P107"><text:span text:style-name="T8">З яких етапів складається обчислювальний експеримент</text:span><text:span text:style-name="T4">?</text:span></text:p>
        </text:list-item>
        <text:list-item>
          <text:p text:style-name="P107"><text:span text:style-name="T8">Які вимоги висуваються до моделей</text:span><text:span text:style-name="T4">?</text:span></text:p>
        </text:list-item>
        <text:list-item>
          <text:p text:style-name="P107"><text:span text:style-name="T8">Що таке абстрактний тип даних</text:span><text:span text:style-name="T4">?</text:span></text:p>
        </text:list-item>
        <text:list-item>
          <text:p text:style-name="P107"><text:span text:style-name="T8">В чому полягає основна ідея ООП</text:span><text:span text:style-name="T4">?</text:span></text:p>
        </text:list-item>
        <text:list-item>
          <text:p text:style-name="P107"><text:span text:style-name="T8">Які основні принципи ООП</text:span><text:span text:style-name="T4">?</text:span></text:p>
        </text:list-item>
        <text:list-item>
          <text:p text:style-name="P107"><text:span text:style-name="T8">Що таке абстракція в контексті ООП</text:span><text:span text:style-name="T4">?</text:span></text:p>
        </text:list-item>
        <text:list-item>
          <text:p text:style-name="P107"><text:span text:style-name="T8">Що таке інкапсуляції</text:span><text:span text:style-name="T4">?</text:span></text:p>
        </text:list-item>
        <text:list-item>
          <text:p text:style-name="P107"><text:span text:style-name="T8">Що таке успадкування</text:span><text:span text:style-name="T4">?</text:span></text:p>
        </text:list-item>
        <text:list-item>
          <text:p text:style-name="P107"><text:span text:style-name="T8">Що таке поліморфізм</text:span><text:span text:style-name="T4">?</text:span></text:p>
        </text:list-item>
        <text:list-item>
          <text:p text:style-name="P107"><text:span text:style-name="T8">Що означає повторне використання коду в контексті ООП</text:span><text:span text:style-name="T4">?</text:span></text:p>
        </text:list-item>
        <text:list-item>
          <text:p text:style-name="P107"><text:span text:style-name="T8">Які переваги ООП</text:span><text:span text:style-name="T4">?</text:span></text:p>
        </text:list-item>
      </text:list>
      <text:h text:style-name="Heading_20_1" text:outline-level="1"><text:bookmark-start text:name="__RefHeading___Toc232991602"/>Особливості об’єктної моделі в С++<text:bookmark-end text:name="__RefHeading___Toc232991602"/></text:h>
      <text:p text:style-name="P43"><text:span text:style-name="T8">Ключовим поняттям в об</text:span><text:span text:style-name="T4">’</text:span><text:span text:style-name="T8">єктно-орієнтованому програмуванні на С++ є поняття класу.</text:span></text:p>
      <text:p text:style-name="P44"><text:span text:style-name="T12">Клас </text:span><text:span text:style-name="T8">в С++</text:span><text:span text:style-name="T6"> – це практична реалізація абстрактного типу даних засобами мови програмування С++</text:span><text:span text:style-name="T3">[</text:span><text:span text:style-name="T3"><text:bookmark-ref text:reference-format="number" text:ref-name="_Ref203456537">4.</text:bookmark-ref></text:span><text:span text:style-name="T3">]</text:span><text:span text:style-name="T6">. Фактично клас – це визначений програмістом нестандартний тип даних, тому поняття полів і методів класу повністю співпадають з аналогічними поняттями абстрактного типу даних. Процес визначення класу складається з двох частин. </text:span></text:p>
      <text:p text:style-name="P44"><text:span text:style-name="T6">Перша частина – це </text:span><text:span text:style-name="T10">опис класу</text:span><text:span text:style-name="T6">. В цій частині визначається структура класу, а саме кількість та типи полів(властивостей) класу, кількість методів, кількість та типи вхідних параметрів методів, а також типи результатів виконання методів. Крім того на цьому етапі визначається область бачимості полів та методів.</text:span></text:p>
      <text:p text:style-name="P44"><text:span text:style-name="T6">Опис класу починається з ключового слова </text:span><text:span text:style-name="T17">class</text:span><text:span text:style-name="T6">, за яким слідує назва класу. Він складається з розділів, які виділяються модифікаторами </text:span><text:span text:style-name="T8">public, private, protected, що є заголовками розділів і визначають їх початок та область бачимості полів та методів, розташованих у розділі.</text:span></text:p>
      <text:p text:style-name="P44"><text:span text:style-name="T8">У розділах із заголовками </text:span><text:span text:style-name="T12">public</text:span><text:span text:style-name="T8"> розміщуються загальнодоступні поля та методи, які використовуються для інтерфейсу об’єктів даного класу з програмою. Доступ до цих полів і методів може бути здійснений прямим зверненням.</text:span></text:p>
      <text:p text:style-name="P44"><text:span text:style-name="T8">У розділах із заголовками </text:span><text:span text:style-name="T19">private</text:span><text:span text:style-name="T8"> розміщуються</text:span><text:span text:style-name="T4"> </text:span><text:span text:style-name="T8">закриті дані, доступ до яких може бути здійснений лише за допомогою методів самого класу або за допомогою друзів класу. Поняття друзів класу буде розглянуто пізніше.</text:span></text:p>
      <text:p text:style-name="P44"><text:span text:style-name="T8">Розділи із заголовками </text:span><text:span text:style-name="T19">protected</text:span><text:span text:style-name="T8"> містять дані, доступ до яких може бути здійснений за допомогою методів самого класу, за допомогою методів породжених класів або за допомогою друзів класу.</text:span></text:p>
      <text:p text:style-name="P44"><text:span text:style-name="T8">Розділ починається заголовком та закінчується заголовком іншого розділу або межею опису класу. Опис класу обмежується заголовком класу та фігурними скобками. „{”, „}”. Кількість розділів не лімітується. Клас може </text:span><text:soft-page-break/><text:span text:style-name="T8">складатися як з одного розділу, так із кількох, порядок розташування розділів довільний в межах опису класу. В описі класу може існувати кілька розділів з однаковими заголовками. Перший розділ опису класу може бути без заголовку. В цьому випадку вважається, що заголовком розділу є модифікатор private.</text:span></text:p>
      <text:p text:style-name="P44"><text:span text:style-name="T6">Друга частина визначення класу – це </text:span><text:span text:style-name="T10">опис методів класу</text:span><text:span text:style-name="T6">. В цій частині реалізуються засобами мови програмування алгоритми методів класу.</text:span></text:p>
      <text:p text:style-name="P44"><text:span text:style-name="T6">Обидві частини є обов</text:span><text:span text:style-name="T3">’</text:span><text:span text:style-name="T6">язковими при визначенні класу і жодна з них не може бути пропущена. Опис класу та опис методів класу повинні бути розміщені у одному файлі. Зазвичай їх розміщують у окремих файлах із розширенням „</text:span><text:span text:style-name="T15">h</text:span><text:span text:style-name="T6">” і потім включають за допомогою директиви #</text:span><text:span text:style-name="T15">include</text:span><text:span text:style-name="T6"> до кожного з тих файлів проекту, в яких використовуються об</text:span><text:span text:style-name="T3">’</text:span><text:span text:style-name="T6">єкти даного класу.</text:span></text:p>
      <text:p text:style-name="P54">Розглянемо приклад визначення класу.</text:p>
      <text:p text:style-name="P46"/>
      <text:p text:style-name="P29">Опис класу:</text:p>
      <text:p text:style-name="P26"/>
      <text:p text:style-name="P37"><text:span text:style-name="T21">class</text:span><text:span text:style-name="T8"> </text:span><text:span text:style-name="T21">MyClass</text:span></text:p>
      <text:p text:style-name="P28">{</text:p>
      <text:p text:style-name="P37"><text:span text:style-name="T21">int</text:span><text:span text:style-name="T8"> </text:span><text:span text:style-name="T21">i</text:span><text:span text:style-name="T8">; //розділ із типом доступу </text:span><text:span text:style-name="T21">private</text:span></text:p>
      <text:p text:style-name="P37"><text:span text:style-name="T21">public</text:span><text:span text:style-name="T8">: //розділ із типом доступу </text:span><text:span text:style-name="T21">public</text:span></text:p>
      <text:p text:style-name="P32">int get_i();</text:p>
      <text:p text:style-name="P32">void set_i(int);</text:p>
      <text:p text:style-name="P32">};</text:p>
      <text:p text:style-name="P56"/>
      <text:p text:style-name="P30">Опис методів класу:</text:p>
      <text:p text:style-name="P52"/>
      <text:p text:style-name="P32">int MyClass::get_i() { return i; }</text:p>
      <text:p text:style-name="P32">void MyClass::set_i(int x) { i=x; return; }</text:p>
      <text:p text:style-name="P31"/>
      <text:p text:style-name="P43"><text:span text:style-name="T8">Якщо методи класу прості і складаються всього лише з кількох операторів, то їх опис можна розмістити прямо у описі класу</text:span><text:span text:style-name="T4">.</text:span></text:p>
      <text:p text:style-name="P26"/>
      <text:p text:style-name="P88"><text:soft-page-break/><text:span text:style-name="T21">class</text:span><text:span text:style-name="T8"> </text:span><text:span text:style-name="T21">MyClass</text:span></text:p>
      <text:p text:style-name="P28">{</text:p>
      <text:p text:style-name="P37"><text:span text:style-name="T21">int</text:span><text:span text:style-name="T8"> </text:span><text:span text:style-name="T21">i</text:span><text:span text:style-name="T8">; //розділ із типом доступу </text:span><text:span text:style-name="T21">private</text:span></text:p>
      <text:p text:style-name="P37"><text:span text:style-name="T21">public</text:span><text:span text:style-name="T8">: //розділ із типом доступу </text:span><text:span text:style-name="T21">public</text:span></text:p>
      <text:p text:style-name="P32">int get_i(){ return i; };</text:p>
      <text:p text:style-name="P32">void set_i(int) { i=x; return; };</text:p>
      <text:p text:style-name="P18">};</text:p>
      <text:p text:style-name="P52"/>
      <text:p text:style-name="P44"><text:span text:style-name="T8">Для збільшення швидкодії програми при описі методів класу може використовуватись модифікатор </text:span><text:span text:style-name="T16">inline</text:span><text:span text:style-name="T4"> (</text:span><text:span text:style-name="T8">вбудований</text:span><text:span text:style-name="T4">)</text:span><text:span text:style-name="T8">. Використання цього модифікатора зменшує кількість операцій процесора при визові таких функцій. Однак при цьому збільшується об</text:span><text:span text:style-name="T4">’</text:span><text:span text:style-name="T8">єм програми, тому такий модифікатор бажано використовувати тільки з невеликими методи, що складаються лише з кількох операторів. Як у нижченаведеному прикладі.</text:span></text:p>
      <text:p text:style-name="P26"/>
      <text:p text:style-name="P88"><text:span text:style-name="T21">class</text:span><text:span text:style-name="T8"> </text:span><text:span text:style-name="T21">MyClass</text:span></text:p>
      <text:p text:style-name="P28">{</text:p>
      <text:p text:style-name="P37"><text:span text:style-name="T21">int</text:span><text:span text:style-name="T8"> </text:span><text:span text:style-name="T21">i</text:span><text:span text:style-name="T8">; //розділ із типом доступу </text:span><text:span text:style-name="T21">private</text:span></text:p>
      <text:p text:style-name="P37"><text:span text:style-name="T21">public</text:span><text:span text:style-name="T8">: //розділ із типом доступу </text:span><text:span text:style-name="T21">public</text:span></text:p>
      <text:p text:style-name="P37"><text:span text:style-name="T16">inline</text:span><text:span text:style-name="T21"> int get_i(){ return i; };</text:span></text:p>
      <text:p text:style-name="P37"><text:span text:style-name="T16">inline</text:span><text:span text:style-name="T21"> void set_i(int) { i=x; return; };</text:span></text:p>
      <text:p text:style-name="P18">};</text:p>
      <text:p text:style-name="P24"/>
      <text:p text:style-name="P44"><text:span text:style-name="T8">Як було сказано вище клас – це абстрактний тип даних. Для того щоб використати розроблений клас у програмі необхідно об</text:span><text:span text:style-name="T4">’</text:span><text:span text:style-name="T8">явити змінну даного типу. Така змінна буде називатись об</text:span><text:span text:style-name="T4">’</text:span><text:span text:style-name="T8">єктом даного класу. Таким чином </text:span><text:span text:style-name="T12">об</text:span><text:span text:style-name="T18">’</text:span><text:span text:style-name="T12">єкт</text:span><text:span text:style-name="T8"> </text:span><text:span text:style-name="T12">класу</text:span><text:span text:style-name="T8"> – це конкретна змінна (екземпляр) класу (даного типу інформаційної структури).</text:span></text:p>
      <text:p text:style-name="P44"><text:span text:style-name="T8">Об</text:span><text:span text:style-name="T4">’</text:span><text:span text:style-name="T8">явити об</text:span><text:span text:style-name="T4">’</text:span><text:span text:style-name="T8">єкт даного класу можна таким же чином, як і змінну будь-якого іншого стандартного або заданого користувачем типу. Наприклад об</text:span><text:span text:style-name="T4">’</text:span><text:span text:style-name="T8">явити об</text:span><text:span text:style-name="T4">’</text:span><text:span text:style-name="T8">єкт показаного вище класу </text:span><text:span text:style-name="T21">MyClass</text:span><text:span text:style-name="T4"> </text:span><text:span text:style-name="T8">при умові, що даний клас описаний у файлі MyClass</text:span><text:span text:style-name="T4">.</text:span><text:span text:style-name="T16">h</text:span><text:span text:style-name="T8">, який знаходиться у одному каталозі з проектом, можна наступним чином:</text:span></text:p>
      <text:p text:style-name="P60"><text:soft-page-break/><text:span text:style-name="T20">#</text:span><text:span text:style-name="T15">include</text:span><text:span text:style-name="T20"> “</text:span><text:span text:style-name="T8">MyClass</text:span><text:span text:style-name="T21">.</text:span><text:span text:style-name="T16">h</text:span><text:span text:style-name="T21">” </text:span></text:p>
      <text:p text:style-name="P61">…</text:p>
      <text:p text:style-name="P60"><text:span text:style-name="T8">MyClass M</text:span><text:span text:style-name="T16">yO</text:span><text:span text:style-name="T8">bj;</text:span></text:p>
      <text:p text:style-name="P50"/>
      <text:p text:style-name="P50">Більш детально дане питання буде розглянуто пізніше.</text:p>
      <text:h text:style-name="P101" text:outline-level="2"><text:bookmark-start text:name="__RefHeading___Toc232991603"/>Контрольні запитання<text:bookmark-end text:name="__RefHeading___Toc232991603"/></text:h>
      <text:list xml:id="list3230420654" text:style-name="WW8Num29">
        <text:list-item>
          <text:p text:style-name="P108"><text:span text:style-name="T8">Що таке клас</text:span><text:span text:style-name="T4">?</text:span></text:p>
        </text:list-item>
        <text:list-item>
          <text:p text:style-name="P108"><text:span text:style-name="T8">Що таке поле класу</text:span><text:span text:style-name="T4">?</text:span></text:p>
        </text:list-item>
        <text:list-item>
          <text:p text:style-name="P108"><text:span text:style-name="T8">Що таке метод класу</text:span><text:span text:style-name="T4">?</text:span></text:p>
        </text:list-item>
        <text:list-item>
          <text:p text:style-name="P108"><text:span text:style-name="T8">Як визначити клас у програмі</text:span><text:span text:style-name="T4">?</text:span></text:p>
        </text:list-item>
        <text:list-item>
          <text:p text:style-name="P108"><text:span text:style-name="T8">Як описати структуру класу</text:span><text:span text:style-name="T4">?</text:span></text:p>
        </text:list-item>
        <text:list-item>
          <text:p text:style-name="P108"><text:span text:style-name="T8">З яких розділів складається структура класу</text:span><text:span text:style-name="T4">?</text:span></text:p>
        </text:list-item>
        <text:list-item>
          <text:p text:style-name="P108"><text:span text:style-name="T8">Що означає заголовок </text:span><text:span text:style-name="T12">public </text:span><text:span text:style-name="T4">?</text:span></text:p>
        </text:list-item>
        <text:list-item>
          <text:p text:style-name="P108"><text:span text:style-name="T8">Що означає заголовок </text:span><text:span text:style-name="T19">private</text:span><text:span text:style-name="T12"> </text:span><text:span text:style-name="T4">?</text:span></text:p>
        </text:list-item>
        <text:list-item>
          <text:p text:style-name="P108"><text:span text:style-name="T8">Що означає заголовок </text:span><text:span text:style-name="T19">protected</text:span><text:span text:style-name="T12"> </text:span><text:span text:style-name="T4">?</text:span></text:p>
        </text:list-item>
        <text:list-item>
          <text:p text:style-name="P108"><text:span text:style-name="T8">Як описати методи класу</text:span><text:span text:style-name="T4">?</text:span></text:p>
        </text:list-item>
        <text:list-item>
          <text:p text:style-name="P108"><text:span text:style-name="T8">Що означає директива inline при визначенні методів класу</text:span><text:span text:style-name="T4">?</text:span></text:p>
        </text:list-item>
        <text:list-item>
          <text:p text:style-name="P108"><text:span text:style-name="T8">Що таке об’єкт</text:span><text:span text:style-name="T4">?</text:span></text:p>
        </text:list-item>
        <text:list-item>
          <text:p text:style-name="P108"><text:span text:style-name="T8">Як об</text:span><text:span text:style-name="T4">’</text:span><text:span text:style-name="T8">явити об</text:span><text:span text:style-name="T4">’</text:span><text:span text:style-name="T8">єкт у програмі</text:span><text:span text:style-name="T4">?</text:span></text:p>
        </text:list-item>
      </text:list>
      <text:p text:style-name="P73"/>
      <text:h text:style-name="Heading_20_1" text:outline-level="1"><text:bookmark-start text:name="__RefHeading___Toc232991604"/>Ініціалізація і знищення об’єктів. Конструктори та деструктори<text:bookmark-end text:name="__RefHeading___Toc232991604"/></text:h>
      <text:p text:style-name="P50">Створюючи і використовуючи такі складні інформаційні структури як класи, програміст потребує наявності ефективних засобів керування об’єктами. Для класа потрібен механізм, який визначає поведінку об’єкта при ініціалізації та знищенні, контролює розподіл пам’яті в процесі ініціалізації та знищенні об’єктів, щоб програміст міг використовувати об’єкти класів аналогічно змінним стандартних типів.</text:p>
      <text:p text:style-name="P50">В С++ передбачена реалізація такого механізму шляхом використання конструкторів та деструкторів.</text:p>
      <text:p text:style-name="P44"><text:span text:style-name="T12">Конструктор</text:span><text:span text:style-name="T8"> – це функція метод класу з таким самим ім</text:span><text:span text:style-name="T4">’</text:span><text:span text:style-name="T8">ям, як у класу. Цей метод призначений для створення та ініціалізацію об’єктів класу, виділення пам’яті під об’єкти та присвоєння початкових значень полям об’єкту.</text:span></text:p>
      <text:p text:style-name="P44"><text:span text:style-name="T12">Деструктор</text:span><text:span text:style-name="T8"> – це функція метод класу, яка відповідає за коректне вивільнення пам’яті при знищенні об’єкту. Деструктор завжди має ім</text:span><text:span text:style-name="T4">’</text:span><text:span text:style-name="T8">я таке ж, що і у класу, перед яким ставиться символ „</text:span><text:span text:style-name="T4">~</text:span><text:span text:style-name="T8">”.</text:span></text:p>
      <text:p text:style-name="P50">Конструктори і деструктори не можуть повертати значень і тому при їх описанні відсутній тип результату.</text:p>
      <text:p text:style-name="P44"><text:span text:style-name="T8">Конструктор може мати вхідні параметри, а може не мати. Конструктор, який не має вхідних параметрів називається </text:span><text:span text:style-name="T12">конструктором за замовчуванням</text:span><text:span text:style-name="T8">.</text:span></text:p>
      <text:p text:style-name="P50">Клас може не містити цих функцій у явному вигляді. Тоді розподіл пам’яті та ініціалізація об’єкту виконуються системою автоматично стандартним шляхом. Але оскільки стандартна процедура не враховує особливостей класу, то така процедура може бути неефективною і часто навіть може призводити до серйозних помилок в роботі програми, тому бажано при розробці класів розробляти конструктори та деструктори.</text:p>
      <text:p text:style-name="P44"><text:span text:style-name="T8">Клас може мати кілька конструкторів і лише один деструктор.</text:span><text:span text:style-name="T4"> </text:span><text:span text:style-name="T8">Для прикладу добавимо конструктор в розглянутий вище клас</text:span><text:span text:style-name="T4"> </text:span><text:span text:style-name="T21">MyClass</text:span><text:span text:style-name="T8">.</text:span></text:p>
      <text:p text:style-name="P50"><text:soft-page-break/></text:p>
      <text:p text:style-name="P88"><text:span text:style-name="T21">class</text:span><text:span text:style-name="T8"> </text:span><text:span text:style-name="T21">MyClass</text:span></text:p>
      <text:p text:style-name="P28">{</text:p>
      <text:p text:style-name="P37"><text:span text:style-name="T21">int</text:span><text:span text:style-name="T8"> </text:span><text:span text:style-name="T21">i</text:span><text:span text:style-name="T8">; //розділ із типом доступу </text:span><text:span text:style-name="T21">private</text:span></text:p>
      <text:p text:style-name="P37"><text:span text:style-name="T21">public</text:span><text:span text:style-name="T8">: //розділ із типом доступу </text:span><text:span text:style-name="T21">public</text:span></text:p>
      <text:p text:style-name="P37"><text:span text:style-name="T16">MyClass</text:span><text:span text:style-name="T4">(){</text:span><text:span text:style-name="T16">i</text:span><text:span text:style-name="T4">=0;}</text:span><text:span text:style-name="T8">//Конструктор. У описі відсутній тип результату.</text:span><text:span text:style-name="T4">;</text:span></text:p>
      <text:p text:style-name="P28">//Вхідні параметри відсутні. Це конструктор за замовчуванням;</text:p>
      <text:p text:style-name="P37"><text:span text:style-name="T16">inline</text:span><text:span text:style-name="T21"> int get_i(){ return i; };</text:span></text:p>
      <text:p text:style-name="P37"><text:span text:style-name="T16">inline</text:span><text:span text:style-name="T21"> void set_i(int) { i=x; return; };</text:span></text:p>
      <text:p text:style-name="P18">};</text:p>
      <text:p text:style-name="P26"/>
      <text:p text:style-name="P50">В даному випадку конструктор дуже простий і не потребує параметрів при визові. Це конструктор по замовчуванню. Розглянемо більш складний приклад. </text:p>
      <text:p text:style-name="P88"><text:span text:style-name="T21">class</text:span><text:span text:style-name="T8"> </text:span><text:span text:style-name="T21">MyClass</text:span></text:p>
      <text:p text:style-name="P28">{</text:p>
      <text:p text:style-name="P37"><text:span text:style-name="T21">int</text:span><text:span text:style-name="T8"> </text:span><text:span text:style-name="T21">i</text:span><text:span text:style-name="T8">; //розділ із типом доступу </text:span><text:span text:style-name="T21">private</text:span></text:p>
      <text:p text:style-name="P37"><text:span text:style-name="T21">public</text:span><text:span text:style-name="T8">: //розділ із типом доступу </text:span><text:span text:style-name="T21">public</text:span></text:p>
      <text:p text:style-name="P37"><text:span text:style-name="T16">MyClass</text:span><text:span text:style-name="T4">(){</text:span><text:span text:style-name="T16">i</text:span><text:span text:style-name="T4">=0;}</text:span><text:span text:style-name="T8">//Конструктор. У описі відсутній тип результату.</text:span><text:span text:style-name="T4">;</text:span></text:p>
      <text:p text:style-name="P28">//Вхідні параметри відсутні. Це конструктор за замовчуванням;</text:p>
      <text:p text:style-name="P37"><text:span text:style-name="T16">MyClass</text:span><text:span text:style-name="T4">(</text:span><text:span text:style-name="T16">int</text:span><text:span text:style-name="T4"> </text:span><text:span text:style-name="T16">a</text:span><text:span text:style-name="T4">){</text:span><text:span text:style-name="T16">i</text:span><text:span text:style-name="T4">=</text:span><text:span text:style-name="T16">a</text:span><text:span text:style-name="T4">;}</text:span><text:span text:style-name="T8">//Це також конструктор, але з параметром.</text:span><text:span text:style-name="T4"> </text:span></text:p>
      <text:p text:style-name="P37"><text:span text:style-name="T16">inline</text:span><text:span text:style-name="T21"> int get_i(){ return i; };</text:span></text:p>
      <text:p text:style-name="P37"><text:span text:style-name="T16">inline</text:span><text:span text:style-name="T21"> void set_i(int) { i=x; return; };</text:span></text:p>
      <text:p text:style-name="P18">};</text:p>
      <text:p text:style-name="P26"/>
      <text:p text:style-name="P45"><text:span text:style-name="T8">В даному прикладі два конструктори. Один по замовчуванню, який ініціалізує поле </text:span><text:span text:style-name="T16">i</text:span><text:span text:style-name="T8"> класу </text:span><text:span text:style-name="T21">MyClass</text:span><text:span text:style-name="T8"> нулем, та другий, який ініціалізує це поле заданим значенням. Тепер об</text:span><text:span text:style-name="T4">’</text:span><text:span text:style-name="T8">явити об</text:span><text:span text:style-name="T4">’</text:span><text:span text:style-name="T8">єкт даного класу можна у два способи за замовчуванням та із заданим значенням ініціалізації:</text:span></text:p>
      <text:p text:style-name="P53"/>
      <text:p text:style-name="P60"><text:span text:style-name="T6">#</text:span><text:span text:style-name="T15">include</text:span><text:span text:style-name="T6"> “</text:span><text:span text:style-name="T8">MyClass.</text:span><text:span text:style-name="T16">h</text:span><text:span text:style-name="T8">” </text:span></text:p>
      <text:p text:style-name="P62">…</text:p>
      <text:p text:style-name="P58"><text:span text:style-name="T8">MyClass M</text:span><text:span text:style-name="T16">yO</text:span><text:span text:style-name="T8">bj1; //ініціалізація за замовчуванням </text:span></text:p>
      <text:p text:style-name="P58"><text:span text:style-name="T8">//поле </text:span><text:span text:style-name="T21">i</text:span><text:span text:style-name="T8"> ініціалізується значенням 0.</text:span></text:p>
      <text:p text:style-name="P58"><text:span text:style-name="T8">MyClass M</text:span><text:span text:style-name="T16">yO</text:span><text:span text:style-name="T8">bj1(1); //ініціалізація заданим значенням</text:span></text:p>
      <text:p text:style-name="P58"><text:span text:style-name="T8">//поле </text:span><text:span text:style-name="T21">i</text:span><text:span text:style-name="T8"> ініціалізується значенням 1.</text:span></text:p>
      <text:p text:style-name="P53"/>
      <text:h text:style-name="Heading_20_1" text:outline-level="1"><text:bookmark-start text:name="__RefHeading___Toc232991605"/>Динамічний розподіл пам’яті<text:bookmark-end text:name="__RefHeading___Toc232991605"/></text:h>
      <text:p text:style-name="P50">Для більш ефективного використання пам’яті часто доводиться розроблювати класи, в яких розмір об’єкту залежить від даних, що в ньому зберігаються. В таких структурах часто об’єм потрібної пам’яті стає відомим лише безпосередньо перед ініціалізацією конкретного об’єкта даного класу. Це призводить до необхідності динамічного керування пам’яттю. Для цих цілей в С++ передбачено два оператори new та delete. Оператор new дозволяє виділити пам’ять об’єкту, оператор delete дозволяє звільнити пам’ять</text:p>
      <text:p text:style-name="P50">Динамічний розподіл пам’яті вимагає використання покажчиків. Розглянемо приклади.</text:p>
      <text:p text:style-name="P50">Динамічне виділення пам’яті під одновимірний <text:s/>масив</text:p>
      <text:p text:style-name="P23"/>
      <text:p text:style-name="P23">float* y;</text:p>
      <text:p text:style-name="P23">y=new float [5];</text:p>
      <text:p text:style-name="P23"/>
      <text:p text:style-name="P52">Очищення пам’яті, виділеної динамічно під одновимірний <text:s/>масив</text:p>
      <text:p text:style-name="P23"/>
      <text:p text:style-name="P23">delete y;</text:p>
      <text:p text:style-name="P23"/>
      <text:p text:style-name="P52">Динамічне виділення пам’яті під двовимірний <text:s/>масив</text:p>
      <text:p text:style-name="P23"/>
      <text:p text:style-name="P23">float** y;</text:p>
      <text:p text:style-name="P23">y=new float* [5];</text:p>
      <text:p text:style-name="Standard"><text:span text:style-name="T8">for(i=0;i&lt;5;i++) </text:span><text:span text:style-name="T16">{</text:span><text:span text:style-name="T8">y[i]= new float[5]</text:span><text:span text:style-name="T16"> }</text:span><text:span text:style-name="T8">;</text:span></text:p>
      <text:p text:style-name="P23"/>
      <text:p text:style-name="P52">Очищення пам’яті, виділеної динамічно під двовимірний масив</text:p>
      <text:p text:style-name="P23"/>
      <text:p text:style-name="Standard"><text:span text:style-name="T8">for(i=0;i&lt;5;i++) <text:s/></text:span><text:span text:style-name="T16">{</text:span><text:span text:style-name="T8">delete y[i]</text:span><text:span text:style-name="T16"> }</text:span><text:span text:style-name="T8">;</text:span></text:p>
      <text:p text:style-name="P23">delete y;</text:p>
      <text:p text:style-name="P52"/>
      <text:p text:style-name="P50">Зрозуміло, що оператор new використовується в конструкторі, а оператор delete в деструкторі. Розглянемо приклад.</text:p>
      <text:p text:style-name="P44"><text:span text:style-name="T8">Нехай нам потрібен клас одновимірний вектор, розмір якого визначається у момент ініціалізації. Такий клас повинен мати конструктор з параметром, що вказує на розмір вектора та конструктор за замовчуванням, щоб не виникали аварійні ситуації при ініціалізації без параметрів. Будемо </text:span><text:soft-page-break/><text:span text:style-name="T8">вважати, що за замовчуванням наш вектор буде тривимірним. Щоб не ускладнювати приклад в описі класу покажемо лише конструктори та деструктори, а інші необхідні методи не показуватимемо.</text:span></text:p>
      <text:p text:style-name="P52"/>
      <text:p text:style-name="P86">class MyVector</text:p>
      <text:p text:style-name="P86">{</text:p>
      <text:p text:style-name="P86">private:</text:p>
      <text:p text:style-name="P34"><text:tab/>float *v;</text:p>
      <text:p text:style-name="P34"><text:tab/>int size;</text:p>
      <text:p text:style-name="P34">public:</text:p>
      <text:p text:style-name="Standard"><text:span text:style-name="T8"><text:s text:c="2"/></text:span><text:span text:style-name="T16">MyVector(){size=3; v= new float[size];}; </text:span><text:span text:style-name="T8">//конструктор за замовчуванням</text:span></text:p>
      <text:p text:style-name="Standard"><text:span text:style-name="T8"><text:s text:c="2"/></text:span><text:span text:style-name="T16">MyVector(int a) {size= a; v= new float[size];};</text:span><text:span text:style-name="T8"> //конструктор з параметром</text:span></text:p>
      <text:p text:style-name="Standard"><text:span text:style-name="T8"><text:s text:c="2"/></text:span><text:span text:style-name="T16">~MyVector(){delete[] v;};</text:span><text:span text:style-name="T8">//деструктор</text:span></text:p>
      <text:p text:style-name="P23">...</text:p>
      <text:p text:style-name="P34">};</text:p>
      <text:h text:style-name="P102" text:outline-level="2"><text:bookmark-start text:name="__RefHeading___Toc232991606"/>Контрольні запитання<text:bookmark-end text:name="__RefHeading___Toc232991606"/></text:h>
      <text:list xml:id="list416090002" text:style-name="WW8Num30">
        <text:list-item>
          <text:p text:style-name="P109"><text:span text:style-name="T8">Що таке конструктор</text:span><text:span text:style-name="T16">?</text:span></text:p>
        </text:list-item>
        <text:list-item>
          <text:p text:style-name="P109"><text:span text:style-name="T8">Навіщо потрібен конструктор</text:span><text:span text:style-name="T4">?</text:span><text:span text:style-name="T8"> </text:span></text:p>
        </text:list-item>
        <text:list-item>
          <text:p text:style-name="P109"><text:span text:style-name="T8">Як формується ім</text:span><text:span text:style-name="T4">’</text:span><text:span text:style-name="T8">я конструктора</text:span><text:span text:style-name="T4">?</text:span></text:p>
        </text:list-item>
        <text:list-item>
          <text:p text:style-name="P109"><text:span text:style-name="T8">Що таке деструктор</text:span><text:span text:style-name="T4">?</text:span></text:p>
        </text:list-item>
        <text:list-item>
          <text:p text:style-name="P109"><text:span text:style-name="T8">Як формується ім</text:span><text:span text:style-name="T4">’</text:span><text:span text:style-name="T8">я деструктора</text:span><text:span text:style-name="T4">?</text:span></text:p>
        </text:list-item>
        <text:list-item>
          <text:p text:style-name="P109"><text:span text:style-name="T8">Навіщо потрібен деструктор</text:span><text:span text:style-name="T4">?</text:span></text:p>
        </text:list-item>
        <text:list-item>
          <text:p text:style-name="P109"><text:span text:style-name="T8">Що таке конструктор</text:span><text:span text:style-name="T12"> </text:span><text:span text:style-name="T8">за замовчуванням</text:span><text:span text:style-name="T4">?</text:span><text:span text:style-name="T8"> </text:span></text:p>
        </text:list-item>
        <text:list-item>
          <text:p text:style-name="P109"><text:span text:style-name="T8">Скільки конструкторів може мати клас</text:span><text:span text:style-name="T4">?</text:span></text:p>
        </text:list-item>
        <text:list-item>
          <text:p text:style-name="P109"><text:span text:style-name="T8">Скільки деструкторів може мати клас</text:span><text:span text:style-name="T4">?</text:span></text:p>
        </text:list-item>
        <text:list-item>
          <text:p text:style-name="P109"><text:span text:style-name="T8">Для чого використовується оператор new</text:span><text:span text:style-name="T4">?</text:span></text:p>
        </text:list-item>
        <text:list-item>
          <text:p text:style-name="P109"><text:span text:style-name="T8">Для чого використовується оператор delete</text:span><text:span text:style-name="T4">?</text:span></text:p>
        </text:list-item>
      </text:list>
      <text:h text:style-name="Heading_20_1" text:outline-level="1"><text:bookmark-start text:name="__RefHeading___Toc232991607"/>Доступ до полів та методів класу. Статичні члени класу<text:bookmark-end text:name="__RefHeading___Toc232991607"/></text:h>
      <text:p text:style-name="P50">Доступ до відкритих полів та методів класу здійснюється прямим зверненням, з використанням операторів прямого і непрямого вибору, як <text:s/>в структурах і об'єднаннях.</text:p>
      <text:p text:style-name="P44"><text:span text:style-name="T8">Оператор прямого вибору – це точка „</text:span><text:span text:style-name="T14">.</text:span><text:span text:style-name="T8">”. Оператор непрямого вибору – це спеціальний символ, що складається з мінуса та знаку більше „-</text:span><text:span text:style-name="T4">&gt;</text:span><text:span text:style-name="T8">”.</text:span></text:p>
      <text:p text:style-name="P44"><text:span text:style-name="T8">Оператор прямого вибору використовується тоді, коли доступ до об</text:span><text:span text:style-name="T4">’</text:span><text:span text:style-name="T8">єкту класу у програмі виконується безпосередньо. Оператор непрямого (опосередкованого) вибору використовується, коли доступ до об</text:span><text:span text:style-name="T4">’</text:span><text:span text:style-name="T8">єкту <text:s/>класу у програмі виконується опосередковано через покажчик на об</text:span><text:span text:style-name="T4">’</text:span><text:span text:style-name="T8">єкт. </text:span></text:p>
      <text:p text:style-name="P50">Доступ до закритих та захищених методів та полів здійснюється лише за допомогою відкритих методів класу або за допомогою друзів класу. Доступ за допомогою друзів класу буде розглядатись пізніше, а зараз розглянемо приклад без використання друзів класу.</text:p>
      <text:p text:style-name="P52"/>
      <text:p text:style-name="P88"><text:span text:style-name="T21">class</text:span><text:span text:style-name="T8"> </text:span><text:span text:style-name="T21">MyClass</text:span></text:p>
      <text:p text:style-name="P81">{</text:p>
      <text:p text:style-name="P88"><text:span text:style-name="T21">int</text:span><text:span text:style-name="T8"> </text:span><text:span text:style-name="T21">i</text:span><text:span text:style-name="T8">; </text:span><text:span text:style-name="T21">//</text:span><text:span text:style-name="T8">закрите поле класу</text:span></text:p>
      <text:p text:style-name="P88"><text:span text:style-name="T21">public</text:span><text:span text:style-name="T8">: </text:span></text:p>
      <text:p text:style-name="P28">//відкриті методи класу</text:p>
      <text:p text:style-name="P37"><text:span text:style-name="T16">MyClass</text:span><text:span text:style-name="T8">(){</text:span><text:span text:style-name="T16">i</text:span><text:span text:style-name="T8">=0</text:span><text:span text:style-name="T16">}</text:span><text:span text:style-name="T8">;//конструктор</text:span></text:p>
      <text:p text:style-name="P37"><text:span text:style-name="T16">inline</text:span><text:span text:style-name="T21"> int get_i(){ return i; };</text:span></text:p>
      <text:p text:style-name="P37"><text:span text:style-name="T16">inline</text:span><text:span text:style-name="T21"> void set_i(int) { i=x; return; };</text:span></text:p>
      <text:p text:style-name="P32">};</text:p>
      <text:p text:style-name="P52">...</text:p>
      <text:p text:style-name="P52"/>
      <text:p text:style-name="P87">void main()</text:p>
      <text:p text:style-name="P87">{</text:p>
      <text:p text:style-name="P89"><text:span text:style-name="T16">MyClass obj;//</text:span><text:span text:style-name="T8">об</text:span><text:span text:style-name="T16">’</text:span><text:span text:style-name="T8">явлення об</text:span><text:span text:style-name="T16">’</text:span><text:span text:style-name="T8">єкту</text:span></text:p>
      <text:p text:style-name="P89"><text:span text:style-name="T16">MyClass</text:span><text:span text:style-name="T8"> * </text:span><text:span text:style-name="T16">obj</text:span><text:span text:style-name="T8">_</text:span><text:span text:style-name="T16">ptr</text:span><text:span text:style-name="T8">=&amp;</text:span><text:span text:style-name="T16">obj</text:span><text:span text:style-name="T8">;// об’явлення покажчика на об’єкт</text:span></text:p>
      <text:p text:style-name="P24"/>
      <text:p text:style-name="P36"><text:span text:style-name="T16">obj</text:span><text:span text:style-name="T8">.</text:span><text:span text:style-name="T4"> </text:span><text:span text:style-name="T21">set</text:span><text:span text:style-name="T4">_</text:span><text:span text:style-name="T21">i</text:span><text:span text:style-name="T4">(</text:span><text:span text:style-name="T8">5</text:span><text:span text:style-name="T4">) ; //</text:span><text:span text:style-name="T8">встановлюємо нове значення закритого поля </text:span><text:span text:style-name="T21">i</text:span></text:p>
      <text:p text:style-name="P36"><text:span text:style-name="T4">//</text:span><text:span text:style-name="T8">шляхом безпосереднього звернення до відкритого методу</text:span></text:p>
      <text:p text:style-name="P24"/>
      <text:p text:style-name="P36"><text:span text:style-name="T16">obj</text:span><text:span text:style-name="T8">_</text:span><text:span text:style-name="T16">ptr</text:span><text:span text:style-name="T8">-</text:span><text:span text:style-name="T4">&gt; </text:span><text:span text:style-name="T21">set</text:span><text:span text:style-name="T4">_</text:span><text:span text:style-name="T21">i</text:span><text:span text:style-name="T4">(</text:span><text:span text:style-name="T8">6</text:span><text:span text:style-name="T4">) ; //</text:span><text:span text:style-name="T8"> встановлюємо нове значення закритого поля </text:span><text:span text:style-name="T21">i</text:span></text:p>
      <text:p text:style-name="P36"><text:span text:style-name="T4">//</text:span><text:span text:style-name="T8">шляхом опосередкованого (через покажчик об’єкт) <text:s/>звернення</text:span></text:p>
      <text:p text:style-name="P36"><text:soft-page-break/><text:span text:style-name="T4">//</text:span><text:span text:style-name="T8">до відкритого методу</text:span></text:p>
      <text:p text:style-name="P24"/>
      <text:p text:style-name="P20">}</text:p>
      <text:p text:style-name="P50"/>
      <text:p text:style-name="P50">Як зазначалось раніше клас – це тип даних, інформаційна структура, а не об'єкт даних. Кожен об'єкт класу містить свою власну копію полів цього класу. Проте деякі типи найелегантніше реалізуються, якщо всі об'єкти цього типу можуть спільно використовувати (розділяти) деякі дані. При цьому бажано, <text:s/>щоб такі дані , що розділяються, були описані як частина даного класу. Наприклад для управління завданнями в операційній системі використовують список всіх завдань, або при створенні об'єктів класу необхідно, щоб ці об'єкти могли контролювати кількість створених об'єктів даного класу і т.д.</text:p>
      <text:p text:style-name="P44"><text:span text:style-name="T8">Для реалізації цих властивостей в С++ передбачено використання статичних полів класу. Статичні поля описуються за допомогою ключового слова static. Оскільки статичні члени класу використовуються всіма об</text:span><text:span text:style-name="T4">’</text:span><text:span text:style-name="T8">єктами класу, то бажано перед використанням такі поля завжди ініціалізувати при описі класу .</text:span></text:p>
      <text:p text:style-name="P50">Наведемо приклад.</text:p>
      <text:p text:style-name="P52"/>
      <text:p text:style-name="P63">class MyClassStatic</text:p>
      <text:p text:style-name="P63">{</text:p>
      <text:p text:style-name="P63"><text:s/>int i;</text:p>
      <text:p text:style-name="P60"><text:span text:style-name="T8"><text:s/>static int count;</text:span><text:span text:style-name="T4"> //</text:span><text:span text:style-name="T8">статичне поле класу</text:span></text:p>
      <text:p text:style-name="P63">public:</text:p>
      <text:p text:style-name="P52"><text:s/>MyClassStatic(int a=0){i=a;};//конструктор</text:p>
      <text:p text:style-name="P58"><text:span text:style-name="T8"><text:s/>int inc_count(){++count; return 0;};</text:span><text:span text:style-name="T4"> //</text:span><text:span text:style-name="T8">метод доступу до статичного поля</text:span></text:p>
      <text:p text:style-name="P52"><text:s/>int get_i(){return i;};//метод доступу до звичайного закритого поля</text:p>
      <text:p text:style-name="P58"><text:span text:style-name="T8"><text:s/>int get_count(){return count;};</text:span><text:span text:style-name="T4"> //</text:span><text:span text:style-name="T8">метод доступу до статичного поля</text:span></text:p>
      <text:p text:style-name="P52">}; </text:p>
      <text:p text:style-name="P52"/>
      <text:p text:style-name="P52">int MyClassStatic::count=0; //ініціалізація статичного поля</text:p>
      <text:p text:style-name="P52"/>
      <text:h text:style-name="Heading_20_1" text:outline-level="1"><text:bookmark-start text:name="__RefHeading___Toc232991608"/>Реалізація механізмів успадкування та поліморфізму в С++. Доступ до членів базових класів<text:bookmark-end text:name="__RefHeading___Toc232991608"/></text:h>
      <text:p text:style-name="P44"><text:span text:style-name="T8">Як уже зазначалося, успадкування і поліморфізм – відносяться до найважливіших <text:s/>механізмів ООП. З їх допомогою можна розробляти дуже складні класи, просуваючись від загального до приватного, а також "нарощувати" вже створені, одержуючи з них нові класи з необхідними властивостями. Основною відмінністю реалізації успадкування і поліморфізму в С++ є можливість успадкування від кількох класів одночасно –</text:span><text:span text:style-name="T12"> множинне успадкування</text:span><text:span text:style-name="T8">.</text:span></text:p>
      <text:p text:style-name="P50">Приступаючи до проектування складного класу необхідно з'ясувати, які найбільш загальні властивості повинні бути притаманними даному класу, і чи немає вже готового класу, який би можна було "доробити".</text:p>
      <text:p text:style-name="P50">Знайшовши такий клас, <text:s/>потрібно успадкувати необхідні властивості і додати нові(або змінити деякі з тих, що вже існують). При цьому потрібно пам'ятати, що в С++ можливе множинне успадкування. </text:p>
      <text:p text:style-name="P50">Для ілюстрації вищесказаного наведемо приклад створення нового об'єкту на основі двох базових об'єктів з використанням успадкування їх членів і перевизначенням двох функцій членів, а саме конструктора і функції для виведення вмісту об'єкту на екран.</text:p>
      <text:p text:style-name="P44"><text:span text:style-name="T8">Настійно рекомендую звернути увагу на визначення конструктора результуючого класу і на звернення</text:span> <text:span text:style-name="T8">до конструкторів базових класів, а так само на використання оператора дозволу області бачимості ”::”.</text:span></text:p>
      <text:p text:style-name="P52"/>
      <text:p text:style-name="P82">#include &lt;iostream.h&gt;</text:p>
      <text:p text:style-name="P82">#include &lt;string.h&gt;</text:p>
      <text:p text:style-name="P82">class human //перший базовий клас</text:p>
      <text:p text:style-name="P82">{</text:p>
      <text:p text:style-name="P82">char* name;</text:p>
      <text:p text:style-name="P82">char* surname;</text:p>
      <text:p text:style-name="P82">public:</text:p>
      <text:p text:style-name="P24">human(char* h_name="anybody", char* <text:s/>h_surname="anybody");//конструктор</text:p>
      <text:p text:style-name="P24">~human(){delete name; delete surname;return;};//деструктор</text:p>
      <text:p text:style-name="P24"><text:soft-page-break/>void get_info()//метод get_info першого базового класу</text:p>
      <text:p text:style-name="P24">{cout &lt;&lt;"\n name - " &lt;&lt; name &lt;&lt; "\n surname - "&lt;&lt; surname &lt;&lt;"\n"; return ;};</text:p>
      <text:p text:style-name="P24">};</text:p>
      <text:p text:style-name="P24">//конструктор першого базового класу</text:p>
      <text:p text:style-name="P24">human::human(char* h_name, char* h_surname) </text:p>
      <text:p text:style-name="P24">{</text:p>
      <text:p text:style-name="P24">name = new char[strlen(h_name)+1];</text:p>
      <text:p text:style-name="P24">strcpy(name,h_name);</text:p>
      <text:p text:style-name="P24">surname = new char[strlen(h_surname)+1];</text:p>
      <text:p text:style-name="P24">strcpy(surname,h_surname);</text:p>
      <text:p text:style-name="P24">return;</text:p>
      <text:p text:style-name="P24">};</text:p>
      <text:p text:style-name="P24">//другий базовий клас</text:p>
      <text:p text:style-name="P24">class qualification</text:p>
      <text:p text:style-name="P24">{</text:p>
      <text:p text:style-name="P24">char* trade;</text:p>
      <text:p text:style-name="P24">int <text:s text:c="2"/>time;</text:p>
      <text:p text:style-name="P24">public:</text:p>
      <text:p text:style-name="P24">qualification(char* q_trade="NO", int q_time=0);//конструктор</text:p>
      <text:p text:style-name="P24">~qualification(){delete trade;return;}//деструктор</text:p>
      <text:p text:style-name="P24">void get_info()//метод get_info другого базового класу</text:p>
      <text:p text:style-name="P24">{cout&lt;&lt;"\nmy trade is - "&lt;&lt;trade&lt;&lt;"\ni work in my trade - "&lt;&lt;time&lt;&lt;"-year(s)\n";</text:p>
      <text:p text:style-name="P24">return;}</text:p>
      <text:p text:style-name="P24">};</text:p>
      <text:p text:style-name="P24">//конструктор другого базового класу</text:p>
      <text:p text:style-name="P24">qualification::qualification(char* q_trade, int q_time)</text:p>
      <text:p text:style-name="P24">{</text:p>
      <text:p text:style-name="P24">trade=new char[strlen(q_trade)+1];</text:p>
      <text:p text:style-name="P24">strcpy(trade,q_trade);</text:p>
      <text:p text:style-name="P24">time=q_time;</text:p>
      <text:p text:style-name="P24">return;</text:p>
      <text:p text:style-name="P24">}</text:p>
      <text:p text:style-name="P24">//клас породжений від двох базових</text:p>
      <text:p text:style-name="P24">//базові класи вказуються через кому після символа двокрапки</text:p>
      <text:p text:style-name="P24">class employee: human, qualification</text:p>
      <text:p text:style-name="P24">{</text:p>
      <text:p text:style-name="P24">employee(char* h_name, char* h_surname, char* q_trade, int q_time);</text:p>
      <text:p text:style-name="P24">//метод get_info об’єднаного класу виконує лише коректний визов</text:p>
      <text:p text:style-name="P24">//методів get_info базових класів </text:p>
      <text:p text:style-name="P24">void get_info(){human::get_info();qualification::get_info();return;}</text:p>
      <text:p text:style-name="P24">};</text:p>
      <text:p text:style-name="P24">//конструктор породженого класу</text:p>
      <text:p text:style-name="P24">//у даному випадку виконує лише коректний визов </text:p>
      <text:p text:style-name="P24">//конструкторів базових класів, передаючи їм відповідні аргументи</text:p>
      <text:p text:style-name="P82"><text:soft-page-break/>employee::employee(char* h_name, char* h_surname, char* q_trade, int q_time):</text:p>
      <text:p text:style-name="P99">human(h_name,h_surname), qualification(q_trade,q_time)</text:p>
      <text:p text:style-name="P82">{</text:p>
      <text:p text:style-name="P24">//тіло конструктора породженого класу</text:p>
      <text:p text:style-name="P24">//тут при необхідності можна виконувати додаткові дії</text:p>
      <text:p text:style-name="P24">return;</text:p>
      <text:p text:style-name="P24">}</text:p>
      <text:p text:style-name="P27"/>
      <text:h text:style-name="P102" text:outline-level="2"><text:bookmark-start text:name="__RefHeading___Toc232991609"/>Контрольні запитання<text:bookmark-end text:name="__RefHeading___Toc232991609"/></text:h>
      <text:list xml:id="list1511788984" text:style-name="WW8Num1">
        <text:list-item>
          <text:p text:style-name="P110"><text:span text:style-name="T8">Яким чином здійснюється доступ до відкритих полів та методів класу</text:span><text:span text:style-name="T4">?</text:span></text:p>
        </text:list-item>
        <text:list-item>
          <text:p text:style-name="P110"><text:span text:style-name="T8">Яким чином здійснюється доступ до відкритих полів та методів класу</text:span><text:span text:style-name="T4">?</text:span></text:p>
        </text:list-item>
        <text:list-item>
          <text:p text:style-name="P110"><text:span text:style-name="T8">Яким чином здійснюється доступ до закритих полів та методів класу</text:span><text:span text:style-name="T4">?</text:span></text:p>
        </text:list-item>
        <text:list-item>
          <text:p text:style-name="P110"><text:span text:style-name="T8">Яким чином здійснюється доступ до захищених полів та методів класу</text:span><text:span text:style-name="T4">?</text:span></text:p>
        </text:list-item>
        <text:list-item>
          <text:p text:style-name="P110"><text:span text:style-name="T8">Що представляє собою оператор прямого вибору</text:span><text:span text:style-name="T4">?</text:span></text:p>
        </text:list-item>
        <text:list-item>
          <text:p text:style-name="P110"><text:span text:style-name="T8">Що представляє собою оператор непрямого вибору</text:span><text:span text:style-name="T4">?</text:span></text:p>
        </text:list-item>
        <text:list-item>
          <text:p text:style-name="P110"><text:span text:style-name="T8">Що таке статичне поле класу, які його властивості</text:span><text:span text:style-name="T4">?</text:span></text:p>
        </text:list-item>
        <text:list-item>
          <text:p text:style-name="P110"><text:span text:style-name="T8">Що таке множинне успадкування</text:span><text:span text:style-name="T4">?</text:span></text:p>
        </text:list-item>
      </text:list>
      <text:h text:style-name="Heading_20_1" text:outline-level="1"><text:bookmark-start text:name="__RefHeading___Toc232991610"/>Друзі класу<text:bookmark-end text:name="__RefHeading___Toc232991610"/></text:h>
      <text:p text:style-name="P44"><text:span text:style-name="T8">Іноді виникає необхідність, щоб якась функція, що не є членом класу мала доступ до закритих та захищених полів об'єктів даного класу. У С++ є така можливість. Для цього необхідно і достатньо оголосити дану функцію </text:span><text:span text:style-name="T12">другом </text:span><text:span text:style-name="T8">цього класу. Зробити це можна за допомогою ключового слова </text:span><text:span text:style-name="T4">“</text:span><text:span text:style-name="T16">friend</text:span><text:span text:style-name="T4">”. </text:span><text:span text:style-name="T8">Розглянемо це на прикладі.</text:span></text:p>
      <text:p text:style-name="P47"/>
      <text:p text:style-name="P87">class friend_prob</text:p>
      <text:p text:style-name="P87">{</text:p>
      <text:p text:style-name="P87">private:</text:p>
      <text:p text:style-name="P35">int status;</text:p>
      <text:p text:style-name="P35">public:</text:p>
      <text:p text:style-name="P35">int get_status(){return status;}</text:p>
      <text:p text:style-name="P35">void set_status(int x){ status=x; return;}</text:p>
      <text:p text:style-name="P36"><text:span text:style-name="T8">//функція </text:span><text:span text:style-name="T16">prob</text:span><text:span text:style-name="T4">_</text:span><text:span text:style-name="T16">friend</text:span><text:span text:style-name="T8"> оголошується другом класу</text:span></text:p>
      <text:p text:style-name="P36"><text:span text:style-name="T16">void friend prob_friend(friend_prob &amp;obj );</text:span><text:span text:style-name="T8"> </text:span></text:p>
      <text:p text:style-name="P35">};</text:p>
      <text:p text:style-name="P35"/>
      <text:p text:style-name="P35">void prob_friend( friend_prob &amp;obj)</text:p>
      <text:p text:style-name="P20">{</text:p>
      <text:p text:style-name="P24">//функція друг здійснює доступ до закритого члена</text:p>
      <text:p text:style-name="P24">//класу шляхом прямого звертання.</text:p>
      <text:p text:style-name="P36"><text:span text:style-name="T16">obj</text:span><text:span text:style-name="T8">.</text:span><text:span text:style-name="T16">status</text:span><text:span text:style-name="T8">++;</text:span></text:p>
      <text:p text:style-name="P36"><text:span text:style-name="T16">return</text:span><text:span text:style-name="T8">;</text:span></text:p>
      <text:p text:style-name="P24">}</text:p>
      <text:p text:style-name="P50">У даному прикладі функція <text:s/>prob_friend (friend_prob &amp;obj) описана, як друг класу <text:s/>friend_prob. Це дозволяє їй дістати доступ до закритого поля даного класу <text:s/>status. Зверніть увагу на те, що, оскільки в програмі може існувати одночасно декілька об'ектів даного класу, такій функції необхідно як параметр передавати покажчик на об'єкт, з яким вона повинна працювати в даний момент.</text:p>
      <text:p text:style-name="P50">Аналогічним чином можна описати метод іншого класу або навіть цілий клас, як друг даного класу. Наприклад, можна визначити клас а, як друг класу b. Тоді методи об'єктів класа а отримають доступ до закритих та захищених полів об'єктів класу b.</text:p>
      <text:p text:style-name="P64"><text:soft-page-break/>Розглянемо приклад.</text:p>
      <text:p text:style-name="P63"/>
      <text:p text:style-name="P52">class MyClass1;//випереджуючий неповний опис класу MyClass1</text:p>
      <text:p text:style-name="P52"/>
      <text:p text:style-name="P63">class MyClass2</text:p>
      <text:p text:style-name="P63">{</text:p>
      <text:p text:style-name="P63">private://розділ закритих полів класу</text:p>
      <text:p text:style-name="P52">int status;</text:p>
      <text:p text:style-name="P52">public://розділ відкритих методів класу</text:p>
      <text:p text:style-name="P52">int get_status(){return status;}</text:p>
      <text:p text:style-name="P52">void set_status(int x){status=x;return;}</text:p>
      <text:p text:style-name="P52">friend MyClass1;//об’являємо клас MyClass1 другом класу MyClass2</text:p>
      <text:p text:style-name="P52">};</text:p>
      <text:p text:style-name="P52"/>
      <text:p text:style-name="P63">class MyClass1</text:p>
      <text:p text:style-name="P63">{</text:p>
      <text:p text:style-name="P63">public:</text:p>
      <text:p text:style-name="P52">//метод set_status класу MyClass1 модифікує закрите</text:p>
      <text:p text:style-name="P52">//поле status класу MyClass2 шляхом прямого звернення</text:p>
      <text:p text:style-name="P52">void set_status(MyClass2&amp; obj,int x){obj.status=x;return;}</text:p>
      <text:p text:style-name="P52">};</text:p>
      <text:p text:style-name="P52"/>
      <text:p text:style-name="P50">У даному прикладі клас <text:s/>MyClass1 оголошується як друг класу <text:s/>MyClass. Це дозволяє методу set_status класу <text:s/>MyClass1 звертатися до закритого поля <text:s/>status класу <text:s/>MyClass2.</text:p>
      <text:p text:style-name="P50">Зверніть увагу на те, що, для забезпечення можливості зробити це оголошення, довелося застосувати випереджуючий неповний опис класу MyClass1. Без такого опису компілятор видав би помилку. Крім того методу set_status класу MyClass1 для реалізації доступу до конкретного об'єкту необхідно знати адресу цього об'єкту, тому, як один з аргументів, йому передається <text:s/>покажчик на об'єкт класу MyClass2.</text:p>
      <text:p text:style-name="P50">Наявність механізму установлення дружніх відносин між класами <text:s/>дозволяє моделювати досить складні відносини між класами, що значно полегшує створення програм для вирішення складних практичних завдань.</text:p>
      <text:h text:style-name="Heading_20_1" text:outline-level="1"><text:bookmark-start text:name="__RefHeading___Toc232991611"/>Шаблони класів<text:bookmark-end text:name="__RefHeading___Toc232991611"/></text:h>
      <text:p text:style-name="P44"><text:span text:style-name="T8">Досить часто при використанні ООП виникає необхідність введення великої кількості класів, які виконують однакові дії і відрізняються лише типами даних, по відношенню до яких ці дії застосовуються. Для спрощення виконання цієї задачі в С++ передбачені шаблони класів[</text:span><text:span text:style-name="T8"><text:bookmark-ref text:reference-format="number" text:ref-name="_Ref203987996">5.</text:bookmark-ref></text:span><text:span text:style-name="T8">]. </text:span><text:span text:style-name="T12">Шаблони класів</text:span><text:span text:style-name="T8"> це елементи мови програмування, які дозволяють визначити структуру сімейства класів, за якою компілятор самостійно створює потрібні класи, грунтуючись на параметрах настройки, що задаються. Цей механізм аналогічний механізму шаблонів функцій.</text:span></text:p>
      <text:p text:style-name="P50">Найбільш типовий приклад використання шаблонів класів – це створення контейнерних класів, наприклад, векторів для розміщення об'єктів довільних типів.</text:p>
      <text:p text:style-name="P52">Приклад:</text:p>
      <text:p text:style-name="P52"/>
      <text:p text:style-name="P63">template &lt;class T&gt;//шаблон класу вектор</text:p>
      <text:p text:style-name="P63">class Vector</text:p>
      <text:p text:style-name="P63">{</text:p>
      <text:p text:style-name="P63">private:</text:p>
      <text:p text:style-name="P52">T *elements;</text:p>
      <text:p text:style-name="P52">int size;</text:p>
      <text:p text:style-name="P52">public:</text:p>
      <text:p text:style-name="P52">Vector(int razm=0); //конструктор, його реалізація має особливості</text:p>
      <text:p text:style-name="P52">//деструктор, його реалізація також може мати особливості</text:p>
      <text:p text:style-name="P52">~Vector(){delete elements;} </text:p>
      <text:p text:style-name="P52">//перевантажений оператор для класу</text:p>
      <text:p text:style-name="P52">T&amp; operator[](int i){return elements[i];}//перевантажений оператор-метод </text:p>
      <text:p text:style-name="P52">//метод, його реалізація має особливості</text:p>
      <text:p text:style-name="P52">void print_contents(); </text:p>
      <text:p text:style-name="P52">};</text:p>
      <text:p text:style-name="P52"/>
      <text:p text:style-name="P52">//конструктор, його реалізація має особливості</text:p>
      <text:p text:style-name="P52">template &lt;class T&gt;</text:p>
      <text:p text:style-name="P52">Vector&lt;T&gt;::Vector(int razm)</text:p>
      <text:p text:style-name="P52">{</text:p>
      <text:p text:style-name="P52">elements=new T[razm];</text:p>
      <text:p text:style-name="P52">for(int i=0; i&lt; razm; elements[i]=(T) 0 i++);</text:p>
      <text:p text:style-name="P52">size=razm;</text:p>
      <text:p text:style-name="P52">};</text:p>
      <text:p text:style-name="P52"><text:soft-page-break/></text:p>
      <text:p text:style-name="P52">//метод, реалізація якого має особливості</text:p>
      <text:p text:style-name="P52">template &lt;class T&gt;</text:p>
      <text:p text:style-name="P52">void Vector&lt;T&gt;::print_contents()</text:p>
      <text:p text:style-name="P52">{</text:p>
      <text:p text:style-name="P52">cout &lt;&lt; "elements num-"&lt;&lt;size&lt;&lt;"\n";</text:p>
      <text:p text:style-name="P52">for(int i=0; i&lt;size; i++)</text:p>
      <text:p text:style-name="P52">cout &lt;&lt;"el["&lt;&lt;i&lt;&lt;"]="&lt;&lt;elements[i] &lt;&lt;"\n";</text:p>
      <text:p text:style-name="P52">}</text:p>
      <text:p text:style-name="P63">//головна функція</text:p>
      <text:p text:style-name="P60"><text:span text:style-name="T8">//зверніть увагу на визначення типу для кожного об</text:span><text:span text:style-name="T4">’</text:span><text:span text:style-name="T8">єкту</text:span></text:p>
      <text:p text:style-name="P63">int main()</text:p>
      <text:p text:style-name="P63">{</text:p>
      <text:p text:style-name="P52">int razmer=10;</text:p>
      <text:p text:style-name="P52">Vector &lt;int&gt; i(razmer);</text:p>
      <text:p text:style-name="P52">Vector &lt;float&gt; x(razmer);</text:p>
      <text:p text:style-name="P52">Vector &lt;char&gt; з(razmer);</text:p>
      <text:p text:style-name="P52">…</text:p>
      <text:p text:style-name="P52">return 0;</text:p>
      <text:p text:style-name="P52">}</text:p>
      <text:p text:style-name="P50"/>
      <text:p text:style-name="P44"><text:span text:style-name="T8">Зверніть увагу на те, що заголовок шаблону класу починається з ключового слова template і містить вказівку на те, що тип наперед невідомий і повинен вказуватись при об’вленні об’єкту <text:s/>&lt;class T&gt;. Замість літери Т може бути використана інша літера. Головне, щоб у всіх методах і полях класу, де буде оброблюватись інформація даного типу стояла та ж сама літера. Це дасть змогу компілятору правильно сформувати об</text:span><text:span text:style-name="T4">’</text:span><text:span text:style-name="T8">єкт класу для заданого типу. При розробці шаблонів класів часто виникає проблема перевантаження операторів. Це пов</text:span><text:span text:style-name="T4">’</text:span><text:span text:style-name="T8">язано з тим, що з одного боку для розроблених програмістом класів, як правило, немає стандартних операторів, а з іншого боку дуже зручно, коли аналогічні операції для різних типів позначаються у програмі однаковими операторами.</text:span></text:p>
      <text:p text:style-name="P52"/>
      <text:h text:style-name="Heading_20_1" text:outline-level="1"><text:bookmark-start text:name="__RefHeading___Toc232991612"/>Перевантаження операторів для класів<text:bookmark-end text:name="__RefHeading___Toc232991612"/></text:h>
      <text:p text:style-name="P44"><text:span text:style-name="T8">При розробці шаблонів класів часто виникає проблема перевантаження операторів. Це пов</text:span><text:span text:style-name="T4">’</text:span><text:span text:style-name="T8">язано з тим, що з одного боку для розроблених програмістом класів, як правило, немає стандартних операторів, а з іншого боку дуже зручно, коли аналогічні операції для різних типів позначаються у програмі однаковими операторами.</text:span></text:p>
      <text:p text:style-name="P50">Навіть у попередньому прикладі нам довелося перевантажувати оператор індексу, щоб можна було звертатись до елемента вектора таким же чином, як до елемента масиву.</text:p>
      <text:p text:style-name="P50">Перевантажувати оператори для класів можна або описуючи оператори як методи класу (дивись попередній приклад), або використовуючи дружню функцію. Розглянемо приклад використання дружньої функцію для перевантаження оператора складання. Перевантажимо цей оператор для складання двох об'єктів класу complex, що моделює комплексне число.</text:p>
      <text:p text:style-name="P50"/>
      <text:p text:style-name="P82">class complex</text:p>
      <text:p text:style-name="P82">{</text:p>
      <text:p text:style-name="P82">private:</text:p>
      <text:p text:style-name="P24">float re,im;</text:p>
      <text:p text:style-name="P82">public:</text:p>
      <text:p text:style-name="P24">void set_value(float x,float у){re=x;im=y;return ;}</text:p>
      <text:p text:style-name="P24">float get_re(){return re;}</text:p>
      <text:p text:style-name="P24">float get_im(){return im;}</text:p>
      <text:p text:style-name="P24">friend complex operator+(complex&amp;,complex&amp;);//перевантажений оператор „+”</text:p>
      <text:p text:style-name="P24">};</text:p>
      <text:p text:style-name="P82">complex operator+(complex&amp; а complex&amp; b)//реалізація алгоритму оператора</text:p>
      <text:p text:style-name="P82">{</text:p>
      <text:p text:style-name="P24">complex с;</text:p>
      <text:p text:style-name="P24">с.re=a.re+b.re;</text:p>
      <text:p text:style-name="P24">с.im=a.im+b.im;</text:p>
      <text:p text:style-name="P24">return с;</text:p>
      <text:p text:style-name="P24">}</text:p>
      <text:h text:style-name="P101" text:outline-level="2"><text:bookmark-start text:name="__RefHeading___Toc232991613"/><text:soft-page-break/>Контрольні запитання<text:bookmark-end text:name="__RefHeading___Toc232991613"/></text:h>
      <text:list xml:id="list3273882945" text:style-name="WW8Num38">
        <text:list-item>
          <text:p text:style-name="P150"><text:span text:style-name="T8">Для чого використовуються друзі класів</text:span><text:span text:style-name="T4">?</text:span></text:p>
        </text:list-item>
        <text:list-item>
          <text:p text:style-name="P150"><text:span text:style-name="T8">Що може бути другом класу</text:span><text:span text:style-name="T4">?</text:span></text:p>
        </text:list-item>
        <text:list-item>
          <text:p text:style-name="P114"><text:span text:style-name="T8">Як оголосити функцію чи клас другом класу</text:span><text:span text:style-name="T4">?</text:span></text:p>
        </text:list-item>
        <text:list-item>
          <text:p text:style-name="P114"><text:span text:style-name="T8">Чому при оголошенні класу другом іншого класу використовують випереджуючий неповний опис</text:span><text:span text:style-name="T4">?</text:span></text:p>
        </text:list-item>
        <text:list-item>
          <text:p text:style-name="P114"><text:span text:style-name="T8">Що таке шаблони класів</text:span><text:span text:style-name="T4">?</text:span></text:p>
        </text:list-item>
        <text:list-item>
          <text:p text:style-name="P114"><text:span text:style-name="T8">У яких випадках використовуються шаблони класів</text:span><text:span text:style-name="T4">?</text:span></text:p>
        </text:list-item>
        <text:list-item>
          <text:p text:style-name="P114"><text:span text:style-name="T8">Навіщо використовують перевантаження операторів для класів</text:span><text:span text:style-name="T4">?</text:span></text:p>
        </text:list-item>
        <text:list-item>
          <text:p text:style-name="P114"><text:span text:style-name="T8">У які способи можна реалізовувати перевантаження операторів для класів</text:span><text:span text:style-name="T4">?</text:span></text:p>
        </text:list-item>
      </text:list>
      <text:p text:style-name="P71"/>
      <text:h text:style-name="Heading_20_1" text:outline-level="1"><text:bookmark-start text:name="__RefHeading___Toc232991614"/>Статичні та динамічні масиви<text:bookmark-end text:name="__RefHeading___Toc232991614"/></text:h>
      <text:p text:style-name="P44"><text:span text:style-name="T12">Масив</text:span><text:span text:style-name="T8"> – це набір однотипних елементів. Кожен елемент має свій номер (індекс). Всі елементи масиву упорядковані за своїм індексом. Масив може бути одновимірним чи багатовимірним. Елементи масиву можуть мати просту чи складну структуру в залежності від функціонального призначення даного масиву. Основною особливістю масивів є те, що на етапі виділення пам’яті для збереження елементів масиву відома точна кількість елементів масиву.</text:span><text:bookmark-start text:name="OLE_LINK1"/><text:span text:style-name="T8"> Основними операціями при роботі з масивами є:</text:span></text:p>
      <text:p text:style-name="P13"><text:bookmark-end text:name="OLE_LINK1"/><text:span text:style-name="T4">-</text:span><text:span text:style-name="T8"> виділення пам’яті для збереження елементів масиву;</text:span></text:p>
      <text:p text:style-name="P13"><text:span text:style-name="T4">-</text:span><text:span text:style-name="T8"> вивільнення пам’яті;</text:span></text:p>
      <text:p text:style-name="P13"><text:span text:style-name="T4">-</text:span><text:span text:style-name="T8"> сортування елементів масиву;</text:span></text:p>
      <text:p text:style-name="P13"><text:span text:style-name="T4">-</text:span><text:span text:style-name="T8"> пошук елемента масиву, що відповідає заданому критерію пошуку.</text:span></text:p>
      <text:p text:style-name="P44"><text:span text:style-name="T8">Виділення пам’яті під масив може бути </text:span><text:span text:style-name="T12">статичним</text:span><text:span text:style-name="T8">, коли кількість елементів масиву відома на етапі розробки програми, або </text:span><text:span text:style-name="T12">динамічним</text:span><text:span text:style-name="T8">, коли кількість елементів масиву стає відомою під час виконання програми. При статичному виділенні <text:s/>вивільнення пам’яті відбувається автоматично при закінченні роботи програми і програміст не має змоги виконати вивільнення пам’яті під час роботи програми. При динамічному виділенні вивільнення пам’яті також відбувається автоматично при закінченні роботи програми, але програміст може при необхідності вивільнити пам’ять в процесі виконання програми. Це робить програми більш гнучкими, тому в сучасному програмуванні все частіше використовують динамічне виділення пам’яті при роботі з масивами. </text:span></text:p>
      <text:p text:style-name="P71"/>
      <text:h text:style-name="P100" text:outline-level="2"><text:bookmark-start text:name="__RefHeading___Toc232991615"/>Методи сортування масивів. <text:bookmark-end text:name="__RefHeading___Toc232991615"/></text:h>
      <text:p text:style-name="P50">При роботі з масивами найчастіше доводиться виконувати операції сортування та пошуку даних. Від ефективності реалізації цих операцій часто залежить ефективність всієї програми, тому розглянемо ці операції докладніше.</text:p>
      <text:p text:style-name="P44"><text:soft-page-break/><text:span text:style-name="T12">Сортування </text:span><text:span text:style-name="T8">– це процес перегрупування даних у деякому заданому порядку. Основна мета сортування – полегшити пошук потрібної інформації у заданій послідовності даних[</text:span><text:span text:style-name="T8"><text:bookmark-ref text:reference-format="number" text:ref-name="_Ref174074149">2.</text:bookmark-ref></text:span><text:span text:style-name="T8">,</text:span><text:span text:style-name="T8"><text:bookmark-ref text:reference-format="number" text:ref-name="_Ref203987996">5.</text:bookmark-ref></text:span><text:span text:style-name="T8">].</text:span></text:p>
      <text:p text:style-name="P44"><text:span text:style-name="T8">Методи сортування поділяються на </text:span><text:span text:style-name="T12">внутрішні</text:span><text:span text:style-name="T8"> (дані розміщуються в оперативній пам'яті) та </text:span><text:span text:style-name="T12">зовнішні</text:span><text:span text:style-name="T8"> (дані розміщуються в файлах). Для внутрішнього сортування використовуються методи сортування за допомогою включення, за допомогою вибору, за допомогою обміну і т.д.</text:span></text:p>
      <text:p text:style-name="P50">Розглянемо вказані внутрішні методи. Для визначеності будемо вважати, що необхідно виконати сортування у порядку зростання елементів масиву, і всі приклади, що будуть розглянуті відповідатимуть саме такому порядку сортування. Читачеві ж рекомендуємо для тренування модифікувати наведені програми для сортування у зворотному напрямку.</text:p>
      <text:p text:style-name="P24"/>
      <text:h text:style-name="P104" text:outline-level="3"><text:bookmark-start text:name="__RefHeading___Toc232991616"/>Сортування за допомогою включення<text:bookmark-end text:name="__RefHeading___Toc232991616"/></text:h>
      <text:p text:style-name="P24"/>
      <text:p text:style-name="P44"><text:span text:style-name="T8">При сортуванні за допомогою </text:span><text:span text:style-name="T12">включення</text:span><text:span text:style-name="T8"> елементи умовно ділять на вже відсортовану послідовність </text:span><text:span text:style-name="T13">a</text:span><text:span text:style-name="T22">1</text:span><text:span text:style-name="T13">…a</text:span><text:span text:style-name="T22">i-1</text:span><text:span text:style-name="T8"> і вихідну послідовність </text:span><text:span text:style-name="T13">a</text:span><text:span text:style-name="T22">i</text:span><text:span text:style-name="T13">…a</text:span><text:span text:style-name="T22">n</text:span><text:span text:style-name="T8">. На кожному кроці починаючи з </text:span><text:span text:style-name="T13">i=2</text:span><text:span text:style-name="T8"> та збільшуючи кожен раз </text:span><text:span text:style-name="T13">i</text:span><text:span text:style-name="T8"> на одиницю, із вихідної (початкової) послідовності видобувається </text:span><text:span text:style-name="T13">i</text:span><text:span text:style-name="T8">-тий елемент і перекладається в уже готову послідовність. При цьому він вставляється в потрібне місце готової послідовності. В процесі пошуку потрібного місця чергуються операція порівняння даного елемента з елементами послідовності та операція переміщення по послідовності, тобто вибраний елемент порівнюється з черговим елементом </text:span><text:span text:style-name="T13">a</text:span><text:span text:style-name="T22">j</text:span><text:span text:style-name="T8"> , а тоді </text:span><text:span text:style-name="T13">a</text:span><text:span text:style-name="T22">i</text:span><text:span text:style-name="T8"> або вставляється на місце елемента </text:span><text:span text:style-name="T13">a</text:span><text:span text:style-name="T22">j</text:span><text:span text:style-name="T8"> (якщо виконано критерій сортування), тоді відповідно </text:span><text:span text:style-name="T13">a</text:span><text:span text:style-name="T22">j</text:span><text:span text:style-name="T8"> <text:s/>зміщується на одну позицію вправо або </text:span><text:span text:style-name="T13">a</text:span><text:span text:style-name="T22">i</text:span><text:span text:style-name="T8"> порівнюється з наступним елементом </text:span><text:span text:style-name="T13">a</text:span><text:span text:style-name="T22">j-1</text:span><text:span text:style-name="T8"> (якщо критерій сортування не виконано), при цьому </text:span><text:span text:style-name="T13">a</text:span><text:span text:style-name="T22">j</text:span><text:span text:style-name="T8"> <text:s/>знову ж таки зміщується на одну позицію вправо. Нижче наведено приклад сортування методом включення масиву цілих чисел . <text:s/>Для демонстрації на екран виводяться вихідний масив та результуючий масив.</text:span></text:p>
      <text:p text:style-name="P84"><text:soft-page-break/>Приклад:</text:p>
      <text:p text:style-name="P82">#include &lt;iostream.h&gt;</text:p>
      <text:p text:style-name="P82">#include &lt;stdlib.h&gt;</text:p>
      <text:p text:style-name="P82">#include &lt;conio.h&gt;</text:p>
      <text:p text:style-name="P82"/>
      <text:p text:style-name="P82">//Шаблон функції сортування елементів масиву методом включення</text:p>
      <text:p text:style-name="P82">template &lt;class T&gt; void vstavka(T* massive,int size);</text:p>
      <text:p text:style-name="P24"/>
      <text:p text:style-name="P24">void main()</text:p>
      <text:p text:style-name="P24">{</text:p>
      <text:p text:style-name="P24">//Оголошення змінних, необхідних для реалізації алгоритму</text:p>
      <text:p text:style-name="P24">int* mas;</text:p>
      <text:p text:style-name="P24">int n,i;</text:p>
      <text:p text:style-name="P82">//Очищення екрану</text:p>
      <text:p text:style-name="P24">clrscr();</text:p>
      <text:p text:style-name="P24">//Запит на введення розміру масиву</text:p>
      <text:p text:style-name="P24">cout &lt;&lt; "Input n" &lt;&lt; endl;</text:p>
      <text:p text:style-name="P24">cout &lt;&lt; "n=";</text:p>
      <text:p text:style-name="P24">cin &gt;&gt; n;</text:p>
      <text:p text:style-name="P24">cout &lt;&lt; "creating massive of random numbers:"&lt;&lt;endl;</text:p>
      <text:p text:style-name="P36"><text:span text:style-name="T8">//Динамічне виділення пам</text:span><text:span text:style-name="T4">’</text:span><text:span text:style-name="T8">яті під елементи масиву</text:span></text:p>
      <text:p text:style-name="P24">mas=new int[n];</text:p>
      <text:p text:style-name="P24">//Підключення генератору випадкових чисел</text:p>
      <text:p text:style-name="P24">randomize();</text:p>
      <text:p text:style-name="P24">//Формування масиву випадкових чисел</text:p>
      <text:p text:style-name="P24">for (i=0;i&lt;n;i++)</text:p>
      <text:p text:style-name="P24">{</text:p>
      <text:p text:style-name="P24"><text:s/>//Формування елементу масиву випадковим чином</text:p>
      <text:p text:style-name="P24">mas[i]=random(100)-50;</text:p>
      <text:p text:style-name="P24">//Відображення на екрані сформованого елементу </text:p>
      <text:p text:style-name="P24"><text:s/>cout &lt;&lt; mas[i]&lt;&lt;" <text:s text:c="2"/>";</text:p>
      <text:p text:style-name="P24">}</text:p>
      <text:p text:style-name="P24">//Переведення курсору на наступну строку екрану</text:p>
      <text:p text:style-name="P24">cout &lt;&lt; endl;</text:p>
      <text:p text:style-name="P24">//Сортування елементів масиву методом включення</text:p>
      <text:p text:style-name="P24">vstavka(mas, n);//Відображення на екрані відсортованого масиву</text:p>
      <text:p text:style-name="P24">cout &lt;&lt; "massiv after sorting:" &lt;&lt; endl;</text:p>
      <text:p text:style-name="P24">for(i=0;i&lt;n;i++)</text:p>
      <text:p text:style-name="P24">{</text:p>
      <text:p text:style-name="P24"><text:s/>cout &lt;&lt; mas[i] &lt;&lt; " <text:s text:c="2"/>";</text:p>
      <text:p text:style-name="P24">}</text:p>
      <text:p text:style-name="P24">//Очищення пам’яті, виділеної під масив</text:p>
      <text:p text:style-name="P24">delete mas;</text:p>
      <text:p text:style-name="P24">return;</text:p>
      <text:p text:style-name="P24"><text:soft-page-break/>}</text:p>
      <text:p text:style-name="P24"/>
      <text:p text:style-name="P24"/>
      <text:p text:style-name="P24">//Реалізація шаблону функції сортування елементів масиву методом //включення опис алгоритму див вище</text:p>
      <text:p text:style-name="P24">template &lt;class T&gt; void vstavka(T* massive,int size)</text:p>
      <text:p text:style-name="P24">{</text:p>
      <text:p text:style-name="P24"><text:s/>T tmp;</text:p>
      <text:p text:style-name="P24"><text:s/>int i,j;</text:p>
      <text:p text:style-name="P24">for(i=1;i&lt;size;i++)</text:p>
      <text:p text:style-name="P24">{</text:p>
      <text:p text:style-name="P24"><text:s/>tmp=massive[i];</text:p>
      <text:p text:style-name="P24"><text:s/>j=i;</text:p>
      <text:p text:style-name="P82"><text:s/>while(tmp&lt;massive[j-1])</text:p>
      <text:p text:style-name="P24"><text:s/>{</text:p>
      <text:p text:style-name="P24"><text:s text:c="2"/>massive[j]=massive[j-1];</text:p>
      <text:p text:style-name="P24"><text:s text:c="2"/>j--;</text:p>
      <text:p text:style-name="P24"><text:s text:c="2"/>if(j==0) break;</text:p>
      <text:p text:style-name="P24"><text:s/>}</text:p>
      <text:p text:style-name="P24"><text:s/>massive[j]=tmp;</text:p>
      <text:p text:style-name="P24">}</text:p>
      <text:p text:style-name="P24">return;</text:p>
      <text:p text:style-name="P24">}</text:p>
      <text:p text:style-name="P24"/>
      <text:h text:style-name="P104" text:outline-level="3"><text:bookmark-start text:name="__RefHeading___Toc232991617"/>Сортування за допомогою прямого выбору<text:bookmark-end text:name="__RefHeading___Toc232991617"/></text:h>
      <text:p text:style-name="P24"/>
      <text:p text:style-name="P44"><text:span text:style-name="T8">Сортування за допомогою </text:span><text:span text:style-name="T12">прямого вибору</text:span><text:span text:style-name="T8"> базується на нижчеперелічених операціях:</text:span></text:p>
      <text:p text:style-name="P27">1). Обирається елемент з найменшим значенням.</text:p>
      <text:p text:style-name="P27">2). Цей елемент обмінюється місцями з першим елементом.</text:p>
      <text:p text:style-name="P27">3). Потім п.1-2 повторюються з елементами від 2-го до n-го, потім від 3-го до n-го і т. д.</text:p>
      <text:p text:style-name="P50">Наведемо приклад сортування методом прямого вибору масиву цілих чисел . <text:s/>Як і в попередньому прикладі для демонстрації на екран виводяться вихідний масив та результуючий масив.</text:p>
      <text:p text:style-name="P84"><text:soft-page-break/>Приклад:</text:p>
      <text:p text:style-name="P82">#include &lt;iostream.h&gt;</text:p>
      <text:p text:style-name="P82">#include &lt;stdlib.h&gt;</text:p>
      <text:p text:style-name="P82">#include &lt;conio.h&gt;</text:p>
      <text:p text:style-name="P82"/>
      <text:p text:style-name="P24">//Шаблон функції сортування масиву методом прямого вибору</text:p>
      <text:p text:style-name="P24">template &lt;class T&gt; void vibir(T* massive,int size);</text:p>
      <text:p text:style-name="P24"/>
      <text:p text:style-name="P82">void main()</text:p>
      <text:p text:style-name="P82">{</text:p>
      <text:p text:style-name="P82">//Оголошення змінних, необхідних для реалізації алгоритму</text:p>
      <text:p text:style-name="P24">int* mas;</text:p>
      <text:p text:style-name="P24">int n,i;</text:p>
      <text:p text:style-name="P24">//Очищення екрану</text:p>
      <text:p text:style-name="P24">clrscr();</text:p>
      <text:p text:style-name="P24">//Запит на введення розміру масиву</text:p>
      <text:p text:style-name="P24">cout &lt;&lt; "Input n" &lt;&lt; endl;</text:p>
      <text:p text:style-name="P24">cout &lt;&lt; "n=";</text:p>
      <text:p text:style-name="P24">cin &gt;&gt; n;</text:p>
      <text:p text:style-name="P24">cout &lt;&lt; "creating massive of random numbers:"&lt;&lt;endl;</text:p>
      <text:p text:style-name="P36"><text:span text:style-name="T8">//Динамічне виділення пам</text:span><text:span text:style-name="T4">’</text:span><text:span text:style-name="T8">яті під елементи масиву</text:span></text:p>
      <text:p text:style-name="P24">mas=new int[n];</text:p>
      <text:p text:style-name="P24">//Підключення генератору випадкових чисел</text:p>
      <text:p text:style-name="P24">randomize();</text:p>
      <text:p text:style-name="P24">//Формування масиву випадкових чисел</text:p>
      <text:p text:style-name="P24">for (i=0;i&lt;n;i++)</text:p>
      <text:p text:style-name="P24">{</text:p>
      <text:p text:style-name="P24">//Формування елементу масиву випадковим чином</text:p>
      <text:p text:style-name="P24"><text:s/>mas[i]=random(100)-50;</text:p>
      <text:p text:style-name="P24">//Відображення на екрані сформованого елементу </text:p>
      <text:p text:style-name="P24"><text:s/>cout &lt;&lt; mas[i]&lt;&lt;" <text:s text:c="2"/>";</text:p>
      <text:p text:style-name="P24">}</text:p>
      <text:p text:style-name="P24">//Переведення курсору на наступну строку екрану</text:p>
      <text:p text:style-name="P24">cout &lt;&lt; endl;</text:p>
      <text:p text:style-name="P24">//Сортування елементів масиву методом прямого вибору</text:p>
      <text:p text:style-name="P24">vibir(mas,n);</text:p>
      <text:p text:style-name="P24">//Відображення на екрані відсортованого масиву</text:p>
      <text:p text:style-name="P24">cout &lt;&lt; "massiv after sorting:" &lt;&lt; endl;</text:p>
      <text:p text:style-name="P24">for(i=0;i&lt;n;i++)</text:p>
      <text:p text:style-name="P24">{</text:p>
      <text:p text:style-name="P24"><text:s/>cout &lt;&lt; mas[i] &lt;&lt; " <text:s text:c="2"/>";</text:p>
      <text:p text:style-name="P24">}</text:p>
      <text:p text:style-name="P24">//Очищення пам’яті, виділеної під масив</text:p>
      <text:p text:style-name="P24">delete mas;</text:p>
      <text:p text:style-name="P24"><text:soft-page-break/>return;</text:p>
      <text:p text:style-name="P24">}</text:p>
      <text:p text:style-name="P24"/>
      <text:p text:style-name="P24">//Реалізація шаблону функції сортування масиву методом прямого вибору</text:p>
      <text:p text:style-name="P24">//опис алгоритму дивись вище</text:p>
      <text:p text:style-name="P24">template &lt;class T&gt; void vibir(T* massive,int size)</text:p>
      <text:p text:style-name="P24">{</text:p>
      <text:p text:style-name="P24">T tmp;</text:p>
      <text:p text:style-name="P24">int i,j,e;</text:p>
      <text:p text:style-name="P24">tmp=massive[0];</text:p>
      <text:p text:style-name="P24">for(i=0;i&lt;size;i++)</text:p>
      <text:p text:style-name="P24">{</text:p>
      <text:p text:style-name="P24"><text:s/>e=i;</text:p>
      <text:p text:style-name="P24"><text:s/>tmp=massive[i];</text:p>
      <text:p text:style-name="P24"><text:s/>for(j=i;j&lt;size;j++)</text:p>
      <text:p text:style-name="P24"><text:s/>{</text:p>
      <text:p text:style-name="P24"><text:s text:c="2"/>if(massive[j]&lt;tmp)</text:p>
      <text:p text:style-name="P24"><text:s text:c="2"/>{</text:p>
      <text:p text:style-name="P24"><text:s text:c="3"/>tmp=massive[j];</text:p>
      <text:p text:style-name="P24"><text:s text:c="3"/>e=j;</text:p>
      <text:p text:style-name="P24"><text:s text:c="2"/>}</text:p>
      <text:p text:style-name="P24"><text:s/>}</text:p>
      <text:p text:style-name="P82"><text:s/>if(e!=i)</text:p>
      <text:p text:style-name="P24"><text:s/>{</text:p>
      <text:p text:style-name="P24"><text:s text:c="2"/>massive[e]=massive[i];</text:p>
      <text:p text:style-name="P24"><text:s text:c="2"/>massive[i]=tmp;</text:p>
      <text:p text:style-name="P24"><text:s/>}</text:p>
      <text:p text:style-name="P24">}</text:p>
      <text:p text:style-name="P24">return;</text:p>
      <text:p text:style-name="P24">}</text:p>
      <text:p text:style-name="P23"/>
      <text:h text:style-name="P105" text:outline-level="3"><text:bookmark-start text:name="__RefHeading___Toc232991618"/>Сортування за допомогою обміну<text:bookmark-end text:name="__RefHeading___Toc232991618"/></text:h>
      <text:p text:style-name="P10"/>
      <text:p text:style-name="P44"><text:span text:style-name="T12">Сортування за допомогою обміну</text:span><text:span text:style-name="T8"> базується на процесі порівняння і при необхідності обміну місцями двох сусідніх елементів масиву. Ці операції повторюються доти, доки не буде упорядковано весь масив. Треба зазначити, що після першого проходу по всьому масиву максимальний елемент переміщається в крайнє праве положення, і на наступному етапі немає сенсу перевіряти весь масив. Тому на практиці при першому проході перевіряють елементи з номерами від 1 до n (останнього), на другому від 1 до (n-1) і т.д.</text:span></text:p>
      <text:p text:style-name="P50"><text:soft-page-break/>Наведемо приклад сортування методом обміну масиву цілих чисел . <text:s/>Як і в попередньому прикладі для демонстрації на екран виводяться вихідний масив, та результуючий масив.</text:p>
      <text:p text:style-name="P84">Приклад:</text:p>
      <text:p text:style-name="P82">#include &lt;iostream.h&gt;</text:p>
      <text:p text:style-name="P82">#include &lt;stdlib.h&gt;</text:p>
      <text:p text:style-name="P82">#include &lt;conio.h&gt;</text:p>
      <text:p text:style-name="P82"/>
      <text:p text:style-name="P82">//Шаблон функції сортування елементів масиву методом обміну</text:p>
      <text:p text:style-name="P35">template &lt;class T&gt; void obm_sort(T* massive,int size);</text:p>
      <text:p text:style-name="P35"/>
      <text:p text:style-name="P82">void main()</text:p>
      <text:p text:style-name="P82">{</text:p>
      <text:p text:style-name="P82">//Оголошення змінних необхідних для реалізації алгоритму</text:p>
      <text:p text:style-name="P24">int* mas;</text:p>
      <text:p text:style-name="P24">int n,i;</text:p>
      <text:p text:style-name="P24">//Очищення екрану</text:p>
      <text:p text:style-name="P24">clrscr();</text:p>
      <text:p text:style-name="P24">//Запит на введення розміру масиву</text:p>
      <text:p text:style-name="P24">cout &lt;&lt; "Input n" &lt;&lt; endl;</text:p>
      <text:p text:style-name="P24">cout &lt;&lt; "n=";</text:p>
      <text:p text:style-name="P24">cin &gt;&gt; n;</text:p>
      <text:p text:style-name="P24">cout &lt;&lt; "creating massive of random numbers:"&lt;&lt;endl;</text:p>
      <text:p text:style-name="P36"><text:span text:style-name="T8">//Динамічне виділення пам</text:span><text:span text:style-name="T4">’</text:span><text:span text:style-name="T8">яті під елементи масиву</text:span></text:p>
      <text:p text:style-name="P24">mas=new int[n];</text:p>
      <text:p text:style-name="P82">//Підключення генератору випадкових чисел</text:p>
      <text:p text:style-name="P24">randomize();</text:p>
      <text:p text:style-name="P24">//Формування масиву випадкових чисел</text:p>
      <text:p text:style-name="P24">for (i=0;i&lt;n;i++)</text:p>
      <text:p text:style-name="P24">{</text:p>
      <text:p text:style-name="P24">//Формування елементу масиву випадковим чином</text:p>
      <text:p text:style-name="P24">mas[i]=random(100)-50;</text:p>
      <text:p text:style-name="P24">//Відображення на екрані сформованого елементу </text:p>
      <text:p text:style-name="P24"><text:s/>cout &lt;&lt; mas[i]&lt;&lt;" <text:s text:c="2"/>";</text:p>
      <text:p text:style-name="P24">}</text:p>
      <text:p text:style-name="P24">//Переведення курсору на наступну строку екрану</text:p>
      <text:p text:style-name="P24">cout &lt;&lt; endl;</text:p>
      <text:p text:style-name="P24">//Сортування елементів масиву методом обміну</text:p>
      <text:p text:style-name="P24">obm_sort(mas,n);</text:p>
      <text:p text:style-name="P24">//Відображення на екрані відсортованого масиву</text:p>
      <text:p text:style-name="P24">cout &lt;&lt; "massiv after sorting:" &lt;&lt; endl;</text:p>
      <text:p text:style-name="P24">for(i=0;i&lt;n;i++)</text:p>
      <text:p text:style-name="P24">{</text:p>
      <text:p text:style-name="P24"><text:soft-page-break/><text:s/>cout &lt;&lt; mas[i] &lt;&lt; " <text:s text:c="2"/>";</text:p>
      <text:p text:style-name="P24">}</text:p>
      <text:p text:style-name="P82">//Очищення пам’яті, виділеної під масив</text:p>
      <text:p text:style-name="P24">delete mas;</text:p>
      <text:p text:style-name="P24">return;</text:p>
      <text:p text:style-name="P24">}</text:p>
      <text:p text:style-name="P24">//Реалізація шаблону функції сортування елементів масиву методом обміну</text:p>
      <text:p text:style-name="P35">template &lt;class T&gt; void obm_sort(T* massive,int size)</text:p>
      <text:p text:style-name="P36"><text:span text:style-name="T16">{</text:span><text:span text:style-name="T8">//опис алгоритму дивись вище</text:span></text:p>
      <text:p text:style-name="P35">int i,j,d;</text:p>
      <text:p text:style-name="P35">T tmp;</text:p>
      <text:p text:style-name="P35">d=size;</text:p>
      <text:p text:style-name="P35">for(i=0;i&lt;size-1;i++)</text:p>
      <text:p text:style-name="P35">{</text:p>
      <text:p text:style-name="P35"><text:s/>for(j=0;j&lt;d-1;j++)</text:p>
      <text:p text:style-name="P35"><text:s/>{</text:p>
      <text:p text:style-name="P35"><text:s text:c="2"/>if(massive[j]&gt;massive[j+1])</text:p>
      <text:p text:style-name="P35"><text:s text:c="2"/>{</text:p>
      <text:p text:style-name="P35"><text:s text:c="3"/>tmp=massive[j];</text:p>
      <text:p text:style-name="P35"><text:s text:c="3"/>massive[j]=massive[j+1];</text:p>
      <text:p text:style-name="P35"><text:s text:c="3"/>massive[j+1]=tmp;</text:p>
      <text:p text:style-name="P36"><text:span text:style-name="T16"><text:s text:c="2"/></text:span><text:span text:style-name="T21">}</text:span></text:p>
      <text:p text:style-name="P33"><text:s/>}</text:p>
      <text:p text:style-name="P36"><text:span text:style-name="T21"><text:s/></text:span><text:span text:style-name="T16">d</text:span><text:span text:style-name="T21">--;</text:span></text:p>
      <text:p text:style-name="P33">}</text:p>
      <text:p text:style-name="P36"><text:span text:style-name="T16">return</text:span><text:span text:style-name="T21">;</text:span></text:p>
      <text:p text:style-name="P20">}</text:p>
      <text:p text:style-name="P44"><text:span text:style-name="T8">Продемонстровані методи можуть бути модифіковані для збільшення їх ефективності, але викладення цього матеріалу виходить за рамки даного курсу. Студентам же пропонується самостійно вивчити метод Шелла (модифікований метод сортування за допомогою включення) і метод швидкого сортування</text:span><text:span text:style-name="T4">[</text:span><text:span text:style-name="T4"><text:bookmark-ref text:reference-format="number" text:ref-name="_Ref203987996">5.</text:bookmark-ref></text:span><text:span text:style-name="T4">]</text:span><text:span text:style-name="T8"> та написати параметризовані функції сортування для цих методів, а також для всіх методів сортування розглянутих вище.</text:span></text:p>
      <text:p text:style-name="P71"/>
      <text:h text:style-name="P100" text:outline-level="2"><text:bookmark-start text:name="__RefHeading___Toc232991619"/>Методи пошуку у масивах<text:bookmark-end text:name="__RefHeading___Toc232991619"/></text:h>
      <text:p text:style-name="P44"><text:span text:style-name="T12">Пошук</text:span><text:span text:style-name="T8"> – це процес знаходження серед елементів даного типу елемента з заданими властивостями. Задане значення критерію пошуку називається </text:span><text:span text:style-name="T12">ключем пошуку</text:span><text:span text:style-name="T8">. Це може бути умова рівності елемента заданій величині або </text:span><text:soft-page-break/><text:span text:style-name="T8">інша умова. При подальшому розгляді методів пошуку будемо вважати, що кількість елементів даного типу, в якій провадиться пошук – відома.</text:span></text:p>
      <text:p text:style-name="P24"/>
      <text:h text:style-name="P105" text:outline-level="3"><text:bookmark-start text:name="__RefHeading___Toc232991620"/>Прямий лінійний пошук<text:bookmark-end text:name="__RefHeading___Toc232991620"/></text:h>
      <text:p text:style-name="P90"/>
      <text:p text:style-name="P44"><text:span text:style-name="T8">Найпростішим, але не самим оптимальним методом пошуку є </text:span><text:span text:style-name="T12">прямий лінійний пошук</text:span><text:span text:style-name="T8">. Цей метод використовується тоді, коли немає ніякої додаткової інформації про групу елементів серед якої провадиться пошук.</text:span></text:p>
      <text:p text:style-name="P50">Метод полягає в послідовному перегляді всіх елементів і перевірці їх на відповідність ключу пошуку. Умовою закінчення пошуку може бути або факт знаходження даного елемента, або той факт, що дану сукупність елементів перевірено повністю і не знайдено елементів, що відповідають критерію пошуку. Розглянемо приклад:</text:p>
      <text:p text:style-name="P82">#include &lt;iostream.h&gt;</text:p>
      <text:p text:style-name="P82">#include &lt;conio.h&gt;</text:p>
      <text:p text:style-name="P82">#include &lt;stdlib.h&gt;</text:p>
      <text:p text:style-name="P82">//Опис параметризованої функції</text:p>
      <text:p text:style-name="P24">template &lt;class T&gt; int search(T* mas,T search_key,int size);</text:p>
      <text:p text:style-name="P24"/>
      <text:p text:style-name="P82">void main ()</text:p>
      <text:p text:style-name="P82">{</text:p>
      <text:p text:style-name="P82">//Опис змінних</text:p>
      <text:p text:style-name="P24">int n,i,key;</text:p>
      <text:p text:style-name="P24">int* massive;</text:p>
      <text:p text:style-name="P24">float* massive1;</text:p>
      <text:p text:style-name="P24">float key1;</text:p>
      <text:p text:style-name="P24">//Очищення екрану</text:p>
      <text:p text:style-name="P24">clrscr();</text:p>
      <text:p text:style-name="P24">//Запит на введення розміру масивів</text:p>
      <text:p text:style-name="P24">cout &lt;&lt; "Input n=" ;</text:p>
      <text:p text:style-name="P24">cin <text:s/>&gt;&gt; n;</text:p>
      <text:p text:style-name="P82">//Динамічне виділення пам’яті під масив цілих чисел</text:p>
      <text:p text:style-name="P24">massive= new int[n];</text:p>
      <text:p text:style-name="P24">// Динамічне виділення пам’яті під масив дійсних чисел</text:p>
      <text:p text:style-name="P24">massive1= new float[n];</text:p>
      <text:p text:style-name="P24">//Активація генератора випадкових чисел</text:p>
      <text:p text:style-name="P24">randomize();</text:p>
      <text:p text:style-name="P24">//Заповнення масивів випадковими числами</text:p>
      <text:p text:style-name="P24">for(i=0;i&lt;n;i++)</text:p>
      <text:p text:style-name="P24"><text:soft-page-break/>{</text:p>
      <text:p text:style-name="P24"><text:s/>massive[i]=random(50)-25;</text:p>
      <text:p text:style-name="P24"><text:s/>massive1[i]=massive[i]/2.0;</text:p>
      <text:p text:style-name="P24">}</text:p>
      <text:p text:style-name="P24">//Відображення на екрані масиву цілих чисел</text:p>
      <text:p text:style-name="P24">cout &lt;&lt; "Massive of integer numbers:"&lt;&lt;endl;</text:p>
      <text:p text:style-name="P24">for(i=0;i&lt;n;i++)</text:p>
      <text:p text:style-name="P24">{</text:p>
      <text:p text:style-name="P24"><text:s/>cout.width(7);</text:p>
      <text:p text:style-name="P24"><text:s/>cout &lt;&lt; massive[i];</text:p>
      <text:p text:style-name="P24">}</text:p>
      <text:p text:style-name="P24">cout &lt;&lt;endl;</text:p>
      <text:p text:style-name="P24">//Запит на введення ключа для пошуку у масиві цілих чисел </text:p>
      <text:p text:style-name="P24">cout &lt;&lt; "Input integer number key=";</text:p>
      <text:p text:style-name="P24">cin &gt;&gt; key;</text:p>
      <text:p text:style-name="P24">//Пошук у масиві цілих чисел та виведення результату на екран</text:p>
      <text:p text:style-name="P24">search(massive, key, n);</text:p>
      <text:p text:style-name="P24">//Відображення на екрані масиву дійсних чисел</text:p>
      <text:p text:style-name="P24">cout &lt;&lt; "Massive of float numbers:"&lt;&lt;endl;</text:p>
      <text:p text:style-name="P24">for(i=0;i&lt;n;i++)</text:p>
      <text:p text:style-name="P24">{</text:p>
      <text:p text:style-name="P24"><text:s/>cout &lt;&lt; massive1[i] &lt;&lt; " <text:s text:c="2"/>";</text:p>
      <text:p text:style-name="P24">}</text:p>
      <text:p text:style-name="P24">cout &lt;&lt;endl;</text:p>
      <text:p text:style-name="P24">//Запит на введення ключа для пошуку у масиві дійсних чисел </text:p>
      <text:p text:style-name="P24">cout &lt;&lt; "Input float number key1=";</text:p>
      <text:p text:style-name="P24">cin &gt;&gt; key1;</text:p>
      <text:p text:style-name="P24">//Пошук у масиві дійсних чисел та виведення результату на екран</text:p>
      <text:p text:style-name="P24">search(massive1, key1, n);</text:p>
      <text:p text:style-name="P24">//Очищення пам’яті, виділеної під масиви</text:p>
      <text:p text:style-name="P24">delete massive;</text:p>
      <text:p text:style-name="P24">delete massive1;</text:p>
      <text:p text:style-name="P24">return;</text:p>
      <text:p text:style-name="P24">}</text:p>
      <text:p text:style-name="P24"/>
      <text:p text:style-name="P82">//Параметризована функція прямого пошуку</text:p>
      <text:p text:style-name="P82">template &lt;class T&gt; int search(T* mas, T search_key, int size)</text:p>
      <text:p text:style-name="P24">{</text:p>
      <text:p text:style-name="P24"><text:s/>int index=0;</text:p>
      <text:p text:style-name="P24"/>
      <text:p text:style-name="P24"><text:s/>for (index=0;index&lt;size;index++)</text:p>
      <text:p text:style-name="P24"><text:s/>{</text:p>
      <text:p text:style-name="P24"><text:s text:c="2"/>if(search_key==mas[index])</text:p>
      <text:p text:style-name="P24"><text:s text:c="2"/>{</text:p>
      <text:p text:style-name="P24"><text:s text:c="3"/>cout &lt;&lt; "Found element with number n= " &lt;&lt; index+1 &lt;&lt; endl;</text:p>
      <text:p text:style-name="P24"><text:soft-page-break/><text:s text:c="3"/>return index;</text:p>
      <text:p text:style-name="P24"><text:s text:c="2"/>}</text:p>
      <text:p text:style-name="P24"/>
      <text:p text:style-name="P24"><text:s/>}</text:p>
      <text:p text:style-name="P24"/>
      <text:p text:style-name="P24"><text:s text:c="2"/>cout &lt;&lt; "Element not found"&lt;&lt;endl;</text:p>
      <text:p text:style-name="P24"><text:s/>return -1;</text:p>
      <text:p text:style-name="P24">}</text:p>
      <text:p text:style-name="P24"/>
      <text:h text:style-name="P105" text:outline-level="3"><text:bookmark-start text:name="__RefHeading___Toc232991621"/>Бінарний пошук<text:bookmark-end text:name="__RefHeading___Toc232991621"/></text:h>
      <text:p text:style-name="P10"/>
      <text:p text:style-name="P50">Прямий пошук вимагає великих затрат машинного часу. А чи можна якось прискорити пошук потрібного елемента? Очевидно, що без додаткової інформації про задану сукупність елементів, це неможливо. <text:s/>Проте пошук можна зробити значно ефективнішим, якщо відомо, що задана послідовність елементів є впорядкованою за критерієм пошуку. Прикладом такої впорядкованої послідовності може бути телефонний довідник, всі записи якого впорядковано відповідно до абетки. </text:p>
      <text:p text:style-name="P50">Основною ідеєю пошуку у такій послідовності є вибір деякого випадкового елемента і порівняння його з критерієм пошуку. <text:s/>При цьому може виникнути три випадки:</text:p>
      <text:p text:style-name="P27">- елемент відповідає критерію пошуку. Тоді шуканий елемент знайдено і пошук можна завершити;</text:p>
      <text:p text:style-name="P27">- елемент має значення більше за величину ключа пошуку. Тоді треба продовжити пошук у тій частині сукупності де значення менші за значення обраного елемента;</text:p>
      <text:p text:style-name="P27">- елемент має значення менше за величину ключа пошуку. Тоді треба продовжити пошук у тій частині сукупності де значення більші за значення обраного елемента.</text:p>
      <text:p text:style-name="P44"><text:span text:style-name="T8">При такій організації пошуку критерієм зупинки може бути або факт знаходження даного елемента, або той факт, що дану сукупність елементів перевірено повністю і не знайдено елементів, що відповідають критерію пошуку. <text:s/>Найпростішим способом реалізації такого алгоритму є </text:span><text:span text:style-name="T12">метод </text:span><text:soft-page-break/><text:span text:style-name="T12">бінарного пошуку</text:span><text:span text:style-name="T8"> (</text:span><text:span text:style-name="T12">метод поділу навпіл</text:span><text:span text:style-name="T8">). При такому методі розглядувану послідовність ділять пополам і порівнюють критерій пошуку з центральним елементом послідовності. Якщо критерій співпадає, то елемент знайдено, якщо значення елементу менше за заданий критерій то ділять пополам ту частину послідовності де значення елементів більше за значення обраного елемента, якщо ж воно більше, то ділять ту половину де значення елементів менше за значення обраного елемента. Ці дії виконують доти, доки не буде знайдено потрібний елемент, або поки у досліджуваній частині сукупності не залишиться лише один елемен. </text:span></text:p>
      <text:p text:style-name="P50">Оскільки при цьому кожен раз кількість досліджуваних елементів зменшується вдвічі, то швидкість пошуку значно зростає порівняно з лінійним пошуком. </text:p>
      <text:p text:style-name="P27">Розглянемо приклад:</text:p>
      <text:p text:style-name="P24"/>
      <text:p text:style-name="P82">#include &lt;iostream.h&gt;</text:p>
      <text:p text:style-name="P82">#include &lt;conio.h&gt;</text:p>
      <text:p text:style-name="P82">#include &lt;stdlib.h&gt;</text:p>
      <text:p text:style-name="P82"/>
      <text:p text:style-name="P82">template &lt;class T&gt; int b_search(T* mas,T search_key,int size);</text:p>
      <text:p text:style-name="P24">template &lt;class T&gt; void sort(T* mas, int size);</text:p>
      <text:p text:style-name="P24"/>
      <text:p text:style-name="P82">void main ()</text:p>
      <text:p text:style-name="P82">{</text:p>
      <text:p text:style-name="P82">//Опис змінних</text:p>
      <text:p text:style-name="P24">int n,i,key;</text:p>
      <text:p text:style-name="P24">int* massive;</text:p>
      <text:p text:style-name="P24">float* massive1;</text:p>
      <text:p text:style-name="P24">float key1;</text:p>
      <text:p text:style-name="P24">//Очищення екрану</text:p>
      <text:p text:style-name="P24">clrscr();</text:p>
      <text:p text:style-name="P24">//Запит на введення розміру масивів</text:p>
      <text:p text:style-name="P24">cout &lt;&lt; "Input n=" ;</text:p>
      <text:p text:style-name="P24">cin <text:s/>&gt;&gt; n;</text:p>
      <text:p text:style-name="P24">//Виділення пам’яті під масиви чисел</text:p>
      <text:p text:style-name="P24">massive= new int[n];</text:p>
      <text:p text:style-name="P24">massive1= new float[n];</text:p>
      <text:p text:style-name="P24">//Активація генератора випадкових чисел</text:p>
      <text:p text:style-name="P24">randomize();</text:p>
      <text:p text:style-name="P24"><text:soft-page-break/>//Формування масивів випадкових чисел</text:p>
      <text:p text:style-name="P24">for(i=0;i&lt;n;i++)</text:p>
      <text:p text:style-name="P24">{</text:p>
      <text:p text:style-name="P24"><text:s/>massive[i]=random(50)-25;</text:p>
      <text:p text:style-name="P24"><text:s/>massive1[i]=massive[i]/2.0;</text:p>
      <text:p text:style-name="P24">}</text:p>
      <text:p text:style-name="P24">//сортування масиву цілих чисел</text:p>
      <text:p text:style-name="P24">sort(massive,n);</text:p>
      <text:p text:style-name="P24">//Відображення відсортованого масиву на екрані</text:p>
      <text:p text:style-name="P24">cout &lt;&lt; "Massive of integer numbers:"&lt;&lt;endl;</text:p>
      <text:p text:style-name="P24">for(i=0;i&lt;n;i++)</text:p>
      <text:p text:style-name="P24">{</text:p>
      <text:p text:style-name="P24"><text:s/>cout.width(7);</text:p>
      <text:p text:style-name="P24"><text:s/>cout &lt;&lt; massive[i];</text:p>
      <text:p text:style-name="P24">}</text:p>
      <text:p text:style-name="P24">//Запит на введення ключа для пошуку у масиві цілих чисел</text:p>
      <text:p text:style-name="P24">cout &lt;&lt;endl;</text:p>
      <text:p text:style-name="P24">cout &lt;&lt; "Input integer number key=";</text:p>
      <text:p text:style-name="P24">cin &gt;&gt; key;</text:p>
      <text:p text:style-name="P24">//Пошук у масиві цілих чисел та відображення на екрані результату пошуку</text:p>
      <text:p text:style-name="P24">b_search(massive, key, n);</text:p>
      <text:p text:style-name="P24">//Сортування масиву дійсних чисел</text:p>
      <text:p text:style-name="P24">sort(massive1,n);</text:p>
      <text:p text:style-name="P24">//Відображення відсортованого масиву на екрані</text:p>
      <text:p text:style-name="P24">cout &lt;&lt; "Massive of float numbers:"&lt;&lt;endl;</text:p>
      <text:p text:style-name="P24">for(i=0;i&lt;n;i++)</text:p>
      <text:p text:style-name="P24">{</text:p>
      <text:p text:style-name="P24"><text:s/>cout &lt;&lt; massive1[i] &lt;&lt; " <text:s text:c="2"/>";</text:p>
      <text:p text:style-name="P24">}</text:p>
      <text:p text:style-name="P24">cout &lt;&lt;endl;</text:p>
      <text:p text:style-name="P24">//Запит на введення ключа для пошуку у масиві дійсних чисел</text:p>
      <text:p text:style-name="P24">cout &lt;&lt; "Input float number key1=";</text:p>
      <text:p text:style-name="P24">cin &gt;&gt; key1;</text:p>
      <text:p text:style-name="P24">//Бінарний пошук та відображення на екрані результату пошуку</text:p>
      <text:p text:style-name="P24">b_search(massive1, key1, n);</text:p>
      <text:p text:style-name="P24">//Вивільнення пам’яті виділеної під масиви</text:p>
      <text:p text:style-name="P24">delete massive;</text:p>
      <text:p text:style-name="P24">delete massive1;</text:p>
      <text:p text:style-name="P24">return;</text:p>
      <text:p text:style-name="P24">}</text:p>
      <text:p text:style-name="P24"/>
      <text:p text:style-name="P82">//Параметризована функція бінарного пошуку</text:p>
      <text:p text:style-name="P82">template &lt;class T&gt; int b_search(T* mas, T search_key, int size)</text:p>
      <text:p text:style-name="P82">{</text:p>
      <text:p text:style-name="P24"><text:s/>int low, high, mid;</text:p>
      <text:p text:style-name="P24"><text:soft-page-break/><text:s/>low=0;</text:p>
      <text:p text:style-name="P24"><text:s/>high=size-1;</text:p>
      <text:p text:style-name="P24"/>
      <text:p text:style-name="P24"><text:s/>while(low&lt;=high)</text:p>
      <text:p text:style-name="P24"><text:s/>{</text:p>
      <text:p text:style-name="P24"><text:s text:c="2"/>mid=(low+high)/2;</text:p>
      <text:p text:style-name="P24"/>
      <text:p text:style-name="P82"><text:s text:c="2"/>if(search_key&lt;mas[mid])</text:p>
      <text:p text:style-name="P24"><text:s text:c="2"/>{</text:p>
      <text:p text:style-name="P24"><text:s text:c="3"/>high=mid-1;</text:p>
      <text:p text:style-name="P24"><text:s text:c="2"/>}</text:p>
      <text:p text:style-name="P24"><text:s text:c="2"/>else</text:p>
      <text:p text:style-name="P24"><text:s text:c="2"/>{</text:p>
      <text:p text:style-name="P24"><text:s text:c="3"/>if(search_key&gt;mas[mid])</text:p>
      <text:p text:style-name="P24"><text:s text:c="3"/>{</text:p>
      <text:p text:style-name="P24"><text:s text:c="4"/>low=mid+1;</text:p>
      <text:p text:style-name="P24"><text:s text:c="3"/>}</text:p>
      <text:p text:style-name="P24"><text:s text:c="3"/>else</text:p>
      <text:p text:style-name="P24"><text:s text:c="3"/>{</text:p>
      <text:p text:style-name="P24"><text:s text:c="4"/>cout &lt;&lt; "Found element with number n= " &lt;&lt; mid+1 &lt;&lt; endl;</text:p>
      <text:p text:style-name="P24"><text:s text:c="4"/>return mid;</text:p>
      <text:p text:style-name="P24"><text:s text:c="3"/>}</text:p>
      <text:p text:style-name="P24"><text:s text:c="2"/>}</text:p>
      <text:p text:style-name="P24"><text:s/>}</text:p>
      <text:p text:style-name="P24"/>
      <text:p text:style-name="P24"><text:s text:c="2"/>cout &lt;&lt; "Element not found" &lt;&lt; endl;</text:p>
      <text:p text:style-name="P24"><text:s/>return -1;</text:p>
      <text:p text:style-name="P24">}</text:p>
      <text:p text:style-name="P24">//Параметризована функція сортування методом перестановок</text:p>
      <text:p text:style-name="P24">template &lt;class T&gt; void sort(T* mas, int size)</text:p>
      <text:p text:style-name="P24">{</text:p>
      <text:p text:style-name="P24"/>
      <text:p text:style-name="P24"><text:s/>int i,j,d,tmp;</text:p>
      <text:p text:style-name="P24"/>
      <text:p text:style-name="P24"><text:s/>d=size;</text:p>
      <text:p text:style-name="P24">for(i=0;i&lt;size-1;i++)</text:p>
      <text:p text:style-name="P24">{</text:p>
      <text:p text:style-name="P24"><text:s/>for(j=0;j&lt;d-1;j++)</text:p>
      <text:p text:style-name="P24"><text:s/>{</text:p>
      <text:p text:style-name="P24"><text:s text:c="2"/>if(mas[j]&gt;mas[j+1])</text:p>
      <text:p text:style-name="P24"><text:s text:c="2"/>{</text:p>
      <text:p text:style-name="P24"><text:s text:c="3"/>tmp=mas[j];</text:p>
      <text:p text:style-name="P24"><text:s text:c="3"/>mas[j]=mas[j+1];</text:p>
      <text:p text:style-name="P24"><text:s text:c="3"/>mas[j+1]=tmp;</text:p>
      <text:p text:style-name="P24"><text:s text:c="2"/>}</text:p>
      <text:p text:style-name="P24"><text:soft-page-break/><text:s/>}</text:p>
      <text:p text:style-name="P24"><text:s/>d--;</text:p>
      <text:p text:style-name="P24">}</text:p>
      <text:p text:style-name="P35">return;</text:p>
      <text:p text:style-name="P24">}</text:p>
      <text:p text:style-name="P24"/>
      <text:h text:style-name="P102" text:outline-level="2"><text:bookmark-start text:name="__RefHeading___Toc232991622"/>Контрольні запитання<text:bookmark-end text:name="__RefHeading___Toc232991622"/></text:h>
      <text:list xml:id="list286521965" text:style-name="WW8Num24">
        <text:list-item>
          <text:p text:style-name="P111"><text:span text:style-name="T8">Що таке масив</text:span><text:span text:style-name="T16">?</text:span></text:p>
        </text:list-item>
        <text:list-item>
          <text:p text:style-name="P111"><text:span text:style-name="T8">Які бувають масиви</text:span><text:span text:style-name="T16">?</text:span></text:p>
        </text:list-item>
        <text:list-item>
          <text:p text:style-name="P111"><text:span text:style-name="T8">Чим статичний масив відрізняється від динамічного</text:span><text:span text:style-name="T4">?</text:span></text:p>
        </text:list-item>
        <text:list-item>
          <text:p text:style-name="P111"><text:span text:style-name="T8">Які основні операції виконуються над масивами</text:span><text:span text:style-name="T4">?</text:span></text:p>
        </text:list-item>
        <text:list-item>
          <text:p text:style-name="P111"><text:span text:style-name="T8">Що таке сортування</text:span><text:span text:style-name="T4">?</text:span></text:p>
        </text:list-item>
        <text:list-item>
          <text:p text:style-name="P111"><text:span text:style-name="T8">Як класифікуються методи сортування</text:span><text:span text:style-name="T4">?</text:span></text:p>
        </text:list-item>
        <text:list-item>
          <text:p text:style-name="P111"><text:span text:style-name="T8">Які методи називають внутрішніми</text:span><text:span text:style-name="T4">?</text:span></text:p>
        </text:list-item>
        <text:list-item>
          <text:p text:style-name="P111"><text:span text:style-name="T8">Які методи називають зовнішніми</text:span><text:span text:style-name="T4">?</text:span></text:p>
        </text:list-item>
        <text:list-item>
          <text:p text:style-name="P111"><text:span text:style-name="T8">Який алгоритм сортування методом обміну</text:span><text:span text:style-name="T4">?</text:span></text:p>
        </text:list-item>
        <text:list-item>
          <text:p text:style-name="P111"><text:span text:style-name="T8">Який алгоритм сортування методом вибору</text:span><text:span text:style-name="T4">?</text:span></text:p>
        </text:list-item>
        <text:list-item>
          <text:p text:style-name="P111"><text:span text:style-name="T8">Який алгоритм сортування методом включення</text:span><text:span text:style-name="T4">?</text:span></text:p>
        </text:list-item>
        <text:list-item>
          <text:p text:style-name="P111"><text:span text:style-name="T8">Який алгоритм методу прямого пошуку</text:span><text:span text:style-name="T4">?</text:span></text:p>
        </text:list-item>
        <text:list-item>
          <text:p text:style-name="P111"><text:span text:style-name="T8">Який алгоритм методу бінарного пошуку</text:span><text:span text:style-name="T4">?</text:span></text:p>
        </text:list-item>
      </text:list>
      <text:p text:style-name="P75"/>
      <text:p text:style-name="P75"/>
      <text:h text:style-name="Heading_20_1" text:outline-level="1"><text:bookmark-start text:name="__RefHeading___Toc232991623"/>Списки. Сортування списків, пошук у списках<text:bookmark-end text:name="__RefHeading___Toc232991623"/></text:h>
      <text:p text:style-name="P44"><text:span text:style-name="T12">Список</text:span><text:span text:style-name="T8"> – це сукупність елементів, кількість яких може змінюватись в ході виконання програми. <text:s/>При цьому пам’ять для розміщення нового елементу виділяється і вивільняється <text:s/>динамічно по мірі необхідності.</text:span></text:p>
      <text:p text:style-name="P50">Зрозуміло, що для реалізації такого типу даних необхідно використовувати покажчики.</text:p>
      <text:p text:style-name="P44"><text:span text:style-name="T8">Списки можуть реалізовуватись за допомогою одинарних або подвійних зв’язків</text:span><text:span text:style-name="T4">[</text:span><text:span text:style-name="T4"><text:bookmark-ref text:reference-format="number" text:ref-name="_Ref174074149">2.</text:bookmark-ref></text:span><text:span text:style-name="T4">,</text:span><text:span text:style-name="T4"><text:bookmark-ref text:reference-format="number" text:ref-name="_Ref203987996">5.</text:bookmark-ref></text:span><text:span text:style-name="T4">]</text:span><text:span text:style-name="T8">. В </text:span><text:span text:style-name="T12">списку з одинарними</text:span><text:span text:style-name="T8"> зв</text:span><text:span text:style-name="T4">’</text:span><text:span text:style-name="T8">язками кожен елемент містить покажчик на наступний елемент списку. В списку з </text:span><text:span text:style-name="T12">подвійними зв</text:span><text:span text:style-name="T18">’</text:span><text:span text:style-name="T12">язками</text:span><text:span text:style-name="T8"> кожен елемент містить покажчики на попередній і наступний елемент списку. </text:span></text:p>
      <text:p text:style-name="P44"><text:span text:style-name="T8">На сьогодняшній день найбільш часто використовуються списки з подвійними зв</text:span><text:span text:style-name="T4">’</text:span><text:span text:style-name="T8">язками. Це визвано тим, що список з подвійними зв</text:span><text:span text:style-name="T4">’</text:span><text:span text:style-name="T8">язками можна читати в обох напрямках, такий список легше відновлювати при пошкодженні і при використанні таких списків операції обробки інформації реалізуються простіше. Виходячи із сказаного ми будемо розглядати лише списки з подвійними зв</text:span><text:span text:style-name="T4">’</text:span><text:span text:style-name="T8">язками.</text:span></text:p>
      <text:p text:style-name="P50">Основними операціями при роботі з списками є:</text:p>
      <text:p text:style-name="P27">- додавання елементу до списку;</text:p>
      <text:p text:style-name="P27">- вилучення елементу із списку;</text:p>
      <text:p text:style-name="P27">- сортування елементів списку;</text:p>
      <text:p text:style-name="P27">- пошук елемента списку, що відповідає заданому критерію пошуку.</text:p>
      <text:p text:style-name="P64">Розглянемо ці операції на прикладі.</text:p>
      <text:p text:style-name="P82">#include &lt;stdio.h&gt;</text:p>
      <text:p text:style-name="P82">#include &lt;iostream.h&gt;</text:p>
      <text:p text:style-name="P82">#include &lt;conio.h&gt;</text:p>
      <text:p text:style-name="P82">//Шаблон класу список</text:p>
      <text:p text:style-name="P82">template &lt;class T&gt; class my_list</text:p>
      <text:p text:style-name="P82">{</text:p>
      <text:p text:style-name="P82"><text:s/>private:</text:p>
      <text:p text:style-name="P24">//Покажчик на наступний елемент списку</text:p>
      <text:p text:style-name="P24"><text:s text:c="2"/>my_list<text:tab/>*next;</text:p>
      <text:p text:style-name="P82"><text:soft-page-break/>//Покажчик на попередній елемент списку</text:p>
      <text:p text:style-name="P24"><text:s text:c="2"/>my_list<text:tab/>*prev;</text:p>
      <text:p text:style-name="P24">//Поле даних елементу списку</text:p>
      <text:p text:style-name="P24"><text:s text:c="2"/>T<text:tab/><text:tab/>info;</text:p>
      <text:p text:style-name="P24">//Поточна кількість елементів, занесених до списку</text:p>
      <text:p text:style-name="P24"><text:s text:c="2"/>int<text:tab/><text:tab/>list_size;</text:p>
      <text:p text:style-name="P24"><text:s/>public:</text:p>
      <text:p text:style-name="P24">//Функція визначення адреси наступного елементу списку</text:p>
      <text:p text:style-name="P24"><text:s text:c="2"/>my_list&lt;T&gt; * get_next() {return next;}</text:p>
      <text:p text:style-name="P24">//Функція визначення адреси попереднього елементу списку</text:p>
      <text:p text:style-name="P24"><text:s text:c="2"/>my_list&lt;T&gt; * get_prev() {return prev;}</text:p>
      <text:p text:style-name="P24">//Функція запису адреси наступного елементу списку</text:p>
      <text:p text:style-name="P24"><text:s text:c="2"/>my_list&lt;T&gt; * set_next(my_list&lt;T&gt; *a) {return next=a;}</text:p>
      <text:p text:style-name="P24">//Функція запису адреси попереднього елементу списку</text:p>
      <text:p text:style-name="P24"><text:s text:c="2"/>my_list&lt;T&gt; * set_prev(my_list&lt;T&gt; *a) {return prev=a;}</text:p>
      <text:p text:style-name="P24">//Функція додавання елементу до списку</text:p>
      <text:p text:style-name="P24"><text:s text:c="2"/>void <text:tab/> <text:s text:c="6"/>add_elem(my_list&lt;T&gt; *first,T inf);</text:p>
      <text:p text:style-name="P24">//Функція вилучення елементу із списку</text:p>
      <text:p text:style-name="P24"><text:s text:c="2"/>void <text:tab/> <text:s text:c="6"/>del_elem(my_list&lt;T&gt; *first);</text:p>
      <text:p text:style-name="P24">//Функція сортування елементів списку за зростанням</text:p>
      <text:p text:style-name="P24"><text:s text:c="2"/>void<text:tab/> <text:s text:c="6"/>sort_elements(my_list&lt;T&gt; *first);</text:p>
      <text:p text:style-name="P24">//Функція зчитування даних, збережених в елементі списку</text:p>
      <text:p text:style-name="P24"><text:s text:c="2"/>T <text:tab/> <text:s text:c="6"/>get_info() {return info;}</text:p>
      <text:p text:style-name="P24">//Функція запису даних до елементу списку</text:p>
      <text:p text:style-name="P24"><text:s text:c="2"/>void<text:tab/> <text:s text:c="6"/>set_info(T c) {info=c;return;}</text:p>
      <text:p text:style-name="P24">//Функція запису розміру списку</text:p>
      <text:p text:style-name="P24"><text:s text:c="2"/>void<text:tab/> <text:s text:c="6"/>set_size(int c) {list_size=c;return;}</text:p>
      <text:p text:style-name="P24">//Функція зчитування розміру списку</text:p>
      <text:p text:style-name="P24"><text:s text:c="2"/>int<text:tab/> <text:s text:c="6"/>get_size() {return list_size;}</text:p>
      <text:p text:style-name="P24">//Функція відображення інформаційних полів списку на екрані</text:p>
      <text:p text:style-name="P24"><text:s text:c="2"/>void<text:tab/> <text:s text:c="6"/>print_list(my_list&lt;T&gt; *first);</text:p>
      <text:p text:style-name="P24">//Функція пошуку заданого значення у списку</text:p>
      <text:p text:style-name="P24"><text:s text:c="2"/>int<text:tab/> <text:s text:c="6"/>b_search(my_list&lt;T&gt; *first,T key);</text:p>
      <text:p text:style-name="P24">}</text:p>
      <text:p text:style-name="P82">//Реалізація функції видалення елементу із списку</text:p>
      <text:p text:style-name="P82">template&lt;class T&gt; <text:s/>void <text:s/>my_list&lt;T&gt;::del_elem(my_list&lt;T&gt; *first)</text:p>
      <text:p text:style-name="P82"><text:tab/><text:tab/>{</text:p>
      <text:p text:style-name="P82"><text:tab/><text:tab/> my_list&lt;T&gt; *tmp;</text:p>
      <text:p text:style-name="P24"><text:tab/><text:tab/> tmp=first-&gt;next;</text:p>
      <text:p text:style-name="P24"><text:tab/><text:tab/> first-&gt;list_size--;</text:p>
      <text:p text:style-name="P24"><text:tab/><text:tab/> first-&gt;next=first-&gt;next-&gt;next;</text:p>
      <text:p text:style-name="P24"><text:tab/><text:tab/> delete tmp;</text:p>
      <text:p text:style-name="P24"><text:tab/><text:tab/> return;</text:p>
      <text:p text:style-name="P24"><text:tab/><text:tab/>}</text:p>
      <text:p text:style-name="P82"><text:soft-page-break/>//Реалізація функції відображення списку на екрані</text:p>
      <text:p text:style-name="P82">template&lt;class T&gt; <text:s/>void<text:tab/> <text:s text:c="5"/>my_list&lt;T&gt;::print_list(my_list&lt;T&gt; *first)</text:p>
      <text:p text:style-name="P82"><text:tab/><text:tab/>{</text:p>
      <text:p text:style-name="P24"><text:tab/><text:tab/> <text:s/>int i;</text:p>
      <text:p text:style-name="P24"><text:tab/><text:tab/> <text:s/>my_list&lt;T&gt; *tmp;</text:p>
      <text:p text:style-name="P24"><text:tab/><text:tab/> <text:s/>tmp=first;</text:p>
      <text:p text:style-name="P24"><text:tab/><text:tab/> <text:s/>for(i=0;i&lt; first-&gt;get_size();i++)</text:p>
      <text:p text:style-name="P24"><text:tab/><text:tab/> <text:s text:c="2"/>{</text:p>
      <text:p text:style-name="P24"><text:tab/><text:tab/> <text:s text:c="3"/>cout &lt;&lt; tmp-&gt;get_info() &lt;&lt; endl;</text:p>
      <text:p text:style-name="P24"><text:tab/><text:tab/> <text:s text:c="3"/>tmp=tmp-&gt;get_next();</text:p>
      <text:p text:style-name="P24"><text:tab/><text:tab/> <text:s text:c="2"/>}</text:p>
      <text:p text:style-name="P24"><text:tab/><text:tab/>}</text:p>
      <text:p text:style-name="P82">//Реалізація функції сортування елементів списку</text:p>
      <text:p text:style-name="P82">template&lt;class T&gt; <text:s/>void<text:tab/> my_list&lt;T&gt;::sort_elements(my_list&lt;T&gt; *first)</text:p>
      <text:p text:style-name="P82"><text:tab/><text:tab/>{</text:p>
      <text:p text:style-name="P24"><text:tab/><text:tab/> my_list&lt;T&gt; *tmp_ptr;</text:p>
      <text:p text:style-name="P24"><text:tab/><text:tab/> T <text:s/>tmp_elem_value;</text:p>
      <text:p text:style-name="P24"><text:tab/><text:tab/> int i,j,d,size;</text:p>
      <text:p text:style-name="P24"><text:tab/><text:tab/> tmp_ptr=first;</text:p>
      <text:p text:style-name="P24"><text:tab/><text:tab/> size=first-&gt;list_size;</text:p>
      <text:p text:style-name="P24"><text:tab/><text:tab/> d=size;</text:p>
      <text:p text:style-name="P24"><text:tab/><text:tab/> for(i=0;i&lt;size-1;i++)</text:p>
      <text:p text:style-name="P24"><text:tab/><text:tab/> <text:s/>{</text:p>
      <text:p text:style-name="P24"><text:tab/><text:tab/> <text:s text:c="2"/>for(j=0;j&lt;d-1;j++)</text:p>
      <text:p text:style-name="P24"><text:tab/><text:tab/> <text:s text:c="2"/>{</text:p>
      <text:p text:style-name="P24"><text:tab/><text:tab/> <text:s text:c="3"/>tmp_elem_value=tmp_ptr-&gt;info;</text:p>
      <text:p text:style-name="P24"><text:tab/><text:tab/> <text:s text:c="3"/>if(tmp_ptr-&gt;info&gt;tmp_ptr-&gt;next-&gt;info)</text:p>
      <text:p text:style-name="P24"><text:tab/><text:tab/> <text:s text:c="4"/>{</text:p>
      <text:p text:style-name="P24"><text:tab/><text:tab/> <text:s text:c="5"/>tmp_elem_value=tmp_ptr-&gt;info;</text:p>
      <text:p text:style-name="P24"><text:tab/><text:tab/> <text:s text:c="5"/>tmp_ptr-&gt;info=tmp_ptr-&gt;next-&gt;info;</text:p>
      <text:p text:style-name="P24"><text:tab/><text:tab/> <text:s text:c="5"/>tmp_ptr-&gt;next-&gt;info=tmp_elem_value;</text:p>
      <text:p text:style-name="P24"><text:tab/><text:tab/> <text:s text:c="4"/>}</text:p>
      <text:p text:style-name="P24"><text:tab/><text:tab/> <text:s text:c="3"/>tmp_ptr=tmp_ptr-&gt;next;</text:p>
      <text:p text:style-name="P24"><text:tab/><text:tab/> <text:s text:c="2"/>}</text:p>
      <text:p text:style-name="P24"><text:tab/><text:tab/> <text:s text:c="2"/>d--;</text:p>
      <text:p text:style-name="P24"><text:tab/><text:tab/> <text:s text:c="2"/>tmp_ptr=first;</text:p>
      <text:p text:style-name="P24"><text:tab/><text:tab/> <text:s/>}</text:p>
      <text:p text:style-name="P24"><text:tab/><text:tab/> return;</text:p>
      <text:p text:style-name="P24"><text:tab/><text:tab/>}</text:p>
      <text:p text:style-name="P82">//Реалізація функції додавання елементу до списку</text:p>
      <text:p text:style-name="P82">template &lt;class T&gt; <text:s/>void my_list&lt;T&gt;::add_elem(my_list&lt;T&gt; *first,T inf)</text:p>
      <text:p text:style-name="P82"><text:tab/><text:tab/>{</text:p>
      <text:p text:style-name="P24"><text:tab/><text:tab/> my_list&lt;T&gt; *tmp;// тимчасовий покажчик для елемента</text:p>
      <text:p text:style-name="P24"><text:tab/><text:tab/> tmp=new my_list&lt;T&gt;;//виділення пам’яті під елемент</text:p>
      <text:p text:style-name="P24"><text:tab/><text:tab/> tmp-&gt;set_info(inf);//запис інформації до елементу</text:p>
      <text:p text:style-name="P24"><text:soft-page-break/><text:tab/><text:tab/> tmp-&gt;next=first-&gt;next;//додавання до початку списку</text:p>
      <text:p text:style-name="P24"><text:tab/><text:tab/> tmp-&gt;prev=first;</text:p>
      <text:p text:style-name="P24"><text:tab/><text:tab/> first-&gt;prev=NULL;</text:p>
      <text:p text:style-name="P24"><text:tab/><text:tab/> first-&gt;next=tmp;</text:p>
      <text:p text:style-name="P24"><text:tab/><text:tab/> first-&gt;list_size++;</text:p>
      <text:p text:style-name="P24"><text:tab/><text:tab/> return;</text:p>
      <text:p text:style-name="P24"><text:tab/><text:tab/>}</text:p>
      <text:p text:style-name="P82">//Реалізація функції пошуку значення у списку (бінарний пошук)</text:p>
      <text:p text:style-name="P82"><text:s/>template&lt;class T&gt; int my_list&lt;T&gt;::b_search(my_list&lt;T&gt; *first,T key)</text:p>
      <text:p text:style-name="P82"><text:tab/><text:tab/>{</text:p>
      <text:p text:style-name="P24"><text:tab/><text:tab/> my_list&lt;T&gt; *tmp,*tmp_beg;</text:p>
      <text:p text:style-name="P24"><text:tab/><text:tab/> int beg,mid,end,i,num;</text:p>
      <text:p text:style-name="P24"><text:tab/><text:tab/> if(first-&gt;info==key) return 1;//перевірка першого елементу</text:p>
      <text:p text:style-name="P24"><text:tab/><text:tab/> tmp_beg=tmp=first;</text:p>
      <text:p text:style-name="P24"><text:tab/><text:tab/> num=1;//налаштування початкових</text:p>
      <text:p text:style-name="P24"><text:tab/><text:tab/> beg=1;//параметрів списку</text:p>
      <text:p text:style-name="P24"><text:tab/><text:tab/> end=first-&gt;list_size;</text:p>
      <text:p text:style-name="P24"><text:tab/><text:tab/> while(beg&lt;end)//цикл пошуку</text:p>
      <text:p text:style-name="P24"><text:tab/><text:tab/> {</text:p>
      <text:p text:style-name="P24"><text:tab/><text:tab/> <text:s/>mid=(end+beg)/2;//знаходження середини списку</text:p>
      <text:p text:style-name="P24"><text:tab/><text:tab/> <text:s/>for(i=beg;i&lt;mid;i++)//</text:p>
      <text:p text:style-name="P24"><text:tab/><text:tab/> <text:s/>{</text:p>
      <text:p text:style-name="P24"><text:tab/><text:tab/> <text:s text:c="2"/>tmp=tmp-&gt;next;//перехід до центрального елементу</text:p>
      <text:p text:style-name="P24"><text:tab/><text:tab/> <text:s/>}</text:p>
      <text:p text:style-name="P24"><text:tab/><text:tab/> <text:s/>if(tmp-&gt;info==key)//закінчити пошук, якщо знайдено</text:p>
      <text:p text:style-name="P24"><text:tab/><text:tab/> <text:s/>{</text:p>
      <text:p text:style-name="P24"><text:tab/><text:tab/> <text:s text:c="2"/>num=mid;</text:p>
      <text:p text:style-name="P24"><text:tab/><text:tab/> <text:s text:c="2"/>return num;</text:p>
      <text:p text:style-name="P24"><text:tab/><text:tab/> <text:s/>}</text:p>
      <text:p text:style-name="P24"><text:tab/><text:tab/> <text:s/>if(tmp-&gt;info&gt;key) //вибір потрібної для пошуку частини</text:p>
      <text:p text:style-name="P24"><text:tab/><text:tab/> <text:s/>{</text:p>
      <text:p text:style-name="P24"><text:tab/><text:tab/> <text:s text:c="2"/>end=mid;</text:p>
      <text:p text:style-name="P24"><text:tab/><text:tab/> <text:s text:c="2"/>tmp=tmp_beg;</text:p>
      <text:p text:style-name="P24"><text:tab/><text:tab/> <text:s text:c="2"/>num=beg;</text:p>
      <text:p text:style-name="P24"><text:tab/><text:tab/> <text:s/>}</text:p>
      <text:p text:style-name="P24"><text:tab/><text:tab/> <text:s/>else</text:p>
      <text:p text:style-name="P24"><text:tab/><text:tab/> <text:s/>{</text:p>
      <text:p text:style-name="P24"><text:tab/><text:tab/> <text:s text:c="2"/>tmp_beg=tmp;</text:p>
      <text:p text:style-name="P24"><text:tab/><text:tab/> <text:s text:c="2"/>num=mid;</text:p>
      <text:p text:style-name="P24"><text:tab/><text:tab/> <text:s text:c="2"/>beg=mid;</text:p>
      <text:p text:style-name="P24"><text:tab/><text:tab/> <text:s/>}</text:p>
      <text:p text:style-name="P24"><text:tab/><text:tab/> <text:s/>if (mid == (beg+end)/2) break;</text:p>
      <text:p text:style-name="P24"><text:tab/><text:tab/> }</text:p>
      <text:p text:style-name="P24"><text:tab/><text:tab/> tmp=first-&gt;next;</text:p>
      <text:p text:style-name="P82"><text:soft-page-break/><text:tab/> for(i=2;i&lt;first-&gt;list_size;i++)</text:p>
      <text:p text:style-name="P24"><text:tab/><text:tab/> {</text:p>
      <text:p text:style-name="P24"><text:tab/><text:tab/> <text:s/>tmp=tmp-&gt;next;</text:p>
      <text:p text:style-name="P24"><text:tab/><text:tab/> }</text:p>
      <text:p text:style-name="P24"><text:tab/><text:tab/> if(tmp-&gt;info==key) return first-&gt;list_size;//повернути значення</text:p>
      <text:p text:style-name="P24"><text:tab/><text:tab/> return -1;//якщо не знайдено повернути код помилки</text:p>
      <text:p text:style-name="P24"><text:tab/><text:tab/>}</text:p>
      <text:p text:style-name="P24"/>
      <text:p text:style-name="P82">//Головна функція</text:p>
      <text:p text:style-name="P82">void main(void)</text:p>
      <text:p text:style-name="P82">{</text:p>
      <text:p text:style-name="P24"><text:s/>int i;</text:p>
      <text:p text:style-name="P24"><text:s/>my_list &lt;int&gt; *first,*last,*tmp;</text:p>
      <text:p text:style-name="P24">//Очистка екрану</text:p>
      <text:p text:style-name="P24"><text:s/>clrscr();</text:p>
      <text:p text:style-name="P24">//Створення списку</text:p>
      <text:p text:style-name="P24"><text:s/>first=new my_list&lt;int&gt;;</text:p>
      <text:p text:style-name="P24"><text:s/>last= new my_list&lt;int&gt;;</text:p>
      <text:p text:style-name="P24"><text:s/>tmp= <text:s/>new my_list&lt;int&gt;;</text:p>
      <text:p text:style-name="P24"><text:s/>first-&gt;set_next(NULL);</text:p>
      <text:p text:style-name="P24"><text:s/>first-&gt;set_prev(NULL);</text:p>
      <text:p text:style-name="P24"><text:s/>first-&gt;set_info(0);</text:p>
      <text:p text:style-name="P24"><text:s/>first-&gt;set_size(1);</text:p>
      <text:p text:style-name="P24"><text:s/>last-&gt;set_next(NULL);</text:p>
      <text:p text:style-name="P24"><text:s/>last-&gt;set_prev(NULL);</text:p>
      <text:p text:style-name="P24"><text:s/>tmp=first;</text:p>
      <text:p text:style-name="P24">//Додавання чотирьох елементів до списку</text:p>
      <text:p text:style-name="P24"><text:s/>for(i=1;i&lt;5;i++)</text:p>
      <text:p text:style-name="P24"><text:s/>{</text:p>
      <text:p text:style-name="P24"><text:s text:c="2"/>tmp-&gt;add_elem(first,i);</text:p>
      <text:p text:style-name="P24"><text:s/>}</text:p>
      <text:p text:style-name="P24">//Відображення списку</text:p>
      <text:p text:style-name="P24"><text:s/>first-&gt;print_list(first);</text:p>
      <text:p text:style-name="P24">//Сортування списку</text:p>
      <text:p text:style-name="P24"><text:s/>first-&gt;sort_elements(first);</text:p>
      <text:p text:style-name="P24">//Відображення списку</text:p>
      <text:p text:style-name="P24"><text:s/>first-&gt;print_list(first);</text:p>
      <text:p text:style-name="P24">//Пошук елементу із значенням 3</text:p>
      <text:p text:style-name="P24"><text:s/>cout &lt;&lt; endl &lt;&lt; first-&gt;b_search(first,3)&lt;&lt;endl&lt;&lt;endl;</text:p>
      <text:p text:style-name="P24">//Видалення всіх елементів списку, що знаходяться між першим і останнім</text:p>
      <text:p text:style-name="P24"><text:s/>for(i=0;i&lt;3;i++)</text:p>
      <text:p text:style-name="P24"><text:s/>{</text:p>
      <text:p text:style-name="P24"><text:s text:c="2"/>first-&gt;del_elem(first);</text:p>
      <text:p text:style-name="P24"><text:s/>}</text:p>
      <text:p text:style-name="P82"><text:soft-page-break/>//Відображення списку на екрані</text:p>
      <text:p text:style-name="P24"><text:s/>first-&gt;print_list(first);</text:p>
      <text:p text:style-name="P24">return;</text:p>
      <text:p text:style-name="P24">}</text:p>
      <text:p text:style-name="P24"/>
      <text:p text:style-name="P50">З прикладу видно, що навіть елементарні операції із списками потребують досить високої кваліфікації, але вони дають змогу оптимально використовувати пам’ять. </text:p>
      <text:p text:style-name="P50">В даному прикладі продемонстровано сортування списку методом обміну. Для простоти в прикладі було опущено ряд необхідних дій, таких як контроль виходу за межі списку, обробка помилок і т.і. Приклад добре прокоментовано, що спрощує розбір прикладу.</text:p>
      <text:p text:style-name="P50">Для кращого засвоєння матеріалу рекомендується самостійно реалізувати сортування списку методом включення та методом прямого вибору.</text:p>
      <text:p text:style-name="P50">Для пошуку елементів списку, що відповідають заданому критерію пошуку використовують ті ж методи, що і для масивів. В наведеному прикладі розглянуто бінарний пошук.</text:p>
      <text:p text:style-name="P34"/>
      <text:h text:style-name="P101" text:outline-level="2"><text:bookmark-start text:name="__RefHeading___Toc232991624"/>Контрольні запитання<text:bookmark-end text:name="__RefHeading___Toc232991624"/></text:h>
      <text:list xml:id="list3154368288" text:style-name="WW8Num13">
        <text:list-item>
          <text:p text:style-name="P115"><text:span text:style-name="T8">Що таке список</text:span><text:span text:style-name="T16">?</text:span></text:p>
        </text:list-item>
        <text:list-item>
          <text:p text:style-name="P115"><text:span text:style-name="T8">Які бувають списки</text:span><text:span text:style-name="T16">?</text:span></text:p>
        </text:list-item>
        <text:list-item>
          <text:p text:style-name="P115"><text:span text:style-name="T8">Які основні операції, що виконуються над списками</text:span><text:span text:style-name="T4">?</text:span></text:p>
        </text:list-item>
        <text:list-item>
          <text:p text:style-name="P115"><text:span text:style-name="T8">Які методи сортування використовуються для списків</text:span><text:span text:style-name="T4">?</text:span></text:p>
        </text:list-item>
        <text:list-item>
          <text:p text:style-name="P115"><text:span text:style-name="T8">Які методи пошуку використовуються для списків</text:span><text:span text:style-name="T4">?</text:span></text:p>
        </text:list-item>
      </text:list>
      <text:p text:style-name="P49"/>
      <text:p text:style-name="P49"/>
      <text:p text:style-name="P73"/>
      <text:h text:style-name="Heading_20_1" text:outline-level="1"><text:bookmark-start text:name="__RefHeading___Toc232991625"/>Стеки<text:bookmark-end text:name="__RefHeading___Toc232991625"/></text:h>
      <text:p text:style-name="P44"><text:span text:style-name="T12">Стек</text:span><text:span text:style-name="T8"> – одна з найбільш корисних та найчастіше використовуваних стандартних структур даних</text:span><text:span text:style-name="T4"> [</text:span><text:span text:style-name="T4"><text:bookmark-ref text:reference-format="number" text:ref-name="_Ref174074149">2.</text:bookmark-ref></text:span><text:span text:style-name="T8">,</text:span><text:span text:style-name="T4"><text:bookmark-ref text:reference-format="number" text:ref-name="_Ref203987996">5.</text:bookmark-ref></text:span><text:span text:style-name="T4">].</text:span><text:span text:style-name="T8"> Він використовується для збереження змінних при визові процедур, для збереження змінних при виконанні переривань, для збереження даних про стан екрану при розробці інтерфейсу з користувачем на основі багаторівневого меню тощо. Доступ до елементів стеку здійснюється за принципом </text:span><text:span text:style-name="T16">LIFO</text:span><text:span text:style-name="T8"> (</text:span><text:span text:style-name="T16">last</text:span><text:span text:style-name="T8"> </text:span><text:span text:style-name="T16">in</text:span><text:span text:style-name="T8">, </text:span><text:span text:style-name="T16">first</text:span><text:span text:style-name="T8"> </text:span><text:span text:style-name="T16">out</text:span><text:span text:style-name="T8"> –„останнім зайшов, першим вийшов”). </text:span></text:p>
      <text:p text:style-name="P50">Концептуально цей тип даних дозволяє виконувати вставку та зчитування даних лише в одному елементі – вершині стеку. Елементи зчитуються у зворотному напрямі – першим зчитується елемент, що був записаний до стеку останнім. Довільний доступ до елементів стеку не допускається.</text:p>
      <text:p text:style-name="P50">Стек може бути реалізований на основі масиву або на основі списку. Реалізація на основі масиву більш проста, але має ряд недоліків: обмежену кількість елементів, неефективне використання пам’яті та інші. Реалізація на основі списку більш складна, але позбавлена вказаних недоліків, тому в практичному програмуванні частіше реалізують стеки на основі списків. Саме тому ми будемо розглядати лише стеки на основі списків.</text:p>
      <text:p text:style-name="P50">Стек повинен реалізовувати наступні операції:</text:p>
      <text:p text:style-name="P13"><text:span text:style-name="T8">- додавання елементу даних до вершини стеку (метод </text:span><text:span text:style-name="T16">push</text:span><text:span text:style-name="T8">)</text:span><text:span text:style-name="T4">;</text:span></text:p>
      <text:p text:style-name="P13"><text:span text:style-name="T8">-</text:span><text:span text:style-name="T16"> </text:span><text:span text:style-name="T8">зчитування та вилучення елементу даних із вершини стеку (метод </text:span><text:span text:style-name="T16">pop</text:span><text:span text:style-name="T8">);</text:span></text:p>
      <text:p text:style-name="P27">- визначення чи є в стеку дані.</text:p>
      <text:p text:style-name="P44"><text:span text:style-name="T8">Розглянемо ці операції на прикладі простого стеку на основі списку з подвійними зв</text:span><text:span text:style-name="T4">’</text:span><text:span text:style-name="T8">язками.</text:span></text:p>
      <text:p text:style-name="P84">Приклад:</text:p>
      <text:p text:style-name="P35">#include &lt;stdio.h&gt;</text:p>
      <text:p text:style-name="P35">#include &lt;stdlib.h&gt;</text:p>
      <text:p text:style-name="P35">#include &lt;iostream.h&gt;</text:p>
      <text:p text:style-name="P35">#include &lt;conio.h&gt;</text:p>
      <text:p text:style-name="P82"><text:soft-page-break/>//Шаблон класу стек</text:p>
      <text:p text:style-name="P35">template &lt;class T&gt; class user_stack</text:p>
      <text:p text:style-name="P35">{</text:p>
      <text:p text:style-name="P35"><text:s/>private:</text:p>
      <text:p text:style-name="P24">//Розмір стеку</text:p>
      <text:p text:style-name="P35"><text:tab/>int stack_size;</text:p>
      <text:p text:style-name="P24">//Елемент даних стеку</text:p>
      <text:p text:style-name="P36"><text:span text:style-name="T4"><text:tab/></text:span><text:span text:style-name="T16">T</text:span><text:span text:style-name="T4"> </text:span><text:span text:style-name="T16">data</text:span><text:span text:style-name="T4">;</text:span></text:p>
      <text:p text:style-name="P24">//Покажчик на попередній елемент стеку</text:p>
      <text:p text:style-name="P36"><text:span text:style-name="T4"><text:tab/></text:span><text:span text:style-name="T16">user</text:span><text:span text:style-name="T4">_</text:span><text:span text:style-name="T16">stack</text:span><text:span text:style-name="T4"> *</text:span><text:span text:style-name="T16">prev</text:span><text:span text:style-name="T4">;</text:span></text:p>
      <text:p text:style-name="P24">//Покажчик на наступний елемент стеку</text:p>
      <text:p text:style-name="P36"><text:span text:style-name="T4"><text:tab/></text:span><text:span text:style-name="T16">user</text:span><text:span text:style-name="T4">_</text:span><text:span text:style-name="T16">stack</text:span><text:span text:style-name="T4"> *</text:span><text:span text:style-name="T16">next</text:span><text:span text:style-name="T4">;</text:span></text:p>
      <text:p text:style-name="P36"><text:span text:style-name="T4"><text:s/></text:span><text:span text:style-name="T16">public</text:span><text:span text:style-name="T4">:</text:span></text:p>
      <text:p text:style-name="P24">//Конструктор стеку</text:p>
      <text:p text:style-name="P36"><text:span text:style-name="T4"><text:s/></text:span><text:span text:style-name="T16">user</text:span><text:span text:style-name="T4">_</text:span><text:span text:style-name="T16">stack</text:span><text:span text:style-name="T4">();</text:span></text:p>
      <text:p text:style-name="P24">//Функція, що перевіряє чи є в стеку елементи даних</text:p>
      <text:p text:style-name="P36"><text:span text:style-name="T4"><text:s/></text:span><text:span text:style-name="T16">int <text:s/>empty(){if (stack_size&gt;0) return 0; else return -1;};</text:span></text:p>
      <text:p text:style-name="P24">//Функція, що дозволяє прочитати елемент даних стеку</text:p>
      <text:p text:style-name="P24">//Дана функція потрібна лише для відладки програми</text:p>
      <text:p text:style-name="P36"><text:span text:style-name="T4"><text:s/></text:span><text:span text:style-name="T16">T <text:s text:c="3"/>get_data(){return data;};</text:span></text:p>
      <text:p text:style-name="P24">//Функція, що дозволяє отримати адресу попереднього елементу стеку</text:p>
      <text:p text:style-name="P36"><text:span text:style-name="T4"><text:s/></text:span><text:span text:style-name="T16">user_stack&lt;T&gt; * get_prev(){return prev;};</text:span></text:p>
      <text:p text:style-name="P36"><text:span text:style-name="T8">//Функція, що дозволяє додати елемент до стеку (метод </text:span><text:span text:style-name="T16">push</text:span><text:span text:style-name="T8">)</text:span></text:p>
      <text:p text:style-name="P36"><text:span text:style-name="T4"><text:s/></text:span><text:span text:style-name="T16">user_stack&lt;T&gt; * push(T var);</text:span></text:p>
      <text:p text:style-name="P36"><text:span text:style-name="T8">//Функція, що дозволяє видалати елемент стеку(метод </text:span><text:span text:style-name="T16">pop</text:span><text:span text:style-name="T8">)</text:span></text:p>
      <text:p text:style-name="P36"><text:span text:style-name="T4"><text:s/></text:span><text:span text:style-name="T16">T <text:s text:c="2"/>pop();</text:span></text:p>
      <text:p text:style-name="P35">}</text:p>
      <text:p text:style-name="P24">//Реалізація конструктора</text:p>
      <text:p text:style-name="P35">template&lt;class T&gt; user_stack&lt;T&gt;::user_stack()</text:p>
      <text:p text:style-name="P35"><text:s/>{</text:p>
      <text:p text:style-name="P35"><text:s text:c="2"/>stack_size=0;</text:p>
      <text:p text:style-name="P35"><text:s text:c="2"/>data=NULL;</text:p>
      <text:p text:style-name="P35"><text:s text:c="2"/>prev=NULL;</text:p>
      <text:p text:style-name="P35"><text:s text:c="2"/>next=NULL;</text:p>
      <text:p text:style-name="P35"><text:s/>}</text:p>
      <text:p text:style-name="P35"/>
      <text:p text:style-name="P36"><text:span text:style-name="T8">//Реалізація методу </text:span><text:span text:style-name="T16">push</text:span></text:p>
      <text:p text:style-name="P35">template &lt;class T&gt; user_stack&lt;T&gt; * user_stack&lt;T&gt;::push(T var)</text:p>
      <text:p text:style-name="P35"><text:s/>{</text:p>
      <text:p text:style-name="P35"><text:s text:c="2"/>this-&gt;next=new user_stack&lt;T&gt;;</text:p>
      <text:p text:style-name="P35"><text:s text:c="2"/>this-&gt;next-&gt;prev=this;</text:p>
      <text:p text:style-name="P35"><text:s text:c="2"/>this-&gt;next-&gt;data=var;</text:p>
      <text:p text:style-name="P35"><text:s text:c="2"/>this-&gt;next-&gt;stack_size=this-&gt;stack_size+1;</text:p>
      <text:p text:style-name="P35"><text:s text:c="2"/>return this-&gt;next;</text:p>
      <text:p text:style-name="P35"><text:s/>}</text:p>
      <text:p text:style-name="P36"><text:soft-page-break/><text:span text:style-name="T8">//Реалізація методу </text:span><text:span text:style-name="T16">pop</text:span></text:p>
      <text:p text:style-name="P35">template &lt;class T&gt; <text:s/>user_stack&lt;T&gt;::pop()</text:p>
      <text:p text:style-name="P35"><text:s/>{</text:p>
      <text:p text:style-name="P35"><text:s text:c="2"/>T dat;</text:p>
      <text:p text:style-name="P35"><text:s text:c="2"/>dat=this-&gt;next-&gt;data;</text:p>
      <text:p text:style-name="P35"><text:s text:c="2"/>delete this-&gt;next;</text:p>
      <text:p text:style-name="P35"><text:s text:c="2"/>this-&gt;next=NULL;</text:p>
      <text:p text:style-name="P35"><text:s text:c="2"/>return dat;</text:p>
      <text:p text:style-name="P35"><text:s/>}</text:p>
      <text:p text:style-name="P35">void main(void)</text:p>
      <text:p text:style-name="P35">{</text:p>
      <text:p text:style-name="P35"><text:s text:c="5"/>user_stack&lt;int&gt; *my_stack;</text:p>
      <text:p text:style-name="P35"><text:s text:c="5"/>int my_data;</text:p>
      <text:p text:style-name="P24">//Створення стеку</text:p>
      <text:p text:style-name="P35"><text:s text:c="5"/>my_stack=new user_stack&lt;int&gt;;</text:p>
      <text:p text:style-name="P24">//Очистка екрану</text:p>
      <text:p text:style-name="P36"><text:span text:style-name="T4"><text:s text:c="5"/></text:span><text:span text:style-name="T16">clrscr</text:span><text:span text:style-name="T4">();</text:span></text:p>
      <text:p text:style-name="P24">//Активація генератора випадкових чисел</text:p>
      <text:p text:style-name="P36"><text:span text:style-name="T8"><text:s text:c="5"/></text:span><text:span text:style-name="T16">randomize</text:span><text:span text:style-name="T8">();</text:span></text:p>
      <text:p text:style-name="P24">//Присвоення змінній випадкового значення</text:p>
      <text:p text:style-name="P36"><text:span text:style-name="T8"><text:s text:c="5"/></text:span><text:span text:style-name="T16">my</text:span><text:span text:style-name="T8">_</text:span><text:span text:style-name="T16">data</text:span><text:span text:style-name="T8">=</text:span><text:span text:style-name="T16">random</text:span><text:span text:style-name="T8">(10)+5;</text:span></text:p>
      <text:p text:style-name="P24">//Відображення значення змінної на екрані</text:p>
      <text:p text:style-name="P36"><text:span text:style-name="T8"><text:s text:c="5"/></text:span><text:span text:style-name="T16">cout</text:span><text:span text:style-name="T8"> &lt;&lt; "</text:span><text:span text:style-name="T16">data</text:span><text:span text:style-name="T8">="&lt;&lt;</text:span><text:span text:style-name="T16">my</text:span><text:span text:style-name="T8">_</text:span><text:span text:style-name="T16">data</text:span><text:span text:style-name="T8"> &lt;&lt; </text:span><text:span text:style-name="T16">endl</text:span><text:span text:style-name="T8">;</text:span></text:p>
      <text:p text:style-name="P24">//Запис значення змінної в стек</text:p>
      <text:p text:style-name="P36"><text:span text:style-name="T21"><text:s text:c="5"/></text:span><text:span text:style-name="T16">my_stack=my_stack-&gt;push(my_data);</text:span></text:p>
      <text:p text:style-name="P24">//Відображення на екрані даних записаних у стек</text:p>
      <text:p text:style-name="P36"><text:span text:style-name="T4"><text:s text:c="5"/></text:span><text:span text:style-name="T16">cout &lt;&lt; "In stack stored - " &lt;&lt; my_stack-&gt;get_data() &lt;&lt; endl;</text:span></text:p>
      <text:p text:style-name="P24">//Зміна значення змінної</text:p>
      <text:p text:style-name="P36"><text:span text:style-name="T8"><text:s text:c="5"/></text:span><text:span text:style-name="T16">my</text:span><text:span text:style-name="T8">_</text:span><text:span text:style-name="T16">data</text:span><text:span text:style-name="T8">+=20;</text:span></text:p>
      <text:p text:style-name="P24">//Відображення нового значення змінної</text:p>
      <text:p text:style-name="P36"><text:span text:style-name="T4"><text:s text:c="5"/></text:span><text:span text:style-name="T16">cout</text:span><text:span text:style-name="T4"> &lt;&lt; "</text:span><text:span text:style-name="T16">Changing</text:span><text:span text:style-name="T4"> </text:span><text:span text:style-name="T16">data</text:span><text:span text:style-name="T4">. </text:span><text:span text:style-name="T16">Now <text:s/>data ="&lt;&lt;my_data &lt;&lt; endl;</text:span></text:p>
      <text:p text:style-name="P24">//Відновлення старого значення змінної із стеку </text:p>
      <text:p text:style-name="P36"><text:span text:style-name="T4"><text:s text:c="5"/></text:span><text:span text:style-name="T16">my_stack=my_stack-&gt;get_prev();</text:span></text:p>
      <text:p text:style-name="P35"><text:s text:c="5"/>my_data=my_stack-&gt;pop();</text:p>
      <text:p text:style-name="P24">//Відображення відновленого значення змінної на екрані</text:p>
      <text:p text:style-name="P36"><text:span text:style-name="T4"><text:s text:c="5"/></text:span><text:span text:style-name="T16">cout &lt;&lt; "After popping data="&lt;&lt;my_data &lt;&lt; endl;</text:span></text:p>
      <text:p text:style-name="P35">return;</text:p>
      <text:p text:style-name="P35">}</text:p>
      <text:h text:style-name="P101" text:outline-level="2"><text:bookmark-start text:name="__RefHeading___Toc232991626"/>Контрольні запитання<text:bookmark-end text:name="__RefHeading___Toc232991626"/></text:h>
      <text:list xml:id="list4258211134" text:style-name="WW8Num31">
        <text:list-item>
          <text:p text:style-name="P116"><text:span text:style-name="T8">Що таке стек</text:span><text:span text:style-name="T16">?</text:span></text:p>
        </text:list-item>
        <text:list-item>
          <text:p text:style-name="P116"><text:span text:style-name="T8">Для чого використовуються стеки</text:span><text:span text:style-name="T16">?</text:span></text:p>
        </text:list-item>
        <text:list-item>
          <text:p text:style-name="P118">Які можливі варіанти програмної реалізації стеку?</text:p>
        </text:list-item>
      </text:list>
      <text:h text:style-name="Heading_20_1" text:outline-level="1"><text:bookmark-start text:name="__RefHeading___Toc232991627"/>Черги прості та циклічні<text:bookmark-end text:name="__RefHeading___Toc232991627"/></text:h>
      <text:p text:style-name="P44"><text:span text:style-name="T12">Черга</text:span><text:span text:style-name="T8"> являє собою лінійний список, доступ до елементів якої здійснюється за принципом </text:span><text:span text:style-name="T16">FIFO</text:span><text:span text:style-name="T8"> (</text:span><text:span text:style-name="T16">first</text:span><text:span text:style-name="T8"> </text:span><text:span text:style-name="T16">in</text:span><text:span text:style-name="T8">, </text:span><text:span text:style-name="T16">first</text:span><text:span text:style-name="T8"> </text:span><text:span text:style-name="T16">out</text:span><text:span text:style-name="T8"> – „першим зайшов, першим вийшов”). Таким чином, першим із черги видаляється елемент, який був записаний до черги першим, потім – елемент, що був записаний до черги другим, і т. д. Для черги такий метод доступу і збереження даних являється єдиним. Довільний доступ до вказаного елементу не допускається.</text:span><text:span text:style-name="T4"> </text:span><text:span text:style-name="T8">Черги можуть бути простими та циклічними.</text:span></text:p>
      <text:p text:style-name="P50"/>
      <text:h text:style-name="P101" text:outline-level="2"><text:bookmark-start text:name="__RefHeading___Toc232991628"/>Прості черги<text:bookmark-end text:name="__RefHeading___Toc232991628"/></text:h>
      <text:p text:style-name="P50">Черги мають досить широке використання на практиці. Наприклад при моделюванні процесів реального часу, для диспетчеризації завдань операційної системи або для буферизації операцій вводу-виводу.</text:p>
      <text:p text:style-name="P50">Черга повинна реалізовувати наступні операції:</text:p>
      <text:p text:style-name="P13"><text:span text:style-name="T4">-</text:span><text:span text:style-name="T8"> додавання елементу даних у кінець черги</text:span><text:span text:style-name="T4">;</text:span></text:p>
      <text:p text:style-name="P13"><text:span text:style-name="T4">-</text:span><text:span text:style-name="T16"> </text:span><text:span text:style-name="T8">зчитування та вилучення елементу даних з початку черги.</text:span></text:p>
      <text:p text:style-name="P27">Розглянемо приклад, що демонструє методи роботи з чергами.</text:p>
      <text:p text:style-name="P23"/>
      <text:p text:style-name="P80">#include &lt;stdio.h&gt;</text:p>
      <text:p text:style-name="P80">#include &lt;stdlib.h&gt;</text:p>
      <text:p text:style-name="P80">#include &lt;iostream.h&gt;</text:p>
      <text:p text:style-name="P80">#include &lt;conio.h&gt;</text:p>
      <text:p text:style-name="P80"/>
      <text:p text:style-name="P80">//Шаблон класу черга</text:p>
      <text:p text:style-name="P80">template &lt;class T&gt; class queue</text:p>
      <text:p text:style-name="P80">{</text:p>
      <text:p text:style-name="P80"><text:s/>private:</text:p>
      <text:p text:style-name="P23">//Покажчик на динамічний масив, в якому розміщаються дані</text:p>
      <text:p text:style-name="P23"><text:tab/>T *q;</text:p>
      <text:p text:style-name="P23">//Номер позиції, з якої будуть зчитуватись дані</text:p>
      <text:p text:style-name="P23"><text:tab/>int read_loc;</text:p>
      <text:p text:style-name="P23">//Номер позиції, у яку будуть записуватись дані</text:p>
      <text:p text:style-name="P23"><text:tab/>int write_loc;</text:p>
      <text:p text:style-name="P23">//Розмір черги – максимальна кількість елементів, </text:p>
      <text:p text:style-name="P23">//що може бути розміщено у черзі</text:p>
      <text:p text:style-name="P23"><text:soft-page-break/><text:tab/>int length;</text:p>
      <text:p text:style-name="P23"><text:s/>public:</text:p>
      <text:p text:style-name="P23">//Функція – конструктор, що створює чергу заданого розміру</text:p>
      <text:p text:style-name="P23"><text:tab/>queue(int size);</text:p>
      <text:p text:style-name="P23">//Функція – деструктор, що знищує чергу</text:p>
      <text:p text:style-name="P23"><text:tab/>~queue() {delete [] q;};</text:p>
      <text:p text:style-name="P23">//Функція, що записує елемент даних до черги</text:p>
      <text:p text:style-name="P23"><text:tab/>void write_data(T data);</text:p>
      <text:p text:style-name="P23">//Функція, що зчитує елемент даних з черги</text:p>
      <text:p text:style-name="P23"><text:tab/>T read_data();</text:p>
      <text:p text:style-name="P23">}</text:p>
      <text:p text:style-name="P80">//Реалізація функції – конструктора</text:p>
      <text:p text:style-name="P80">template &lt;class T&gt; queue&lt;T&gt;::queue (int size)</text:p>
      <text:p text:style-name="P80">{</text:p>
      <text:p text:style-name="P23">//Виділення пам’яті під чергу</text:p>
      <text:p text:style-name="P23"><text:s/>q=new T[size];</text:p>
      <text:p text:style-name="Standard"><text:span text:style-name="T8">//Якщо вільної пам</text:span><text:span text:style-name="T4">’</text:span><text:span text:style-name="T8">яті нема, то вивести на екран</text:span></text:p>
      <text:p text:style-name="P23">//повідомлення про помилку</text:p>
      <text:p text:style-name="P23"><text:s/>if(!q)</text:p>
      <text:p text:style-name="P23"><text:s/>{</text:p>
      <text:p text:style-name="P23"><text:s text:c="2"/>cout &lt;&lt; "Error! Can't create turn." &lt;&lt; endl;</text:p>
      <text:p text:style-name="P23"><text:s text:c="2"/>exit(1);</text:p>
      <text:p text:style-name="P23"><text:s/>}</text:p>
      <text:p text:style-name="P23">//Встановлення розміру черги</text:p>
      <text:p text:style-name="P23"><text:s/>length=size;</text:p>
      <text:p text:style-name="P23">//Переведення індексів зчитування та запису в початок черги</text:p>
      <text:p text:style-name="P23"><text:s/>read_loc=write_loc=0;</text:p>
      <text:p text:style-name="P23">}</text:p>
      <text:p text:style-name="P23"/>
      <text:p text:style-name="P23">//Реалізація функції, що записує елемент даних до черги</text:p>
      <text:p text:style-name="P23">template &lt;class T&gt; void queue&lt;T&gt;::write_data(T data)</text:p>
      <text:p text:style-name="P23">{</text:p>
      <text:p text:style-name="P23">//Перевірка наявності вільного місця у черзі і при його відсутності</text:p>
      <text:p text:style-name="P23">//виведення повідомлення про помилку</text:p>
      <text:p text:style-name="P23"><text:s/>if (write_loc==length)</text:p>
      <text:p text:style-name="P23"><text:s/>{</text:p>
      <text:p text:style-name="P23"><text:s text:c="2"/>cout &lt;&lt; "Error! Turn is full." &lt;&lt; endl;</text:p>
      <text:p text:style-name="P23"><text:s text:c="2"/>return;</text:p>
      <text:p text:style-name="P23"><text:s/>}</text:p>
      <text:p text:style-name="P23">//Запис елементу даних у чергу при наявності вільного місця</text:p>
      <text:p text:style-name="P23"><text:s/>q[write_loc++]=data;</text:p>
      <text:p text:style-name="P23">}</text:p>
      <text:p text:style-name="P23">//Реалізація функції, що зчитує елемент даних до черги</text:p>
      <text:p text:style-name="P23">template &lt;class T&gt; T queue&lt;T&gt;::read_data()</text:p>
      <text:p text:style-name="P23">{</text:p>
      <text:p text:style-name="P23"><text:soft-page-break/>//Перевірка наявності незчитаних елементів у черзі та</text:p>
      <text:p text:style-name="P23">//відображення повідомлення про помилку у разі їх відсутності</text:p>
      <text:p text:style-name="P23"><text:s/>if (write_loc==read_loc)</text:p>
      <text:p text:style-name="P23"><text:s/>{</text:p>
      <text:p text:style-name="P23"><text:s text:c="2"/>if(read_loc==length){ read_loc=write_loc=0;}</text:p>
      <text:p text:style-name="P23"><text:s text:c="2"/>cout &lt;&lt; "Error! Turn is empty." &lt;&lt; endl;</text:p>
      <text:p text:style-name="P23"><text:s text:c="2"/>return NULL;</text:p>
      <text:p text:style-name="P23"><text:s/>}</text:p>
      <text:p text:style-name="P23">//Повернення зчитаних даних як результату функції</text:p>
      <text:p text:style-name="P23"><text:s/>return q[read_loc++];</text:p>
      <text:p text:style-name="P23">}</text:p>
      <text:p text:style-name="P23">//Головна функція</text:p>
      <text:p text:style-name="P23">void main()</text:p>
      <text:p text:style-name="P23">{</text:p>
      <text:p text:style-name="P23">//Створюємо чергу цілих чисел, величиною 5 елементів</text:p>
      <text:p text:style-name="P23"><text:s/>queue&lt;int&gt; a(5);</text:p>
      <text:p text:style-name="P23"><text:s/>int turn_data;</text:p>
      <text:p text:style-name="P23">//Очищуємо екран</text:p>
      <text:p text:style-name="P23"><text:s/>clrscr();</text:p>
      <text:p text:style-name="P23">//Записуємо 5 елементів даних до черги</text:p>
      <text:p text:style-name="P23"><text:s/>a.write_data(1);</text:p>
      <text:p text:style-name="P23"><text:s/>a.write_data(2);</text:p>
      <text:p text:style-name="P23"><text:s/>a.write_data(3);</text:p>
      <text:p text:style-name="P23"><text:s/>a.write_data(4);</text:p>
      <text:p text:style-name="P23"><text:s/>a.write_data(5);</text:p>
      <text:p text:style-name="P23">//Записуємо 6-ий елемент даних до заповненої черги.</text:p>
      <text:p text:style-name="Standard"><text:span text:style-name="T8">//На екрані з</text:span><text:span text:style-name="T4">’</text:span><text:span text:style-name="T8">явиться повідомлення про помилку</text:span></text:p>
      <text:p text:style-name="P23"><text:s/>a.write_data(6);</text:p>
      <text:p text:style-name="P23">//Зчитуємо елементи даних черги, поки не вичерпаємо їх.</text:p>
      <text:p text:style-name="P23">//Після того, як черга стане пустою, при наступному зчитуванні на екрані</text:p>
      <text:p text:style-name="P23">//з’явиться повідомлення про помилку</text:p>
      <text:p text:style-name="P23"><text:s/>while((turn_data=a.read_data())!=NULL)</text:p>
      <text:p text:style-name="P23"><text:s/>{</text:p>
      <text:p text:style-name="P23"><text:s text:c="2"/>cout &lt;&lt; turn_data &lt;&lt; endl;</text:p>
      <text:p text:style-name="P23"><text:s/>}</text:p>
      <text:p text:style-name="P23"><text:s/>return;</text:p>
      <text:p text:style-name="P23">}</text:p>
      <text:p text:style-name="P23"/>
      <text:p text:style-name="P50">Як видно з прикладу – черга досить просто реалізується на основі динамічного масиву. </text:p>
      <text:p text:style-name="P44"><text:span text:style-name="T8">Така черга називається </text:span><text:span text:style-name="T12">простою чергою</text:span><text:span text:style-name="T8">. Однак така черга має деякі недоліки, а саме: фіксований розмір, який не можна змінити в процесі роботи з чергою, можливість втрати даних при переповненні черги, оскільки не </text:span><text:soft-page-break/><text:span text:style-name="T8">можна продовжувати запис даних до заповненої черги, поки не будуть прочитані всі елементи. Лише після того, як буде прочитаний останній елемент черги, до неї можна знов записувати дані, починаючи з першого елементу. Цього можна уникнути, створюючи, в разі необхідності, нові черги в динамічному режимі. Але при такому підході не досить ефективно використовується пам</text:span><text:span text:style-name="T4">’</text:span><text:span text:style-name="T8">ять. Можна розробити безрозмірну чергу на основі списку. Однак це</text:span><text:span text:style-name="T1"> </text:span><text:span text:style-name="T8">– досить складне завдання, розгляд якого виходить за рамки даного посібника. Деяким компромісним варіантом, що покращує використання пам</text:span><text:span text:style-name="T4">’</text:span><text:span text:style-name="T8">яті і, при цьому, досить просто реалізується є використання циклічних черг.</text:span></text:p>
      <text:p text:style-name="P25"/>
      <text:h text:style-name="P100" text:outline-level="2"><text:bookmark-start text:name="__RefHeading___Toc232991629"/>Циклічні черги<text:bookmark-end text:name="__RefHeading___Toc232991629"/></text:h>
      <text:p text:style-name="P44"><text:span text:style-name="T12">Циклічні черги</text:span><text:span text:style-name="T8"> мають таку ж саму структуру, як і прості черги з однією відмінністю. Ця відмінність полягає в тому, що після заповнення черги запис знов починається з першого елементу черги при умові, що цей елемент уже зчитано. Далі запис продовжується, як і в звичайній черзі при умові, що відповідні елементи черги уже прочитані. При правильному підборі розміру черги з урахуванням швидкості запису й зчитування даних практично можна уникнути проблем з переповненням черги.</text:span></text:p>
      <text:p text:style-name="P25">Розглянемо приклад практичної реалізації циклічної черги.</text:p>
      <text:p text:style-name="P71"/>
      <text:p text:style-name="P24">#include &lt;stdio.h&gt;</text:p>
      <text:p text:style-name="P24">#include &lt;stdlib.h&gt;</text:p>
      <text:p text:style-name="P24">#include &lt;iostream.h&gt;</text:p>
      <text:p text:style-name="P24">#include &lt;conio.h&gt;</text:p>
      <text:p text:style-name="P24"/>
      <text:p text:style-name="P82">//Шаблон класу циклічна черга</text:p>
      <text:p text:style-name="P82">template &lt;class T&gt; class queue</text:p>
      <text:p text:style-name="P82">{</text:p>
      <text:p text:style-name="P82"><text:s/>private:</text:p>
      <text:p text:style-name="P82">//Покажчик на адресу, за якою починається черга</text:p>
      <text:p text:style-name="P24"><text:tab/>T *q;</text:p>
      <text:p text:style-name="P24">//Змінна, що вказує на елемент, який буде зчитано при черговому зчитуванні</text:p>
      <text:p text:style-name="P24"><text:tab/>int read_loc;</text:p>
      <text:p text:style-name="P24"><text:soft-page-break/>//Змінна, що вказує куди буде записано елемент при черговому записі</text:p>
      <text:p text:style-name="P24"><text:tab/>int write_loc;</text:p>
      <text:p text:style-name="P24">//Розмір черги (максимальна кількість елементів, що можуть </text:p>
      <text:p text:style-name="P24">//розміститись в черзі одночасно)</text:p>
      <text:p text:style-name="P24"><text:tab/>int length;</text:p>
      <text:p text:style-name="P24">//Кількість елементів, розміщених в черзі</text:p>
      <text:p text:style-name="P24"><text:tab/>int elem_nums;</text:p>
      <text:p text:style-name="P24"><text:s/>public:</text:p>
      <text:p text:style-name="P24">//Конструктор черги</text:p>
      <text:p text:style-name="P24"><text:tab/>queue(int size);</text:p>
      <text:p text:style-name="P24">//Деструктор черги</text:p>
      <text:p text:style-name="P24"><text:tab/>~queue() {delete [] q;};</text:p>
      <text:p text:style-name="P24">//Функція, що записує елемент до черги</text:p>
      <text:p text:style-name="P24"><text:tab/>void write_data(T data);</text:p>
      <text:p text:style-name="P24">//Функція, що зчитує елемент із черги</text:p>
      <text:p text:style-name="P24"><text:tab/>T read_data();</text:p>
      <text:p text:style-name="P24">}</text:p>
      <text:p text:style-name="P24">//Реалізація конструктора</text:p>
      <text:p text:style-name="P24">template &lt;class T&gt; queue&lt;T&gt;::queue (int size)</text:p>
      <text:p text:style-name="P24">{</text:p>
      <text:p text:style-name="P24">//Виділення пам’яті під чергу</text:p>
      <text:p text:style-name="P24"><text:s/>q=new T[size];</text:p>
      <text:p text:style-name="P24">//Повідомлення про помилку в разі невдачі</text:p>
      <text:p text:style-name="P24"><text:s/>if(!q)</text:p>
      <text:p text:style-name="P24"><text:s/>{</text:p>
      <text:p text:style-name="P24"><text:s text:c="2"/>cout &lt;&lt; "Error! Can't create turn." &lt;&lt; endl;</text:p>
      <text:p text:style-name="P24"><text:s text:c="2"/>exit(1);</text:p>
      <text:p text:style-name="P24"><text:s/>}</text:p>
      <text:p text:style-name="P24">//Активація нулем кількості записаних до черги елементів</text:p>
      <text:p text:style-name="P24"><text:s/>elem_nums=0;</text:p>
      <text:p text:style-name="P24">//Встановлення розміру черги</text:p>
      <text:p text:style-name="P24"><text:s/>length=size;</text:p>
      <text:p text:style-name="P24">//Встановлення індексів зчитування та запису в початкову позицію</text:p>
      <text:p text:style-name="P24"><text:s/>read_loc=write_loc=0;</text:p>
      <text:p text:style-name="P24">}</text:p>
      <text:p text:style-name="P24"/>
      <text:p text:style-name="P24">//Реалізація функції, що записує елемент даних до черги</text:p>
      <text:p text:style-name="P24">template &lt;class T&gt; void queue&lt;T&gt;::write_data(T data)</text:p>
      <text:p text:style-name="P24">{</text:p>
      <text:p text:style-name="P24">//Перевірка наявності вільного місця у черзі і відображення повідомлення про</text:p>
      <text:p text:style-name="P24">//помилку вразі відсутності вільного місця</text:p>
      <text:p text:style-name="P24"><text:s/>if (elem_nums==length)</text:p>
      <text:p text:style-name="P24"><text:s/>{</text:p>
      <text:p text:style-name="P24"><text:s text:c="2"/>cout &lt;&lt; "Error! Turn is full." &lt;&lt; endl;</text:p>
      <text:p text:style-name="P24"><text:soft-page-break/><text:s text:c="2"/>return;</text:p>
      <text:p text:style-name="P24"><text:s/>}</text:p>
      <text:p text:style-name="P24">//Запис даних до черги при наявності вільного місця</text:p>
      <text:p text:style-name="P24">//та збільшення індексу запису</text:p>
      <text:p text:style-name="P24"><text:s/>q[write_loc++]=data;</text:p>
      <text:p text:style-name="P24">//Якщо досягнуто кінець черги, то перевести індекс запису у початок</text:p>
      <text:p text:style-name="P36"><text:span text:style-name="T16">if (write_loc&gt;=length) {write_loc=0</text:span><text:span text:style-name="T8">;</text:span><text:span text:style-name="T16">}</text:span></text:p>
      <text:p text:style-name="P24">//Збільшення числа зайнятих елементів на одиницю</text:p>
      <text:p text:style-name="P24"><text:s/>elem_nums++;</text:p>
      <text:p text:style-name="P24">}</text:p>
      <text:p text:style-name="P24"/>
      <text:p text:style-name="P24">//Реалізація функції зчитування елементу даних із черги</text:p>
      <text:p text:style-name="P24">template &lt;class T&gt; T queue&lt;T&gt;::read_data()</text:p>
      <text:p text:style-name="P24">{</text:p>
      <text:p text:style-name="P24">//Перевірка на наявність незчитаних елементів</text:p>
      <text:p text:style-name="P24">//та відображення повідомлення про помилку при їх відсутності</text:p>
      <text:p text:style-name="P24"><text:s/>if (elem_nums==0)</text:p>
      <text:p text:style-name="P24"><text:s/>{</text:p>
      <text:p text:style-name="P24"><text:s text:c="2"/>if(read_loc==length){ read_loc=write_loc=0;}</text:p>
      <text:p text:style-name="P24"><text:s text:c="2"/>cout &lt;&lt; "Error! Turn is empty." &lt;&lt; endl;</text:p>
      <text:p text:style-name="P24"><text:s text:c="2"/>return NULL;</text:p>
      <text:p text:style-name="P24"><text:s/>}</text:p>
      <text:p text:style-name="P82">//Зменшення числа незчитаних елементів на одиницю</text:p>
      <text:p text:style-name="P24"><text:s/>elem_nums--;</text:p>
      <text:p text:style-name="P24">//Зчитування елементу даних у тимчасову змінну та збільшення</text:p>
      <text:p text:style-name="P24">// індексу зчитування на одиницю</text:p>
      <text:p text:style-name="P24">tmp=q[read_loc++];</text:p>
      <text:p text:style-name="P24">//Якщо досягнуто кінець черги, то перевести </text:p>
      <text:p text:style-name="P24">//індекс зчитування у початок черги</text:p>
      <text:p text:style-name="P24"><text:s/>if (read_loc&gt;=length) { read_loc=0;}</text:p>
      <text:p text:style-name="P24">//Повернути прочитане значення, як результат роботи функції</text:p>
      <text:p text:style-name="P24"><text:s/>return tmp;</text:p>
      <text:p text:style-name="P24">}</text:p>
      <text:p text:style-name="P24"/>
      <text:p text:style-name="P82">//Головна функція програми</text:p>
      <text:p text:style-name="P82">void main()</text:p>
      <text:p text:style-name="P82">{</text:p>
      <text:p text:style-name="P82">//Створення черги з п’яти елементів</text:p>
      <text:p text:style-name="P24"><text:s/>queue&lt;int&gt; a(5);</text:p>
      <text:p text:style-name="P24">//Оголошення змінної для тимчасового зберігання елементу даних,</text:p>
      <text:p text:style-name="P24">//зчитаних з черги</text:p>
      <text:p text:style-name="P24"><text:s/>int turn_data;</text:p>
      <text:p text:style-name="P24">//Очистка екрану</text:p>
      <text:p text:style-name="P24"><text:s/>clrscr();</text:p>
      <text:p text:style-name="P24">//Заповнення черги до кінця елементами даних</text:p>
      <text:p text:style-name="P24"><text:soft-page-break/><text:s/>a.write_data(1);</text:p>
      <text:p text:style-name="P24"><text:s/>a.write_data(2);</text:p>
      <text:p text:style-name="P24"><text:s/>a.write_data(3);</text:p>
      <text:p text:style-name="P24"><text:s/>a.write_data(4);</text:p>
      <text:p text:style-name="P24"><text:s/>a.write_data(5);</text:p>
      <text:p text:style-name="P24">//Спроба записати дані в заповнену чергу.</text:p>
      <text:p text:style-name="P24">//На екрані відобразиться повідомлення про помилку</text:p>
      <text:p text:style-name="P24"><text:s/>a.write_data(6);</text:p>
      <text:p text:style-name="P24">//Зчитування елементу черги і вивільнення місця під один елемент даних</text:p>
      <text:p text:style-name="P24"><text:s/>turn_data=a.read_data();</text:p>
      <text:p text:style-name="P24">//Відображення зчитаних даних на екрані</text:p>
      <text:p text:style-name="P24"><text:s/>cout &lt;&lt; turn_data &lt;&lt; endl;</text:p>
      <text:p text:style-name="P24">//Запис нового елемнту даних до черги на звільнене місце</text:p>
      <text:p text:style-name="P24"><text:s/>a.write_data(6);</text:p>
      <text:p text:style-name="P24">//Зчитування всіх елементів даних черги</text:p>
      <text:p text:style-name="P24">//при досягненні кінця черги на екрані відобразиться</text:p>
      <text:p text:style-name="P24">//повідомлення про помилку</text:p>
      <text:p text:style-name="P24"><text:s/>while((turn_data=a.read_data())!=NULL)</text:p>
      <text:p text:style-name="P24"><text:s/>{</text:p>
      <text:p text:style-name="P24"><text:s text:c="2"/>cout &lt;&lt; turn_data &lt;&lt; endl;</text:p>
      <text:p text:style-name="P24"><text:s/>}</text:p>
      <text:p text:style-name="P82">//Повторне заповнення черги даними</text:p>
      <text:p text:style-name="P24"><text:s/>a.write_data(1);</text:p>
      <text:p text:style-name="P24"><text:s/>a.write_data(2);</text:p>
      <text:p text:style-name="P24"><text:s/>a.write_data(3);</text:p>
      <text:p text:style-name="P24"><text:s/>a.write_data(4);</text:p>
      <text:p text:style-name="P24"><text:s/>a.write_data(5);</text:p>
      <text:p text:style-name="P24">//Зчитування першого елементу черги</text:p>
      <text:p text:style-name="P24"><text:s/>turn_data=a.read_data();</text:p>
      <text:p text:style-name="P24">//Запис ще одного елемента даних на звільнене місце</text:p>
      <text:p text:style-name="P24"><text:s/>a.write_data(6);</text:p>
      <text:p text:style-name="P24">//Зчитування всіх елементів даних черги</text:p>
      <text:p text:style-name="P24">//при досягненні кінця черги на екрані відобразиться</text:p>
      <text:p text:style-name="P24">//повідомлення про помилку</text:p>
      <text:p text:style-name="P24"><text:s/>while((turn_data=a.read_data())!=NULL)</text:p>
      <text:p text:style-name="P24"><text:s/>{</text:p>
      <text:p text:style-name="P24"><text:s text:c="2"/>cout &lt;&lt; turn_data &lt;&lt; endl;</text:p>
      <text:p text:style-name="P24"><text:s/>}</text:p>
      <text:p text:style-name="P24"><text:s/>return;</text:p>
      <text:p text:style-name="P24">}</text:p>
      <text:p text:style-name="P71"/>
      <text:h text:style-name="P101" text:outline-level="2"><text:bookmark-start text:name="__RefHeading___Toc232991630"/><text:soft-page-break/>Контрольні запитання<text:bookmark-end text:name="__RefHeading___Toc232991630"/></text:h>
      <text:list xml:id="list4070881845" text:style-name="WW8Num19">
        <text:list-item>
          <text:p text:style-name="P151"><text:span text:style-name="T8">Що таке черга</text:span><text:span text:style-name="T4">?</text:span></text:p>
        </text:list-item>
        <text:list-item>
          <text:p text:style-name="P151"><text:span text:style-name="T8">Для чого використовують черги</text:span><text:span text:style-name="T16">?</text:span></text:p>
        </text:list-item>
        <text:list-item>
          <text:p text:style-name="P117"><text:span text:style-name="T8">Які бувають черги</text:span><text:span text:style-name="T4">?</text:span></text:p>
        </text:list-item>
        <text:list-item>
          <text:p text:style-name="P117"><text:span text:style-name="T8">В чому полягає відмінність між простими та циклічними чергами</text:span><text:span text:style-name="T4">?</text:span></text:p>
        </text:list-item>
      </text:list>
      <text:p text:style-name="P71"/>
      <text:p text:style-name="P71"/>
      <text:h text:style-name="Heading_20_1" text:outline-level="1"><text:bookmark-start text:name="__RefHeading___Toc232991631"/>Бінарні дерева<text:bookmark-end text:name="__RefHeading___Toc232991631"/></text:h>
      <text:p text:style-name="P44"><text:span text:style-name="T8">Остання структура даних, яку ми вивчимо в даному курсі – це дерево. Фактично дерево – це різновид динамічного списку. Існує багато типів дерев, але ми розглянемо лише бінарні дерева. Це визвано тим, що такий тип дерев є значно простішим і найбільш зручним у використанні, порівняно з іншими типами дерев</text:span><text:span text:style-name="T4">[</text:span><text:span text:style-name="T4"><text:bookmark-ref text:reference-format="number" text:ref-name="_Ref203987996">5.</text:bookmark-ref></text:span><text:span text:style-name="T4">]</text:span><text:span text:style-name="T8">. </text:span></text:p>
      <text:p text:style-name="P44"><text:span text:style-name="T12">Бінарне дерево</text:span><text:span text:style-name="T8"> – це структура даних, кожен елемент якої окрім самих даних містить покажчики на два наступних елементи структури. Один з цих наступних елементів умовно називається </text:span><text:span text:style-name="T12">лівим</text:span><text:span text:style-name="T8">, а інший </text:span><text:span text:style-name="T12">правим</text:span><text:span text:style-name="T8">.</text:span></text:p>
      <text:p text:style-name="P44"><text:span text:style-name="T8">Кожен елемент дерева називається </text:span><text:span text:style-name="T12">вузлом</text:span><text:span text:style-name="T8"> або </text:span><text:span text:style-name="T12">листом</text:span><text:span text:style-name="T8"> дерева. Перший вузол дерева (з якого дерево власне починається) називається </text:span><text:span text:style-name="T12">коренем</text:span><text:span text:style-name="T8">.</text:span></text:p>
      <text:p text:style-name="P44"><text:span text:style-name="T8">Фрагмент дерева разом з вузлом, від якого він починається, називається </text:span><text:span text:style-name="T12">піддеревом</text:span><text:span text:style-name="T8"> або </text:span><text:span text:style-name="T12">віткою</text:span><text:span text:style-name="T8">.</text:span></text:p>
      <text:p text:style-name="P44"><text:span text:style-name="T8">Множина всіх вузлів, рівновіддалених від кореня, називається </text:span><text:span text:style-name="T12">рівнем</text:span><text:span text:style-name="T8">.</text:span></text:p>
      <text:p text:style-name="P44"><text:span text:style-name="T8">Вузол, з якого не починається жодна вітка, називається </text:span><text:span text:style-name="T12">кінцевим</text:span><text:span text:style-name="T8"> або </text:span><text:span text:style-name="T12">термінальним</text:span><text:span text:style-name="T8"> вузлом.</text:span></text:p>
      <text:p text:style-name="P44"><text:span text:style-name="T8">Оскільки дерево бінарне, кожен вузол може породжувати два вузли наступного рівня. Породжені вузли є </text:span><text:span text:style-name="T12">дочірніми</text:span><text:span text:style-name="T8"> по відношенню до вузла, що їх породив. Породжуючий вузол є </text:span><text:span text:style-name="T12">батьківським</text:span><text:span text:style-name="T8"> по відношенню до своїх </text:span><text:span text:style-name="T12">дочірніх</text:span><text:span text:style-name="T8"> вузлів. Батьківський вузол разом із своїми дочірніми складає </text:span><text:span text:style-name="T12">ланку</text:span><text:span text:style-name="T8">.</text:span></text:p>
      <text:p text:style-name="P44"><text:span text:style-name="T8">Сумарна кількість рівнів дерева називається </text:span><text:span text:style-name="T12">висотою дерева</text:span><text:span text:style-name="T8">.</text:span></text:p>
      <text:h text:style-name="P100" text:outline-level="2"><text:bookmark-start text:name="__RefHeading___Toc232991632"/>Доступ до елементів дерева. Сортування бінарних дерев. Пошук у бінарних деревах<text:bookmark-end text:name="__RefHeading___Toc232991632"/></text:h>
      <text:p text:style-name="P50">Основними операціями при роботі з деревами є:</text:p>
      <text:p text:style-name="P13"><text:span text:style-name="T4">-</text:span><text:span text:style-name="T8"> додавання елемента до дерева;</text:span></text:p>
      <text:p text:style-name="P13"><text:span text:style-name="T4">-</text:span><text:span text:style-name="T8"> пошук елемента дерева, що відповідає заданому критерію пошуку;</text:span></text:p>
      <text:p text:style-name="P13"><text:span text:style-name="T4">-</text:span><text:span text:style-name="T8"> сортування елементів дерева;</text:span></text:p>
      <text:p text:style-name="P13"><text:span text:style-name="T4">-</text:span><text:span text:style-name="T8"> вилучення елемента дерева.</text:span></text:p>
      <text:p text:style-name="P44"><text:soft-page-break/><text:span text:style-name="T8">Процес доступу до елементів дерева називається </text:span><text:span text:style-name="T12">проходженням дерева</text:span><text:span text:style-name="T8">. Існує три способи проходження дерев: послідовний, низхідний та висхідний. </text:span></text:p>
      <text:p text:style-name="P50">При послідовному методі доступу до елементів дерева порядок проходження дерева наступний: спочатку розглядається самий лівий відносно кореня елемент, потім його батьківський вузол, потім правий елемент даної ланки, потім переходять до елемента попереднього рівня, що є батьківським по відношенню до батьківського вузла даної ланки і т. д. Вверх до кореня, а потім від кореня вниз до самого правого елемента.</text:p>
      <text:p text:style-name="P50">При низхідному проходженні дерева порядок обходу елементів зверху-вниз та зліва-направо. Тобто спочатку проходиться корінь, потім його лівий елемент, а потім правий і т.д.</text:p>
      <text:p text:style-name="P50">При висхідному проходженні порядок проходження зліва-направо та знизу-вверх. Тобто спочатку проходиться лівий вузол найнижчої ланки, потім правий вузол цієї ланки, а потім їх батьківський вузол і т.д.</text:p>
      <text:p text:style-name="P50">Розглянемо приклад. В прикладі будемо використовувати послідовний метод проходження дерева. </text:p>
      <text:p text:style-name="P50">Для простоти вважатимемо, що дерево упорядковано (відсортовано) за зростанням відповідно до прямого порядку проходження. При такому упорядкуванні ліва вітка породжена вузлом містить значення менші за значення цього вузла, а права вітка, породжена даним вузлом, містить значення більші за значення цього вузла. Сам процес упорядкування виконуватимемо методом вставки під час формування дерева.</text:p>
      <text:p text:style-name="P44"><text:span text:style-name="T8">Операції видалення елемента <text:s/>не розглядатимемо, оскільки вона досить складна. Бажаючі можуть знайти потрібну інформацію у літературі вказаній у списку використаної літератури [</text:span><text:span text:style-name="T8"><text:bookmark-ref text:reference-format="number" text:ref-name="_Ref174074149">2.</text:bookmark-ref></text:span><text:span text:style-name="T8">,</text:span><text:span text:style-name="T8"><text:bookmark-ref text:reference-format="number" text:ref-name="_Ref203987996">5.</text:bookmark-ref></text:span><text:span text:style-name="T8">,</text:span><text:span text:style-name="T8"><text:bookmark-ref text:reference-format="number" text:ref-name="_Ref205106336">6.</text:bookmark-ref></text:span><text:span text:style-name="T8">,</text:span><text:span text:style-name="T8"><text:bookmark-ref text:reference-format="number" text:ref-name="_Ref205106338">7.</text:bookmark-ref></text:span><text:span text:style-name="T8">].</text:span></text:p>
      <text:p text:style-name="P52"/>
      <text:p text:style-name="P24">#include &lt;iostream.h&gt;</text:p>
      <text:p text:style-name="P24">#include &lt;stdlib.h&gt;</text:p>
      <text:p text:style-name="P24">#include &lt;conio.h&gt;</text:p>
      <text:p text:style-name="P82"><text:soft-page-break/>//клас бінарне дерево</text:p>
      <text:p text:style-name="P82">template &lt;class T&gt; class tree</text:p>
      <text:p text:style-name="P82">{</text:p>
      <text:p text:style-name="P24"><text:s text:c="2"/>T info; //поле, що містить інформацію</text:p>
      <text:p text:style-name="P24"><text:s text:c="2"/>tree * left; //покажчик на лівий елемент ланки</text:p>
      <text:p text:style-name="P24"><text:s text:c="2"/>tree * right; //покажчик на правий елемент ланки</text:p>
      <text:p text:style-name="P24">public:</text:p>
      <text:p text:style-name="P24"><text:s text:c="2"/>tree * root;//покажчик на корінь дерева</text:p>
      <text:p text:style-name="P24"><text:s text:c="2"/>tree(){root=NULL;};//конструктор</text:p>
      <text:p text:style-name="P24">//функція, що будує дерево</text:p>
      <text:p text:style-name="P24"><text:s text:c="2"/>void stree(tree&lt;T&gt; *r, tree&lt;T&gt; *previous, T info);</text:p>
      <text:p text:style-name="P24">//функція, що відображає дерево на екрані </text:p>
      <text:p text:style-name="P24"><text:s text:c="2"/>void print_tree(tree *r, int l);</text:p>
      <text:p text:style-name="P24"><text:s text:c="2"/>//функція пошуку елемента дерева</text:p>
      <text:p text:style-name="P24"><text:s text:c="2"/>tree&lt;T&gt; <text:s/>*search_tree(tree&lt;T&gt; *r, T key);</text:p>
      <text:p text:style-name="P24">}</text:p>
      <text:p text:style-name="P24"/>
      <text:p text:style-name="P24">//реалізація функції, що будує дерево</text:p>
      <text:p text:style-name="P24">template &lt;class T&gt; void tree&lt;T&gt;::stree(tree&lt;T&gt; *r, tree&lt;T&gt; *previous, T info)</text:p>
      <text:p text:style-name="P24">{</text:p>
      <text:p text:style-name="P24"><text:s text:c="2"/>if (!r)</text:p>
      <text:p text:style-name="P24"><text:s text:c="2"/>{</text:p>
      <text:p text:style-name="P24"><text:s text:c="4"/>r=new tree&lt;T&gt;; //виділення пам’яті під елемент дерева</text:p>
      <text:p text:style-name="P89"><text:span text:style-name="T8"><text:s text:c="4"/>if (!r)//якщо не вдалося виділити пам</text:span><text:span text:style-name="T4">’</text:span><text:span text:style-name="T8">ять під елемент</text:span></text:p>
      <text:p text:style-name="P24"><text:s text:c="4"/>{</text:p>
      <text:p text:style-name="P24"><text:s text:c="6"/>cout &lt;&lt; "Out of memory." &lt;&lt; endl;//повідомляємо про це</text:p>
      <text:p text:style-name="P24"/>
      <text:p text:style-name="P24"><text:s text:c="6"/>exit(1);//і виходимо з процедури</text:p>
      <text:p text:style-name="P24"><text:s text:c="4"/>}</text:p>
      <text:p text:style-name="P24">//ініціалізуємо елемент</text:p>
      <text:p text:style-name="P24"><text:s text:c="4"/>r-&gt;left=NULL;</text:p>
      <text:p text:style-name="P24"><text:s text:c="4"/>r-&gt;right=NULL;</text:p>
      <text:p text:style-name="P24"><text:s text:c="4"/>r-&gt;info=info;</text:p>
      <text:p text:style-name="P24"><text:s text:c="4"/>if(!root) //якщо треба робимо його коренем дерева</text:p>
      <text:p text:style-name="P24"><text:s text:c="4"/>{</text:p>
      <text:p text:style-name="P24"><text:s text:c="6"/>root=r;</text:p>
      <text:p text:style-name="P24"><text:s text:c="4"/>}</text:p>
      <text:p text:style-name="P24"><text:s text:c="4"/>else//в противному випадку робимо його звичайним вузлом</text:p>
      <text:p text:style-name="P24"><text:s text:c="4"/>{</text:p>
      <text:p text:style-name="P36"><text:span text:style-name="T8"><text:s text:c="6"/>if(info &lt; previous-&gt;info)</text:span><text:span text:style-name="T4"> </text:span><text:span text:style-name="T8">//якщо елемент менший за попередній, то</text:span></text:p>
      <text:p text:style-name="P24"><text:s text:c="6"/>{</text:p>
      <text:p text:style-name="P24"><text:tab/>previous-&gt;left=r;//переходимо до лівої гілки</text:p>
      <text:p text:style-name="P24"><text:s text:c="6"/>}</text:p>
      <text:p text:style-name="P24"><text:s text:c="6"/>else</text:p>
      <text:p text:style-name="P24"><text:s text:c="6"/>{</text:p>
      <text:p text:style-name="P24"><text:soft-page-break/><text:tab/>previous-&gt;right=r;//інакше до правого</text:p>
      <text:p text:style-name="P24"><text:s text:c="6"/>}</text:p>
      <text:p text:style-name="P24"><text:s text:c="4"/>}</text:p>
      <text:p text:style-name="P24"><text:s text:c="4"/>return;</text:p>
      <text:p text:style-name="P24"><text:s text:c="2"/>}//коли дійшли до потрібного термінального листа, то розміщуємо елемент.</text:p>
      <text:p text:style-name="P24"><text:s text:c="2"/>if (info&lt;r-&gt;info) Якщо елемент менший за попередній, то</text:p>
      <text:p text:style-name="P24"><text:s text:c="2"/>{</text:p>
      <text:p text:style-name="P24"><text:s text:c="4"/>stree(r-&gt;left,r,info); //розміщуємо його в лівому листі</text:p>
      <text:p text:style-name="P24"><text:s text:c="2"/>}</text:p>
      <text:p text:style-name="P24"><text:s text:c="2"/>else</text:p>
      <text:p text:style-name="P24"><text:s text:c="2"/>{</text:p>
      <text:p text:style-name="P24"><text:s text:c="4"/>stree(r-&gt;right,r,info); // інакше розміщуємо його в правому листі</text:p>
      <text:p text:style-name="P24"><text:s text:c="2"/>}</text:p>
      <text:p text:style-name="P24">return;</text:p>
      <text:p text:style-name="P24">};</text:p>
      <text:p text:style-name="P24">//реалізація процедури відображення дерева</text:p>
      <text:p text:style-name="P24">//відображуємо відповідно до порядку послідовного проходження дерева</text:p>
      <text:p text:style-name="P24">template &lt;class T&gt; void tree&lt;T&gt;::print_tree(tree&lt;T&gt; *r, int l)</text:p>
      <text:p text:style-name="P24">{</text:p>
      <text:p text:style-name="P24"><text:s text:c="2"/>int i;</text:p>
      <text:p text:style-name="P24"><text:s text:c="2"/>if(!r)</text:p>
      <text:p text:style-name="P24"><text:s text:c="2"/>{</text:p>
      <text:p text:style-name="P24"><text:s text:c="5"/>return; //якщо нема батьківського вузла, то це корінь і процедуру закінчено</text:p>
      <text:p text:style-name="P24"><text:s text:c="2"/>}</text:p>
      <text:p text:style-name="P24"><text:s text:c="2"/>print_tree(r-&gt;right,l+1); //друкуємо елементи правої гілки</text:p>
      <text:p text:style-name="P82"><text:s text:c="2"/>for(i=0;i&lt;l;++i)</text:p>
      <text:p text:style-name="P82"><text:s text:c="2"/>{</text:p>
      <text:p text:style-name="P24"><text:s text:c="4"/>cout &lt;&lt; " ";</text:p>
      <text:p text:style-name="P24"><text:s text:c="2"/>}</text:p>
      <text:p text:style-name="P24"><text:s text:c="2"/>cout &lt;&lt; r-&gt;info &lt;&lt; endl;</text:p>
      <text:p text:style-name="P24"><text:s text:c="2"/>print_tree(r-&gt;left,l+1); //друкуємо елементи лівої гілки</text:p>
      <text:p text:style-name="P24">}</text:p>
      <text:p text:style-name="P24">//реалізація процедури пошуку елемента</text:p>
      <text:p text:style-name="P24">template &lt;class T&gt; tree&lt;T&gt; *tree&lt;T&gt;::search_tree(tree&lt;T&gt; *r, T key)</text:p>
      <text:p text:style-name="P24">{</text:p>
      <text:p text:style-name="P24"><text:s/>if(!r)</text:p>
      <text:p text:style-name="P24"><text:s/>{</text:p>
      <text:p text:style-name="P24"><text:s text:c="2"/>return r; //якщо нема батьківського вузла, то це корінь і процедуру закінчено</text:p>
      <text:p text:style-name="P24"><text:s/>}</text:p>
      <text:p text:style-name="P82"><text:soft-page-break/>//перевіряємо елементи дерева поки не знайдемо шукане</text:p>
      <text:p text:style-name="P82">//або не досягнемо кінця</text:p>
      <text:p text:style-name="P82"><text:s/>while(r-&gt;info!=key) </text:p>
      <text:p text:style-name="P82"><text:s/>{</text:p>
      <text:p text:style-name="P82"><text:s text:c="2"/>if(key&lt;r-&gt;info)</text:p>
      <text:p text:style-name="P82"><text:s text:c="2"/>{</text:p>
      <text:p text:style-name="P24"><text:s text:c="3"/>r=r-&gt;left; //перевіряємо елементи лівої гілки</text:p>
      <text:p text:style-name="P24"><text:s text:c="2"/>}</text:p>
      <text:p text:style-name="P24"><text:s text:c="2"/>else</text:p>
      <text:p text:style-name="P24"><text:s text:c="2"/>{</text:p>
      <text:p text:style-name="P24"><text:s text:c="3"/>r=r-&gt;right; //перевіряємо елементи правої гілки</text:p>
      <text:p text:style-name="P24"><text:s text:c="3"/>if(r==NULL){break;}</text:p>
      <text:p text:style-name="P24"><text:s text:c="2"/>}</text:p>
      <text:p text:style-name="P24"><text:s/>}</text:p>
      <text:p text:style-name="P24"><text:s/>return r;</text:p>
      <text:p text:style-name="P24">}</text:p>
      <text:p text:style-name="P82">//основна програма</text:p>
      <text:p text:style-name="P82">void main()</text:p>
      <text:p text:style-name="P82">{</text:p>
      <text:p text:style-name="P24"><text:s/>char s[80], key;</text:p>
      <text:p text:style-name="P24"><text:s/>tree&lt;char&gt; chTree; //створюємо об’єкт класу бінарне дерево </text:p>
      <text:p text:style-name="P24"><text:s/>clrscr(); //очищуємо екран</text:p>
      <text:p text:style-name="P24"><text:s/>do //вводимо елементи дерева</text:p>
      <text:p text:style-name="P24"><text:s/>{</text:p>
      <text:p text:style-name="P24"><text:s text:c="3"/>cout &lt;&lt; "Input character (. - for stopping):"; </text:p>
      <text:p text:style-name="P24"><text:s text:c="3"/>cin &gt;&gt; s; </text:p>
      <text:p text:style-name="P24"><text:s text:c="3"/>if(*s!='.')</text:p>
      <text:p text:style-name="P24"><text:s text:c="3"/>{</text:p>
      <text:p text:style-name="P24"><text:s text:c="5"/>chTree.stree(chTree.root,NULL,*s);</text:p>
      <text:p text:style-name="P24"><text:s text:c="3"/>}</text:p>
      <text:p text:style-name="P24"><text:s/>} while(*s!='.'); //для закінчення вводу натискаємо крапку</text:p>
      <text:p text:style-name="P24"><text:s/>chTree.print_tree(chTree.root,0); //друкуємо дерево на екрані</text:p>
      <text:p text:style-name="P24"><text:s/>getch(); // затримуємо зображення, щоб побачити результат</text:p>
      <text:p text:style-name="P24"><text:s/>cout &lt;&lt; "input character for searching-";</text:p>
      <text:p text:style-name="P24"><text:s/>cin &gt;&gt; key; //отримуємо значення для пошуку елемента</text:p>
      <text:p text:style-name="P24"><text:s/>chTree.print_tree(chTree.search_tree(chTree.root,key),0); //виконуємо пошук</text:p>
      <text:p text:style-name="P24"><text:s/>getch();// затримуємо зображення, щоб побачити результат</text:p>
      <text:p text:style-name="P24"><text:s/>return; //закінчуємо програму</text:p>
      <text:p text:style-name="P24">}</text:p>
      <text:p text:style-name="P50">Як бачимо бінарне дерево – досить складна структура даних. Фактично це ускладнений варіант списку. Деякі операції реалізуються значно складніше ніж у списку. Однак операції пошуку у відсортованому бінарному <text:soft-page-break/>дереві виконуються значно ефективніше ніж у списку, тому бінарні дерева використовуються на практиці досить часто.</text:p>
      <text:p text:style-name="P50">Зверніть увагу на те, що майже всі методи класу бінарне дерево є рекурсивними, оскільки така реалізація при роботі з бінарним деревом – більш ефективна.</text:p>
      <text:h text:style-name="P101" text:outline-level="2"><text:bookmark-start text:name="__RefHeading___Toc232991633"/>Контрольні запитання<text:bookmark-end text:name="__RefHeading___Toc232991633"/></text:h>
      <text:list xml:id="list207271035" text:style-name="WW8Num9">
        <text:list-item>
          <text:p text:style-name="P112"><text:span text:style-name="T8">Що таке бінарне дерево</text:span><text:span text:style-name="T16">?</text:span></text:p>
        </text:list-item>
        <text:list-item>
          <text:p text:style-name="P112"><text:span text:style-name="T8">Що таке вузол (лист) дерева</text:span><text:span text:style-name="T4">?</text:span></text:p>
        </text:list-item>
        <text:list-item>
          <text:p text:style-name="P112"><text:span text:style-name="T8">Що таке корінь дерева</text:span><text:span text:style-name="T4">?</text:span></text:p>
        </text:list-item>
        <text:list-item>
          <text:p text:style-name="P112"><text:span text:style-name="T8">Що таке вітка (піддерево) дерева</text:span><text:span text:style-name="T4">?</text:span></text:p>
        </text:list-item>
        <text:list-item>
          <text:p text:style-name="P112"><text:span text:style-name="T8">Що таке рівень</text:span><text:span text:style-name="T4">?</text:span></text:p>
        </text:list-item>
        <text:list-item>
          <text:p text:style-name="P112"><text:span text:style-name="T8">Який вузол називається кінцевим(термінальним)</text:span><text:span text:style-name="T4">?</text:span></text:p>
        </text:list-item>
        <text:list-item>
          <text:p text:style-name="P112"><text:span text:style-name="T8">Що таке висота дерева</text:span><text:span text:style-name="T4">?</text:span></text:p>
        </text:list-item>
        <text:list-item>
          <text:p text:style-name="P112"><text:span text:style-name="T8">Що таке проходження дерева</text:span><text:span text:style-name="T4">?</text:span></text:p>
        </text:list-item>
        <text:list-item>
          <text:p text:style-name="P112"><text:span text:style-name="T8">Які є методи проходження дерева</text:span><text:span text:style-name="T4">?</text:span></text:p>
        </text:list-item>
        <text:list-item>
          <text:p text:style-name="P112"><text:span text:style-name="T8">Який порядок проходження дерева при послідовному методі</text:span><text:span text:style-name="T4">?</text:span></text:p>
        </text:list-item>
      </text:list>
      <text:h text:style-name="Heading_20_1" text:outline-level="1"><text:bookmark-start text:name="__RefHeading___Toc232991634"/>Контрольна робота<text:bookmark-end text:name="__RefHeading___Toc232991634"/></text:h>
      <text:p text:style-name="P85">Варіант 1</text:p>
      <text:list xml:id="list2302233308" text:style-name="WW8Num40">
        <text:list-item>
          <text:p text:style-name="P152">Поняття класу основні принципи ООП .</text:p>
        </text:list-item>
        <text:list-item>
          <text:p text:style-name="P152">Динамічні масиви.</text:p>
        </text:list-item>
        <text:list-item>
          <text:p text:style-name="P120">Класифікація методів пошуку.</text:p>
        </text:list-item>
      </text:list>
      <text:p text:style-name="P19"/>
      <text:p text:style-name="P85">Варіант 2</text:p>
      <text:list xml:id="list3952747986" text:style-name="WW8Num22">
        <text:list-item>
          <text:p text:style-name="P153">Статичні члени класу.</text:p>
        </text:list-item>
        <text:list-item>
          <text:p text:style-name="P153">Списки з одинарними зв’язками.</text:p>
        </text:list-item>
        <text:list-item>
          <text:p text:style-name="P121">Класифікація методів сортування.</text:p>
        </text:list-item>
      </text:list>
      <text:p text:style-name="P19"/>
      <text:p text:style-name="P85">Варіант 3</text:p>
      <text:list xml:id="list1151665414" text:style-name="WW8Num8">
        <text:list-item>
          <text:p text:style-name="P154">Друзі класу.</text:p>
        </text:list-item>
        <text:list-item>
          <text:p text:style-name="P154">Списки з подвійними зв’язками.</text:p>
        </text:list-item>
        <text:list-item>
          <text:p text:style-name="P122">Метод прямого пошуку.</text:p>
        </text:list-item>
      </text:list>
      <text:p text:style-name="P19"/>
      <text:p text:style-name="P85">Варіант 4</text:p>
      <text:list xml:id="list239281590" text:style-name="WW8Num35">
        <text:list-item>
          <text:p text:style-name="P155">Перенавантаження операторів для класів.</text:p>
        </text:list-item>
        <text:list-item>
          <text:p text:style-name="P155">Стеки.</text:p>
        </text:list-item>
        <text:list-item>
          <text:p text:style-name="P123">Метод бінарного пошуку.</text:p>
        </text:list-item>
      </text:list>
      <text:p text:style-name="P19"/>
      <text:p text:style-name="P85">Варіант 5</text:p>
      <text:list xml:id="list283244266" text:style-name="WW8Num42">
        <text:list-item>
          <text:p text:style-name="P156">Доступ до членів класу по посиланню.</text:p>
        </text:list-item>
        <text:list-item>
          <text:p text:style-name="P156">Прості черги.</text:p>
        </text:list-item>
        <text:list-item>
          <text:p text:style-name="P124">Метод обміну.</text:p>
        </text:list-item>
      </text:list>
      <text:p text:style-name="P19">Варіант 6</text:p>
      <text:list xml:id="list2897642143" text:style-name="WW8Num20">
        <text:list-item>
          <text:p text:style-name="P157">Динамічний розподіл пам’яті в С++.</text:p>
        </text:list-item>
        <text:list-item>
          <text:p text:style-name="P157">Циклічні черги.</text:p>
        </text:list-item>
        <text:list-item>
          <text:p text:style-name="P125">Метод вибору.</text:p>
        </text:list-item>
      </text:list>
      <text:p text:style-name="P42"/>
      <text:p text:style-name="P85">Варіант 7</text:p>
      <text:list xml:id="list2776113701" text:style-name="WW8Num14">
        <text:list-item>
          <text:p text:style-name="P158">Шаблони класів.</text:p>
        </text:list-item>
        <text:list-item>
          <text:p text:style-name="P158">Бінарні дерева.</text:p>
        </text:list-item>
        <text:list-item>
          <text:p text:style-name="P126">Метод включення.</text:p>
        </text:list-item>
      </text:list>
      <text:p text:style-name="P19"/>
      <text:p text:style-name="P85">Варіант 8</text:p>
      <text:list xml:id="list1340332649" text:style-name="WW8Num23">
        <text:list-item>
          <text:p text:style-name="P159">Перевантаження операторів для класів.</text:p>
        </text:list-item>
        <text:list-item>
          <text:p text:style-name="P159">Сортування бінарних дерев.</text:p>
        </text:list-item>
        <text:list-item>
          <text:p text:style-name="P127">Стеки.</text:p>
        </text:list-item>
      </text:list>
      <text:p text:style-name="P19"/>
      <text:p text:style-name="P85">Варіант 9</text:p>
      <text:list xml:id="list1874563145" text:style-name="WW8Num17">
        <text:list-item>
          <text:p text:style-name="P160">Статичні члени класів.</text:p>
        </text:list-item>
        <text:list-item>
          <text:p text:style-name="P160">Пошук у бінарних деревах.</text:p>
        </text:list-item>
        <text:list-item>
          <text:p text:style-name="P128">Прості черги.</text:p>
        </text:list-item>
      </text:list>
      <text:p text:style-name="P19"/>
      <text:p text:style-name="P85">Варіант 10</text:p>
      <text:list xml:id="list25698654" text:style-name="WW8Num28">
        <text:list-item>
          <text:p text:style-name="P161">Поняття абстрактного типу даних.</text:p>
        </text:list-item>
        <text:list-item>
          <text:p text:style-name="P161">Циклічні черги.</text:p>
        </text:list-item>
        <text:list-item>
          <text:p text:style-name="P129">Класифікація методів пошуку.</text:p>
        </text:list-item>
      </text:list>
      <text:p text:style-name="P19"/>
      <text:p text:style-name="P85">Варіант 11</text:p>
      <text:list xml:id="list1552616338" text:style-name="WW8Num41">
        <text:list-item>
          <text:p text:style-name="P162">Ініціалізація об’єктів. Конструктори.</text:p>
        </text:list-item>
        <text:list-item>
          <text:p text:style-name="P162">Списки з одинарними зв’язками.</text:p>
        </text:list-item>
        <text:list-item>
          <text:p text:style-name="P130">Класифікація методів сортування.</text:p>
        </text:list-item>
      </text:list>
      <text:p text:style-name="P25"/>
      <text:p text:style-name="P85">Варіант 12</text:p>
      <text:list xml:id="list3268111367" text:style-name="WW8Num10">
        <text:list-item>
          <text:p text:style-name="P163">Знищення об’єктів. Деструктори.</text:p>
        </text:list-item>
        <text:list-item>
          <text:p text:style-name="P163">Списки з подвійними зв’язками.</text:p>
        </text:list-item>
        <text:list-item>
          <text:p text:style-name="P131">Метод поділу пополам.</text:p>
        </text:list-item>
      </text:list>
      <text:p text:style-name="P42"/>
      <text:p text:style-name="P85">Варіант 13</text:p>
      <text:list xml:id="list3329847283" text:style-name="WW8Num12">
        <text:list-item>
          <text:p text:style-name="P164">Динамічний розподіл пам’яті в С++.</text:p>
        </text:list-item>
        <text:list-item>
          <text:p text:style-name="P164"><text:s/>Бінарні дерева.</text:p>
        </text:list-item>
        <text:list-item>
          <text:p text:style-name="P132">Метод прямого пошуку.</text:p>
        </text:list-item>
      </text:list>
      <text:p text:style-name="P19"/>
      <text:p text:style-name="P85">Варіант 14</text:p>
      <text:list xml:id="list515770985" text:style-name="WW8Num36">
        <text:list-item>
          <text:p text:style-name="P165">Шаблони класів.</text:p>
        </text:list-item>
        <text:list-item>
          <text:p text:style-name="P165"><text:s/>Стеки.</text:p>
        </text:list-item>
        <text:list-item>
          <text:p text:style-name="P133">Метод обміну.</text:p>
        </text:list-item>
      </text:list>
      <text:p text:style-name="P19"/>
      <text:p text:style-name="P85">Варіант 15</text:p>
      <text:list xml:id="list548148368" text:style-name="WW8Num4">
        <text:list-item>
          <text:p text:style-name="P166">Доступ до членів базових класів.</text:p>
        </text:list-item>
        <text:list-item>
          <text:p text:style-name="P166">Динамічні масиви.</text:p>
        </text:list-item>
        <text:list-item>
          <text:p text:style-name="P134">Метод включення.</text:p>
        </text:list-item>
      </text:list>
      <text:p text:style-name="P19"/>
      <text:p text:style-name="P85">Варіант 16</text:p>
      <text:list xml:id="list865109403" text:style-name="WW8Num2">
        <text:list-item>
          <text:p text:style-name="P167">Поняття абстрактного типу даних.</text:p>
        </text:list-item>
        <text:list-item>
          <text:p text:style-name="P167">Прості масиви.</text:p>
        </text:list-item>
        <text:list-item>
          <text:p text:style-name="P135">Метод вибору.</text:p>
        </text:list-item>
      </text:list>
      <text:p text:style-name="P19"/>
      <text:p text:style-name="P85">Варіант 17</text:p>
      <text:list xml:id="list1255973480" text:style-name="WW8Num39">
        <text:list-item>
          <text:p text:style-name="P168">Множинне успадкування</text:p>
        </text:list-item>
        <text:list-item>
          <text:p text:style-name="P168">Особливості сортування списків.</text:p>
        </text:list-item>
        <text:list-item>
          <text:p text:style-name="P136">Пошук у бінарних деревах</text:p>
        </text:list-item>
      </text:list>
      <text:p text:style-name="P19"/>
      <text:p text:style-name="P85">Варіант 18</text:p>
      <text:list xml:id="list3082504436" text:style-name="WW8Num3">
        <text:list-item>
          <text:p text:style-name="P169">Основні принципи ООП. Інкапсуляція.</text:p>
        </text:list-item>
        <text:list-item>
          <text:p text:style-name="P169">Особливості пошуку у списках.</text:p>
        </text:list-item>
        <text:list-item>
          <text:p text:style-name="P137">Класифікація методів сортування.</text:p>
        </text:list-item>
      </text:list>
      <text:p text:style-name="P42"/>
      <text:p text:style-name="P85">Варіант 19</text:p>
      <text:list xml:id="list3085605563" text:style-name="WW8Num27">
        <text:list-item>
          <text:p text:style-name="P170">Функції друзі класу.</text:p>
        </text:list-item>
        <text:list-item>
          <text:p text:style-name="P170">Циклічні черги.</text:p>
        </text:list-item>
        <text:list-item>
          <text:p text:style-name="P138">Сортування бінарних дерев.</text:p>
        </text:list-item>
      </text:list>
      <text:p text:style-name="P19"/>
      <text:p text:style-name="P85">Варіант 20</text:p>
      <text:list xml:id="list3425453361" text:style-name="WW8Num6">
        <text:list-item>
          <text:p text:style-name="P171">Етапи розробки моделі.</text:p>
        </text:list-item>
        <text:list-item>
          <text:p text:style-name="P171">Прості черги.</text:p>
        </text:list-item>
        <text:list-item>
          <text:p text:style-name="P139">Пошук у бінарних деревах.</text:p>
        </text:list-item>
      </text:list>
      <text:p text:style-name="P19"/>
      <text:p text:style-name="P85">Варіант 21</text:p>
      <text:list xml:id="list1525965370" text:style-name="WW8Num37">
        <text:list-item>
          <text:p text:style-name="P172">Доступ до базових членів класу.</text:p>
        </text:list-item>
        <text:list-item>
          <text:p text:style-name="P172">Бінарні дерева.</text:p>
        </text:list-item>
        <text:list-item>
          <text:p text:style-name="P140">Класифікація методів пошуку.</text:p>
        </text:list-item>
      </text:list>
      <text:p text:style-name="P19"/>
      <text:p text:style-name="P85">Варіант 22</text:p>
      <text:list xml:id="list4203807262" text:style-name="WW8Num26">
        <text:list-item>
          <text:p text:style-name="P173">Основні принципи ООП. Наслідування</text:p>
        </text:list-item>
        <text:list-item>
          <text:p text:style-name="P173">Динамічні масиви.</text:p>
        </text:list-item>
        <text:list-item>
          <text:p text:style-name="P141">Класифікація методів сортування.</text:p>
        </text:list-item>
      </text:list>
      <text:p text:style-name="P19"/>
      <text:p text:style-name="P85">Варіант 23</text:p>
      <text:list xml:id="list1876735591" text:style-name="WW8Num7">
        <text:list-item>
          <text:p text:style-name="P174">Шаблони класів.</text:p>
        </text:list-item>
        <text:list-item>
          <text:p text:style-name="P174">Стеки.</text:p>
        </text:list-item>
        <text:list-item>
          <text:p text:style-name="P142">Сортування бінарних дерев.</text:p>
        </text:list-item>
      </text:list>
      <text:p text:style-name="P19"/>
      <text:p text:style-name="P85">Варіант 24</text:p>
      <text:list xml:id="list3314356098" text:style-name="WW8Num33">
        <text:list-item>
          <text:p text:style-name="P175">Поняття класу і об’єкту.</text:p>
        </text:list-item>
        <text:list-item>
          <text:p text:style-name="P175">Етапи розробки моделі.</text:p>
        </text:list-item>
        <text:list-item>
          <text:p text:style-name="P143">Пошук у бінарних деревах.</text:p>
        </text:list-item>
      </text:list>
      <text:p text:style-name="P42"/>
      <text:p text:style-name="P85">Варіант 25</text:p>
      <text:list xml:id="list2444727177" text:style-name="WW8Num18">
        <text:list-item>
          <text:p text:style-name="P176">Основні принципи ООП. Поліморфізм.</text:p>
        </text:list-item>
        <text:list-item>
          <text:p text:style-name="P176">Стеки.</text:p>
        </text:list-item>
        <text:list-item>
          <text:p text:style-name="P144">Методи сортування масивів.</text:p>
        </text:list-item>
      </text:list>
      <text:p text:style-name="P19"/>
      <text:p text:style-name="P85">Варіант 26</text:p>
      <text:list xml:id="list2290077995" text:style-name="WW8Num11">
        <text:list-item>
          <text:p text:style-name="P177">Перевантаження операторів для класів.</text:p>
        </text:list-item>
        <text:list-item>
          <text:p text:style-name="P177">Циклічні черги.</text:p>
        </text:list-item>
        <text:list-item>
          <text:p text:style-name="P145">Методи пошуку у масивах.</text:p>
        </text:list-item>
      </text:list>
      <text:p text:style-name="P19"/>
      <text:p text:style-name="P85">Варіант 27</text:p>
      <text:list xml:id="list3477768133" text:style-name="WW8Num21">
        <text:list-item>
          <text:p text:style-name="P178">Поняття абстрактного типу даних.</text:p>
        </text:list-item>
        <text:list-item>
          <text:p text:style-name="P178">Бінарні дерева.</text:p>
        </text:list-item>
        <text:list-item>
          <text:p text:style-name="P146">Прості черги.</text:p>
        </text:list-item>
      </text:list>
      <text:p text:style-name="P19"/>
      <text:p text:style-name="P85">Варіант 28</text:p>
      <text:list xml:id="list1786634303" text:style-name="WW8Num34">
        <text:list-item>
          <text:p text:style-name="P179">Шаблони класів.</text:p>
        </text:list-item>
        <text:list-item>
          <text:p text:style-name="P179">Поняття класу і об’єкту.</text:p>
        </text:list-item>
        <text:list-item>
          <text:p text:style-name="P147">Особливості пошуку у бінарних деревах.</text:p>
        </text:list-item>
      </text:list>
      <text:p text:style-name="P19"/>
      <text:p text:style-name="P85">Варіант 29</text:p>
      <text:list xml:id="list996481298" text:style-name="WW8Num5">
        <text:list-item>
          <text:p text:style-name="P180">Доступ до членів базових класів.</text:p>
        </text:list-item>
        <text:list-item>
          <text:p text:style-name="P180">Поняття абстрактного типу даних. </text:p>
        </text:list-item>
        <text:list-item>
          <text:p text:style-name="P148">Особливості сортування бінарних дерев.</text:p>
        </text:list-item>
      </text:list>
      <text:p text:style-name="P19"/>
      <text:p text:style-name="P85">Варіант 30</text:p>
      <text:list xml:id="list3752479256" text:style-name="WW8Num25">
        <text:list-item>
          <text:p text:style-name="P181">Статичні члени класу.</text:p>
        </text:list-item>
        <text:list-item>
          <text:p text:style-name="P181">Доступ до полів та методів класу.</text:p>
        </text:list-item>
        <text:list-item>
          <text:p text:style-name="P149">inline – методи.</text:p>
        </text:list-item>
      </text:list>
      <text:p text:style-name="P41"><text:bookmark-start text:name="__RefHeading___Toc232991635"/><text:span text:style-name="_20_Знак_20_Знак1">ЛАБОРАТОРНІ РОБОТИ </text:span><text:bookmark-end text:name="__RefHeading___Toc232991635"/></text:p>
      <text:p text:style-name="P44"><text:span text:style-name="T14">Мета лабораторних робіт</text:span><text:span text:style-name="T8"> – закріплення вивченого матеріалу, вироблення навичок, необхідних для роботи з типовими структурами даних, а також умінь та навичок, необхідних при програмуванні інженерних задач мовою С++ з використанням методів об’єктно орієнтованого програмування.</text:span></text:p>
      <text:p text:style-name="P49"/>
      <text:h text:style-name="P101" text:outline-level="2"><text:bookmark-start text:name="__RefHeading___Toc232991636"/>Порядок виконання лабораторних робіт :<text:bookmark-end text:name="__RefHeading___Toc232991636"/></text:h>
      <text:p text:style-name="P79"/>
      <text:p text:style-name="P73">1) Отримати завдання згідно варіанту.</text:p>
      <text:p text:style-name="P73">2) Ознайомитися з теоретичними відомостями, необхідними для виконання роботи та отримати у викладача дозвіл на виконання роботи.</text:p>
      <text:p text:style-name="P73">3) Написати на мові С++ програму, що виконує дії, вказані у завданні до роботи.</text:p>
      <text:p text:style-name="P73">4) Продемонструвати програму викладачеві і отримати дозвіл на оформлення звіту.</text:p>
      <text:p text:style-name="P73">5) Оформити звіт.</text:p>
      <text:p text:style-name="P50"/>
      <text:h text:style-name="P103" text:outline-level="2"><text:bookmark-start text:name="__RefHeading___Toc232991637"/>Зміст звіту<text:span text:style-name="T1">:</text:span><text:bookmark-end text:name="__RefHeading___Toc232991637"/></text:h>
      <text:p text:style-name="P79"/>
      <text:p text:style-name="P73">1) Номер роботи.</text:p>
      <text:p text:style-name="P73">2) Варіант.</text:p>
      <text:p text:style-name="P73">3) Завдання по роботі згідно варіанту.</text:p>
      <text:p text:style-name="P73">4) Теоретичні відомості, необхідні для виконання роботи.</text:p>
      <text:p text:style-name="P73">5) Лістинг програми.</text:p>
      <text:p text:style-name="P73"/>
      <text:h text:style-name="P101" text:outline-level="2"><text:bookmark-start text:name="__RefHeading___Toc232991638"/><text:soft-page-break/>Порядок захисту робіт. <text:bookmark-end text:name="__RefHeading___Toc232991638"/></text:h>
      <text:p text:style-name="P67"/>
      <text:p text:style-name="P49">Захист робіт відбувається після виконання всіх робіт і отримання у викладача допуску до захисту. Захист проводиться на основі опитування по матеріалу даного посібника згідно переліку контрольних запитань, наведеного у посібнику. </text:p>
      <text:p text:style-name="P25"/>
      <text:p text:style-name="P25"/>
      <text:h text:style-name="P101" text:outline-level="2"><text:bookmark-start text:name="__RefHeading___Toc232991639"/>Лабораторна робота №1.<text:bookmark-end text:name="__RefHeading___Toc232991639"/></text:h>
      <text:p text:style-name="P83"/>
      <text:p text:style-name="P76"><text:span text:style-name="T14">Тема роботи :</text:span><text:span text:style-name="T8"> Робота з файлами в С++.</text:span></text:p>
      <text:p text:style-name="P49"/>
      <text:p text:style-name="P43"><text:span text:style-name="T14">Мета роботи</text:span><text:span text:style-name="T8"> – вивчити особливості роботи з файлами в С++. Підготувати файл для виконання наступних робіт.</text:span></text:p>
      <text:p text:style-name="P57"/>
      <text:p text:style-name="P65">Завдання</text:p>
      <text:p text:style-name="P49">Написати програму, що виконує наступні дії:</text:p>
      <text:p text:style-name="P49"/>
      <text:p text:style-name="P72">1) Обрати з таблиці 1 функцію згідно варіанту.</text:p>
      <text:p text:style-name="P76"><text:span text:style-name="T8">2) Обчислити значення функції </text:span><text:span text:style-name="T8"><draw:frame draw:style-name="fr2" draw:name="Объект2" text:anchor-type="as-char" svg:width="0.965cm" svg:height="0.519cm" draw:z-index="1"><draw:object xlink:href="./Object 3" xlink:type="simple" xlink:show="embed" xlink:actuate="onLoad"/><draw:image xlink:href="./ObjectReplacements/Object 3" xlink:type="simple" xlink:show="embed" xlink:actuate="onLoad"/></draw:frame></text:span><text:span text:style-name="T8"><text:s/>на інтервалі </text:span><text:span text:style-name="T8"><draw:frame draw:style-name="fr2" draw:name="Объект3" text:anchor-type="as-char" svg:width="2.275cm" svg:height="0.517cm" draw:z-index="2"><draw:object xlink:href="./Object 4" xlink:type="simple" xlink:show="embed" xlink:actuate="onLoad"/><draw:image xlink:href="./ObjectReplacements/Object 4" xlink:type="simple" xlink:show="embed" xlink:actuate="onLoad"/></draw:frame></text:span><text:span text:style-name="T8"><text:s/>з кроком </text:span><text:span text:style-name="T4"><draw:frame draw:style-name="fr2" draw:name="Объект4" text:anchor-type="as-char" svg:width="1.191cm" svg:height="0.467cm" draw:z-index="3"><draw:object xlink:href="./Object 5" xlink:type="simple" xlink:show="embed" xlink:actuate="onLoad"/><draw:image xlink:href="./ObjectReplacements/Object 5" xlink:type="simple" xlink:show="embed" xlink:actuate="onLoad"/></draw:frame></text:span><text:span text:style-name="T8">.</text:span></text:p>
      <text:p text:style-name="P76"><text:span text:style-name="T8">3) Обчислені значення зберегти у вигляді файлу, в якому кожній точці відповідає пара чисел </text:span><text:span text:style-name="T8"><draw:frame draw:style-name="fr2" draw:name="Объект5" text:anchor-type="as-char" svg:width="1.406cm" svg:height="0.519cm" draw:z-index="4"><draw:object xlink:href="./Object 6" xlink:type="simple" xlink:show="embed" xlink:actuate="onLoad"/><draw:image xlink:href="./ObjectReplacements/Object 6" xlink:type="simple" xlink:show="embed" xlink:actuate="onLoad"/></draw:frame></text:span><text:span text:style-name="T8">.Ім’я файлу сформувати наступним чином. Перші чотири символи – назва групи латинськими літерами, наступні два символи – варіант. Наприклад </text:span><text:span text:style-name="T16">DP</text:span><text:span text:style-name="T4">6102 – </text:span><text:span text:style-name="T8">група ДП61, другий варіант.</text:span></text:p>
      <text:p text:style-name="P72">4) Отриманий файл зберегти для виконання наступних робіт.</text:p>
      <text:p text:style-name="P68">Таблиця 1.</text:p>
      <table:table table:name="Таблица3" table:style-name="Таблица3">
        <table:table-column table:style-name="Таблица3.A"/>
        <table:table-column table:style-name="Таблица3.B"/>
        <table:table-column table:style-name="Таблица3.A"/>
        <table:table-column table:style-name="Таблица3.D"/>
        <table:table-header-rows>
          <table:table-row table:style-name="Таблица3.1">
            <table:table-cell table:style-name="Таблица3.A1" office:value-type="string">
              <text:p text:style-name="P23">Варіант</text:p>
            </table:table-cell>
            <table:table-cell table:style-name="Таблица3.A1" office:value-type="string">
              <text:p text:style-name="P23">Функція</text:p>
            </table:table-cell>
            <table:table-cell table:style-name="Таблица3.A1" office:value-type="string">
              <text:p text:style-name="P23">Варіант</text:p>
            </table:table-cell>
            <table:table-cell table:style-name="Таблица3.A1" office:value-type="string">
              <text:p text:style-name="P23">Функція</text:p>
            </table:table-cell>
          </table:table-row>
        </table:table-header-rows>
        <table:table-row table:style-name="Таблица3.1">
          <table:table-cell table:style-name="Таблица3.A1" office:value-type="string">
            <text:p text:style-name="P23">1</text:p>
          </table:table-cell>
          <table:table-cell table:style-name="Таблица3.A1" office:value-type="string">
            <text:p text:style-name="P23"><draw:frame draw:style-name="fr2" draw:name="Объект6" text:anchor-type="as-char" svg:width="1.363cm" svg:height="0.506cm" draw:z-index="5"><draw:object xlink:href="./Object 7" xlink:type="simple" xlink:show="embed" xlink:actuate="onLoad"/><draw:image xlink:href="./ObjectReplacements/Object 7" xlink:type="simple" xlink:show="embed" xlink:actuate="onLoad"/></draw:frame></text:p>
          </table:table-cell>
          <table:table-cell table:style-name="Таблица3.A1" office:value-type="string">
            <text:p text:style-name="P23">16</text:p>
          </table:table-cell>
          <table:table-cell table:style-name="Таблица3.A1" office:value-type="string">
            <text:p text:style-name="P23"><draw:frame draw:style-name="fr2" draw:name="Объект7" text:anchor-type="as-char" svg:width="2.835cm" svg:height="0.506cm" draw:z-index="6"><draw:object xlink:href="./Object 8" xlink:type="simple" xlink:show="embed" xlink:actuate="onLoad"/><draw:image xlink:href="./ObjectReplacements/Object 8" xlink:type="simple" xlink:show="embed" xlink:actuate="onLoad"/></draw:frame></text:p>
          </table:table-cell>
        </table:table-row>
        <table:table-row table:style-name="Таблица3.1">
          <table:table-cell table:style-name="Таблица3.A1" office:value-type="string">
            <text:p text:style-name="P23">2</text:p>
          </table:table-cell>
          <table:table-cell table:style-name="Таблица3.A1" office:value-type="string">
            <text:p text:style-name="P17"><draw:frame draw:style-name="fr2" draw:name="Объект8" text:anchor-type="as-char" svg:width="2.312cm" svg:height="0.506cm" draw:z-index="7"><draw:object xlink:href="./Object 9" xlink:type="simple" xlink:show="embed" xlink:actuate="onLoad"/><draw:image xlink:href="./ObjectReplacements/Object 9" xlink:type="simple" xlink:show="embed" xlink:actuate="onLoad"/></draw:frame></text:p>
          </table:table-cell>
          <table:table-cell table:style-name="Таблица3.A1" office:value-type="string">
            <text:p text:style-name="P23">17</text:p>
          </table:table-cell>
          <table:table-cell table:style-name="Таблица3.A1" office:value-type="string">
            <text:p text:style-name="P23"><draw:frame draw:style-name="fr2" draw:name="Объект9" text:anchor-type="as-char" svg:width="2.588cm" svg:height="0.506cm" draw:z-index="8"><draw:object xlink:href="./Object 10" xlink:type="simple" xlink:show="embed" xlink:actuate="onLoad"/><draw:image xlink:href="./ObjectReplacements/Object 10" xlink:type="simple" xlink:show="embed" xlink:actuate="onLoad"/></draw:frame></text:p>
          </table:table-cell>
        </table:table-row>
        <table:table-row table:style-name="Таблица3.1">
          <table:table-cell table:style-name="Таблица3.A1" office:value-type="string">
            <text:p text:style-name="P23">3</text:p>
          </table:table-cell>
          <table:table-cell table:style-name="Таблица3.A1" office:value-type="string">
            <text:p text:style-name="P23"><draw:frame draw:style-name="fr2" draw:name="Объект10" text:anchor-type="as-char" svg:width="2.919cm" svg:height="1.037cm" draw:z-index="9"><draw:object xlink:href="./Object 11" xlink:type="simple" xlink:show="embed" xlink:actuate="onLoad"/><draw:image xlink:href="./ObjectReplacements/Object 11" xlink:type="simple" xlink:show="embed" xlink:actuate="onLoad"/></draw:frame></text:p>
          </table:table-cell>
          <table:table-cell table:style-name="Таблица3.A1" office:value-type="string">
            <text:p text:style-name="P23">18</text:p>
          </table:table-cell>
          <table:table-cell table:style-name="Таблица3.A1" office:value-type="string">
            <text:p text:style-name="P23"><draw:frame draw:style-name="fr2" draw:name="Объект11" text:anchor-type="as-char" svg:width="1.568cm" svg:height="0.563cm" draw:z-index="10"><draw:object xlink:href="./Object 12" xlink:type="simple" xlink:show="embed" xlink:actuate="onLoad"/><draw:image xlink:href="./ObjectReplacements/Object 12" xlink:type="simple" xlink:show="embed" xlink:actuate="onLoad"/></draw:frame></text:p>
          </table:table-cell>
        </table:table-row>
        <table:table-row table:style-name="Таблица3.1">
          <table:table-cell table:style-name="Таблица3.A1" office:value-type="string">
            <text:p text:style-name="P23">4</text:p>
          </table:table-cell>
          <table:table-cell table:style-name="Таблица3.A1" office:value-type="string">
            <text:p text:style-name="P23"><draw:frame draw:style-name="fr2" draw:name="Объект12" text:anchor-type="as-char" svg:width="3.35cm" svg:height="0.506cm" draw:z-index="11"><draw:object xlink:href="./Object 13" xlink:type="simple" xlink:show="embed" xlink:actuate="onLoad"/><draw:image xlink:href="./ObjectReplacements/Object 13" xlink:type="simple" xlink:show="embed" xlink:actuate="onLoad"/></draw:frame></text:p>
          </table:table-cell>
          <table:table-cell table:style-name="Таблица3.A1" office:value-type="string">
            <text:p text:style-name="P23">19</text:p>
          </table:table-cell>
          <table:table-cell table:style-name="Таблица3.A1" office:value-type="string">
            <text:p text:style-name="P17"><draw:frame draw:style-name="fr2" draw:name="Объект13" text:anchor-type="as-char" svg:width="2.782cm" svg:height="0.563cm" draw:z-index="12"><draw:object xlink:href="./Object 14" xlink:type="simple" xlink:show="embed" xlink:actuate="onLoad"/><draw:image xlink:href="./ObjectReplacements/Object 14" xlink:type="simple" xlink:show="embed" xlink:actuate="onLoad"/></draw:frame></text:p>
          </table:table-cell>
        </table:table-row>
        <table:table-row table:style-name="Таблица3.1">
          <table:table-cell table:style-name="Таблица3.A1" office:value-type="string">
            <text:p text:style-name="P23">5</text:p>
          </table:table-cell>
          <table:table-cell table:style-name="Таблица3.A1" office:value-type="string">
            <text:p text:style-name="P23"><draw:frame draw:style-name="fr2" draw:name="Объект14" text:anchor-type="as-char" svg:width="1.531cm" svg:height="0.506cm" draw:z-index="13"><draw:object xlink:href="./Object 15" xlink:type="simple" xlink:show="embed" xlink:actuate="onLoad"/><draw:image xlink:href="./ObjectReplacements/Object 15" xlink:type="simple" xlink:show="embed" xlink:actuate="onLoad"/></draw:frame></text:p>
          </table:table-cell>
          <table:table-cell table:style-name="Таблица3.A1" office:value-type="string">
            <text:p text:style-name="P23">20</text:p>
          </table:table-cell>
          <table:table-cell table:style-name="Таблица3.A1" office:value-type="string">
            <text:p text:style-name="P23"><draw:frame draw:style-name="fr2" draw:name="Объект15" text:anchor-type="as-char" svg:width="1.736cm" svg:height="0.563cm" draw:z-index="14"><draw:object xlink:href="./Object 16" xlink:type="simple" xlink:show="embed" xlink:actuate="onLoad"/><draw:image xlink:href="./ObjectReplacements/Object 16" xlink:type="simple" xlink:show="embed" xlink:actuate="onLoad"/></draw:frame></text:p>
          </table:table-cell>
        </table:table-row>
        <table:table-row table:style-name="Таблица3.1">
          <table:table-cell table:style-name="Таблица3.A1" office:value-type="string">
            <text:p text:style-name="P23">6</text:p>
          </table:table-cell>
          <table:table-cell table:style-name="Таблица3.A1" office:value-type="string">
            <text:p text:style-name="P23"><draw:frame draw:style-name="fr2" draw:name="Объект16" text:anchor-type="as-char" svg:width="1.637cm" svg:height="0.506cm" draw:z-index="15"><draw:object xlink:href="./Object 17" xlink:type="simple" xlink:show="embed" xlink:actuate="onLoad"/><draw:image xlink:href="./ObjectReplacements/Object 17" xlink:type="simple" xlink:show="embed" xlink:actuate="onLoad"/></draw:frame></text:p>
          </table:table-cell>
          <table:table-cell table:style-name="Таблица3.A1" office:value-type="string">
            <text:p text:style-name="P23">21</text:p>
          </table:table-cell>
          <table:table-cell table:style-name="Таблица3.A1" office:value-type="string">
            <text:p text:style-name="P23"><draw:frame draw:style-name="fr2" draw:name="Объект17" text:anchor-type="as-char" svg:width="1.857cm" svg:height="0.506cm" draw:z-index="16"><draw:object xlink:href="./Object 18" xlink:type="simple" xlink:show="embed" xlink:actuate="onLoad"/><draw:image xlink:href="./ObjectReplacements/Object 18" xlink:type="simple" xlink:show="embed" xlink:actuate="onLoad"/></draw:frame></text:p>
          </table:table-cell>
        </table:table-row>
        <table:table-row table:style-name="Таблица3.1">
          <table:table-cell table:style-name="Таблица3.A1" office:value-type="string">
            <text:p text:style-name="P23">7</text:p>
          </table:table-cell>
          <table:table-cell table:style-name="Таблица3.A1" office:value-type="string">
            <text:p text:style-name="P23"><draw:frame draw:style-name="fr2" draw:name="Объект18" text:anchor-type="as-char" svg:width="1.425cm" svg:height="0.506cm" draw:z-index="17"><draw:object xlink:href="./Object 19" xlink:type="simple" xlink:show="embed" xlink:actuate="onLoad"/><draw:image xlink:href="./ObjectReplacements/Object 19" xlink:type="simple" xlink:show="embed" xlink:actuate="onLoad"/></draw:frame></text:p>
          </table:table-cell>
          <table:table-cell table:style-name="Таблица3.A1" office:value-type="string">
            <text:p text:style-name="P23">22</text:p>
          </table:table-cell>
          <table:table-cell table:style-name="Таблица3.A1" office:value-type="string">
            <text:p text:style-name="P23"><draw:frame draw:style-name="fr2" draw:name="Объект19" text:anchor-type="as-char" svg:width="1.356cm" svg:height="1.05cm" draw:z-index="18"><draw:object xlink:href="./Object 20" xlink:type="simple" xlink:show="embed" xlink:actuate="onLoad"/><draw:image xlink:href="./ObjectReplacements/Object 20" xlink:type="simple" xlink:show="embed" xlink:actuate="onLoad"/></draw:frame></text:p>
          </table:table-cell>
        </table:table-row>
        <table:table-row table:style-name="Таблица3.1">
          <table:table-cell table:style-name="Таблица3.A1" office:value-type="string">
            <text:p text:style-name="P23">8</text:p>
          </table:table-cell>
          <table:table-cell table:style-name="Таблица3.A1" office:value-type="string">
            <text:p text:style-name="P23"><draw:frame draw:style-name="fr2" draw:name="Объект20" text:anchor-type="as-char" svg:width="1.506cm" svg:height="0.563cm" draw:z-index="19"><draw:object xlink:href="./Object 21" xlink:type="simple" xlink:show="embed" xlink:actuate="onLoad"/><draw:image xlink:href="./ObjectReplacements/Object 21" xlink:type="simple" xlink:show="embed" xlink:actuate="onLoad"/></draw:frame></text:p>
          </table:table-cell>
          <table:table-cell table:style-name="Таблица3.A1" office:value-type="string">
            <text:p text:style-name="P23">23</text:p>
          </table:table-cell>
          <table:table-cell table:style-name="Таблица3.A1" office:value-type="string">
            <text:p text:style-name="P17"><draw:frame draw:style-name="fr2" draw:name="Объект21" text:anchor-type="as-char" svg:width="2.305cm" svg:height="1.05cm" draw:z-index="20"><draw:object xlink:href="./Object 22" xlink:type="simple" xlink:show="embed" xlink:actuate="onLoad"/><draw:image xlink:href="./ObjectReplacements/Object 22" xlink:type="simple" xlink:show="embed" xlink:actuate="onLoad"/></draw:frame></text:p>
          </table:table-cell>
        </table:table-row>
        <table:table-row table:style-name="Таблица3.1">
          <table:table-cell table:style-name="Таблица3.A1" office:value-type="string">
            <text:p text:style-name="P23">9</text:p>
          </table:table-cell>
          <table:table-cell table:style-name="Таблица3.A1" office:value-type="string">
            <text:p text:style-name="P23"><draw:frame draw:style-name="fr2" draw:name="Объект22" text:anchor-type="as-char" svg:width="1.568cm" svg:height="0.563cm" draw:z-index="21"><draw:object xlink:href="./Object 23" xlink:type="simple" xlink:show="embed" xlink:actuate="onLoad"/><draw:image xlink:href="./ObjectReplacements/Object 23" xlink:type="simple" xlink:show="embed" xlink:actuate="onLoad"/></draw:frame></text:p>
          </table:table-cell>
          <table:table-cell table:style-name="Таблица3.A1" office:value-type="string">
            <text:p text:style-name="P23">24</text:p>
          </table:table-cell>
          <table:table-cell table:style-name="Таблица3.A1" office:value-type="string">
            <text:p text:style-name="P23"><draw:frame draw:style-name="fr2" draw:name="Объект23" text:anchor-type="as-char" svg:width="2.896cm" svg:height="0.506cm" draw:z-index="22"><draw:object xlink:href="./Object 24" xlink:type="simple" xlink:show="embed" xlink:actuate="onLoad"/><draw:image xlink:href="./ObjectReplacements/Object 24" xlink:type="simple" xlink:show="embed" xlink:actuate="onLoad"/></draw:frame></text:p>
          </table:table-cell>
        </table:table-row>
        <table:table-row table:style-name="Таблица3.1">
          <table:table-cell table:style-name="Таблица3.A1" office:value-type="string">
            <text:p text:style-name="P23">10</text:p>
          </table:table-cell>
          <table:table-cell table:style-name="Таблица3.A1" office:value-type="string">
            <text:p text:style-name="P23"><draw:frame draw:style-name="fr2" draw:name="Объект24" text:anchor-type="as-char" svg:width="1.499cm" svg:height="1.088cm" draw:z-index="23"><draw:object xlink:href="./Object 25" xlink:type="simple" xlink:show="embed" xlink:actuate="onLoad"/><draw:image xlink:href="./ObjectReplacements/Object 25" xlink:type="simple" xlink:show="embed" xlink:actuate="onLoad"/></draw:frame></text:p>
          </table:table-cell>
          <table:table-cell table:style-name="Таблица3.A1" office:value-type="string">
            <text:p text:style-name="P23">25</text:p>
          </table:table-cell>
          <table:table-cell table:style-name="Таблица3.A1" office:value-type="string">
            <text:p text:style-name="P23"><draw:frame draw:style-name="fr2" draw:name="Объект25" text:anchor-type="as-char" svg:width="2.873cm" svg:height="0.563cm" draw:z-index="24"><draw:object xlink:href="./Object 26" xlink:type="simple" xlink:show="embed" xlink:actuate="onLoad"/><draw:image xlink:href="./ObjectReplacements/Object 26" xlink:type="simple" xlink:show="embed" xlink:actuate="onLoad"/></draw:frame></text:p>
          </table:table-cell>
        </table:table-row>
        <table:table-row table:style-name="Таблица3.1">
          <table:table-cell table:style-name="Таблица3.A1" office:value-type="string">
            <text:p text:style-name="P23">11</text:p>
          </table:table-cell>
          <table:table-cell table:style-name="Таблица3.A1" office:value-type="string">
            <text:p text:style-name="P23"><draw:frame draw:style-name="fr2" draw:name="Объект26" text:anchor-type="as-char" svg:width="1.588cm" svg:height="0.58cm" draw:z-index="25"><draw:object xlink:href="./Object 27" xlink:type="simple" xlink:show="embed" xlink:actuate="onLoad"/><draw:image xlink:href="./ObjectReplacements/Object 27" xlink:type="simple" xlink:show="embed" xlink:actuate="onLoad"/></draw:frame></text:p>
          </table:table-cell>
          <table:table-cell table:style-name="Таблица3.A1" office:value-type="string">
            <text:p text:style-name="P23">26</text:p>
          </table:table-cell>
          <table:table-cell table:style-name="Таблица3.A1" office:value-type="string">
            <text:p text:style-name="P23"><draw:frame draw:style-name="fr2" draw:name="Объект27" text:anchor-type="as-char" svg:width="1.356cm" svg:height="1.071cm" draw:z-index="26"><draw:object xlink:href="./Object 28" xlink:type="simple" xlink:show="embed" xlink:actuate="onLoad"/><draw:image xlink:href="./ObjectReplacements/Object 28" xlink:type="simple" xlink:show="embed" xlink:actuate="onLoad"/></draw:frame></text:p>
          </table:table-cell>
        </table:table-row>
        <table:table-row table:style-name="Таблица3.1">
          <table:table-cell table:style-name="Таблица3.A1" office:value-type="string">
            <text:p text:style-name="P23">12</text:p>
          </table:table-cell>
          <table:table-cell table:style-name="Таблица3.A1" office:value-type="string">
            <text:p text:style-name="P23"><draw:frame draw:style-name="fr2" draw:name="Объект28" text:anchor-type="as-char" svg:width="1.699cm" svg:height="0.506cm" draw:z-index="27"><draw:object xlink:href="./Object 29" xlink:type="simple" xlink:show="embed" xlink:actuate="onLoad"/><draw:image xlink:href="./ObjectReplacements/Object 29" xlink:type="simple" xlink:show="embed" xlink:actuate="onLoad"/></draw:frame></text:p>
          </table:table-cell>
          <table:table-cell table:style-name="Таблица3.A1" office:value-type="string">
            <text:p text:style-name="P23">27</text:p>
          </table:table-cell>
          <table:table-cell table:style-name="Таблица3.A1" office:value-type="string">
            <text:p text:style-name="P23"><draw:frame draw:style-name="fr2" draw:name="Объект29" text:anchor-type="as-char" svg:width="1.842cm" svg:height="0.563cm" draw:z-index="28"><draw:object xlink:href="./Object 30" xlink:type="simple" xlink:show="embed" xlink:actuate="onLoad"/><draw:image xlink:href="./ObjectReplacements/Object 30" xlink:type="simple" xlink:show="embed" xlink:actuate="onLoad"/></draw:frame></text:p>
          </table:table-cell>
        </table:table-row>
        <table:table-row table:style-name="Таблица3.1">
          <table:table-cell table:style-name="Таблица3.A1" office:value-type="string">
            <text:p text:style-name="P23">13</text:p>
          </table:table-cell>
          <table:table-cell table:style-name="Таблица3.A1" office:value-type="string">
            <text:p text:style-name="P23"><draw:frame draw:style-name="fr2" draw:name="Объект30" text:anchor-type="as-char" svg:width="1.415cm" svg:height="0.557cm" draw:z-index="29"><draw:object xlink:href="./Object 31" xlink:type="simple" xlink:show="embed" xlink:actuate="onLoad"/><draw:image xlink:href="./ObjectReplacements/Object 31" xlink:type="simple" xlink:show="embed" xlink:actuate="onLoad"/></draw:frame></text:p>
          </table:table-cell>
          <table:table-cell table:style-name="Таблица3.A1" office:value-type="string">
            <text:p text:style-name="P23">28</text:p>
          </table:table-cell>
          <table:table-cell table:style-name="Таблица3.A1" office:value-type="string">
            <text:p text:style-name="P23"><draw:frame draw:style-name="fr2" draw:name="Объект31" text:anchor-type="as-char" svg:width="1.593cm" svg:height="0.506cm" draw:z-index="30"><draw:object xlink:href="./Object 32" xlink:type="simple" xlink:show="embed" xlink:actuate="onLoad"/><draw:image xlink:href="./ObjectReplacements/Object 32" xlink:type="simple" xlink:show="embed" xlink:actuate="onLoad"/></draw:frame></text:p>
          </table:table-cell>
        </table:table-row>
        <table:table-row table:style-name="Таблица3.1">
          <table:table-cell table:style-name="Таблица3.A1" office:value-type="string">
            <text:p text:style-name="P23">14</text:p>
          </table:table-cell>
          <table:table-cell table:style-name="Таблица3.A1" office:value-type="string">
            <text:p text:style-name="P17"><draw:frame draw:style-name="fr2" draw:name="Объект32" text:anchor-type="as-char" svg:width="2.244cm" svg:height="1.05cm" draw:z-index="31"><draw:object xlink:href="./Object 33" xlink:type="simple" xlink:show="embed" xlink:actuate="onLoad"/><draw:image xlink:href="./ObjectReplacements/Object 33" xlink:type="simple" xlink:show="embed" xlink:actuate="onLoad"/></draw:frame></text:p>
          </table:table-cell>
          <table:table-cell table:style-name="Таблица3.A1" office:value-type="string">
            <text:p text:style-name="P23">29</text:p>
          </table:table-cell>
          <table:table-cell table:style-name="Таблица3.A1" office:value-type="string">
            <text:p text:style-name="P23"><draw:frame draw:style-name="fr2" draw:name="Объект33" text:anchor-type="as-char" svg:width="1.586cm" svg:height="1.05cm" draw:z-index="32"><draw:object xlink:href="./Object 34" xlink:type="simple" xlink:show="embed" xlink:actuate="onLoad"/><draw:image xlink:href="./ObjectReplacements/Object 34" xlink:type="simple" xlink:show="embed" xlink:actuate="onLoad"/></draw:frame></text:p>
          </table:table-cell>
        </table:table-row>
        <table:table-row table:style-name="Таблица3.1">
          <table:table-cell table:style-name="Таблица3.A1" office:value-type="string">
            <text:p text:style-name="P23">15</text:p>
          </table:table-cell>
          <table:table-cell table:style-name="Таблица3.A1" office:value-type="string">
            <text:p text:style-name="P23"><draw:frame draw:style-name="fr2" draw:name="Объект34" text:anchor-type="as-char" svg:width="3.411cm" svg:height="0.506cm" draw:z-index="33"><draw:object xlink:href="./Object 35" xlink:type="simple" xlink:show="embed" xlink:actuate="onLoad"/><draw:image xlink:href="./ObjectReplacements/Object 35" xlink:type="simple" xlink:show="embed" xlink:actuate="onLoad"/></draw:frame></text:p>
          </table:table-cell>
          <table:table-cell table:style-name="Таблица3.A1" office:value-type="string">
            <text:p text:style-name="P23">30</text:p>
          </table:table-cell>
          <table:table-cell table:style-name="Таблица3.A1" office:value-type="string">
            <text:p text:style-name="P23"><draw:frame draw:style-name="fr2" draw:name="Объект35" text:anchor-type="as-char" svg:width="1.69cm" svg:height="0.557cm" draw:z-index="34"><draw:object xlink:href="./Object 36" xlink:type="simple" xlink:show="embed" xlink:actuate="onLoad"/><draw:image xlink:href="./ObjectReplacements/Object 36" xlink:type="simple" xlink:show="embed" xlink:actuate="onLoad"/></draw:frame></text:p>
          </table:table-cell>
        </table:table-row>
      </table:table>
      <text:p text:style-name="P25"/>
      <text:p text:style-name="P25"/>
      <text:h text:style-name="P102" text:outline-level="2"><text:bookmark-start text:name="__RefHeading___Toc232991640"/>Лабораторна робота №2.<text:bookmark-end text:name="__RefHeading___Toc232991640"/></text:h>
      <text:p text:style-name="P27"/>
      <text:p text:style-name="P77"><text:span text:style-name="T14">Тема роботи :</text:span><text:span text:style-name="T8"> : Робота з масивами та списками. Методи сортування та пошуку.</text:span></text:p>
      <text:p text:style-name="P50"/>
      <text:p text:style-name="P44"><text:span text:style-name="T14">Мета роботи</text:span><text:span text:style-name="T8"> – навчитись використовувати масиви та списки при розробці програм, вивчити методи сортування.</text:span></text:p>
      <text:p text:style-name="P50"/>
      <text:p text:style-name="P65"><text:soft-page-break/>Завдання</text:p>
      <text:p text:style-name="P64">Написати програму, що виконує наступні дії:</text:p>
      <text:p text:style-name="P73">1) Зчитує дані із файлу отриманого в першій лабораторній роботі та зберігає їх у пам’яті у вигляді структури заданої у таблиці 2 відповідно до варіанту завдань.</text:p>
      <text:p text:style-name="P77"><text:span text:style-name="T8">2) Виводить дані на екран у вигляді двох стовпців . </text:span><text:span text:style-name="T8"><draw:frame draw:style-name="fr2" draw:name="Объект36" text:anchor-type="as-char" svg:width="1.406cm" svg:height="0.519cm" draw:z-index="35"><draw:object xlink:href="./Object 37" xlink:type="simple" xlink:show="embed" xlink:actuate="onLoad"/><draw:image xlink:href="./ObjectReplacements/Object 37" xlink:type="simple" xlink:show="embed" xlink:actuate="onLoad"/></draw:frame></text:span><text:span text:style-name="T8">, розділених трьома символами пробілу. Стовпці повинні мати заголовки </text:span><text:span text:style-name="T16">X</text:span><text:span text:style-name="T4"> </text:span><text:span text:style-name="T8">та </text:span><text:span text:style-name="T16">Y</text:span><text:span text:style-name="T8"> відповідно.</text:span></text:p>
      <text:p text:style-name="P73">3) Сортувати дані за зростанням або за спаданням за вибором користувача методом, заданим у таблиці 3 відповідно до варіанту.</text:p>
      <text:p text:style-name="P73">4) Виводити на екран відсортовану послідовність.</text:p>
      <text:p text:style-name="P73">5) Здійснювати бінарний пошук введеної з клавіатури величини та виводити на екран результат пошуку. Величини для пошуку (ключі пошуку) повинні зберігатись у програмі у вигляді черги, розмір якої також вводиться з клавіатури. Результати пошуку повинні відображатись на екрані у порядку введення ключів пошуку.</text:p>
      <text:p text:style-name="P27"/>
      <text:p text:style-name="P52">Таблиця 2.</text:p>
      <text:p text:style-name="P23"/>
      <table:table table:name="Таблица4" table:style-name="Таблица4">
        <table:table-column table:style-name="Таблица4.A"/>
        <table:table-column table:style-name="Таблица4.B"/>
        <table:table-column table:style-name="Таблица4.C"/>
        <table:table-column table:style-name="Таблица4.D" table:number-columns-repeated="3"/>
        <table:table-column table:style-name="Таблица4.G" table:number-columns-repeated="4"/>
        <table:table-column table:style-name="Таблица4.K"/>
        <table:table-header-rows>
          <table:table-row table:style-name="Таблица4.1">
            <table:table-cell table:style-name="Таблица4.A1" office:value-type="string">
              <text:p text:style-name="P23">Структура</text:p>
            </table:table-cell>
            <table:table-cell table:style-name="Таблица4.A1" table:number-columns-spanned="10" office:value-type="string">
              <text:p text:style-name="P23">Варіант</text:p>
            </table:table-cell>
            <table:covered-table-cell/>
            <table:covered-table-cell/>
            <table:covered-table-cell/>
            <table:covered-table-cell/>
            <table:covered-table-cell/>
            <table:covered-table-cell/>
            <table:covered-table-cell/>
            <table:covered-table-cell/>
            <table:covered-table-cell/>
          </table:table-row>
        </table:table-header-rows>
        <table:table-row table:style-name="Таблица4.1">
          <table:table-cell table:style-name="Таблица4.A2" office:value-type="string">
            <text:p text:style-name="P23">Динамічний масив</text:p>
          </table:table-cell>
          <table:table-cell table:style-name="Таблица4.A2" office:value-type="string">
            <text:p text:style-name="P34">1</text:p>
          </table:table-cell>
          <table:table-cell table:style-name="Таблица4.A2" office:value-type="string">
            <text:p text:style-name="P34">4</text:p>
          </table:table-cell>
          <table:table-cell table:style-name="Таблица4.A2" office:value-type="string">
            <text:p text:style-name="P34">7</text:p>
          </table:table-cell>
          <table:table-cell table:style-name="Таблица4.A2" office:value-type="string">
            <text:p text:style-name="P34">10</text:p>
          </table:table-cell>
          <table:table-cell table:style-name="Таблица4.A2" office:value-type="string">
            <text:p text:style-name="P34">13</text:p>
          </table:table-cell>
          <table:table-cell table:style-name="Таблица4.A2" office:value-type="string">
            <text:p text:style-name="P34">16</text:p>
          </table:table-cell>
          <table:table-cell table:style-name="Таблица4.A2" office:value-type="string">
            <text:p text:style-name="P34">19</text:p>
          </table:table-cell>
          <table:table-cell table:style-name="Таблица4.A2" office:value-type="string">
            <text:p text:style-name="P34">22</text:p>
          </table:table-cell>
          <table:table-cell table:style-name="Таблица4.A2" office:value-type="string">
            <text:p text:style-name="P34">25</text:p>
          </table:table-cell>
          <table:table-cell table:style-name="Таблица4.A2" office:value-type="string">
            <text:p text:style-name="P34">28</text:p>
          </table:table-cell>
        </table:table-row>
        <table:table-row table:style-name="Таблица4.1">
          <table:table-cell table:style-name="Таблица4.A2" office:value-type="string">
            <text:p text:style-name="Standard"><text:span text:style-name="T8">Список з одинарними зв</text:span><text:span text:style-name="T4">’</text:span><text:span text:style-name="T8">язками</text:span></text:p>
          </table:table-cell>
          <table:table-cell table:style-name="Таблица4.A2" office:value-type="string">
            <text:p text:style-name="P34">2</text:p>
          </table:table-cell>
          <table:table-cell table:style-name="Таблица4.A2" office:value-type="string">
            <text:p text:style-name="P34">5</text:p>
          </table:table-cell>
          <table:table-cell table:style-name="Таблица4.A2" office:value-type="string">
            <text:p text:style-name="P34">8</text:p>
          </table:table-cell>
          <table:table-cell table:style-name="Таблица4.A2" office:value-type="string">
            <text:p text:style-name="P34">11</text:p>
          </table:table-cell>
          <table:table-cell table:style-name="Таблица4.A2" office:value-type="string">
            <text:p text:style-name="P34">14</text:p>
          </table:table-cell>
          <table:table-cell table:style-name="Таблица4.A2" office:value-type="string">
            <text:p text:style-name="P34">17</text:p>
          </table:table-cell>
          <table:table-cell table:style-name="Таблица4.A2" office:value-type="string">
            <text:p text:style-name="P34">20</text:p>
          </table:table-cell>
          <table:table-cell table:style-name="Таблица4.A2" office:value-type="string">
            <text:p text:style-name="P34">23</text:p>
          </table:table-cell>
          <table:table-cell table:style-name="Таблица4.A2" office:value-type="string">
            <text:p text:style-name="P34">26</text:p>
          </table:table-cell>
          <table:table-cell table:style-name="Таблица4.A2" office:value-type="string">
            <text:p text:style-name="P34">29</text:p>
          </table:table-cell>
        </table:table-row>
        <table:table-row table:style-name="Таблица4.1">
          <table:table-cell table:style-name="Таблица4.A2" office:value-type="string">
            <text:p text:style-name="Standard"><text:span text:style-name="T8">Список з подвійними зв</text:span><text:span text:style-name="T4">’</text:span><text:span text:style-name="T8">язками</text:span></text:p>
          </table:table-cell>
          <table:table-cell table:style-name="Таблица4.A2" office:value-type="string">
            <text:p text:style-name="P34">3</text:p>
          </table:table-cell>
          <table:table-cell table:style-name="Таблица4.A2" office:value-type="string">
            <text:p text:style-name="P34">6</text:p>
          </table:table-cell>
          <table:table-cell table:style-name="Таблица4.A2" office:value-type="string">
            <text:p text:style-name="P34">9</text:p>
          </table:table-cell>
          <table:table-cell table:style-name="Таблица4.A2" office:value-type="string">
            <text:p text:style-name="P34">12</text:p>
          </table:table-cell>
          <table:table-cell table:style-name="Таблица4.A2" office:value-type="string">
            <text:p text:style-name="P34">15</text:p>
          </table:table-cell>
          <table:table-cell table:style-name="Таблица4.A2" office:value-type="string">
            <text:p text:style-name="P34">18</text:p>
          </table:table-cell>
          <table:table-cell table:style-name="Таблица4.A2" office:value-type="string">
            <text:p text:style-name="P34">21</text:p>
          </table:table-cell>
          <table:table-cell table:style-name="Таблица4.A2" office:value-type="string">
            <text:p text:style-name="P34">24</text:p>
          </table:table-cell>
          <table:table-cell table:style-name="Таблица4.A2" office:value-type="string">
            <text:p text:style-name="P34">27</text:p>
          </table:table-cell>
          <table:table-cell table:style-name="Таблица4.A2" office:value-type="string">
            <text:p text:style-name="P34">30</text:p>
          </table:table-cell>
        </table:table-row>
      </table:table>
      <text:p text:style-name="P23"/>
      <text:p text:style-name="P48">Таблиця 3.</text:p>
      <text:p text:style-name="P23"/>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number-columns-repeated="2"/>
        <table:table-column table:style-name="Таблица5.G"/>
        <table:table-column table:style-name="Таблица5.E"/>
        <table:table-column table:style-name="Таблица5.G"/>
        <table:table-column table:style-name="Таблица5.E"/>
        <table:table-column table:style-name="Таблица5.K"/>
        <table:table-header-rows>
          <table:table-row table:style-name="Таблица5.1">
            <table:table-cell table:style-name="Таблица5.A1" office:value-type="string">
              <text:p text:style-name="P23">Метод</text:p>
            </table:table-cell>
            <table:table-cell table:style-name="Таблица5.A1" table:number-columns-spanned="10" office:value-type="string">
              <text:p text:style-name="P23">Варіант</text:p>
            </table:table-cell>
            <table:covered-table-cell/>
            <table:covered-table-cell/>
            <table:covered-table-cell/>
            <table:covered-table-cell/>
            <table:covered-table-cell/>
            <table:covered-table-cell/>
            <table:covered-table-cell/>
            <table:covered-table-cell/>
            <table:covered-table-cell/>
          </table:table-row>
        </table:table-header-rows>
        <table:table-row table:style-name="Таблица5.1">
          <table:table-cell table:style-name="Таблица5.A1" office:value-type="string">
            <text:p text:style-name="P23">Метод вибору</text:p>
          </table:table-cell>
          <table:table-cell table:style-name="Таблица5.A1" office:value-type="string">
            <text:p text:style-name="P34">1</text:p>
          </table:table-cell>
          <table:table-cell table:style-name="Таблица5.A1" office:value-type="string">
            <text:p text:style-name="P34">4</text:p>
          </table:table-cell>
          <table:table-cell table:style-name="Таблица5.A1" office:value-type="string">
            <text:p text:style-name="P34">7</text:p>
          </table:table-cell>
          <table:table-cell table:style-name="Таблица5.A1" office:value-type="string">
            <text:p text:style-name="P34">10</text:p>
          </table:table-cell>
          <table:table-cell table:style-name="Таблица5.A1" office:value-type="string">
            <text:p text:style-name="P34">13</text:p>
          </table:table-cell>
          <table:table-cell table:style-name="Таблица5.A1" office:value-type="string">
            <text:p text:style-name="P34">16</text:p>
          </table:table-cell>
          <table:table-cell table:style-name="Таблица5.A1" office:value-type="string">
            <text:p text:style-name="P34">19</text:p>
          </table:table-cell>
          <table:table-cell table:style-name="Таблица5.A1" office:value-type="string">
            <text:p text:style-name="P34">22</text:p>
          </table:table-cell>
          <table:table-cell table:style-name="Таблица5.A1" office:value-type="string">
            <text:p text:style-name="P34">25</text:p>
          </table:table-cell>
          <table:table-cell table:style-name="Таблица5.A1" office:value-type="string">
            <text:p text:style-name="P34">28</text:p>
          </table:table-cell>
        </table:table-row>
        <table:table-row table:style-name="Таблица5.1">
          <table:table-cell table:style-name="Таблица5.A1" office:value-type="string">
            <text:p text:style-name="P119">Метод в<text:span text:style-name="T23">и</text:span>ключення</text:p>
          </table:table-cell>
          <table:table-cell table:style-name="Таблица5.A1" office:value-type="string">
            <text:p text:style-name="P34">2</text:p>
          </table:table-cell>
          <table:table-cell table:style-name="Таблица5.A1" office:value-type="string">
            <text:p text:style-name="P34">5</text:p>
          </table:table-cell>
          <table:table-cell table:style-name="Таблица5.A1" office:value-type="string">
            <text:p text:style-name="P34">8</text:p>
          </table:table-cell>
          <table:table-cell table:style-name="Таблица5.A1" office:value-type="string">
            <text:p text:style-name="P34">11</text:p>
          </table:table-cell>
          <table:table-cell table:style-name="Таблица5.A1" office:value-type="string">
            <text:p text:style-name="P34">14</text:p>
          </table:table-cell>
          <table:table-cell table:style-name="Таблица5.A1" office:value-type="string">
            <text:p text:style-name="P34">17</text:p>
          </table:table-cell>
          <table:table-cell table:style-name="Таблица5.A1" office:value-type="string">
            <text:p text:style-name="P34">20</text:p>
          </table:table-cell>
          <table:table-cell table:style-name="Таблица5.A1" office:value-type="string">
            <text:p text:style-name="P34">23</text:p>
          </table:table-cell>
          <table:table-cell table:style-name="Таблица5.A1" office:value-type="string">
            <text:p text:style-name="P34">26</text:p>
          </table:table-cell>
          <table:table-cell table:style-name="Таблица5.A1" office:value-type="string">
            <text:p text:style-name="P34">29</text:p>
          </table:table-cell>
        </table:table-row>
        <table:table-row table:style-name="Таблица5.1">
          <table:table-cell table:style-name="Таблица5.A1" office:value-type="string">
            <text:p text:style-name="P23">Метод обміну</text:p>
          </table:table-cell>
          <table:table-cell table:style-name="Таблица5.A1" office:value-type="string">
            <text:p text:style-name="P34">3</text:p>
          </table:table-cell>
          <table:table-cell table:style-name="Таблица5.A1" office:value-type="string">
            <text:p text:style-name="P34">6</text:p>
          </table:table-cell>
          <table:table-cell table:style-name="Таблица5.A1" office:value-type="string">
            <text:p text:style-name="P34">9</text:p>
          </table:table-cell>
          <table:table-cell table:style-name="Таблица5.A1" office:value-type="string">
            <text:p text:style-name="P34">12</text:p>
          </table:table-cell>
          <table:table-cell table:style-name="Таблица5.A1" office:value-type="string">
            <text:p text:style-name="P34">15</text:p>
          </table:table-cell>
          <table:table-cell table:style-name="Таблица5.A1" office:value-type="string">
            <text:p text:style-name="P34">18</text:p>
          </table:table-cell>
          <table:table-cell table:style-name="Таблица5.A1" office:value-type="string">
            <text:p text:style-name="P34">21</text:p>
          </table:table-cell>
          <table:table-cell table:style-name="Таблица5.A1" office:value-type="string">
            <text:p text:style-name="P34">24</text:p>
          </table:table-cell>
          <table:table-cell table:style-name="Таблица5.A1" office:value-type="string">
            <text:p text:style-name="P34">27</text:p>
          </table:table-cell>
          <table:table-cell table:style-name="Таблица5.A1" office:value-type="string">
            <text:p text:style-name="P34">30</text:p>
          </table:table-cell>
        </table:table-row>
      </table:table>
      <text:p text:style-name="P23"/>
      <text:h text:style-name="P100" text:outline-level="2"><text:bookmark-start text:name="__RefHeading___Toc232991641"/><text:soft-page-break/>Лабораторна робота №3.<text:bookmark-end text:name="__RefHeading___Toc232991641"/></text:h>
      <text:p text:style-name="P49"/>
      <text:p text:style-name="P76"><text:span text:style-name="T14">Тема роботи </text:span><text:span text:style-name="T8">: Робота зі списками. Динамічна зміна розмірів списків.</text:span></text:p>
      <text:p text:style-name="P49"/>
      <text:p text:style-name="P43"><text:span text:style-name="T14">Мета роботи</text:span><text:span text:style-name="T8"> – закріпити навички використання списків при розробці програм, вивчити прийоми динамічного розподілу пам</text:span><text:span text:style-name="T4">’</text:span><text:span text:style-name="T8">яті.</text:span></text:p>
      <text:p text:style-name="P65">Завдання</text:p>
      <text:p text:style-name="P50">Написати програму, що виконує наступні дії:</text:p>
      <text:p text:style-name="P73">1) Зчитує дані із файлу отриманого в першій лабораторній роботі та зберігає їх у пам’яті у вигляді списку заданого у таблиці 4 відповідно до варіанту завдань.</text:p>
      <text:p text:style-name="P77"><text:span text:style-name="T8">2) Виводить дані на екран у вигляді двох стовпців . </text:span><text:span text:style-name="T8"><draw:frame draw:style-name="fr2" draw:name="Объект37" text:anchor-type="as-char" svg:width="1.406cm" svg:height="0.519cm" draw:z-index="36"><draw:object xlink:href="./Object 38" xlink:type="simple" xlink:show="embed" xlink:actuate="onLoad"/><draw:image xlink:href="./ObjectReplacements/Object 38" xlink:type="simple" xlink:show="embed" xlink:actuate="onLoad"/></draw:frame></text:span><text:span text:style-name="T8">, розділених символами табуляції. Стовпці повинні мати заголовки </text:span><text:span text:style-name="T16">X</text:span><text:span text:style-name="T8"> та </text:span><text:span text:style-name="T16">Y</text:span><text:span text:style-name="T8"> відповідно.</text:span></text:p>
      <text:p text:style-name="P73">3) Обчислює значення функції у точках, що знаходяться посередині між сусідніми точками отриманими з файлу, як середнє значення двох сусідніх значень і добавляє ці точки до свого списку.</text:p>
      <text:p text:style-name="P73">4) Виводить отриманий список на екран, як визначено у п.2.</text:p>
      <text:p text:style-name="P73">5) Видаляє із списку 5 елементів, що містять дані введені з клавіатури та відображає отриманий список на екрані згідно п. 2.</text:p>
      <text:p text:style-name="P27"/>
      <text:p text:style-name="P24"/>
      <text:p text:style-name="P52">Таблиця 4.</text:p>
      <text:p text:style-name="P23"/>
      <table:table table:name="Таблица6" table:style-name="Таблица6">
        <table:table-column table:style-name="Таблица6.A"/>
        <table:table-column table:style-name="Таблица6.B"/>
        <table:table-column table:style-name="Таблица6.C"/>
        <table:table-column table:style-name="Таблица6.B" table:number-columns-repeated="12"/>
        <table:table-column table:style-name="Таблица6.P"/>
        <table:table-row table:style-name="Таблица6.1">
          <table:table-cell table:style-name="Таблица6.A1" office:value-type="string">
            <text:p text:style-name="P23">Структура</text:p>
          </table:table-cell>
          <table:table-cell table:style-name="Таблица6.A1" table:number-columns-spanned="15" office:value-type="string">
            <text:p text:style-name="P23">Варіант</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6.1">
          <table:table-cell table:style-name="Таблица6.A2" office:value-type="string">
            <text:p text:style-name="Standard"><text:span text:style-name="T8">Список з подвійними зв</text:span><text:span text:style-name="T4">’</text:span><text:span text:style-name="T8">язками</text:span></text:p>
          </table:table-cell>
          <table:table-cell table:style-name="Таблица6.A2" office:value-type="string">
            <text:p text:style-name="P34">1</text:p>
          </table:table-cell>
          <table:table-cell table:style-name="Таблица6.A2" office:value-type="string">
            <text:p text:style-name="P34">3</text:p>
          </table:table-cell>
          <table:table-cell table:style-name="Таблица6.A2" office:value-type="string">
            <text:p text:style-name="P34">5</text:p>
          </table:table-cell>
          <table:table-cell table:style-name="Таблица6.A2" office:value-type="string">
            <text:p text:style-name="P34">7</text:p>
          </table:table-cell>
          <table:table-cell table:style-name="Таблица6.A2" office:value-type="string">
            <text:p text:style-name="P34">9</text:p>
          </table:table-cell>
          <table:table-cell table:style-name="Таблица6.A2" office:value-type="string">
            <text:p text:style-name="P34">11</text:p>
          </table:table-cell>
          <table:table-cell table:style-name="Таблица6.A2" office:value-type="string">
            <text:p text:style-name="P34">13</text:p>
          </table:table-cell>
          <table:table-cell table:style-name="Таблица6.A2" office:value-type="string">
            <text:p text:style-name="P34">15</text:p>
          </table:table-cell>
          <table:table-cell table:style-name="Таблица6.A2" office:value-type="string">
            <text:p text:style-name="P34">17</text:p>
          </table:table-cell>
          <table:table-cell table:style-name="Таблица6.A2" office:value-type="string">
            <text:p text:style-name="P34">19</text:p>
          </table:table-cell>
          <table:table-cell table:style-name="Таблица6.A2" office:value-type="string">
            <text:p text:style-name="P34">21</text:p>
          </table:table-cell>
          <table:table-cell table:style-name="Таблица6.A2" office:value-type="string">
            <text:p text:style-name="P34">23</text:p>
          </table:table-cell>
          <table:table-cell table:style-name="Таблица6.A2" office:value-type="string">
            <text:p text:style-name="P34">25</text:p>
          </table:table-cell>
          <table:table-cell table:style-name="Таблица6.A2" office:value-type="string">
            <text:p text:style-name="P34">27</text:p>
          </table:table-cell>
          <table:table-cell table:style-name="Таблица6.A2" office:value-type="string">
            <text:p text:style-name="P34">29</text:p>
          </table:table-cell>
        </table:table-row>
        <table:table-row table:style-name="Таблица6.1">
          <table:table-cell table:style-name="Таблица6.A2" office:value-type="string">
            <text:p text:style-name="Standard"><text:span text:style-name="T8">Список з одинарними зв</text:span><text:span text:style-name="T4">’</text:span><text:span text:style-name="T8">язками</text:span></text:p>
          </table:table-cell>
          <table:table-cell table:style-name="Таблица6.A2" office:value-type="string">
            <text:p text:style-name="P34">2</text:p>
          </table:table-cell>
          <table:table-cell table:style-name="Таблица6.A2" office:value-type="string">
            <text:p text:style-name="P34">4</text:p>
          </table:table-cell>
          <table:table-cell table:style-name="Таблица6.A2" office:value-type="string">
            <text:p text:style-name="P34">6</text:p>
          </table:table-cell>
          <table:table-cell table:style-name="Таблица6.A2" office:value-type="string">
            <text:p text:style-name="P34">8</text:p>
          </table:table-cell>
          <table:table-cell table:style-name="Таблица6.A2" office:value-type="string">
            <text:p text:style-name="P34">10</text:p>
          </table:table-cell>
          <table:table-cell table:style-name="Таблица6.A2" office:value-type="string">
            <text:p text:style-name="P34">12</text:p>
          </table:table-cell>
          <table:table-cell table:style-name="Таблица6.A2" office:value-type="string">
            <text:p text:style-name="P34">14</text:p>
          </table:table-cell>
          <table:table-cell table:style-name="Таблица6.A2" office:value-type="string">
            <text:p text:style-name="P34">16</text:p>
          </table:table-cell>
          <table:table-cell table:style-name="Таблица6.A2" office:value-type="string">
            <text:p text:style-name="P34">18</text:p>
          </table:table-cell>
          <table:table-cell table:style-name="Таблица6.A2" office:value-type="string">
            <text:p text:style-name="P34">20</text:p>
          </table:table-cell>
          <table:table-cell table:style-name="Таблица6.A2" office:value-type="string">
            <text:p text:style-name="P34">22</text:p>
          </table:table-cell>
          <table:table-cell table:style-name="Таблица6.A2" office:value-type="string">
            <text:p text:style-name="P34">24</text:p>
          </table:table-cell>
          <table:table-cell table:style-name="Таблица6.A2" office:value-type="string">
            <text:p text:style-name="P34">26</text:p>
          </table:table-cell>
          <table:table-cell table:style-name="Таблица6.A2" office:value-type="string">
            <text:p text:style-name="P34">28</text:p>
          </table:table-cell>
          <table:table-cell table:style-name="Таблица6.A2" office:value-type="string">
            <text:p text:style-name="P34">30</text:p>
          </table:table-cell>
        </table:table-row>
      </table:table>
      <text:p text:style-name="P8"/>
      <text:h text:style-name="Heading_20_2" text:outline-level="2"><text:bookmark-start text:name="__RefHeading___Toc232991642"/><text:soft-page-break/>Лабораторна робота №4.<text:bookmark-end text:name="__RefHeading___Toc232991642"/></text:h>
      <text:p text:style-name="P84"/>
      <text:p text:style-name="P77"><text:span text:style-name="T14">Тема роботи :</text:span><text:span text:style-name="T8"> Використання списків для збереження та відображення графічної інформації.</text:span></text:p>
      <text:p text:style-name="P50"/>
      <text:p text:style-name="P44"><text:span text:style-name="T14">Мета роботи</text:span><text:span text:style-name="T8"> – навчитись використовувати списки для тимчасового збереження великих об</text:span><text:span text:style-name="T4">’</text:span><text:span text:style-name="T8">ємів інформації.</text:span></text:p>
      <text:p text:style-name="P50"/>
      <text:p text:style-name="P66">Завдання</text:p>
      <text:p text:style-name="P50">Написати програму, що виконує наступні дії:</text:p>
      <text:p text:style-name="P73">1) Зчитує дані із файлу отриманого в першій лабораторній роботі та зберігає їх у пам’яті у вигляді структури заданої у таблиці 5 відповідно до варіанту завдань.</text:p>
      <text:p text:style-name="P73">2) Визначає максимальний та мінімальний елементи списку.</text:p>
      <text:p text:style-name="P73">3) Розраховує масштабні коефіцієнти для відображення графіку функції на екрані. Масштабні коефіцієнти повинні бути розраховані таким чином, щоб графік функції займав весь екран, як по вертикалі так і по горизонталі.</text:p>
      <text:p text:style-name="P77"><text:span text:style-name="T8">4) Відображати графік функції на екрані. Крім графіку на екрані повинні відображатись осі координат, масштабна сітка та значення по осях </text:span><text:span text:style-name="T16">X</text:span><text:span text:style-name="T4"> та </text:span><text:span text:style-name="T16">Y</text:span><text:span text:style-name="T4">.</text:span></text:p>
      <text:p text:style-name="P73"/>
      <text:p text:style-name="P24">Таблиця 5.</text:p>
      <text:p text:style-name="P23"/>
      <table:table table:name="Таблица7" table:style-name="Таблица7">
        <table:table-column table:style-name="Таблица7.A"/>
        <table:table-column table:style-name="Таблица7.B" table:number-columns-repeated="2"/>
        <table:table-column table:style-name="Таблица7.D"/>
        <table:table-column table:style-name="Таблица7.E" table:number-columns-repeated="2"/>
        <table:table-column table:style-name="Таблица7.G"/>
        <table:table-column table:style-name="Таблица7.E"/>
        <table:table-column table:style-name="Таблица7.G"/>
        <table:table-column table:style-name="Таблица7.E"/>
        <table:table-column table:style-name="Таблица7.K"/>
        <table:table-row table:style-name="Таблица7.1">
          <table:table-cell table:style-name="Таблица7.A1" office:value-type="string">
            <text:p text:style-name="P23">Структура</text:p>
          </table:table-cell>
          <table:table-cell table:style-name="Таблица7.A1" table:number-columns-spanned="10" office:value-type="string">
            <text:p text:style-name="P23">Варіант</text:p>
          </table:table-cell>
          <table:covered-table-cell/>
          <table:covered-table-cell/>
          <table:covered-table-cell/>
          <table:covered-table-cell/>
          <table:covered-table-cell/>
          <table:covered-table-cell/>
          <table:covered-table-cell/>
          <table:covered-table-cell/>
          <table:covered-table-cell/>
        </table:table-row>
        <table:table-row table:style-name="Таблица7.1">
          <table:table-cell table:style-name="Таблица7.A2" office:value-type="string">
            <text:p text:style-name="Standard"><text:span text:style-name="T8">Список з подвій-ними зв</text:span><text:span text:style-name="T4">’</text:span><text:span text:style-name="T8">язками</text:span></text:p>
          </table:table-cell>
          <table:table-cell table:style-name="Таблица7.A2" office:value-type="string">
            <text:p text:style-name="P34">1</text:p>
          </table:table-cell>
          <table:table-cell table:style-name="Таблица7.A2" office:value-type="string">
            <text:p text:style-name="P34">4</text:p>
          </table:table-cell>
          <table:table-cell table:style-name="Таблица7.A2" office:value-type="string">
            <text:p text:style-name="P34">7</text:p>
          </table:table-cell>
          <table:table-cell table:style-name="Таблица7.A2" office:value-type="string">
            <text:p text:style-name="P34">10</text:p>
          </table:table-cell>
          <table:table-cell table:style-name="Таблица7.A2" office:value-type="string">
            <text:p text:style-name="P34">13</text:p>
          </table:table-cell>
          <table:table-cell table:style-name="Таблица7.A2" office:value-type="string">
            <text:p text:style-name="P34">16</text:p>
          </table:table-cell>
          <table:table-cell table:style-name="Таблица7.A2" office:value-type="string">
            <text:p text:style-name="P34">19</text:p>
          </table:table-cell>
          <table:table-cell table:style-name="Таблица7.A2" office:value-type="string">
            <text:p text:style-name="P34">22</text:p>
          </table:table-cell>
          <table:table-cell table:style-name="Таблица7.A2" office:value-type="string">
            <text:p text:style-name="P34">25</text:p>
          </table:table-cell>
          <table:table-cell table:style-name="Таблица7.A2" office:value-type="string">
            <text:p text:style-name="P34">28</text:p>
          </table:table-cell>
        </table:table-row>
        <table:table-row table:style-name="Таблица7.1">
          <table:table-cell table:style-name="Таблица7.A2" office:value-type="string">
            <text:p text:style-name="P23">Динамічний масив</text:p>
          </table:table-cell>
          <table:table-cell table:style-name="Таблица7.A2" office:value-type="string">
            <text:p text:style-name="P34">2</text:p>
          </table:table-cell>
          <table:table-cell table:style-name="Таблица7.A2" office:value-type="string">
            <text:p text:style-name="P34">5</text:p>
          </table:table-cell>
          <table:table-cell table:style-name="Таблица7.A2" office:value-type="string">
            <text:p text:style-name="P34">8</text:p>
          </table:table-cell>
          <table:table-cell table:style-name="Таблица7.A2" office:value-type="string">
            <text:p text:style-name="P34">11</text:p>
          </table:table-cell>
          <table:table-cell table:style-name="Таблица7.A2" office:value-type="string">
            <text:p text:style-name="P34">14</text:p>
          </table:table-cell>
          <table:table-cell table:style-name="Таблица7.A2" office:value-type="string">
            <text:p text:style-name="P34">17</text:p>
          </table:table-cell>
          <table:table-cell table:style-name="Таблица7.A2" office:value-type="string">
            <text:p text:style-name="P34">20</text:p>
          </table:table-cell>
          <table:table-cell table:style-name="Таблица7.A2" office:value-type="string">
            <text:p text:style-name="P34">23</text:p>
          </table:table-cell>
          <table:table-cell table:style-name="Таблица7.A2" office:value-type="string">
            <text:p text:style-name="P34">26</text:p>
          </table:table-cell>
          <table:table-cell table:style-name="Таблица7.A2" office:value-type="string">
            <text:p text:style-name="P34">29</text:p>
          </table:table-cell>
        </table:table-row>
        <table:table-row table:style-name="Таблица7.1">
          <table:table-cell table:style-name="Таблица7.A2" office:value-type="string">
            <text:p text:style-name="Standard"><text:span text:style-name="T8">Список з одинар-ними зв</text:span><text:span text:style-name="T4">’</text:span><text:span text:style-name="T8">язками</text:span></text:p>
          </table:table-cell>
          <table:table-cell table:style-name="Таблица7.A2" office:value-type="string">
            <text:p text:style-name="P34">3</text:p>
          </table:table-cell>
          <table:table-cell table:style-name="Таблица7.A2" office:value-type="string">
            <text:p text:style-name="P34">6</text:p>
          </table:table-cell>
          <table:table-cell table:style-name="Таблица7.A2" office:value-type="string">
            <text:p text:style-name="P34">9</text:p>
          </table:table-cell>
          <table:table-cell table:style-name="Таблица7.A2" office:value-type="string">
            <text:p text:style-name="P34">12</text:p>
          </table:table-cell>
          <table:table-cell table:style-name="Таблица7.A2" office:value-type="string">
            <text:p text:style-name="P34">15</text:p>
          </table:table-cell>
          <table:table-cell table:style-name="Таблица7.A2" office:value-type="string">
            <text:p text:style-name="P34">18</text:p>
          </table:table-cell>
          <table:table-cell table:style-name="Таблица7.A2" office:value-type="string">
            <text:p text:style-name="P34">21</text:p>
          </table:table-cell>
          <table:table-cell table:style-name="Таблица7.A2" office:value-type="string">
            <text:p text:style-name="P34">24</text:p>
          </table:table-cell>
          <table:table-cell table:style-name="Таблица7.A2" office:value-type="string">
            <text:p text:style-name="P34">27</text:p>
          </table:table-cell>
          <table:table-cell table:style-name="Таблица7.A2" office:value-type="string">
            <text:p text:style-name="P34">30</text:p>
          </table:table-cell>
        </table:table-row>
      </table:table>
      <text:h text:style-name="P101" text:outline-level="2"><text:bookmark-start text:name="__RefHeading___Toc232991643"/><text:soft-page-break/>Лабораторна робота №5.<text:bookmark-end text:name="__RefHeading___Toc232991643"/></text:h>
      <text:p text:style-name="P74"/>
      <text:p text:style-name="P76"><text:span text:style-name="T14">Тема роботи :</text:span><text:span text:style-name="T8"> Робота з бінарними деревами.</text:span></text:p>
      <text:p text:style-name="P49"/>
      <text:p text:style-name="P43"><text:span text:style-name="T14">Мета роботи</text:span><text:span text:style-name="T8"> – вивчити особливості роботи з бінарними деревами. </text:span></text:p>
      <text:p text:style-name="P55"/>
      <text:p text:style-name="P65">Завдання</text:p>
      <text:p text:style-name="P50">Написати програму, що виконує наступні дії:</text:p>
      <text:p text:style-name="P73">1) Генерує за допомогою генератора випадкових чисел 10 символів латинського алфавіту.</text:p>
      <text:p text:style-name="P73">2) З отриманих символів будує впорядковане бінарне дерево, відсортоване у заданому порядку відповідно до напряму проходження дерева. </text:p>
      <text:p text:style-name="P73">3) Відображає отримане дерево на екрані. </text:p>
      <text:p text:style-name="P73">4) Здійснює пошук серед елементів дерева значення введеного з клавіатури та виводить на екран повідомлення про номер знайденого елемента згідно порядку проходження дерева. Якщо такого елемента нема, то програма виводить повідомлення про його відсутність.</text:p>
      <text:p text:style-name="P73">Порядок проходження дерева визначається відповідно до варіанта згідно таблиці 6. Порядок сортування елементів дерева за зростанням для парних варіантів та за зменшенням для непарних.</text:p>
      <text:p text:style-name="P72"/>
      <text:p text:style-name="P24">Таблиця 6.</text:p>
      <text:p text:style-name="P23"/>
      <table:table table:name="Таблица8" table:style-name="Таблица8">
        <table:table-column table:style-name="Таблица8.A"/>
        <table:table-column table:style-name="Таблица8.B" table:number-columns-repeated="9"/>
        <table:table-column table:style-name="Таблица8.K"/>
        <table:table-row table:style-name="Таблица8.1">
          <table:table-cell table:style-name="Таблица8.A1" office:value-type="string">
            <text:p text:style-name="P23">Порядок проходжен-ня дерева</text:p>
          </table:table-cell>
          <table:table-cell table:style-name="Таблица8.A1" table:number-columns-spanned="10" office:value-type="string">
            <text:p text:style-name="P23">Варіант</text:p>
          </table:table-cell>
          <table:covered-table-cell/>
          <table:covered-table-cell/>
          <table:covered-table-cell/>
          <table:covered-table-cell/>
          <table:covered-table-cell/>
          <table:covered-table-cell/>
          <table:covered-table-cell/>
          <table:covered-table-cell/>
          <table:covered-table-cell/>
        </table:table-row>
        <table:table-row table:style-name="Таблица8.1">
          <table:table-cell table:style-name="Таблица8.A2" office:value-type="string">
            <text:p text:style-name="P23">Висхідний</text:p>
          </table:table-cell>
          <table:table-cell table:style-name="Таблица8.A2" office:value-type="string">
            <text:p text:style-name="P34">1</text:p>
          </table:table-cell>
          <table:table-cell table:style-name="Таблица8.A2" office:value-type="string">
            <text:p text:style-name="P34">4</text:p>
          </table:table-cell>
          <table:table-cell table:style-name="Таблица8.A2" office:value-type="string">
            <text:p text:style-name="P34">7</text:p>
          </table:table-cell>
          <table:table-cell table:style-name="Таблица8.A2" office:value-type="string">
            <text:p text:style-name="P34">10</text:p>
          </table:table-cell>
          <table:table-cell table:style-name="Таблица8.A2" office:value-type="string">
            <text:p text:style-name="P34">13</text:p>
          </table:table-cell>
          <table:table-cell table:style-name="Таблица8.A2" office:value-type="string">
            <text:p text:style-name="P34">16</text:p>
          </table:table-cell>
          <table:table-cell table:style-name="Таблица8.A2" office:value-type="string">
            <text:p text:style-name="P34">19</text:p>
          </table:table-cell>
          <table:table-cell table:style-name="Таблица8.A2" office:value-type="string">
            <text:p text:style-name="P34">22</text:p>
          </table:table-cell>
          <table:table-cell table:style-name="Таблица8.A2" office:value-type="string">
            <text:p text:style-name="P34">25</text:p>
          </table:table-cell>
          <table:table-cell table:style-name="Таблица8.A2" office:value-type="string">
            <text:p text:style-name="P34">28</text:p>
          </table:table-cell>
        </table:table-row>
        <table:table-row table:style-name="Таблица8.1">
          <table:table-cell table:style-name="Таблица8.A2" office:value-type="string">
            <text:p text:style-name="P23">Низхідний </text:p>
          </table:table-cell>
          <table:table-cell table:style-name="Таблица8.A2" office:value-type="string">
            <text:p text:style-name="P34">2</text:p>
          </table:table-cell>
          <table:table-cell table:style-name="Таблица8.A2" office:value-type="string">
            <text:p text:style-name="P34">5</text:p>
          </table:table-cell>
          <table:table-cell table:style-name="Таблица8.A2" office:value-type="string">
            <text:p text:style-name="P34">8</text:p>
          </table:table-cell>
          <table:table-cell table:style-name="Таблица8.A2" office:value-type="string">
            <text:p text:style-name="P34">11</text:p>
          </table:table-cell>
          <table:table-cell table:style-name="Таблица8.A2" office:value-type="string">
            <text:p text:style-name="P34">14</text:p>
          </table:table-cell>
          <table:table-cell table:style-name="Таблица8.A2" office:value-type="string">
            <text:p text:style-name="P34">17</text:p>
          </table:table-cell>
          <table:table-cell table:style-name="Таблица8.A2" office:value-type="string">
            <text:p text:style-name="P34">20</text:p>
          </table:table-cell>
          <table:table-cell table:style-name="Таблица8.A2" office:value-type="string">
            <text:p text:style-name="P34">23</text:p>
          </table:table-cell>
          <table:table-cell table:style-name="Таблица8.A2" office:value-type="string">
            <text:p text:style-name="P34">26</text:p>
          </table:table-cell>
          <table:table-cell table:style-name="Таблица8.A2" office:value-type="string">
            <text:p text:style-name="P34">29</text:p>
          </table:table-cell>
        </table:table-row>
        <table:table-row table:style-name="Таблица8.1">
          <table:table-cell table:style-name="Таблица8.A2" office:value-type="string">
            <text:p text:style-name="P23">Прямий</text:p>
          </table:table-cell>
          <table:table-cell table:style-name="Таблица8.A2" office:value-type="string">
            <text:p text:style-name="P34">3</text:p>
          </table:table-cell>
          <table:table-cell table:style-name="Таблица8.A2" office:value-type="string">
            <text:p text:style-name="P34">6</text:p>
          </table:table-cell>
          <table:table-cell table:style-name="Таблица8.A2" office:value-type="string">
            <text:p text:style-name="P34">9</text:p>
          </table:table-cell>
          <table:table-cell table:style-name="Таблица8.A2" office:value-type="string">
            <text:p text:style-name="P34">12</text:p>
          </table:table-cell>
          <table:table-cell table:style-name="Таблица8.A2" office:value-type="string">
            <text:p text:style-name="P34">15</text:p>
          </table:table-cell>
          <table:table-cell table:style-name="Таблица8.A2" office:value-type="string">
            <text:p text:style-name="P34">18</text:p>
          </table:table-cell>
          <table:table-cell table:style-name="Таблица8.A2" office:value-type="string">
            <text:p text:style-name="P34">21</text:p>
          </table:table-cell>
          <table:table-cell table:style-name="Таблица8.A2" office:value-type="string">
            <text:p text:style-name="P34">24</text:p>
          </table:table-cell>
          <table:table-cell table:style-name="Таблица8.A2" office:value-type="string">
            <text:p text:style-name="P34">27</text:p>
          </table:table-cell>
          <table:table-cell table:style-name="Таблица8.A2" office:value-type="string">
            <text:p text:style-name="P34">30</text:p>
          </table:table-cell>
        </table:table-row>
      </table:table>
      <text:h text:style-name="Heading_20_1" text:outline-level="1"><text:bookmark-start text:name="__RefHeading___Toc232991644"/>Список використаної літератури<text:bookmark-end text:name="__RefHeading___Toc232991644"/></text:h>
      <text:list xml:id="list4055744605" text:style-name="WW8Num32">
        <text:list-item>
          <text:p text:style-name="P182"><text:bookmark-start text:name="_Ref203279323"/>Прокопенко Ю.В., Татарчук Д.Д., Казміренко В.А. Обчислювальна математика [Текст]: Навч. посіб. / Ю.В. Прокопенко, Д.Д. Татарчук., В.А. Казміренко. – К.: ІВЦ „Видавництво ”Політехніка” ”, 2003. – 120 с. : іл. ; – Бібліогр.: с. 119. - 300 екз.<text:bookmark-end text:name="_Ref203279323"/></text:p>
        </text:list-item>
        <text:list-item>
          <text:p text:style-name="P182"><text:bookmark-start text:name="_Ref174074149"/>Вирт, Н. Алгоритмы и структуры данных [Текст] / Н. Вирт – 2-е изд., испр. – С-Пб.: Невский Диалект, 2001.-352 с.: ил.; – Библиогр.: с. 337. – Предм. указ.: с. 346 – 348. – <text:s/>Перевод с английского Д. Б. Подшивалова. – ISBN 5-7940-0065-1 (рус.).<text:bookmark-end text:name="_Ref174074149"/></text:p>
        </text:list-item>
        <text:list-item>
          <text:p text:style-name="P113"><text:bookmark-start text:name="_Ref203365803"/><text:span text:style-name="T8">Пол Ирэ Объектно-ориентированное программирование с использованием С++ </text:span><text:span text:style-name="T4">[Текст] </text:span><text:span text:style-name="T8">/ Ирэ Пол – К.: НИПФ „ДиаСофт Лтд.”, 1995. – 480 с.: ил.;</text:span><text:span text:style-name="T4"> – Перевод</text:span><text:span text:style-name="T8"> с английского А.С. Климов. – </text:span><text:span text:style-name="T16">ISBN </text:span><text:span text:style-name="T4">5-7707-7219-0 (рус.).</text:span><text:bookmark-end text:name="_Ref203365803"/></text:p>
        </text:list-item>
        <text:list-item>
          <text:p text:style-name="P113"><text:bookmark-start text:name="_Ref203456537"/><text:span text:style-name="T8">Карпов Б., Баранова Т. С++</text:span><text:span text:style-name="T4">[Текст]</text:span><text:span text:style-name="T8"> :</text:span><text:span text:style-name="T4"> </text:span><text:span text:style-name="T8">специальный справочник / Б. Карпов, Т. Баранова. – СПб.: Издательство «Питер», 2000. –480 с.; – Предм. указ.: с. 465 – 479. – ISBN 5-272-00076-5 (рус.).</text:span><text:bookmark-end text:name="_Ref203456537"/></text:p>
        </text:list-item>
        <text:list-item>
          <text:p text:style-name="P113"><text:bookmark-start text:name="_Ref203987996"/><text:span text:style-name="T8">Шилдт, Г. Теория и практика С++ </text:span><text:span text:style-name="T4">[Текст] </text:span><text:span text:style-name="T8">/ Г. Шилдт. – С-Пб.: </text:span><text:span text:style-name="T4">“</text:span><text:span text:style-name="T16">BHV</text:span><text:span text:style-name="T8"> </text:span><text:span text:style-name="T4">– Санкт-Петербург”, 1996. – 416 с.: ил.; </text:span><text:span text:style-name="T8">–</text:span><text:span text:style-name="T4"> Предм. указ.: с. 409</text:span><text:span text:style-name="T8"> </text:span><text:span text:style-name="T4">–</text:span><text:span text:style-name="T8"> </text:span><text:span text:style-name="T4">412. – <text:s/>Перевод с английского Ольга Кокарева. – 10000 экз. – </text:span><text:span text:style-name="T16">ISBN</text:span><text:span text:style-name="T4"> 5-7791-0029-2 (рус.).</text:span><text:bookmark-end text:name="_Ref203987996"/></text:p>
        </text:list-item>
        <text:list-item>
          <text:p text:style-name="P113"><text:bookmark-start text:name="_Ref205106336"/><text:span text:style-name="T8">Фридман , А. С/С++. Архив программ </text:span><text:span text:style-name="T4">[Текст] </text:span><text:span text:style-name="T8">/ А. Фридман, Л. Кландер, М. Михаєлис, Х. Шильдт; </text:span><text:span text:style-name="T4">под общ. ред. В. Тимофеева</text:span><text:span text:style-name="T8"> – М.: ЗАО „Издательство БИНОМ”, 2001 г. – 640 с.: ил.; </text:span><text:span text:style-name="T4">–Перевод с английского. – 4000 экз. – </text:span><text:span text:style-name="T16">ISBN</text:span><text:span text:style-name="T4"> 5-7989-0205-6 (рус.).</text:span><text:bookmark-end text:name="_Ref205106336"/></text:p>
        </text:list-item>
        <text:list-item>
          <text:p text:style-name="P113"><text:bookmark-start text:name="_Ref205106338"/><text:span text:style-name="T8">Седжвик, Р. Фундаментальные алгоритмы на С++. Алгоритмы на графах </text:span><text:span text:style-name="T4">[Текст] </text:span><text:span text:style-name="T8">/ Роберт Седжвик. – СПб: ООО „ДиаСофтЮП”, 2002. – 496 с. : ил.;</text:span><text:span text:style-name="T4"> – Предм. указ.: с. 479 – 484. – <text:s/>Перевод с английского. </text:span><text:span text:style-name="T8">–3000 экз. – </text:span><text:span text:style-name="T16">ISBN</text:span><text:span text:style-name="T4"> 5-93772-054-7.</text:span><text:bookmark-end text:name="_Ref205106338"/></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3" svg:font-family="Arial" style:font-family-generic="swiss"/>
    <style:font-face style:name="Arial1" svg:font-family="Arial" style:font-family-generic="roman" style:font-pitch="variable"/>
    <style:font-face style:name="Liberation Serif" svg:font-family="'Liberation Serif'" style:font-family-generic="roman" style:font-pitch="variable"/>
    <style:font-face style:name="NSimSun1" svg:font-family="N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msArrowEnd_20_5" draw:display-name="msArrowEnd 5" svg:viewBox="0 0 120 120" svg:d="M60 0l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ru" fo:country="RU"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break-before="page" fo:keep-with-next="always"/>
      <style:text-properties fo:text-transform="uppercase" fo:font-size="16pt" fo:language="uk" fo:country="UA"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тиль1" style:family="paragraph" style:parent-style-name="Heading_20_1" style:default-outline-level="" style:list-style-name="">
      <style:paragraph-properties fo:text-align="center" style:justify-single-word="false"/>
      <style:text-properties fo:font-variant="normal" fo:text-transform="none" fo:font-size="18pt" style:font-size-asian="18pt" style:font-size-complex="18pt"/>
    </style:style>
    <style:style style:name="Стиль2" style:family="paragraph" style:parent-style-name="Heading_20_1" style:default-outline-level="" style:list-style-name="">
      <style:text-properties fo:language="uk" fo:country="U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Стиль3" style:family="paragraph" style:parent-style-name="Text_20_body" style:next-style-name="Text_20_body">
      <style:paragraph-properties fo:text-align="justify" style:justify-single-word="false"/>
      <style:text-properties fo:text-transform="uppercase" fo:font-size="14pt" fo:language="uk" fo:country="UA" fo:font-weight="bold" style:letter-kerning="true" style:font-size-asian="14pt" style:font-weight-asian="bold" style:font-name-complex="Arial" style:font-family-complex="Arial" style:font-family-generic-complex="swiss"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fo:font-size="14pt" style:font-size-asian="14pt" style:font-size-complex="14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style style:name="WW8Num6z0" style:family="text"/>
    <style:style style:name="WW8Num7z0" style:family="text"/>
    <style:style style:name="WW8Num8z0" style:family="text"/>
    <style:style style:name="WW8Num9z0" style:family="text">
      <style:text-properties fo:font-size="14pt" fo:language="en" fo:country="US" style:font-size-asian="14pt" style:font-size-complex="14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1z0" style:family="text"/>
    <style:style style:name="WW8Num12z0" style:family="text"/>
    <style:style style:name="WW8Num13z0" style:family="text">
      <style:text-properties fo:font-size="14pt" fo:language="en" fo:country="US" style:font-size-asian="14pt" style:font-size-complex="14pt"/>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font-size="14pt" style:font-size-asian="14pt" style:font-size-complex="14pt"/>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9z0" style:family="text">
      <style:text-properties fo:font-size="14pt" fo:language="en" fo:country="US" style:font-size-asian="14pt" style:font-size-complex="14pt"/>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1z0" style:family="text"/>
    <style:style style:name="WW8Num22z0" style:family="text"/>
    <style:style style:name="WW8Num23z0" style:family="text"/>
    <style:style style:name="WW8Num24z0" style:family="text">
      <style:text-properties fo:font-size="14pt" fo:language="en" fo:country="US" style:font-size-asian="14pt" style:font-size-complex="14pt"/>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font-weight="normal" style:font-weight-asian="normal"/>
    </style:style>
    <style:style style:name="WW8Num26z0" style:family="text"/>
    <style:style style:name="WW8Num27z0" style:family="text"/>
    <style:style style:name="WW8Num28z0" style:family="text"/>
    <style:style style:name="WW8Num29z0" style:family="text">
      <style:text-properties fo:font-size="14pt" fo:language="uk" fo:country="UA" style:font-size-asian="14pt" style:font-size-complex="14pt"/>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fo:font-size="14pt" fo:language="en" fo:country="US" style:font-size-asian="14pt" style:font-size-complex="14pt"/>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fo:font-size="14pt" fo:language="en" fo:country="US" style:font-size-asian="14pt" style:font-size-complex="14pt"/>
    </style:style>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fo:font-size="14pt" fo:language="uk" fo:country="UA" style:font-size-asian="14pt" style:font-size-complex="14pt"/>
    </style:style>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style style:name="WW8Num34z0" style:family="text"/>
    <style:style style:name="WW8Num35z0" style:family="text"/>
    <style:style style:name="WW8Num36z0" style:family="text"/>
    <style:style style:name="WW8Num37z0" style:family="text"/>
    <style:style style:name="WW8Num38z0" style:family="text">
      <style:text-properties fo:font-size="14pt" fo:language="uk" fo:country="UA" style:font-size-asian="14pt" style:font-size-complex="14pt"/>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40z0" style:family="text"/>
    <style:style style:name="WW8Num41z0" style:family="text"/>
    <style:style style:name="WW8Num42z0" style:family="text"/>
    <style:style style:name="Основной_20_шрифт_20_абзаца" style:display-name="Основной шрифт абзаца" style:family="text"/>
    <style:style style:name="_20_Знак_20_Знак1" style:display-name=" Знак Знак1" style:family="text" style:parent-style-name="Основной_20_шрифт_20_абзаца">
      <style:text-properties fo:text-transform="uppercase" fo:font-size="16pt" fo:language="uk" fo:country="UA"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_20_Знак_20_Знак" style:display-name=" Знак Знак" style:family="text" style:parent-style-name="Основной_20_шрифт_20_абзаца">
      <style:text-properties style:font-name="Arial" fo:font-family="Arial" style:font-family-generic="swiss" style:font-pitch="variable" fo:font-size="13pt" fo:language="ru" fo:country="RU" fo:font-weight="bold" style:font-size-asian="13pt" style:font-weight-asian="bold" style:font-name-complex="Arial" style:font-family-complex="Arial" style:font-family-generic-complex="swiss" style:font-pitch-complex="variable" style:font-size-complex="13pt" style:language-complex="ar" style:country-complex="SA" style:font-weight-complex="bold"/>
    </style:style>
    <style:style style:name="Internet_20_link" style:display-name="Internet link" style:family="text" style:parent-style-name="Основной_20_шрифт_20_абзаца">
      <style:text-properties fo:color="#0000ff" loext:opacity="100%" style:text-underline-style="solid" style:text-underline-width="auto" style:text-underline-color="font-color"/>
    </style:style>
    <style:style style:name="Page_20_Number" style:display-name="Page Number" style:family="text" style:parent-style-name="Основной_20_шрифт_20_абзаца"/>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9z1" style:num-suffix="." style:num-format="a" style:num-letter-sync="true"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WW8Num9z2" style:num-suffix="." style:num-format="i" text:display-levels="2">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WW8Num9z3"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WW8Num9z4" style:num-suffix="." style:num-format="a" style:num-letter-sync="true"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WW8Num9z5" style:num-suffix="." style:num-format="i" text:display-levels="2">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WW8Num9z6"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WW8Num9z7" style:num-suffix="." style:num-format="a" style:num-letter-sync="true"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WW8Num9z8" style:num-suffix="." style:num-format="i" text:display-levels="2">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5z1"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15z2" style:num-suffix="." style:num-format="i" text:display-levels="2">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15z3"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15z4" style:num-suffix="." style:num-format="a" style:num-letter-sync="true" text:display-levels="2">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15z5" style:num-suffix="." style:num-format="i" text:display-levels="2">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15z6" style:num-suffix="." style:num-format="1"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15z7" style:num-suffix="." style:num-format="a" style:num-letter-sync="true" text:display-levels="2">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15z8" style:num-suffix="." style:num-format="i" text:display-levels="2">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9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4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4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4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4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4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4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4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9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9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9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9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9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9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9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0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0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0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0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0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0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0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1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1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1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1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1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1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1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1.528cm" fo:text-indent="-0.635cm" fo:margin-left="1.528cm"/>
        </style:list-level-properties>
      </text:list-level-style-number>
      <text:list-level-style-number text:level="2" text:style-name="WW8Num32z1" style:num-suffix="." style:num-format="a" style:num-letter-sync="true" text:display-levels="2">
        <style:list-level-properties text:list-level-position-and-space-mode="label-alignment">
          <style:list-level-label-alignment text:label-followed-by="listtab" text:list-tab-stop-position="2.669cm" fo:text-indent="-0.635cm" fo:margin-left="2.669cm"/>
        </style:list-level-properties>
      </text:list-level-style-number>
      <text:list-level-style-number text:level="3" text:style-name="WW8Num32z2" style:num-suffix="." style:num-format="i" text:display-levels="2">
        <style:list-level-properties text:list-level-position-and-space-mode="label-alignment" fo:text-align="end">
          <style:list-level-label-alignment text:label-followed-by="listtab" text:list-tab-stop-position="3.939cm" fo:text-indent="-0.318cm" fo:margin-left="3.939cm"/>
        </style:list-level-properties>
      </text:list-level-style-number>
      <text:list-level-style-number text:level="4" text:style-name="WW8Num32z3" style:num-suffix="." style:num-format="1" text:display-levels="2">
        <style:list-level-properties text:list-level-position-and-space-mode="label-alignment">
          <style:list-level-label-alignment text:label-followed-by="listtab" text:list-tab-stop-position="5.209cm" fo:text-indent="-0.635cm" fo:margin-left="5.209cm"/>
        </style:list-level-properties>
      </text:list-level-style-number>
      <text:list-level-style-number text:level="5" text:style-name="WW8Num32z4" style:num-suffix="." style:num-format="a" style:num-letter-sync="true" text:display-levels="2">
        <style:list-level-properties text:list-level-position-and-space-mode="label-alignment">
          <style:list-level-label-alignment text:label-followed-by="listtab" text:list-tab-stop-position="6.479cm" fo:text-indent="-0.635cm" fo:margin-left="6.479cm"/>
        </style:list-level-properties>
      </text:list-level-style-number>
      <text:list-level-style-number text:level="6" text:style-name="WW8Num32z5" style:num-suffix="." style:num-format="i" text:display-levels="2">
        <style:list-level-properties text:list-level-position-and-space-mode="label-alignment" fo:text-align="end">
          <style:list-level-label-alignment text:label-followed-by="listtab" text:list-tab-stop-position="7.749cm" fo:text-indent="-0.318cm" fo:margin-left="7.749cm"/>
        </style:list-level-properties>
      </text:list-level-style-number>
      <text:list-level-style-number text:level="7" text:style-name="WW8Num32z6" style:num-suffix="." style:num-format="1" text:display-levels="2">
        <style:list-level-properties text:list-level-position-and-space-mode="label-alignment">
          <style:list-level-label-alignment text:label-followed-by="listtab" text:list-tab-stop-position="9.019cm" fo:text-indent="-0.635cm" fo:margin-left="9.019cm"/>
        </style:list-level-properties>
      </text:list-level-style-number>
      <text:list-level-style-number text:level="8" text:style-name="WW8Num32z7" style:num-suffix="." style:num-format="a" style:num-letter-sync="true" text:display-levels="2">
        <style:list-level-properties text:list-level-position-and-space-mode="label-alignment">
          <style:list-level-label-alignment text:label-followed-by="listtab" text:list-tab-stop-position="10.289cm" fo:text-indent="-0.635cm" fo:margin-left="10.289cm"/>
        </style:list-level-properties>
      </text:list-level-style-number>
      <text:list-level-style-number text:level="9" text:style-name="WW8Num32z8" style:num-suffix="." style:num-format="i" text:display-levels="2">
        <style:list-level-properties text:list-level-position-and-space-mode="label-alignment" fo:text-align="end">
          <style:list-level-label-alignment text:label-followed-by="listtab" text:list-tab-stop-position="11.559cm" fo:text-indent="-0.318cm" fo:margin-left="11.55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8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8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8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8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8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8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8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8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text:style-name="WW8Num4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center"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footer>
        <text:p text:style-name="MP1"><draw:frame draw:style-name="Mfr1" draw:name="Врезка1" text:anchor-type="paragraph" svg:y="0.002cm" draw:z-index="118"><draw:text-box fo:min-height="0.058cm" fo:min-width="0.041cm"><text:p text:style-name="Footer"><text:span text:style-name="Page_20_Number"><text:page-number text:select-page="current">79</text:page-number></text:span></text:p></draw:text-box></draw:frame></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Лекція 1</dc:title>
    <dc:subject/>
    <meta:keyword/>
    <dc:description/>
    <meta:initial-creator>PROFESSOR</meta:initial-creator>
    <meta:creation-date>2008-09-25T09:01:00</meta:creation-date>
    <dc:date>2021-02-08T19:11:52.079000000</dc:date>
    <meta:print-date>2008-08-20T07:53:00</meta:print-date>
    <meta:editing-cycles>199</meta:editing-cycles>
    <meta:editing-duration>PT8H33M36S</meta:editing-duration>
    <meta:generator>LibreOffice/7.0.4.2$Windows_X86_64 LibreOffice_project/dcf040e67528d9187c66b2379df5ea4407429775</meta:generator>
    <meta:document-statistic meta:table-count="8" meta:image-count="0" meta:object-count="37" meta:page-count="83" meta:paragraph-count="2096" meta:word-count="11970" meta:character-count="88312" meta:non-whitespace-character-count="77131"/>
  </office:meta>
</office:document-meta>
</file>

<file path=Object 10/content.xml><?xml version="1.0" encoding="utf-8"?>
<math xmlns="http://www.w3.org/1998/Math/MathML" display="block">
  <semantics>
    <mrow>
      <mstyle mathsize="12pt">
        <mrow>
          <mtext>sin</mtext>
          <mo stretchy="false">(</mo>
          <mi>x</mi>
          <mo stretchy="false">)</mo>
          <mtext>cos</mtext>
          <mo stretchy="false">(</mo>
          <mi>x</mi>
          <mo stretchy="false">)</mo>
        </mrow>
      </mstyle>
      <mrow/>
    </mrow>
    <annotation encoding="StarMath 5.0"> size 12{"sin" \( x \) "cos" \( x \) } {}</annotation>
  </semantics>
</math>
</file>

<file path=Object 11/content.xml><?xml version="1.0" encoding="utf-8"?>
<math xmlns="http://www.w3.org/1998/Math/MathML" display="block">
  <semantics>
    <mrow>
      <mstyle mathsize="12pt">
        <mrow>
          <mrow>
            <mfrac>
              <mrow>
                <mtext>sin</mtext>
                <mo stretchy="false">(</mo>
                <mi>x</mi>
                <mo stretchy="false">)</mo>
              </mrow>
              <mi>x</mi>
            </mfrac>
            <mo stretchy="false">+</mo>
            <mtext>cos</mtext>
          </mrow>
          <mo stretchy="false">(</mo>
          <mi>x</mi>
          <mo stretchy="false">)</mo>
        </mrow>
      </mstyle>
      <mrow/>
    </mrow>
    <annotation encoding="StarMath 5.0"> size 12{ {  {"sin" \( x \) }  over  {x} } +"cos" \( x \) } {}</annotation>
  </semantics>
</math>
</file>

<file path=Object 12/content.xml><?xml version="1.0" encoding="utf-8"?>
<math xmlns="http://www.w3.org/1998/Math/MathML" display="block">
  <semantics>
    <mrow>
      <mstyle mathsize="12pt">
        <mrow>
          <msup>
            <mtext>cos</mtext>
            <mstyle mathsize="8pt">
              <mn>2</mn>
            </mstyle>
          </msup>
          <mo stretchy="false">(</mo>
          <mi>x</mi>
          <mo stretchy="false">)</mo>
        </mrow>
      </mstyle>
      <mrow/>
    </mrow>
    <annotation encoding="StarMath 5.0"> size 12{"cos" rSup { size 8{2} }  \( x \) } {}</annotation>
  </semantics>
</math>
</file>

<file path=Object 13/content.xml><?xml version="1.0" encoding="utf-8"?>
<math xmlns="http://www.w3.org/1998/Math/MathML" display="block">
  <semantics>
    <mrow>
      <mstyle mathsize="12pt">
        <mrow>
          <mtext>sin</mtext>
          <mo stretchy="false">(</mo>
          <mn>3</mn>
          <mi>x</mi>
          <mrow>
            <mo stretchy="false">)</mo>
            <mo stretchy="false">+</mo>
            <mtext>cos</mtext>
          </mrow>
          <mo stretchy="false">(</mo>
          <mn>2</mn>
          <mi>x</mi>
          <mo stretchy="false">)</mo>
        </mrow>
      </mstyle>
      <mrow/>
    </mrow>
    <annotation encoding="StarMath 5.0"> size 12{"sin" \( 3x \) +"cos" \( 2x \) } {}</annotation>
  </semantics>
</math>
</file>

<file path=Object 14/content.xml><?xml version="1.0" encoding="utf-8"?>
<math xmlns="http://www.w3.org/1998/Math/MathML" display="block">
  <semantics>
    <mrow>
      <mstyle mathsize="12pt">
        <mrow>
          <mtext>cos</mtext>
          <mo stretchy="false">(</mo>
          <msup>
            <mi>x</mi>
            <mstyle mathsize="8pt">
              <mn>2</mn>
            </mstyle>
          </msup>
          <mo stretchy="false">)</mo>
          <msup>
            <mtext>sin</mtext>
            <mstyle mathsize="8pt">
              <mn>2</mn>
            </mstyle>
          </msup>
          <mrow>
            <mo fence="true" stretchy="true">(</mo>
            <mrow>
              <mi>x</mi>
            </mrow>
            <mo fence="true" stretchy="true">)</mo>
          </mrow>
        </mrow>
      </mstyle>
      <mrow/>
    </mrow>
    <annotation encoding="StarMath 5.0"> size 12{"cos" \( x rSup { size 8{2} }  \) "sin" rSup { size 8{2} }  left (x right )} {}</annotation>
  </semantics>
</math>
</file>

<file path=Object 15/content.xml><?xml version="1.0" encoding="utf-8"?>
<math xmlns="http://www.w3.org/1998/Math/MathML" display="block">
  <semantics>
    <mrow>
      <mstyle mathsize="12pt">
        <mrow>
          <mtext>sin</mtext>
          <mo stretchy="false">(</mo>
          <mrow>
            <mo fence="true" stretchy="false">|</mo>
            <mrow>
              <mi>x</mi>
            </mrow>
            <mo fence="true" stretchy="false">|</mo>
          </mrow>
          <mo stretchy="false">)</mo>
        </mrow>
      </mstyle>
      <mrow/>
    </mrow>
    <annotation encoding="StarMath 5.0"> size 12{"sin" \(  lline x rline  \) } {}</annotation>
  </semantics>
</math>
</file>

<file path=Object 16/content.xml><?xml version="1.0" encoding="utf-8"?>
<math xmlns="http://www.w3.org/1998/Math/MathML" display="block">
  <semantics>
    <mrow>
      <mstyle mathsize="12pt">
        <mrow>
          <msup>
            <mtext>cos</mtext>
            <mstyle mathsize="8pt">
              <mn>2</mn>
            </mstyle>
          </msup>
          <mo stretchy="false">(</mo>
          <mrow>
            <mo fence="true" stretchy="false">|</mo>
            <mrow>
              <mi>x</mi>
            </mrow>
            <mo fence="true" stretchy="false">|</mo>
          </mrow>
          <mo stretchy="false">)</mo>
        </mrow>
      </mstyle>
      <mrow/>
    </mrow>
    <annotation encoding="StarMath 5.0"> size 12{"cos" rSup { size 8{2} }  \(  lline x rline  \) } {}</annotation>
  </semantics>
</math>
</file>

<file path=Object 17/content.xml><?xml version="1.0" encoding="utf-8"?>
<math xmlns="http://www.w3.org/1998/Math/MathML" display="block">
  <semantics>
    <mrow>
      <mstyle mathsize="12pt">
        <mrow>
          <mi>x</mi>
          <mtext>sin</mtext>
          <mo stretchy="false">(</mo>
          <mi>x</mi>
          <mo stretchy="false">)</mo>
        </mrow>
      </mstyle>
      <mrow/>
    </mrow>
    <annotation encoding="StarMath 5.0"> size 12{x"sin" \( x \) } {}</annotation>
  </semantics>
</math>
</file>

<file path=Object 18/content.xml><?xml version="1.0" encoding="utf-8"?>
<math xmlns="http://www.w3.org/1998/Math/MathML" display="block">
  <semantics>
    <mrow>
      <mstyle mathsize="12pt">
        <mrow>
          <mrow>
            <mo fence="true" stretchy="false">|</mo>
            <mrow>
              <mi>x</mi>
            </mrow>
            <mo fence="true" stretchy="false">|</mo>
          </mrow>
          <mtext>sin</mtext>
          <mo stretchy="false">(</mo>
          <mi>x</mi>
          <mo stretchy="false">)</mo>
        </mrow>
      </mstyle>
      <mrow/>
    </mrow>
    <annotation encoding="StarMath 5.0"> size 12{ lline x rline "sin" \( x \) } {}</annotation>
  </semantics>
</math>
</file>

<file path=Object 19/content.xml><?xml version="1.0" encoding="utf-8"?>
<math xmlns="http://www.w3.org/1998/Math/MathML" display="block">
  <semantics>
    <mrow>
      <mstyle mathsize="12pt">
        <mrow>
          <mtext>cos</mtext>
          <mo stretchy="false">(</mo>
          <mi>x</mi>
          <mo stretchy="false">)</mo>
        </mrow>
      </mstyle>
      <mrow/>
    </mrow>
    <annotation encoding="StarMath 5.0"> size 12{"cos" \( x \) } {}</annotation>
  </semantics>
</math>
</file>

<file path=Object 20/content.xml><?xml version="1.0" encoding="utf-8"?>
<math xmlns="http://www.w3.org/1998/Math/MathML" display="block">
  <semantics>
    <mrow>
      <mstyle mathsize="12pt">
        <mfrac>
          <mrow>
            <mtext>sin</mtext>
            <mrow>
              <mo fence="true" stretchy="true">(</mo>
              <mrow>
                <mi>x</mi>
              </mrow>
              <mo fence="true" stretchy="true">)</mo>
            </mrow>
          </mrow>
          <mi>x</mi>
        </mfrac>
      </mstyle>
      <mrow/>
    </mrow>
    <annotation encoding="StarMath 5.0"> size 12{ {  {"sin" left (x right )}  over  {x} } } {}</annotation>
  </semantics>
</math>
</file>

<file path=Object 21/content.xml><?xml version="1.0" encoding="utf-8"?>
<math xmlns="http://www.w3.org/1998/Math/MathML" display="block">
  <semantics>
    <mrow>
      <mstyle mathsize="12pt">
        <mrow>
          <mtext>sin</mtext>
          <mo stretchy="false">(</mo>
          <msup>
            <mi>x</mi>
            <mstyle mathsize="8pt">
              <mn>2</mn>
            </mstyle>
          </msup>
          <mo stretchy="false">)</mo>
        </mrow>
      </mstyle>
      <mrow/>
    </mrow>
    <annotation encoding="StarMath 5.0"> size 12{"sin" \( x rSup { size 8{2} }  \) } {}</annotation>
  </semantics>
</math>
</file>

<file path=Object 22/content.xml><?xml version="1.0" encoding="utf-8"?>
<math xmlns="http://www.w3.org/1998/Math/MathML" display="block">
  <semantics>
    <mrow>
      <mstyle mathsize="12pt">
        <mrow>
          <mtext>cos</mtext>
          <mo stretchy="false">(</mo>
          <mfrac>
            <mrow>
              <mtext>sin</mtext>
              <mrow>
                <mo fence="true" stretchy="true">(</mo>
                <mrow>
                  <mi>x</mi>
                </mrow>
                <mo fence="true" stretchy="true">)</mo>
              </mrow>
            </mrow>
            <mi>x</mi>
          </mfrac>
          <mo stretchy="false">)</mo>
        </mrow>
      </mstyle>
      <mrow/>
    </mrow>
    <annotation encoding="StarMath 5.0"> size 12{"cos" \(  {  {"sin" left (x right )}  over  {x} }  \) } {}</annotation>
  </semantics>
</math>
</file>

<file path=Object 23/content.xml><?xml version="1.0" encoding="utf-8"?>
<math xmlns="http://www.w3.org/1998/Math/MathML" display="block">
  <semantics>
    <mrow>
      <mstyle mathsize="12pt">
        <mrow>
          <mtext>cos</mtext>
          <mo stretchy="false">(</mo>
          <msup>
            <mi>x</mi>
            <mstyle mathsize="8pt">
              <mn>2</mn>
            </mstyle>
          </msup>
          <mo stretchy="false">)</mo>
        </mrow>
      </mstyle>
      <mrow/>
    </mrow>
    <annotation encoding="StarMath 5.0"> size 12{"cos" \( x rSup { size 8{2} }  \) } {}</annotation>
  </semantics>
</math>
</file>

<file path=Object 24/content.xml><?xml version="1.0" encoding="utf-8"?>
<math xmlns="http://www.w3.org/1998/Math/MathML" display="block">
  <semantics>
    <mrow>
      <mstyle mathsize="12pt">
        <mrow>
          <mtext>sin</mtext>
          <mo stretchy="false">(</mo>
          <mi>x</mi>
          <mrow>
            <mo stretchy="false">)</mo>
            <mo stretchy="false">−</mo>
            <mtext>cos</mtext>
          </mrow>
          <mo stretchy="false">(</mo>
          <mi>x</mi>
          <mo stretchy="false">)</mo>
        </mrow>
      </mstyle>
      <mrow/>
    </mrow>
    <annotation encoding="StarMath 5.0"> size 12{"sin" \( x \)  - "cos" \( x \) } {}</annotation>
  </semantics>
</math>
</file>

<file path=Object 25/content.xml><?xml version="1.0" encoding="utf-8"?>
<math xmlns="http://www.w3.org/1998/Math/MathML" display="block">
  <semantics>
    <mrow>
      <mstyle mathsize="12pt">
        <mfrac>
          <mrow>
            <msup>
              <mtext>sin</mtext>
              <mstyle mathsize="8pt">
                <mn>2</mn>
              </mstyle>
            </msup>
            <mrow>
              <mo fence="true" stretchy="true">(</mo>
              <mrow>
                <mi>x</mi>
              </mrow>
              <mo fence="true" stretchy="true">)</mo>
            </mrow>
          </mrow>
          <mi>x</mi>
        </mfrac>
      </mstyle>
      <mrow/>
    </mrow>
    <annotation encoding="StarMath 5.0"> size 12{ {  {"sin" rSup { size 8{2} }  left (x right )}  over  {x} } } {}</annotation>
  </semantics>
</math>
</file>

<file path=Object 26/content.xml><?xml version="1.0" encoding="utf-8"?>
<math xmlns="http://www.w3.org/1998/Math/MathML" display="block">
  <semantics>
    <mrow>
      <mstyle mathsize="12pt">
        <mrow>
          <mtext>sin</mtext>
          <mo stretchy="false">(</mo>
          <msup>
            <mi>x</mi>
            <mstyle mathsize="8pt">
              <mn>2</mn>
            </mstyle>
          </msup>
          <mo stretchy="false">)</mo>
          <msup>
            <mtext>cos</mtext>
            <mstyle mathsize="8pt">
              <mn>2</mn>
            </mstyle>
          </msup>
          <mo stretchy="false">(</mo>
          <mi>x</mi>
          <mo stretchy="false">)</mo>
        </mrow>
      </mstyle>
      <mrow/>
    </mrow>
    <annotation encoding="StarMath 5.0"> size 12{"sin" \( x rSup { size 8{2} }  \) "cos" rSup { size 8{2} }  \( x \) } {}</annotation>
  </semantics>
</math>
</file>

<file path=Object 27/content.xml><?xml version="1.0" encoding="utf-8"?>
<math xmlns="http://www.w3.org/1998/Math/MathML" display="block">
  <semantics>
    <mrow>
      <mstyle mathsize="12pt">
        <mrow>
          <msup>
            <mtext>sin</mtext>
            <mstyle mathsize="8pt">
              <mn>2</mn>
            </mstyle>
          </msup>
          <mrow>
            <mo fence="true" stretchy="true">(</mo>
            <mrow>
              <mrow>
                <mo fence="true" stretchy="false">|</mo>
                <mrow>
                  <mi>x</mi>
                </mrow>
                <mo fence="true" stretchy="false">|</mo>
              </mrow>
            </mrow>
            <mo fence="true" stretchy="true">)</mo>
          </mrow>
        </mrow>
      </mstyle>
      <mrow/>
    </mrow>
    <annotation encoding="StarMath 5.0"> size 12{"sin" rSup { size 8{2} }  left ( lline x rline  right )} {}</annotation>
  </semantics>
</math>
</file>

<file path=Object 28/content.xml><?xml version="1.0" encoding="utf-8"?>
<math xmlns="http://www.w3.org/1998/Math/MathML" display="block">
  <semantics>
    <mrow>
      <mstyle mathsize="12pt">
        <mfrac>
          <mrow>
            <mtext>sin</mtext>
            <mrow>
              <mo fence="true" stretchy="true">(</mo>
              <mrow>
                <mi>x</mi>
              </mrow>
              <mo fence="true" stretchy="true">)</mo>
            </mrow>
          </mrow>
          <mrow>
            <mo fence="true" stretchy="false">|</mo>
            <mrow>
              <mi>x</mi>
            </mrow>
            <mo fence="true" stretchy="false">|</mo>
          </mrow>
        </mfrac>
      </mstyle>
      <mrow/>
    </mrow>
    <annotation encoding="StarMath 5.0"> size 12{ {  {"sin" left (x right )}  over  { lline x rline } } } {}</annotation>
  </semantics>
</math>
</file>

<file path=Object 29/content.xml><?xml version="1.0" encoding="utf-8"?>
<math xmlns="http://www.w3.org/1998/Math/MathML" display="block">
  <semantics>
    <mrow>
      <mstyle mathsize="12pt">
        <mrow>
          <mi>x</mi>
          <mtext>cos</mtext>
          <mo stretchy="false">(</mo>
          <mi>x</mi>
          <mo stretchy="false">)</mo>
        </mrow>
      </mstyle>
      <mrow/>
    </mrow>
    <annotation encoding="StarMath 5.0"> size 12{x"cos" \( x \) } {}</annotation>
  </semantics>
</math>
</file>

<file path=Object 3/content.xml><?xml version="1.0" encoding="utf-8"?>
<math xmlns="http://www.w3.org/1998/Math/MathML" display="block">
  <semantics>
    <mrow>
      <mstyle mathsize="12pt">
        <mrow>
          <mi>f</mi>
          <mrow>
            <mo fence="true" stretchy="true">(</mo>
            <mrow>
              <mi>x</mi>
            </mrow>
            <mo fence="true" stretchy="true">)</mo>
          </mrow>
        </mrow>
      </mstyle>
      <mrow/>
    </mrow>
    <annotation encoding="StarMath 5.0"> size 12{f left (x right )} {}</annotation>
  </semantics>
</math>
</file>

<file path=Object 30/content.xml><?xml version="1.0" encoding="utf-8"?>
<math xmlns="http://www.w3.org/1998/Math/MathML" display="block">
  <semantics>
    <mrow>
      <mstyle mathsize="12pt">
        <mrow>
          <mi>x</mi>
          <msup>
            <mtext>cos</mtext>
            <mstyle mathsize="8pt">
              <mn>2</mn>
            </mstyle>
          </msup>
          <mo stretchy="false">(</mo>
          <mi>x</mi>
          <mo stretchy="false">)</mo>
        </mrow>
      </mstyle>
      <mrow/>
    </mrow>
    <annotation encoding="StarMath 5.0"> size 12{x"cos" rSup { size 8{2} }  \( x \) } {}</annotation>
  </semantics>
</math>
</file>

<file path=Object 31/content.xml><?xml version="1.0" encoding="utf-8"?>
<math xmlns="http://www.w3.org/1998/Math/MathML" display="block">
  <semantics>
    <mrow>
      <mstyle mathsize="12pt">
        <mrow>
          <msup>
            <mtext>sin</mtext>
            <mstyle mathsize="8pt">
              <mn>2</mn>
            </mstyle>
          </msup>
          <mrow>
            <mo fence="true" stretchy="true">(</mo>
            <mrow>
              <mi>x</mi>
            </mrow>
            <mo fence="true" stretchy="true">)</mo>
          </mrow>
        </mrow>
      </mstyle>
      <mrow/>
    </mrow>
    <annotation encoding="StarMath 5.0"> size 12{"sin" rSup { size 8{2} }  left (x right )} {}</annotation>
  </semantics>
</math>
</file>

<file path=Object 32/content.xml><?xml version="1.0" encoding="utf-8"?>
<math xmlns="http://www.w3.org/1998/Math/MathML" display="block">
  <semantics>
    <mrow>
      <mstyle mathsize="12pt">
        <mrow>
          <mtext>cos</mtext>
          <mo stretchy="false">(</mo>
          <mrow>
            <mo fence="true" stretchy="false">|</mo>
            <mrow>
              <mi>x</mi>
            </mrow>
            <mo fence="true" stretchy="false">|</mo>
          </mrow>
          <mo stretchy="false">)</mo>
        </mrow>
      </mstyle>
      <mrow/>
    </mrow>
    <annotation encoding="StarMath 5.0"> size 12{"cos" \(  lline x rline  \) } {}</annotation>
  </semantics>
</math>
</file>

<file path=Object 33/content.xml><?xml version="1.0" encoding="utf-8"?>
<math xmlns="http://www.w3.org/1998/Math/MathML" display="block">
  <semantics>
    <mrow>
      <mstyle mathsize="12pt">
        <mrow>
          <mtext>sin</mtext>
          <mo stretchy="false">(</mo>
          <mfrac>
            <mrow>
              <mtext>sin</mtext>
              <mrow>
                <mo fence="true" stretchy="true">(</mo>
                <mrow>
                  <mi>x</mi>
                </mrow>
                <mo fence="true" stretchy="true">)</mo>
              </mrow>
            </mrow>
            <mi>x</mi>
          </mfrac>
          <mo stretchy="false">)</mo>
        </mrow>
      </mstyle>
      <mrow/>
    </mrow>
    <annotation encoding="StarMath 5.0"> size 12{"sin" \(  {  {"sin" left (x right )}  over  {x} }  \) } {}</annotation>
  </semantics>
</math>
</file>

<file path=Object 34/content.xml><?xml version="1.0" encoding="utf-8"?>
<math xmlns="http://www.w3.org/1998/Math/MathML" display="block">
  <semantics>
    <mrow>
      <mstyle mathsize="12pt">
        <mrow>
          <mo fence="true" stretchy="false">|</mo>
          <mrow>
            <mfrac>
              <mrow>
                <mtext>sin</mtext>
                <mrow>
                  <mo fence="true" stretchy="true">(</mo>
                  <mrow>
                    <mi>x</mi>
                  </mrow>
                  <mo fence="true" stretchy="true">)</mo>
                </mrow>
              </mrow>
              <mi>x</mi>
            </mfrac>
          </mrow>
          <mo fence="true" stretchy="false">|</mo>
        </mrow>
      </mstyle>
      <mrow/>
    </mrow>
    <annotation encoding="StarMath 5.0"> size 12{ lline  {  {"sin" left (x right )}  over  {x} }  rline } {}</annotation>
  </semantics>
</math>
</file>

<file path=Object 35/content.xml><?xml version="1.0" encoding="utf-8"?>
<math xmlns="http://www.w3.org/1998/Math/MathML" display="block">
  <semantics>
    <mrow>
      <mstyle mathsize="12pt">
        <mrow>
          <mtext>sin</mtext>
          <mo stretchy="false">(</mo>
          <mn>3</mn>
          <mi>x</mi>
          <mrow>
            <mo stretchy="false">)</mo>
            <mo stretchy="false">−</mo>
            <mtext>cos</mtext>
          </mrow>
          <mo stretchy="false">(</mo>
          <mn>2</mn>
          <mi>x</mi>
          <mo stretchy="false">)</mo>
        </mrow>
      </mstyle>
      <mrow/>
    </mrow>
    <annotation encoding="StarMath 5.0"> size 12{"sin" \( 3x \)  - "cos" \( 2x \) } {}</annotation>
  </semantics>
</math>
</file>

<file path=Object 36/content.xml><?xml version="1.0" encoding="utf-8"?>
<math xmlns="http://www.w3.org/1998/Math/MathML" display="block">
  <semantics>
    <mrow>
      <mstyle mathsize="12pt">
        <mrow>
          <mi>x</mi>
          <msup>
            <mtext>sin</mtext>
            <mstyle mathsize="8pt">
              <mn>2</mn>
            </mstyle>
          </msup>
          <mrow>
            <mo fence="true" stretchy="true">(</mo>
            <mrow>
              <mi>x</mi>
            </mrow>
            <mo fence="true" stretchy="true">)</mo>
          </mrow>
        </mrow>
      </mstyle>
      <mrow/>
    </mrow>
    <annotation encoding="StarMath 5.0"> size 12{x"sin" rSup { size 8{2} }  left (x right )} {}</annotation>
  </semantics>
</math>
</file>

<file path=Object 37/content.xml><?xml version="1.0" encoding="utf-8"?>
<math xmlns="http://www.w3.org/1998/Math/MathML" display="block">
  <semantics>
    <mrow>
      <mstyle mathsize="12pt">
        <mrow>
          <mi>x</mi>
          <mspace width="1.5em"/>
          <mi>f</mi>
          <mrow>
            <mo fence="true" stretchy="true">(</mo>
            <mrow>
              <mi>x</mi>
            </mrow>
            <mo fence="true" stretchy="true">)</mo>
          </mrow>
        </mrow>
      </mstyle>
      <mrow/>
    </mrow>
    <annotation encoding="StarMath 5.0"> size 12{x```f left (x right )} {}</annotation>
  </semantics>
</math>
</file>

<file path=Object 38/content.xml><?xml version="1.0" encoding="utf-8"?>
<math xmlns="http://www.w3.org/1998/Math/MathML" display="block">
  <semantics>
    <mrow>
      <mstyle mathsize="12pt">
        <mrow>
          <mi>x</mi>
          <mspace width="1.5em"/>
          <mi>f</mi>
          <mrow>
            <mo fence="true" stretchy="true">(</mo>
            <mrow>
              <mi>x</mi>
            </mrow>
            <mo fence="true" stretchy="true">)</mo>
          </mrow>
        </mrow>
      </mstyle>
      <mrow/>
    </mrow>
    <annotation encoding="StarMath 5.0"> size 12{x```f left (x right )} {}</annotation>
  </semantics>
</math>
</file>

<file path=Object 4/content.xml><?xml version="1.0" encoding="utf-8"?>
<math xmlns="http://www.w3.org/1998/Math/MathML" display="block">
  <semantics>
    <mrow>
      <mstyle mathsize="12pt">
        <mrow>
          <mi>x</mi>
          <mi mathvariant="normal">∈</mi>
          <mrow>
            <mo fence="true" stretchy="true">[</mo>
            <mrow>
              <mrow>
                <mn>0</mn>
                <mi>,</mi>
                <mspace width="0.5em"/>
                <mrow>
                  <mi>π</mi>
                  <mo stretchy="false">/</mo>
                  <mn>4</mn>
                </mrow>
              </mrow>
            </mrow>
            <mo fence="true" stretchy="true">]</mo>
          </mrow>
        </mrow>
      </mstyle>
      <mrow/>
    </mrow>
    <annotation encoding="StarMath 5.0"> size 12{x func ∈  left [0,` {π} slash {4}  right ]} {}</annotation>
  </semantics>
</math>
</file>

<file path=Object 5/content.xml><?xml version="1.0" encoding="utf-8"?>
<math xmlns="http://www.w3.org/1998/Math/MathML" display="block">
  <semantics>
    <mrow>
      <mstyle mathsize="12pt">
        <mrow>
          <mrow>
            <mi>π</mi>
            <mo stretchy="false">/</mo>
            <mn>4</mn>
          </mrow>
          <mn>0</mn>
        </mrow>
      </mstyle>
      <mrow/>
    </mrow>
    <annotation encoding="StarMath 5.0"> size 12{ {π} slash {4} 0} {}</annotation>
  </semantics>
</math>
</file>

<file path=Object 6/content.xml><?xml version="1.0" encoding="utf-8"?>
<math xmlns="http://www.w3.org/1998/Math/MathML" display="block">
  <semantics>
    <mrow>
      <mstyle mathsize="12pt">
        <mrow>
          <mi>x</mi>
          <mspace width="1.5em"/>
          <mi>f</mi>
          <mrow>
            <mo fence="true" stretchy="true">(</mo>
            <mrow>
              <mi>x</mi>
            </mrow>
            <mo fence="true" stretchy="true">)</mo>
          </mrow>
        </mrow>
      </mstyle>
      <mrow/>
    </mrow>
    <annotation encoding="StarMath 5.0"> size 12{x```f left (x right )} {}</annotation>
  </semantics>
</math>
</file>

<file path=Object 7/content.xml><?xml version="1.0" encoding="utf-8"?>
<math xmlns="http://www.w3.org/1998/Math/MathML" display="block">
  <semantics>
    <mrow>
      <mstyle mathsize="12pt">
        <mrow>
          <mtext>sin</mtext>
          <mo stretchy="false">(</mo>
          <mi>x</mi>
          <mo stretchy="false">)</mo>
        </mrow>
      </mstyle>
      <mrow/>
    </mrow>
    <annotation encoding="StarMath 5.0"> size 12{"sin" \( x \) } {}</annotation>
  </semantics>
</math>
</file>

<file path=Object 8/content.xml><?xml version="1.0" encoding="utf-8"?>
<math xmlns="http://www.w3.org/1998/Math/MathML" display="block">
  <semantics>
    <mrow>
      <mstyle mathsize="12pt">
        <mrow>
          <mtext>sin</mtext>
          <mo stretchy="false">(</mo>
          <mi>x</mi>
          <mrow>
            <mo stretchy="false">)</mo>
            <mo stretchy="false">+</mo>
            <mtext>cos</mtext>
          </mrow>
          <mo stretchy="false">(</mo>
          <mi>x</mi>
          <mo stretchy="false">)</mo>
        </mrow>
      </mstyle>
      <mrow/>
    </mrow>
    <annotation encoding="StarMath 5.0"> size 12{"sin" \( x \) +"cos" \( x \) } {}</annotation>
  </semantics>
</math>
</file>

<file path=Object 9/content.xml><?xml version="1.0" encoding="utf-8"?>
<math xmlns="http://www.w3.org/1998/Math/MathML" display="block">
  <semantics>
    <mrow>
      <mstyle mathsize="12pt">
        <mrow>
          <mtext>sin</mtext>
          <mo stretchy="false">(</mo>
          <mtext>cos</mtext>
          <mo stretchy="false">(</mo>
          <mi>x</mi>
          <mo stretchy="false">)</mo>
          <mo stretchy="false">)</mo>
        </mrow>
      </mstyle>
      <mrow/>
    </mrow>
    <annotation encoding="StarMath 5.0"> size 12{"sin" \( "cos" \( x \)  \) } {}</annotation>
  </semantics>
</math>
</file>